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Courier New" svg:font-family="'Courier New'" style:font-family-generic="modern"/>
    <style:font-face style:name="Nimbus Mono L" svg:font-family="'Nimbus Mono L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30" style:family="table">
      <style:table-properties style:width="15.983cm" table:align="right" style:may-break-between-rows="false"/>
    </style:style>
    <style:style style:name="Table30.A" style:family="table-column">
      <style:table-column-properties style:column-width="2.381cm"/>
    </style:style>
    <style:style style:name="Table30.B" style:family="table-column">
      <style:table-column-properties style:column-width="6.853cm"/>
    </style:style>
    <style:style style:name="Table30.C" style:family="table-column">
      <style:table-column-properties style:column-width="6.749cm"/>
    </style:style>
    <style:style style:name="Table30.A1" style:family="table-cell">
      <style:table-cell-properties fo:padding="0.097cm" fo:border-left="none" fo:border-right="none" fo:border-top="none" fo:border-bottom="0.035cm solid #000000"/>
    </style:style>
    <style:style style:name="Table30.B1" style:family="table-cell">
      <style:table-cell-properties fo:padding="0.097cm" fo:border-left="0.035cm solid #000000" fo:border-right="none" fo:border-top="none" fo:border-bottom="0.035cm solid #000000"/>
    </style:style>
    <style:style style:name="Table30.A2" style:family="table-cell">
      <style:table-cell-properties fo:padding="0.097cm" fo:border-left="none" fo:border-right="none" fo:border-top="0.002cm solid #000000" fo:border-bottom="none"/>
    </style:style>
    <style:style style:name="Table30.B2" style:family="table-cell">
      <style:table-cell-properties fo:padding="0.097cm" fo:border-left="0.035cm solid #000000" fo:border-right="none" fo:border-top="0.002cm solid #000000" fo:border-bottom="none"/>
    </style:style>
    <style:style style:name="Table30.A3" style:family="table-cell">
      <style:table-cell-properties fo:padding="0.097cm" fo:border="none"/>
    </style:style>
    <style:style style:name="Table30.B3" style:family="table-cell">
      <style:table-cell-properties fo:padding="0.097cm" fo:border-left="0.035cm solid #000000" fo:border-right="none" fo:border-top="none" fo:border-bottom="none"/>
    </style:style>
    <style:style style:name="Table41" style:family="table">
      <style:table-properties style:width="15.983cm" table:align="right" style:may-break-between-rows="false"/>
    </style:style>
    <style:style style:name="Table41.A" style:family="table-column">
      <style:table-column-properties style:column-width="2.381cm"/>
    </style:style>
    <style:style style:name="Table41.B" style:family="table-column">
      <style:table-column-properties style:column-width="6.853cm"/>
    </style:style>
    <style:style style:name="Table41.C" style:family="table-column">
      <style:table-column-properties style:column-width="6.749cm"/>
    </style:style>
    <style:style style:name="Table41.A1" style:family="table-cell">
      <style:table-cell-properties fo:padding="0.097cm" fo:border-left="none" fo:border-right="none" fo:border-top="none" fo:border-bottom="0.035cm solid #000000"/>
    </style:style>
    <style:style style:name="Table41.B1" style:family="table-cell">
      <style:table-cell-properties fo:padding="0.097cm" fo:border-left="0.035cm solid #000000" fo:border-right="none" fo:border-top="none" fo:border-bottom="0.035cm solid #000000"/>
    </style:style>
    <style:style style:name="Table41.A2" style:family="table-cell">
      <style:table-cell-properties fo:padding="0.097cm" fo:border-left="none" fo:border-right="none" fo:border-top="0.002cm solid #000000" fo:border-bottom="none"/>
    </style:style>
    <style:style style:name="Table41.B2" style:family="table-cell">
      <style:table-cell-properties fo:padding="0.097cm" fo:border-left="0.035cm solid #000000" fo:border-right="none" fo:border-top="0.002cm solid #000000" fo:border-bottom="none"/>
    </style:style>
    <style:style style:name="Table41.A3" style:family="table-cell">
      <style:table-cell-properties fo:padding="0.097cm" fo:border="none"/>
    </style:style>
    <style:style style:name="Table41.B3" style:family="table-cell">
      <style:table-cell-properties fo:padding="0.097cm" fo:border-left="0.035cm solid #000000" fo:border-right="none" fo:border-top="none" fo:border-bottom="none"/>
    </style:style>
    <style:style style:name="Table1" style:family="table">
      <style:table-properties style:width="15.983cm" table:align="right" style:may-break-between-rows="false"/>
    </style:style>
    <style:style style:name="Table1.A" style:family="table-column">
      <style:table-column-properties style:column-width="2.381cm"/>
    </style:style>
    <style:style style:name="Table1.B" style:family="table-column">
      <style:table-column-properties style:column-width="6.853cm"/>
    </style:style>
    <style:style style:name="Table1.C" style:family="table-column">
      <style:table-column-properties style:column-width="6.749cm"/>
    </style:style>
    <style:style style:name="Table1.A1" style:family="table-cell">
      <style:table-cell-properties fo:padding="0.097cm" fo:border-left="none" fo:border-right="none" fo:border-top="none" fo:border-bottom="0.035cm solid #000000"/>
    </style:style>
    <style:style style:name="Table1.B1" style:family="table-cell">
      <style:table-cell-properties fo:padding="0.097cm" fo:border-left="0.035cm solid #000000" fo:border-right="none" fo:border-top="none" fo:border-bottom="0.035cm solid #000000"/>
    </style:style>
    <style:style style:name="Table1.A2" style:family="table-cell">
      <style:table-cell-properties fo:padding="0.097cm" fo:border-left="none" fo:border-right="none" fo:border-top="0.002cm solid #000000" fo:border-bottom="none"/>
    </style:style>
    <style:style style:name="Table1.B2" style:family="table-cell">
      <style:table-cell-properties fo:padding="0.097cm" fo:border-left="0.035cm solid #000000" fo:border-right="none" fo:border-top="0.002cm solid #000000" fo:border-bottom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-left="0.035cm solid #000000" fo:border-right="none" fo:border-top="none" fo:border-bottom="none"/>
    </style:style>
    <style:style style:name="Table2" style:family="table">
      <style:table-properties style:width="15.983cm" table:align="right" style:may-break-between-rows="false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6.853cm"/>
    </style:style>
    <style:style style:name="Table2.C" style:family="table-column">
      <style:table-column-properties style:column-width="6.749cm"/>
    </style:style>
    <style:style style:name="Table2.A1" style:family="table-cell">
      <style:table-cell-properties fo:padding="0.097cm" fo:border-left="none" fo:border-right="none" fo:border-top="none" fo:border-bottom="0.035cm solid #000000"/>
    </style:style>
    <style:style style:name="Table2.B1" style:family="table-cell">
      <style:table-cell-properties fo:padding="0.097cm" fo:border-left="0.035cm solid #000000" fo:border-right="none" fo:border-top="none" fo:border-bottom="0.035cm solid #000000"/>
    </style:style>
    <style:style style:name="Table2.A2" style:family="table-cell">
      <style:table-cell-properties fo:padding="0.097cm" fo:border-left="none" fo:border-right="none" fo:border-top="0.002cm solid #000000" fo:border-bottom="none"/>
    </style:style>
    <style:style style:name="Table2.B2" style:family="table-cell">
      <style:table-cell-properties fo:padding="0.097cm" fo:border-left="0.035cm solid #000000" fo:border-right="none" fo:border-top="0.002cm solid #000000" fo:border-bottom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-left="0.035cm solid #000000" fo:border-right="none" fo:border-top="none" fo:border-bottom="none"/>
    </style:style>
    <style:style style:name="Table3" style:family="table">
      <style:table-properties style:width="15.983cm" table:align="right" fo:keep-with-next="always" style:may-break-between-rows="false"/>
    </style:style>
    <style:style style:name="Table3.A" style:family="table-column">
      <style:table-column-properties style:column-width="2.381cm"/>
    </style:style>
    <style:style style:name="Table3.B" style:family="table-column">
      <style:table-column-properties style:column-width="6.853cm"/>
    </style:style>
    <style:style style:name="Table3.C" style:family="table-column">
      <style:table-column-properties style:column-width="6.749cm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3.B1" style:family="table-cell">
      <style:table-cell-properties fo:padding="0.097cm" fo:border-left="0.035cm solid #000000" fo:border-right="none" fo:border-top="none" fo:border-bottom="0.035cm solid #000000"/>
    </style:style>
    <style:style style:name="Table3.A2" style:family="table-cell">
      <style:table-cell-properties fo:padding="0.097cm" fo:border-left="none" fo:border-right="none" fo:border-top="0.002cm solid #000000" fo:border-bottom="none"/>
    </style:style>
    <style:style style:name="Table3.B2" style:family="table-cell">
      <style:table-cell-properties fo:background-color="transparent" fo:padding="0.097cm" fo:border-left="0.035cm solid #000000" fo:border-right="none" fo:border-top="0.002cm solid #000000" fo:border-bottom="none">
        <style:background-image/>
      </style:table-cell-properties>
    </style:style>
    <style:style style:name="Table3.C2" style:family="table-cell">
      <style:table-cell-properties fo:padding="0.097cm" fo:border-left="0.035cm solid #000000" fo:border-right="none" fo:border-top="0.002cm solid #000000" fo:border-bottom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-left="0.035cm solid #000000" fo:border-right="none" fo:border-top="none" fo:border-bottom="none"/>
    </style:style>
    <style:style style:name="Table4" style:family="table">
      <style:table-properties style:width="15.983cm" table:align="right" style:may-break-between-rows="false"/>
    </style:style>
    <style:style style:name="Table4.A" style:family="table-column">
      <style:table-column-properties style:column-width="2.381cm"/>
    </style:style>
    <style:style style:name="Table4.B" style:family="table-column">
      <style:table-column-properties style:column-width="6.853cm"/>
    </style:style>
    <style:style style:name="Table4.C" style:family="table-column">
      <style:table-column-properties style:column-width="6.749cm"/>
    </style:style>
    <style:style style:name="Table4.A1" style:family="table-cell">
      <style:table-cell-properties fo:padding="0.097cm" fo:border-left="none" fo:border-right="none" fo:border-top="none" fo:border-bottom="0.035cm solid #000000"/>
    </style:style>
    <style:style style:name="Table4.B1" style:family="table-cell">
      <style:table-cell-properties fo:padding="0.097cm" fo:border-left="0.035cm solid #000000" fo:border-right="none" fo:border-top="none" fo:border-bottom="0.035cm solid #000000"/>
    </style:style>
    <style:style style:name="Table4.A2" style:family="table-cell">
      <style:table-cell-properties fo:padding="0.097cm" fo:border-left="none" fo:border-right="none" fo:border-top="0.002cm solid #000000" fo:border-bottom="none"/>
    </style:style>
    <style:style style:name="Table4.B2" style:family="table-cell">
      <style:table-cell-properties fo:padding="0.097cm" fo:border-left="0.035cm solid #000000" fo:border-right="none" fo:border-top="0.002cm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-left="0.035cm solid #000000" fo:border-right="none" fo:border-top="none" fo:border-bottom="none"/>
    </style:style>
    <style:style style:name="Table5" style:family="table">
      <style:table-properties style:width="15.983cm" table:align="right" style:may-break-between-rows="false"/>
    </style:style>
    <style:style style:name="Table5.A" style:family="table-column">
      <style:table-column-properties style:column-width="2.381cm"/>
    </style:style>
    <style:style style:name="Table5.B" style:family="table-column">
      <style:table-column-properties style:column-width="6.853cm"/>
    </style:style>
    <style:style style:name="Table5.C" style:family="table-column">
      <style:table-column-properties style:column-width="6.749cm"/>
    </style:style>
    <style:style style:name="Table5.A1" style:family="table-cell">
      <style:table-cell-properties fo:padding="0.097cm" fo:border-left="none" fo:border-right="none" fo:border-top="none" fo:border-bottom="0.035cm solid #000000"/>
    </style:style>
    <style:style style:name="Table5.B1" style:family="table-cell">
      <style:table-cell-properties fo:padding="0.097cm" fo:border-left="0.035cm solid #000000" fo:border-right="none" fo:border-top="none" fo:border-bottom="0.035cm solid #000000"/>
    </style:style>
    <style:style style:name="Table5.A2" style:family="table-cell">
      <style:table-cell-properties fo:padding="0.097cm" fo:border-left="none" fo:border-right="none" fo:border-top="0.002cm solid #000000" fo:border-bottom="none"/>
    </style:style>
    <style:style style:name="Table5.B2" style:family="table-cell">
      <style:table-cell-properties fo:padding="0.097cm" fo:border-left="0.035cm solid #000000" fo:border-right="none" fo:border-top="0.002cm solid #000000" fo:border-bottom="none"/>
    </style:style>
    <style:style style:name="Table5.A3" style:family="table-cell">
      <style:table-cell-properties fo:padding="0.097cm" fo:border="none"/>
    </style:style>
    <style:style style:name="Table5.B3" style:family="table-cell">
      <style:table-cell-properties fo:padding="0.097cm" fo:border-left="0.035cm solid #000000" fo:border-right="none" fo:border-top="none" fo:border-bottom="none"/>
    </style:style>
    <style:style style:name="Table6" style:family="table">
      <style:table-properties style:width="15.983cm" table:align="right" style:may-break-between-rows="false"/>
    </style:style>
    <style:style style:name="Table6.A" style:family="table-column">
      <style:table-column-properties style:column-width="2.381cm"/>
    </style:style>
    <style:style style:name="Table6.B" style:family="table-column">
      <style:table-column-properties style:column-width="6.853cm"/>
    </style:style>
    <style:style style:name="Table6.C" style:family="table-column">
      <style:table-column-properties style:column-width="6.749cm"/>
    </style:style>
    <style:style style:name="Table6.A1" style:family="table-cell">
      <style:table-cell-properties fo:padding="0.097cm" fo:border-left="none" fo:border-right="none" fo:border-top="none" fo:border-bottom="0.035cm solid #000000"/>
    </style:style>
    <style:style style:name="Table6.B1" style:family="table-cell">
      <style:table-cell-properties fo:padding="0.097cm" fo:border-left="0.035cm solid #000000" fo:border-right="none" fo:border-top="none" fo:border-bottom="0.035cm solid #000000"/>
    </style:style>
    <style:style style:name="Table6.A2" style:family="table-cell">
      <style:table-cell-properties fo:padding="0.097cm" fo:border-left="none" fo:border-right="none" fo:border-top="0.002cm solid #000000" fo:border-bottom="none"/>
    </style:style>
    <style:style style:name="Table6.B2" style:family="table-cell">
      <style:table-cell-properties fo:padding="0.097cm" fo:border-left="0.035cm solid #000000" fo:border-right="none" fo:border-top="0.002cm solid #000000" fo:border-bottom="none"/>
    </style:style>
    <style:style style:name="Table6.A3" style:family="table-cell">
      <style:table-cell-properties fo:padding="0.097cm" fo:border="none"/>
    </style:style>
    <style:style style:name="Table6.B3" style:family="table-cell">
      <style:table-cell-properties fo:padding="0.097cm" fo:border-left="0.035cm solid #000000" fo:border-right="none" fo:border-top="none" fo:border-bottom="none"/>
    </style:style>
    <style:style style:name="Table7" style:family="table">
      <style:table-properties style:width="15.983cm" table:align="right" style:may-break-between-rows="false"/>
    </style:style>
    <style:style style:name="Table7.A" style:family="table-column">
      <style:table-column-properties style:column-width="2.381cm"/>
    </style:style>
    <style:style style:name="Table7.B" style:family="table-column">
      <style:table-column-properties style:column-width="6.853cm"/>
    </style:style>
    <style:style style:name="Table7.C" style:family="table-column">
      <style:table-column-properties style:column-width="6.749cm"/>
    </style:style>
    <style:style style:name="Table7.A1" style:family="table-cell">
      <style:table-cell-properties fo:padding="0.097cm" fo:border-left="none" fo:border-right="none" fo:border-top="none" fo:border-bottom="0.035cm solid #000000"/>
    </style:style>
    <style:style style:name="Table7.B1" style:family="table-cell">
      <style:table-cell-properties fo:padding="0.097cm" fo:border-left="0.035cm solid #000000" fo:border-right="none" fo:border-top="none" fo:border-bottom="0.035cm solid #000000"/>
    </style:style>
    <style:style style:name="Table7.A2" style:family="table-cell">
      <style:table-cell-properties fo:padding="0.097cm" fo:border-left="none" fo:border-right="none" fo:border-top="0.002cm solid #000000" fo:border-bottom="none"/>
    </style:style>
    <style:style style:name="Table7.B2" style:family="table-cell">
      <style:table-cell-properties fo:padding="0.097cm" fo:border-left="0.035cm solid #000000" fo:border-right="none" fo:border-top="0.002cm solid #000000" fo:border-bottom="none"/>
    </style:style>
    <style:style style:name="Table7.A3" style:family="table-cell">
      <style:table-cell-properties fo:padding="0.097cm" fo:border="none"/>
    </style:style>
    <style:style style:name="Table7.B3" style:family="table-cell">
      <style:table-cell-properties fo:padding="0.097cm" fo:border-left="0.035cm solid #000000" fo:border-right="none" fo:border-top="none" fo:border-bottom="none"/>
    </style:style>
    <style:style style:name="Table8" style:family="table">
      <style:table-properties style:width="15.983cm" table:align="right" style:may-break-between-rows="false"/>
    </style:style>
    <style:style style:name="Table8.A" style:family="table-column">
      <style:table-column-properties style:column-width="2.381cm"/>
    </style:style>
    <style:style style:name="Table8.B" style:family="table-column">
      <style:table-column-properties style:column-width="6.853cm"/>
    </style:style>
    <style:style style:name="Table8.C" style:family="table-column">
      <style:table-column-properties style:column-width="6.749cm"/>
    </style:style>
    <style:style style:name="Table8.A1" style:family="table-cell">
      <style:table-cell-properties fo:padding="0.097cm" fo:border-left="none" fo:border-right="none" fo:border-top="none" fo:border-bottom="0.035cm solid #000000"/>
    </style:style>
    <style:style style:name="Table8.B1" style:family="table-cell">
      <style:table-cell-properties fo:padding="0.097cm" fo:border-left="0.035cm solid #000000" fo:border-right="none" fo:border-top="none" fo:border-bottom="0.035cm solid #000000"/>
    </style:style>
    <style:style style:name="Table8.A2" style:family="table-cell">
      <style:table-cell-properties fo:padding="0.097cm" fo:border-left="none" fo:border-right="none" fo:border-top="0.002cm solid #000000" fo:border-bottom="none"/>
    </style:style>
    <style:style style:name="Table8.B2" style:family="table-cell">
      <style:table-cell-properties fo:padding="0.097cm" fo:border-left="0.035cm solid #000000" fo:border-right="none" fo:border-top="0.002cm solid #000000" fo:border-bottom="none"/>
    </style:style>
    <style:style style:name="Table8.A3" style:family="table-cell">
      <style:table-cell-properties fo:padding="0.097cm" fo:border="none"/>
    </style:style>
    <style:style style:name="Table8.B3" style:family="table-cell">
      <style:table-cell-properties fo:padding="0.097cm" fo:border-left="0.035cm solid #000000" fo:border-right="none" fo:border-top="none" fo:border-bottom="none"/>
    </style:style>
    <style:style style:name="Table9" style:family="table">
      <style:table-properties style:width="15.983cm" table:align="right" style:may-break-between-rows="false"/>
    </style:style>
    <style:style style:name="Table9.A" style:family="table-column">
      <style:table-column-properties style:column-width="2.381cm"/>
    </style:style>
    <style:style style:name="Table9.B" style:family="table-column">
      <style:table-column-properties style:column-width="6.853cm"/>
    </style:style>
    <style:style style:name="Table9.C" style:family="table-column">
      <style:table-column-properties style:column-width="6.749cm"/>
    </style:style>
    <style:style style:name="Table9.A1" style:family="table-cell">
      <style:table-cell-properties fo:padding="0.097cm" fo:border-left="none" fo:border-right="none" fo:border-top="none" fo:border-bottom="0.035cm solid #000000"/>
    </style:style>
    <style:style style:name="Table9.B1" style:family="table-cell">
      <style:table-cell-properties fo:padding="0.097cm" fo:border-left="0.035cm solid #000000" fo:border-right="none" fo:border-top="none" fo:border-bottom="0.035cm solid #000000"/>
    </style:style>
    <style:style style:name="Table9.A2" style:family="table-cell">
      <style:table-cell-properties fo:padding="0.097cm" fo:border-left="none" fo:border-right="none" fo:border-top="0.002cm solid #000000" fo:border-bottom="none"/>
    </style:style>
    <style:style style:name="Table9.B2" style:family="table-cell">
      <style:table-cell-properties fo:padding="0.097cm" fo:border-left="0.035cm solid #000000" fo:border-right="none" fo:border-top="0.002cm solid #000000" fo:border-bottom="none"/>
    </style:style>
    <style:style style:name="Table9.A3" style:family="table-cell">
      <style:table-cell-properties fo:padding="0.097cm" fo:border="none"/>
    </style:style>
    <style:style style:name="Table9.B3" style:family="table-cell">
      <style:table-cell-properties fo:padding="0.097cm" fo:border-left="0.035cm solid #000000" fo:border-right="none" fo:border-top="none" fo:border-bottom="none"/>
    </style:style>
    <style:style style:name="Table10" style:family="table">
      <style:table-properties style:width="15.983cm" table:align="right" style:may-break-between-rows="false"/>
    </style:style>
    <style:style style:name="Table10.A" style:family="table-column">
      <style:table-column-properties style:column-width="2.381cm"/>
    </style:style>
    <style:style style:name="Table10.B" style:family="table-column">
      <style:table-column-properties style:column-width="6.853cm"/>
    </style:style>
    <style:style style:name="Table10.C" style:family="table-column">
      <style:table-column-properties style:column-width="6.749cm"/>
    </style:style>
    <style:style style:name="Table10.A1" style:family="table-cell">
      <style:table-cell-properties fo:padding="0.097cm" fo:border-left="none" fo:border-right="none" fo:border-top="none" fo:border-bottom="0.035cm solid #000000"/>
    </style:style>
    <style:style style:name="Table10.B1" style:family="table-cell">
      <style:table-cell-properties fo:padding="0.097cm" fo:border-left="0.035cm solid #000000" fo:border-right="none" fo:border-top="none" fo:border-bottom="0.035cm solid #000000"/>
    </style:style>
    <style:style style:name="Table10.A2" style:family="table-cell">
      <style:table-cell-properties fo:padding="0.097cm" fo:border-left="none" fo:border-right="none" fo:border-top="0.002cm solid #000000" fo:border-bottom="none"/>
    </style:style>
    <style:style style:name="Table10.B2" style:family="table-cell">
      <style:table-cell-properties fo:padding="0.097cm" fo:border-left="0.035cm solid #000000" fo:border-right="none" fo:border-top="0.002cm solid #000000" fo:border-bottom="none"/>
    </style:style>
    <style:style style:name="Table10.A3" style:family="table-cell">
      <style:table-cell-properties fo:padding="0.097cm" fo:border="none"/>
    </style:style>
    <style:style style:name="Table10.B3" style:family="table-cell">
      <style:table-cell-properties fo:padding="0.097cm" fo:border-left="0.035cm solid #000000" fo:border-right="none" fo:border-top="none" fo:border-bottom="none"/>
    </style:style>
    <style:style style:name="Table11" style:family="table">
      <style:table-properties style:width="15.983cm" table:align="right" style:may-break-between-rows="false"/>
    </style:style>
    <style:style style:name="Table11.A" style:family="table-column">
      <style:table-column-properties style:column-width="2.381cm"/>
    </style:style>
    <style:style style:name="Table11.B" style:family="table-column">
      <style:table-column-properties style:column-width="6.853cm"/>
    </style:style>
    <style:style style:name="Table11.C" style:family="table-column">
      <style:table-column-properties style:column-width="6.749cm"/>
    </style:style>
    <style:style style:name="Table11.A1" style:family="table-cell">
      <style:table-cell-properties fo:padding="0.097cm" fo:border-left="none" fo:border-right="none" fo:border-top="none" fo:border-bottom="0.035cm solid #000000"/>
    </style:style>
    <style:style style:name="Table11.B1" style:family="table-cell">
      <style:table-cell-properties fo:padding="0.097cm" fo:border-left="0.035cm solid #000000" fo:border-right="none" fo:border-top="none" fo:border-bottom="0.035cm solid #000000"/>
    </style:style>
    <style:style style:name="Table11.A2" style:family="table-cell">
      <style:table-cell-properties fo:padding="0.097cm" fo:border-left="none" fo:border-right="none" fo:border-top="0.002cm solid #000000" fo:border-bottom="none"/>
    </style:style>
    <style:style style:name="Table11.B2" style:family="table-cell">
      <style:table-cell-properties fo:padding="0.097cm" fo:border-left="0.035cm solid #000000" fo:border-right="none" fo:border-top="0.002cm solid #000000" fo:border-bottom="none"/>
    </style:style>
    <style:style style:name="Table11.A3" style:family="table-cell">
      <style:table-cell-properties fo:padding="0.097cm" fo:border="none"/>
    </style:style>
    <style:style style:name="Table11.B3" style:family="table-cell">
      <style:table-cell-properties fo:padding="0.097cm" fo:border-left="0.035cm solid #000000" fo:border-right="none" fo:border-top="none" fo:border-bottom="none"/>
    </style:style>
    <style:style style:name="Table12" style:family="table">
      <style:table-properties style:width="15.983cm" table:align="right" style:may-break-between-rows="false"/>
    </style:style>
    <style:style style:name="Table12.A" style:family="table-column">
      <style:table-column-properties style:column-width="2.381cm"/>
    </style:style>
    <style:style style:name="Table12.B" style:family="table-column">
      <style:table-column-properties style:column-width="6.853cm"/>
    </style:style>
    <style:style style:name="Table12.C" style:family="table-column">
      <style:table-column-properties style:column-width="6.749cm"/>
    </style:style>
    <style:style style:name="Table12.A1" style:family="table-cell">
      <style:table-cell-properties fo:padding="0.097cm" fo:border-left="none" fo:border-right="none" fo:border-top="none" fo:border-bottom="0.035cm solid #000000"/>
    </style:style>
    <style:style style:name="Table12.B1" style:family="table-cell">
      <style:table-cell-properties fo:padding="0.097cm" fo:border-left="0.035cm solid #000000" fo:border-right="none" fo:border-top="none" fo:border-bottom="0.035cm solid #000000"/>
    </style:style>
    <style:style style:name="Table12.A2" style:family="table-cell">
      <style:table-cell-properties fo:padding="0.097cm" fo:border-left="none" fo:border-right="none" fo:border-top="0.002cm solid #000000" fo:border-bottom="none"/>
    </style:style>
    <style:style style:name="Table12.B2" style:family="table-cell">
      <style:table-cell-properties fo:padding="0.097cm" fo:border-left="0.035cm solid #000000" fo:border-right="none" fo:border-top="0.002cm solid #000000" fo:border-bottom="none"/>
    </style:style>
    <style:style style:name="Table12.A3" style:family="table-cell">
      <style:table-cell-properties fo:padding="0.097cm" fo:border="none"/>
    </style:style>
    <style:style style:name="Table12.B3" style:family="table-cell">
      <style:table-cell-properties fo:padding="0.097cm" fo:border-left="0.035cm solid #000000" fo:border-right="none" fo:border-top="none" fo:border-bottom="none"/>
    </style:style>
    <style:style style:name="Table13" style:family="table">
      <style:table-properties style:width="15.983cm" table:align="right" style:may-break-between-rows="false"/>
    </style:style>
    <style:style style:name="Table13.A" style:family="table-column">
      <style:table-column-properties style:column-width="2.381cm"/>
    </style:style>
    <style:style style:name="Table13.B" style:family="table-column">
      <style:table-column-properties style:column-width="6.853cm"/>
    </style:style>
    <style:style style:name="Table13.C" style:family="table-column">
      <style:table-column-properties style:column-width="6.749cm"/>
    </style:style>
    <style:style style:name="Table13.A1" style:family="table-cell">
      <style:table-cell-properties fo:padding="0.097cm" fo:border-left="none" fo:border-right="none" fo:border-top="none" fo:border-bottom="0.035cm solid #000000"/>
    </style:style>
    <style:style style:name="Table13.B1" style:family="table-cell">
      <style:table-cell-properties fo:padding="0.097cm" fo:border-left="0.035cm solid #000000" fo:border-right="none" fo:border-top="none" fo:border-bottom="0.035cm solid #000000"/>
    </style:style>
    <style:style style:name="Table13.A2" style:family="table-cell">
      <style:table-cell-properties fo:padding="0.097cm" fo:border-left="none" fo:border-right="none" fo:border-top="0.002cm solid #000000" fo:border-bottom="none"/>
    </style:style>
    <style:style style:name="Table13.B2" style:family="table-cell">
      <style:table-cell-properties fo:padding="0.097cm" fo:border-left="0.035cm solid #000000" fo:border-right="none" fo:border-top="0.002cm solid #000000" fo:border-bottom="none"/>
    </style:style>
    <style:style style:name="Table13.A3" style:family="table-cell">
      <style:table-cell-properties fo:padding="0.097cm" fo:border="none"/>
    </style:style>
    <style:style style:name="Table13.B3" style:family="table-cell">
      <style:table-cell-properties fo:padding="0.097cm" fo:border-left="0.035cm solid #000000" fo:border-right="none" fo:border-top="none" fo:border-bottom="none"/>
    </style:style>
    <style:style style:name="Table14" style:family="table">
      <style:table-properties style:width="15.983cm" table:align="right" style:may-break-between-rows="false"/>
    </style:style>
    <style:style style:name="Table14.A" style:family="table-column">
      <style:table-column-properties style:column-width="2.381cm"/>
    </style:style>
    <style:style style:name="Table14.B" style:family="table-column">
      <style:table-column-properties style:column-width="6.853cm"/>
    </style:style>
    <style:style style:name="Table14.C" style:family="table-column">
      <style:table-column-properties style:column-width="6.749cm"/>
    </style:style>
    <style:style style:name="Table14.A1" style:family="table-cell">
      <style:table-cell-properties fo:padding="0.097cm" fo:border-left="none" fo:border-right="none" fo:border-top="none" fo:border-bottom="0.035cm solid #000000"/>
    </style:style>
    <style:style style:name="Table14.B1" style:family="table-cell">
      <style:table-cell-properties fo:padding="0.097cm" fo:border-left="0.035cm solid #000000" fo:border-right="none" fo:border-top="none" fo:border-bottom="0.035cm solid #000000"/>
    </style:style>
    <style:style style:name="Table14.A2" style:family="table-cell">
      <style:table-cell-properties fo:padding="0.097cm" fo:border-left="none" fo:border-right="none" fo:border-top="0.002cm solid #000000" fo:border-bottom="none"/>
    </style:style>
    <style:style style:name="Table14.B2" style:family="table-cell">
      <style:table-cell-properties fo:padding="0.097cm" fo:border-left="0.035cm solid #000000" fo:border-right="none" fo:border-top="0.002cm solid #000000" fo:border-bottom="none"/>
    </style:style>
    <style:style style:name="Table14.A3" style:family="table-cell">
      <style:table-cell-properties fo:padding="0.097cm" fo:border="none"/>
    </style:style>
    <style:style style:name="Table14.B3" style:family="table-cell">
      <style:table-cell-properties fo:padding="0.097cm" fo:border-left="0.035cm solid #000000" fo:border-right="none" fo:border-top="none" fo:border-bottom="none"/>
    </style:style>
    <style:style style:name="Table15" style:family="table">
      <style:table-properties style:width="15.983cm" table:align="right" style:may-break-between-rows="false"/>
    </style:style>
    <style:style style:name="Table15.A" style:family="table-column">
      <style:table-column-properties style:column-width="2.381cm"/>
    </style:style>
    <style:style style:name="Table15.B" style:family="table-column">
      <style:table-column-properties style:column-width="6.853cm"/>
    </style:style>
    <style:style style:name="Table15.C" style:family="table-column">
      <style:table-column-properties style:column-width="6.749cm"/>
    </style:style>
    <style:style style:name="Table15.A1" style:family="table-cell">
      <style:table-cell-properties fo:padding="0.097cm" fo:border-left="none" fo:border-right="none" fo:border-top="none" fo:border-bottom="0.035cm solid #000000"/>
    </style:style>
    <style:style style:name="Table15.B1" style:family="table-cell">
      <style:table-cell-properties fo:padding="0.097cm" fo:border-left="0.035cm solid #000000" fo:border-right="none" fo:border-top="none" fo:border-bottom="0.035cm solid #000000"/>
    </style:style>
    <style:style style:name="Table15.A2" style:family="table-cell">
      <style:table-cell-properties fo:padding="0.097cm" fo:border-left="none" fo:border-right="none" fo:border-top="0.002cm solid #000000" fo:border-bottom="none"/>
    </style:style>
    <style:style style:name="Table15.B2" style:family="table-cell">
      <style:table-cell-properties fo:padding="0.097cm" fo:border-left="0.035cm solid #000000" fo:border-right="none" fo:border-top="0.002cm solid #000000" fo:border-bottom="none"/>
    </style:style>
    <style:style style:name="Table15.A3" style:family="table-cell">
      <style:table-cell-properties fo:padding="0.097cm" fo:border="none"/>
    </style:style>
    <style:style style:name="Table15.B3" style:family="table-cell">
      <style:table-cell-properties fo:padding="0.097cm" fo:border-left="0.035cm solid #000000" fo:border-right="none" fo:border-top="none" fo:border-bottom="none"/>
    </style:style>
    <style:style style:name="Table16" style:family="table">
      <style:table-properties style:width="15.983cm" table:align="right" style:may-break-between-rows="false"/>
    </style:style>
    <style:style style:name="Table16.A" style:family="table-column">
      <style:table-column-properties style:column-width="2.381cm"/>
    </style:style>
    <style:style style:name="Table16.B" style:family="table-column">
      <style:table-column-properties style:column-width="6.853cm"/>
    </style:style>
    <style:style style:name="Table16.C" style:family="table-column">
      <style:table-column-properties style:column-width="6.749cm"/>
    </style:style>
    <style:style style:name="Table16.A1" style:family="table-cell">
      <style:table-cell-properties fo:padding="0.097cm" fo:border-left="none" fo:border-right="none" fo:border-top="none" fo:border-bottom="0.035cm solid #000000"/>
    </style:style>
    <style:style style:name="Table16.B1" style:family="table-cell">
      <style:table-cell-properties fo:padding="0.097cm" fo:border-left="0.035cm solid #000000" fo:border-right="none" fo:border-top="none" fo:border-bottom="0.035cm solid #000000"/>
    </style:style>
    <style:style style:name="Table16.A2" style:family="table-cell">
      <style:table-cell-properties fo:padding="0.097cm" fo:border-left="none" fo:border-right="none" fo:border-top="0.002cm solid #000000" fo:border-bottom="none"/>
    </style:style>
    <style:style style:name="Table16.B2" style:family="table-cell">
      <style:table-cell-properties fo:padding="0.097cm" fo:border-left="0.035cm solid #000000" fo:border-right="none" fo:border-top="0.002cm solid #000000" fo:border-bottom="none"/>
    </style:style>
    <style:style style:name="Table16.A3" style:family="table-cell">
      <style:table-cell-properties fo:padding="0.097cm" fo:border="none"/>
    </style:style>
    <style:style style:name="Table16.B3" style:family="table-cell">
      <style:table-cell-properties fo:padding="0.097cm" fo:border-left="0.035cm solid #000000" fo:border-right="none" fo:border-top="none" fo:border-bottom="none"/>
    </style:style>
    <style:style style:name="Table17" style:family="table">
      <style:table-properties style:width="15.983cm" table:align="right" style:may-break-between-rows="false"/>
    </style:style>
    <style:style style:name="Table17.A" style:family="table-column">
      <style:table-column-properties style:column-width="2.381cm"/>
    </style:style>
    <style:style style:name="Table17.B" style:family="table-column">
      <style:table-column-properties style:column-width="6.853cm"/>
    </style:style>
    <style:style style:name="Table17.C" style:family="table-column">
      <style:table-column-properties style:column-width="6.749cm"/>
    </style:style>
    <style:style style:name="Table17.A1" style:family="table-cell">
      <style:table-cell-properties fo:padding="0.097cm" fo:border-left="none" fo:border-right="none" fo:border-top="none" fo:border-bottom="0.035cm solid #000000"/>
    </style:style>
    <style:style style:name="Table17.B1" style:family="table-cell">
      <style:table-cell-properties fo:padding="0.097cm" fo:border-left="0.035cm solid #000000" fo:border-right="none" fo:border-top="none" fo:border-bottom="0.035cm solid #000000"/>
    </style:style>
    <style:style style:name="Table17.A2" style:family="table-cell">
      <style:table-cell-properties fo:padding="0.097cm" fo:border-left="none" fo:border-right="none" fo:border-top="0.002cm solid #000000" fo:border-bottom="none"/>
    </style:style>
    <style:style style:name="Table17.B2" style:family="table-cell">
      <style:table-cell-properties fo:padding="0.097cm" fo:border-left="0.035cm solid #000000" fo:border-right="none" fo:border-top="0.002cm solid #000000" fo:border-bottom="none"/>
    </style:style>
    <style:style style:name="Table17.A3" style:family="table-cell">
      <style:table-cell-properties fo:padding="0.097cm" fo:border="none"/>
    </style:style>
    <style:style style:name="Table17.B3" style:family="table-cell">
      <style:table-cell-properties fo:padding="0.097cm" fo:border-left="0.035cm solid #000000" fo:border-right="none" fo:border-top="none" fo:border-bottom="none"/>
    </style:style>
    <style:style style:name="Table18" style:family="table">
      <style:table-properties style:width="15.983cm" table:align="right" style:may-break-between-rows="false"/>
    </style:style>
    <style:style style:name="Table18.A" style:family="table-column">
      <style:table-column-properties style:column-width="2.381cm"/>
    </style:style>
    <style:style style:name="Table18.B" style:family="table-column">
      <style:table-column-properties style:column-width="6.853cm"/>
    </style:style>
    <style:style style:name="Table18.C" style:family="table-column">
      <style:table-column-properties style:column-width="6.749cm"/>
    </style:style>
    <style:style style:name="Table18.A1" style:family="table-cell">
      <style:table-cell-properties fo:padding="0.097cm" fo:border-left="none" fo:border-right="none" fo:border-top="none" fo:border-bottom="0.035cm solid #000000"/>
    </style:style>
    <style:style style:name="Table18.B1" style:family="table-cell">
      <style:table-cell-properties fo:padding="0.097cm" fo:border-left="0.035cm solid #000000" fo:border-right="none" fo:border-top="none" fo:border-bottom="0.035cm solid #000000"/>
    </style:style>
    <style:style style:name="Table18.A2" style:family="table-cell">
      <style:table-cell-properties fo:padding="0.097cm" fo:border-left="none" fo:border-right="none" fo:border-top="0.002cm solid #000000" fo:border-bottom="none"/>
    </style:style>
    <style:style style:name="Table18.B2" style:family="table-cell">
      <style:table-cell-properties fo:padding="0.097cm" fo:border-left="0.035cm solid #000000" fo:border-right="none" fo:border-top="0.002cm solid #000000" fo:border-bottom="none"/>
    </style:style>
    <style:style style:name="Table18.A3" style:family="table-cell">
      <style:table-cell-properties fo:padding="0.097cm" fo:border="none"/>
    </style:style>
    <style:style style:name="Table18.B3" style:family="table-cell">
      <style:table-cell-properties fo:padding="0.097cm" fo:border-left="0.035cm solid #000000" fo:border-right="none" fo:border-top="none" fo:border-bottom="none"/>
    </style:style>
    <style:style style:name="Table19" style:family="table">
      <style:table-properties style:width="15.983cm" table:align="right" style:may-break-between-rows="false"/>
    </style:style>
    <style:style style:name="Table19.A" style:family="table-column">
      <style:table-column-properties style:column-width="2.381cm"/>
    </style:style>
    <style:style style:name="Table19.B" style:family="table-column">
      <style:table-column-properties style:column-width="6.853cm"/>
    </style:style>
    <style:style style:name="Table19.C" style:family="table-column">
      <style:table-column-properties style:column-width="6.749cm"/>
    </style:style>
    <style:style style:name="Table19.A1" style:family="table-cell">
      <style:table-cell-properties fo:padding="0.097cm" fo:border-left="none" fo:border-right="none" fo:border-top="none" fo:border-bottom="0.035cm solid #000000"/>
    </style:style>
    <style:style style:name="Table19.B1" style:family="table-cell">
      <style:table-cell-properties fo:padding="0.097cm" fo:border-left="0.035cm solid #000000" fo:border-right="none" fo:border-top="none" fo:border-bottom="0.035cm solid #000000"/>
    </style:style>
    <style:style style:name="Table19.A2" style:family="table-cell">
      <style:table-cell-properties fo:padding="0.097cm" fo:border-left="none" fo:border-right="none" fo:border-top="0.002cm solid #000000" fo:border-bottom="none"/>
    </style:style>
    <style:style style:name="Table19.B2" style:family="table-cell">
      <style:table-cell-properties fo:padding="0.097cm" fo:border-left="0.035cm solid #000000" fo:border-right="none" fo:border-top="0.002cm solid #000000" fo:border-bottom="none"/>
    </style:style>
    <style:style style:name="Table19.A3" style:family="table-cell">
      <style:table-cell-properties fo:padding="0.097cm" fo:border="none"/>
    </style:style>
    <style:style style:name="Table19.B3" style:family="table-cell">
      <style:table-cell-properties fo:padding="0.097cm" fo:border-left="0.035cm solid #000000" fo:border-right="none" fo:border-top="none" fo:border-bottom="none"/>
    </style:style>
    <style:style style:name="Table20" style:family="table">
      <style:table-properties style:width="15.983cm" table:align="right" style:may-break-between-rows="false"/>
    </style:style>
    <style:style style:name="Table20.A" style:family="table-column">
      <style:table-column-properties style:column-width="2.381cm"/>
    </style:style>
    <style:style style:name="Table20.B" style:family="table-column">
      <style:table-column-properties style:column-width="6.853cm"/>
    </style:style>
    <style:style style:name="Table20.C" style:family="table-column">
      <style:table-column-properties style:column-width="6.749cm"/>
    </style:style>
    <style:style style:name="Table20.A1" style:family="table-cell">
      <style:table-cell-properties fo:padding="0.097cm" fo:border-left="none" fo:border-right="none" fo:border-top="none" fo:border-bottom="0.035cm solid #000000"/>
    </style:style>
    <style:style style:name="Table20.B1" style:family="table-cell">
      <style:table-cell-properties fo:padding="0.097cm" fo:border-left="0.035cm solid #000000" fo:border-right="none" fo:border-top="none" fo:border-bottom="0.035cm solid #000000"/>
    </style:style>
    <style:style style:name="Table20.A2" style:family="table-cell">
      <style:table-cell-properties fo:padding="0.097cm" fo:border-left="none" fo:border-right="none" fo:border-top="0.002cm solid #000000" fo:border-bottom="none"/>
    </style:style>
    <style:style style:name="Table20.B2" style:family="table-cell">
      <style:table-cell-properties fo:padding="0.097cm" fo:border-left="0.035cm solid #000000" fo:border-right="none" fo:border-top="0.002cm solid #000000" fo:border-bottom="none"/>
    </style:style>
    <style:style style:name="Table20.A3" style:family="table-cell">
      <style:table-cell-properties fo:padding="0.097cm" fo:border="none"/>
    </style:style>
    <style:style style:name="Table20.B3" style:family="table-cell">
      <style:table-cell-properties fo:padding="0.097cm" fo:border-left="0.035cm solid #000000" fo:border-right="none" fo:border-top="none" fo:border-bottom="none"/>
    </style:style>
    <style:style style:name="Table21" style:family="table">
      <style:table-properties style:width="15.983cm" table:align="right" style:may-break-between-rows="false"/>
    </style:style>
    <style:style style:name="Table21.A" style:family="table-column">
      <style:table-column-properties style:column-width="2.381cm"/>
    </style:style>
    <style:style style:name="Table21.B" style:family="table-column">
      <style:table-column-properties style:column-width="6.853cm"/>
    </style:style>
    <style:style style:name="Table21.C" style:family="table-column">
      <style:table-column-properties style:column-width="6.749cm"/>
    </style:style>
    <style:style style:name="Table21.A1" style:family="table-cell">
      <style:table-cell-properties fo:padding="0.097cm" fo:border-left="none" fo:border-right="none" fo:border-top="none" fo:border-bottom="0.035cm solid #000000"/>
    </style:style>
    <style:style style:name="Table21.B1" style:family="table-cell">
      <style:table-cell-properties fo:padding="0.097cm" fo:border-left="0.035cm solid #000000" fo:border-right="none" fo:border-top="none" fo:border-bottom="0.035cm solid #000000"/>
    </style:style>
    <style:style style:name="Table21.A2" style:family="table-cell">
      <style:table-cell-properties fo:padding="0.097cm" fo:border-left="none" fo:border-right="none" fo:border-top="0.002cm solid #000000" fo:border-bottom="none"/>
    </style:style>
    <style:style style:name="Table21.B2" style:family="table-cell">
      <style:table-cell-properties fo:padding="0.097cm" fo:border-left="0.035cm solid #000000" fo:border-right="none" fo:border-top="0.002cm solid #000000" fo:border-bottom="none"/>
    </style:style>
    <style:style style:name="Table21.A3" style:family="table-cell">
      <style:table-cell-properties fo:padding="0.097cm" fo:border="none"/>
    </style:style>
    <style:style style:name="Table21.B3" style:family="table-cell">
      <style:table-cell-properties fo:padding="0.097cm" fo:border-left="0.035cm solid #000000" fo:border-right="none" fo:border-top="none" fo:border-bottom="none"/>
    </style:style>
    <style:style style:name="Table22" style:family="table">
      <style:table-properties style:width="15.983cm" table:align="right" style:may-break-between-rows="false"/>
    </style:style>
    <style:style style:name="Table22.A" style:family="table-column">
      <style:table-column-properties style:column-width="2.381cm"/>
    </style:style>
    <style:style style:name="Table22.B" style:family="table-column">
      <style:table-column-properties style:column-width="6.853cm"/>
    </style:style>
    <style:style style:name="Table22.C" style:family="table-column">
      <style:table-column-properties style:column-width="6.749cm"/>
    </style:style>
    <style:style style:name="Table22.A1" style:family="table-cell">
      <style:table-cell-properties fo:padding="0.097cm" fo:border-left="none" fo:border-right="none" fo:border-top="none" fo:border-bottom="0.035cm solid #000000"/>
    </style:style>
    <style:style style:name="Table22.B1" style:family="table-cell">
      <style:table-cell-properties fo:padding="0.097cm" fo:border-left="0.035cm solid #000000" fo:border-right="none" fo:border-top="none" fo:border-bottom="0.035cm solid #000000"/>
    </style:style>
    <style:style style:name="Table22.A2" style:family="table-cell">
      <style:table-cell-properties fo:padding="0.097cm" fo:border-left="none" fo:border-right="none" fo:border-top="0.002cm solid #000000" fo:border-bottom="none"/>
    </style:style>
    <style:style style:name="Table22.B2" style:family="table-cell">
      <style:table-cell-properties fo:padding="0.097cm" fo:border-left="0.035cm solid #000000" fo:border-right="none" fo:border-top="0.002cm solid #000000" fo:border-bottom="none"/>
    </style:style>
    <style:style style:name="Table22.A3" style:family="table-cell">
      <style:table-cell-properties fo:padding="0.097cm" fo:border="none"/>
    </style:style>
    <style:style style:name="Table22.B3" style:family="table-cell">
      <style:table-cell-properties fo:padding="0.097cm" fo:border-left="0.035cm solid #000000" fo:border-right="none" fo:border-top="none" fo:border-bottom="none"/>
    </style:style>
    <style:style style:name="Table22.5" style:family="table-row">
      <style:table-row-properties style:min-row-height="0.601cm"/>
    </style:style>
    <style:style style:name="Table23" style:family="table">
      <style:table-properties style:width="15.983cm" table:align="right" style:may-break-between-rows="false"/>
    </style:style>
    <style:style style:name="Table23.A" style:family="table-column">
      <style:table-column-properties style:column-width="2.381cm"/>
    </style:style>
    <style:style style:name="Table23.B" style:family="table-column">
      <style:table-column-properties style:column-width="6.853cm"/>
    </style:style>
    <style:style style:name="Table23.C" style:family="table-column">
      <style:table-column-properties style:column-width="6.749cm"/>
    </style:style>
    <style:style style:name="Table23.A1" style:family="table-cell">
      <style:table-cell-properties fo:padding="0.097cm" fo:border-left="none" fo:border-right="none" fo:border-top="none" fo:border-bottom="0.035cm solid #000000"/>
    </style:style>
    <style:style style:name="Table23.B1" style:family="table-cell">
      <style:table-cell-properties fo:padding="0.097cm" fo:border-left="0.035cm solid #000000" fo:border-right="none" fo:border-top="none" fo:border-bottom="0.035cm solid #000000"/>
    </style:style>
    <style:style style:name="Table23.A2" style:family="table-cell">
      <style:table-cell-properties fo:padding="0.097cm" fo:border-left="none" fo:border-right="none" fo:border-top="0.002cm solid #000000" fo:border-bottom="none"/>
    </style:style>
    <style:style style:name="Table23.B2" style:family="table-cell">
      <style:table-cell-properties fo:padding="0.097cm" fo:border-left="0.035cm solid #000000" fo:border-right="none" fo:border-top="0.002cm solid #000000" fo:border-bottom="none"/>
    </style:style>
    <style:style style:name="Table23.A3" style:family="table-cell">
      <style:table-cell-properties fo:padding="0.097cm" fo:border="none"/>
    </style:style>
    <style:style style:name="Table23.B3" style:family="table-cell">
      <style:table-cell-properties fo:padding="0.097cm" fo:border-left="0.035cm solid #000000" fo:border-right="none" fo:border-top="none" fo:border-bottom="none"/>
    </style:style>
    <style:style style:name="Table24" style:family="table">
      <style:table-properties style:width="15.983cm" table:align="right" style:may-break-between-rows="false"/>
    </style:style>
    <style:style style:name="Table24.A" style:family="table-column">
      <style:table-column-properties style:column-width="2.381cm"/>
    </style:style>
    <style:style style:name="Table24.B" style:family="table-column">
      <style:table-column-properties style:column-width="6.853cm"/>
    </style:style>
    <style:style style:name="Table24.C" style:family="table-column">
      <style:table-column-properties style:column-width="6.749cm"/>
    </style:style>
    <style:style style:name="Table24.A1" style:family="table-cell">
      <style:table-cell-properties fo:padding="0.097cm" fo:border-left="none" fo:border-right="none" fo:border-top="none" fo:border-bottom="0.035cm solid #000000"/>
    </style:style>
    <style:style style:name="Table24.B1" style:family="table-cell">
      <style:table-cell-properties fo:padding="0.097cm" fo:border-left="0.035cm solid #000000" fo:border-right="none" fo:border-top="none" fo:border-bottom="0.035cm solid #000000"/>
    </style:style>
    <style:style style:name="Table24.A2" style:family="table-cell">
      <style:table-cell-properties fo:padding="0.097cm" fo:border-left="none" fo:border-right="none" fo:border-top="0.002cm solid #000000" fo:border-bottom="none"/>
    </style:style>
    <style:style style:name="Table24.B2" style:family="table-cell">
      <style:table-cell-properties fo:padding="0.097cm" fo:border-left="0.035cm solid #000000" fo:border-right="none" fo:border-top="0.002cm solid #000000" fo:border-bottom="none"/>
    </style:style>
    <style:style style:name="Table24.A3" style:family="table-cell">
      <style:table-cell-properties fo:padding="0.097cm" fo:border="none"/>
    </style:style>
    <style:style style:name="Table24.B3" style:family="table-cell">
      <style:table-cell-properties fo:padding="0.097cm" fo:border-left="0.035cm solid #000000" fo:border-right="none" fo:border-top="none" fo:border-bottom="none"/>
    </style:style>
    <style:style style:name="Table25" style:family="table">
      <style:table-properties style:width="15.983cm" table:align="right" style:may-break-between-rows="false"/>
    </style:style>
    <style:style style:name="Table25.A" style:family="table-column">
      <style:table-column-properties style:column-width="2.381cm"/>
    </style:style>
    <style:style style:name="Table25.B" style:family="table-column">
      <style:table-column-properties style:column-width="6.853cm"/>
    </style:style>
    <style:style style:name="Table25.C" style:family="table-column">
      <style:table-column-properties style:column-width="6.749cm"/>
    </style:style>
    <style:style style:name="Table25.A1" style:family="table-cell">
      <style:table-cell-properties fo:padding="0.097cm" fo:border-left="none" fo:border-right="none" fo:border-top="none" fo:border-bottom="0.035cm solid #000000"/>
    </style:style>
    <style:style style:name="Table25.B1" style:family="table-cell">
      <style:table-cell-properties fo:padding="0.097cm" fo:border-left="0.035cm solid #000000" fo:border-right="none" fo:border-top="none" fo:border-bottom="0.035cm solid #000000"/>
    </style:style>
    <style:style style:name="Table25.A2" style:family="table-cell">
      <style:table-cell-properties fo:padding="0.097cm" fo:border-left="none" fo:border-right="none" fo:border-top="0.002cm solid #000000" fo:border-bottom="none"/>
    </style:style>
    <style:style style:name="Table25.B2" style:family="table-cell">
      <style:table-cell-properties fo:padding="0.097cm" fo:border-left="0.035cm solid #000000" fo:border-right="none" fo:border-top="0.002cm solid #000000" fo:border-bottom="none"/>
    </style:style>
    <style:style style:name="Table25.A3" style:family="table-cell">
      <style:table-cell-properties fo:padding="0.097cm" fo:border="none"/>
    </style:style>
    <style:style style:name="Table25.B3" style:family="table-cell">
      <style:table-cell-properties fo:padding="0.097cm" fo:border-left="0.035cm solid #000000" fo:border-right="none" fo:border-top="none" fo:border-bottom="none"/>
    </style:style>
    <style:style style:name="Table26" style:family="table">
      <style:table-properties style:width="15.983cm" table:align="right" style:may-break-between-rows="false"/>
    </style:style>
    <style:style style:name="Table26.A" style:family="table-column">
      <style:table-column-properties style:column-width="2.381cm"/>
    </style:style>
    <style:style style:name="Table26.B" style:family="table-column">
      <style:table-column-properties style:column-width="6.853cm"/>
    </style:style>
    <style:style style:name="Table26.C" style:family="table-column">
      <style:table-column-properties style:column-width="6.749cm"/>
    </style:style>
    <style:style style:name="Table26.A1" style:family="table-cell">
      <style:table-cell-properties fo:padding="0.097cm" fo:border-left="none" fo:border-right="none" fo:border-top="none" fo:border-bottom="0.035cm solid #000000"/>
    </style:style>
    <style:style style:name="Table26.B1" style:family="table-cell">
      <style:table-cell-properties fo:padding="0.097cm" fo:border-left="0.035cm solid #000000" fo:border-right="none" fo:border-top="none" fo:border-bottom="0.035cm solid #000000"/>
    </style:style>
    <style:style style:name="Table26.A2" style:family="table-cell">
      <style:table-cell-properties fo:padding="0.097cm" fo:border-left="none" fo:border-right="none" fo:border-top="0.002cm solid #000000" fo:border-bottom="none"/>
    </style:style>
    <style:style style:name="Table26.B2" style:family="table-cell">
      <style:table-cell-properties fo:padding="0.097cm" fo:border-left="0.035cm solid #000000" fo:border-right="none" fo:border-top="0.002cm solid #000000" fo:border-bottom="none"/>
    </style:style>
    <style:style style:name="Table26.A3" style:family="table-cell">
      <style:table-cell-properties fo:padding="0.097cm" fo:border="none"/>
    </style:style>
    <style:style style:name="Table26.B3" style:family="table-cell">
      <style:table-cell-properties fo:padding="0.097cm" fo:border-left="0.035cm solid #000000" fo:border-right="none" fo:border-top="none" fo:border-bottom="none"/>
    </style:style>
    <style:style style:name="Table27" style:family="table">
      <style:table-properties style:width="15.983cm" table:align="right" style:may-break-between-rows="false"/>
    </style:style>
    <style:style style:name="Table27.A" style:family="table-column">
      <style:table-column-properties style:column-width="2.381cm"/>
    </style:style>
    <style:style style:name="Table27.B" style:family="table-column">
      <style:table-column-properties style:column-width="6.853cm"/>
    </style:style>
    <style:style style:name="Table27.C" style:family="table-column">
      <style:table-column-properties style:column-width="6.749cm"/>
    </style:style>
    <style:style style:name="Table27.A1" style:family="table-cell">
      <style:table-cell-properties fo:padding="0.097cm" fo:border-left="none" fo:border-right="none" fo:border-top="none" fo:border-bottom="0.035cm solid #000000"/>
    </style:style>
    <style:style style:name="Table27.B1" style:family="table-cell">
      <style:table-cell-properties fo:padding="0.097cm" fo:border-left="0.035cm solid #000000" fo:border-right="none" fo:border-top="none" fo:border-bottom="0.035cm solid #000000"/>
    </style:style>
    <style:style style:name="Table27.A2" style:family="table-cell">
      <style:table-cell-properties fo:padding="0.097cm" fo:border-left="none" fo:border-right="none" fo:border-top="0.002cm solid #000000" fo:border-bottom="none"/>
    </style:style>
    <style:style style:name="Table27.B2" style:family="table-cell">
      <style:table-cell-properties fo:padding="0.097cm" fo:border-left="0.035cm solid #000000" fo:border-right="none" fo:border-top="0.002cm solid #000000" fo:border-bottom="none"/>
    </style:style>
    <style:style style:name="Table27.A3" style:family="table-cell">
      <style:table-cell-properties fo:padding="0.097cm" fo:border="none"/>
    </style:style>
    <style:style style:name="Table27.B3" style:family="table-cell">
      <style:table-cell-properties fo:padding="0.097cm" fo:border-left="0.035cm solid #000000" fo:border-right="none" fo:border-top="none" fo:border-bottom="none"/>
    </style:style>
    <style:style style:name="Table28" style:family="table">
      <style:table-properties style:width="15.983cm" table:align="right" style:may-break-between-rows="false"/>
    </style:style>
    <style:style style:name="Table28.A" style:family="table-column">
      <style:table-column-properties style:column-width="2.381cm"/>
    </style:style>
    <style:style style:name="Table28.B" style:family="table-column">
      <style:table-column-properties style:column-width="6.853cm"/>
    </style:style>
    <style:style style:name="Table28.C" style:family="table-column">
      <style:table-column-properties style:column-width="6.749cm"/>
    </style:style>
    <style:style style:name="Table28.A1" style:family="table-cell">
      <style:table-cell-properties fo:padding="0.097cm" fo:border-left="none" fo:border-right="none" fo:border-top="none" fo:border-bottom="0.035cm solid #000000"/>
    </style:style>
    <style:style style:name="Table28.B1" style:family="table-cell">
      <style:table-cell-properties fo:padding="0.097cm" fo:border-left="0.035cm solid #000000" fo:border-right="none" fo:border-top="none" fo:border-bottom="0.035cm solid #000000"/>
    </style:style>
    <style:style style:name="Table28.A2" style:family="table-cell">
      <style:table-cell-properties fo:padding="0.097cm" fo:border-left="none" fo:border-right="none" fo:border-top="0.002cm solid #000000" fo:border-bottom="none"/>
    </style:style>
    <style:style style:name="Table28.B2" style:family="table-cell">
      <style:table-cell-properties fo:padding="0.097cm" fo:border-left="0.035cm solid #000000" fo:border-right="none" fo:border-top="0.002cm solid #000000" fo:border-bottom="none"/>
    </style:style>
    <style:style style:name="Table28.A3" style:family="table-cell">
      <style:table-cell-properties fo:padding="0.097cm" fo:border="none"/>
    </style:style>
    <style:style style:name="Table28.B3" style:family="table-cell">
      <style:table-cell-properties fo:padding="0.097cm" fo:border-left="0.035cm solid #000000" fo:border-right="none" fo:border-top="none" fo:border-bottom="none"/>
    </style:style>
    <style:style style:name="Table29" style:family="table">
      <style:table-properties style:width="15.983cm" table:align="right" style:may-break-between-rows="false"/>
    </style:style>
    <style:style style:name="Table29.A" style:family="table-column">
      <style:table-column-properties style:column-width="2.381cm"/>
    </style:style>
    <style:style style:name="Table29.B" style:family="table-column">
      <style:table-column-properties style:column-width="6.853cm"/>
    </style:style>
    <style:style style:name="Table29.C" style:family="table-column">
      <style:table-column-properties style:column-width="6.749cm"/>
    </style:style>
    <style:style style:name="Table29.A1" style:family="table-cell">
      <style:table-cell-properties fo:padding="0.097cm" fo:border-left="none" fo:border-right="none" fo:border-top="none" fo:border-bottom="0.035cm solid #000000"/>
    </style:style>
    <style:style style:name="Table29.B1" style:family="table-cell">
      <style:table-cell-properties fo:padding="0.097cm" fo:border-left="0.035cm solid #000000" fo:border-right="none" fo:border-top="none" fo:border-bottom="0.035cm solid #000000"/>
    </style:style>
    <style:style style:name="Table29.A2" style:family="table-cell">
      <style:table-cell-properties fo:padding="0.097cm" fo:border-left="none" fo:border-right="none" fo:border-top="0.002cm solid #000000" fo:border-bottom="none"/>
    </style:style>
    <style:style style:name="Table29.B2" style:family="table-cell">
      <style:table-cell-properties fo:padding="0.097cm" fo:border-left="0.035cm solid #000000" fo:border-right="none" fo:border-top="0.002cm solid #000000" fo:border-bottom="none"/>
    </style:style>
    <style:style style:name="Table29.A3" style:family="table-cell">
      <style:table-cell-properties fo:padding="0.097cm" fo:border="none"/>
    </style:style>
    <style:style style:name="Table29.B3" style:family="table-cell">
      <style:table-cell-properties fo:padding="0.097cm" fo:border-left="0.035cm solid #000000" fo:border-right="none" fo:border-top="none" fo:border-bottom="none"/>
    </style:style>
    <style:style style:name="Table31" style:family="table">
      <style:table-properties style:width="15.983cm" table:align="right" style:may-break-between-rows="false"/>
    </style:style>
    <style:style style:name="Table31.A" style:family="table-column">
      <style:table-column-properties style:column-width="2.381cm"/>
    </style:style>
    <style:style style:name="Table31.B" style:family="table-column">
      <style:table-column-properties style:column-width="6.853cm"/>
    </style:style>
    <style:style style:name="Table31.C" style:family="table-column">
      <style:table-column-properties style:column-width="6.749cm"/>
    </style:style>
    <style:style style:name="Table31.A1" style:family="table-cell">
      <style:table-cell-properties fo:padding="0.097cm" fo:border-left="none" fo:border-right="none" fo:border-top="none" fo:border-bottom="0.035cm solid #000000"/>
    </style:style>
    <style:style style:name="Table31.B1" style:family="table-cell">
      <style:table-cell-properties fo:padding="0.097cm" fo:border-left="0.035cm solid #000000" fo:border-right="none" fo:border-top="none" fo:border-bottom="0.035cm solid #000000"/>
    </style:style>
    <style:style style:name="Table31.A2" style:family="table-cell">
      <style:table-cell-properties fo:padding="0.097cm" fo:border-left="none" fo:border-right="none" fo:border-top="0.002cm solid #000000" fo:border-bottom="none"/>
    </style:style>
    <style:style style:name="Table31.B2" style:family="table-cell">
      <style:table-cell-properties fo:padding="0.097cm" fo:border-left="0.035cm solid #000000" fo:border-right="none" fo:border-top="0.002cm solid #000000" fo:border-bottom="none"/>
    </style:style>
    <style:style style:name="Table31.3" style:family="table-row">
      <style:table-row-properties style:min-row-height="0.561cm"/>
    </style:style>
    <style:style style:name="Table31.A3" style:family="table-cell">
      <style:table-cell-properties fo:padding="0.097cm" fo:border="none"/>
    </style:style>
    <style:style style:name="Table31.B3" style:family="table-cell">
      <style:table-cell-properties fo:padding="0.097cm" fo:border-left="0.035cm solid #000000" fo:border-right="none" fo:border-top="none" fo:border-bottom="none"/>
    </style:style>
    <style:style style:name="Table32" style:family="table">
      <style:table-properties style:width="15.983cm" table:align="right" style:may-break-between-rows="false"/>
    </style:style>
    <style:style style:name="Table32.A" style:family="table-column">
      <style:table-column-properties style:column-width="2.381cm"/>
    </style:style>
    <style:style style:name="Table32.B" style:family="table-column">
      <style:table-column-properties style:column-width="6.853cm"/>
    </style:style>
    <style:style style:name="Table32.C" style:family="table-column">
      <style:table-column-properties style:column-width="6.749cm"/>
    </style:style>
    <style:style style:name="Table32.A1" style:family="table-cell">
      <style:table-cell-properties fo:padding="0.097cm" fo:border-left="none" fo:border-right="none" fo:border-top="none" fo:border-bottom="0.035cm solid #000000"/>
    </style:style>
    <style:style style:name="Table32.B1" style:family="table-cell">
      <style:table-cell-properties fo:padding="0.097cm" fo:border-left="0.035cm solid #000000" fo:border-right="none" fo:border-top="none" fo:border-bottom="0.035cm solid #000000"/>
    </style:style>
    <style:style style:name="Table32.A2" style:family="table-cell">
      <style:table-cell-properties fo:padding="0.097cm" fo:border-left="none" fo:border-right="none" fo:border-top="0.002cm solid #000000" fo:border-bottom="none"/>
    </style:style>
    <style:style style:name="Table32.B2" style:family="table-cell">
      <style:table-cell-properties fo:padding="0.097cm" fo:border-left="0.035cm solid #000000" fo:border-right="none" fo:border-top="0.002cm solid #000000" fo:border-bottom="none"/>
    </style:style>
    <style:style style:name="Table32.A3" style:family="table-cell">
      <style:table-cell-properties fo:padding="0.097cm" fo:border="none"/>
    </style:style>
    <style:style style:name="Table32.B3" style:family="table-cell">
      <style:table-cell-properties fo:padding="0.097cm" fo:border-left="0.035cm solid #000000" fo:border-right="none" fo:border-top="none" fo:border-bottom="none"/>
    </style:style>
    <style:style style:name="Table33" style:family="table">
      <style:table-properties style:width="15.983cm" table:align="right" style:may-break-between-rows="false"/>
    </style:style>
    <style:style style:name="Table33.A" style:family="table-column">
      <style:table-column-properties style:column-width="2.381cm"/>
    </style:style>
    <style:style style:name="Table33.B" style:family="table-column">
      <style:table-column-properties style:column-width="6.853cm"/>
    </style:style>
    <style:style style:name="Table33.C" style:family="table-column">
      <style:table-column-properties style:column-width="6.749cm"/>
    </style:style>
    <style:style style:name="Table33.A1" style:family="table-cell">
      <style:table-cell-properties fo:padding="0.097cm" fo:border-left="none" fo:border-right="none" fo:border-top="none" fo:border-bottom="0.035cm solid #000000"/>
    </style:style>
    <style:style style:name="Table33.B1" style:family="table-cell">
      <style:table-cell-properties fo:padding="0.097cm" fo:border-left="0.035cm solid #000000" fo:border-right="none" fo:border-top="none" fo:border-bottom="0.035cm solid #000000"/>
    </style:style>
    <style:style style:name="Table33.A2" style:family="table-cell">
      <style:table-cell-properties fo:padding="0.097cm" fo:border-left="none" fo:border-right="none" fo:border-top="0.002cm solid #000000" fo:border-bottom="none"/>
    </style:style>
    <style:style style:name="Table33.B2" style:family="table-cell">
      <style:table-cell-properties fo:padding="0.097cm" fo:border-left="0.035cm solid #000000" fo:border-right="none" fo:border-top="0.002cm solid #000000" fo:border-bottom="none"/>
    </style:style>
    <style:style style:name="Table33.A3" style:family="table-cell">
      <style:table-cell-properties fo:padding="0.097cm" fo:border="none"/>
    </style:style>
    <style:style style:name="Table33.B3" style:family="table-cell">
      <style:table-cell-properties fo:padding="0.097cm" fo:border-left="0.035cm solid #000000" fo:border-right="none" fo:border-top="none" fo:border-bottom="none"/>
    </style:style>
    <style:style style:name="Table34" style:family="table">
      <style:table-properties style:width="15.983cm" table:align="right" style:may-break-between-rows="false"/>
    </style:style>
    <style:style style:name="Table34.A" style:family="table-column">
      <style:table-column-properties style:column-width="2.381cm"/>
    </style:style>
    <style:style style:name="Table34.B" style:family="table-column">
      <style:table-column-properties style:column-width="6.853cm"/>
    </style:style>
    <style:style style:name="Table34.C" style:family="table-column">
      <style:table-column-properties style:column-width="6.749cm"/>
    </style:style>
    <style:style style:name="Table34.A1" style:family="table-cell">
      <style:table-cell-properties fo:padding="0.097cm" fo:border-left="none" fo:border-right="none" fo:border-top="none" fo:border-bottom="0.035cm solid #000000"/>
    </style:style>
    <style:style style:name="Table34.B1" style:family="table-cell">
      <style:table-cell-properties fo:padding="0.097cm" fo:border-left="0.035cm solid #000000" fo:border-right="none" fo:border-top="none" fo:border-bottom="0.035cm solid #000000"/>
    </style:style>
    <style:style style:name="Table34.A2" style:family="table-cell">
      <style:table-cell-properties fo:padding="0.097cm" fo:border-left="none" fo:border-right="none" fo:border-top="0.002cm solid #000000" fo:border-bottom="none"/>
    </style:style>
    <style:style style:name="Table34.B2" style:family="table-cell">
      <style:table-cell-properties fo:padding="0.097cm" fo:border-left="0.035cm solid #000000" fo:border-right="none" fo:border-top="0.002cm solid #000000" fo:border-bottom="none"/>
    </style:style>
    <style:style style:name="Table34.A3" style:family="table-cell">
      <style:table-cell-properties fo:padding="0.097cm" fo:border="none"/>
    </style:style>
    <style:style style:name="Table34.B3" style:family="table-cell">
      <style:table-cell-properties fo:padding="0.097cm" fo:border-left="0.035cm solid #000000" fo:border-right="none" fo:border-top="none" fo:border-bottom="none"/>
    </style:style>
    <style:style style:name="Table35" style:family="table">
      <style:table-properties style:width="15.983cm" table:align="right" style:may-break-between-rows="false"/>
    </style:style>
    <style:style style:name="Table35.A" style:family="table-column">
      <style:table-column-properties style:column-width="2.381cm"/>
    </style:style>
    <style:style style:name="Table35.B" style:family="table-column">
      <style:table-column-properties style:column-width="6.853cm"/>
    </style:style>
    <style:style style:name="Table35.C" style:family="table-column">
      <style:table-column-properties style:column-width="6.749cm"/>
    </style:style>
    <style:style style:name="Table35.A1" style:family="table-cell">
      <style:table-cell-properties fo:padding="0.097cm" fo:border-left="none" fo:border-right="none" fo:border-top="none" fo:border-bottom="0.035cm solid #000000"/>
    </style:style>
    <style:style style:name="Table35.B1" style:family="table-cell">
      <style:table-cell-properties fo:padding="0.097cm" fo:border-left="0.035cm solid #000000" fo:border-right="none" fo:border-top="none" fo:border-bottom="0.035cm solid #000000"/>
    </style:style>
    <style:style style:name="Table35.A2" style:family="table-cell">
      <style:table-cell-properties fo:padding="0.097cm" fo:border-left="none" fo:border-right="none" fo:border-top="0.002cm solid #000000" fo:border-bottom="none"/>
    </style:style>
    <style:style style:name="Table35.B2" style:family="table-cell">
      <style:table-cell-properties fo:padding="0.097cm" fo:border-left="0.035cm solid #000000" fo:border-right="none" fo:border-top="0.002cm solid #000000" fo:border-bottom="none"/>
    </style:style>
    <style:style style:name="Table35.A3" style:family="table-cell">
      <style:table-cell-properties fo:padding="0.097cm" fo:border="none"/>
    </style:style>
    <style:style style:name="Table35.B3" style:family="table-cell">
      <style:table-cell-properties fo:padding="0.097cm" fo:border-left="0.035cm solid #000000" fo:border-right="none" fo:border-top="none" fo:border-bottom="none"/>
    </style:style>
    <style:style style:name="Table36" style:family="table">
      <style:table-properties style:width="15.983cm" table:align="right" style:may-break-between-rows="false"/>
    </style:style>
    <style:style style:name="Table36.A" style:family="table-column">
      <style:table-column-properties style:column-width="2.381cm"/>
    </style:style>
    <style:style style:name="Table36.B" style:family="table-column">
      <style:table-column-properties style:column-width="6.853cm"/>
    </style:style>
    <style:style style:name="Table36.C" style:family="table-column">
      <style:table-column-properties style:column-width="6.749cm"/>
    </style:style>
    <style:style style:name="Table36.A1" style:family="table-cell">
      <style:table-cell-properties fo:padding="0.097cm" fo:border-left="none" fo:border-right="none" fo:border-top="none" fo:border-bottom="0.035cm solid #000000"/>
    </style:style>
    <style:style style:name="Table36.B1" style:family="table-cell">
      <style:table-cell-properties fo:padding="0.097cm" fo:border-left="0.035cm solid #000000" fo:border-right="none" fo:border-top="none" fo:border-bottom="0.035cm solid #000000"/>
    </style:style>
    <style:style style:name="Table36.A2" style:family="table-cell">
      <style:table-cell-properties fo:padding="0.097cm" fo:border-left="none" fo:border-right="none" fo:border-top="0.002cm solid #000000" fo:border-bottom="none"/>
    </style:style>
    <style:style style:name="Table36.B2" style:family="table-cell">
      <style:table-cell-properties fo:padding="0.097cm" fo:border-left="0.035cm solid #000000" fo:border-right="none" fo:border-top="0.002cm solid #000000" fo:border-bottom="none"/>
    </style:style>
    <style:style style:name="Table36.A3" style:family="table-cell">
      <style:table-cell-properties fo:padding="0.097cm" fo:border="none"/>
    </style:style>
    <style:style style:name="Table36.B3" style:family="table-cell">
      <style:table-cell-properties fo:padding="0.097cm" fo:border-left="0.035cm solid #000000" fo:border-right="none" fo:border-top="none" fo:border-bottom="none"/>
    </style:style>
    <style:style style:name="Table36.6" style:family="table-row">
      <style:table-row-properties style:min-row-height="0.132cm"/>
    </style:style>
    <style:style style:name="Table37" style:family="table">
      <style:table-properties style:width="15.983cm" table:align="right" style:may-break-between-rows="false"/>
    </style:style>
    <style:style style:name="Table37.A" style:family="table-column">
      <style:table-column-properties style:column-width="2.381cm"/>
    </style:style>
    <style:style style:name="Table37.B" style:family="table-column">
      <style:table-column-properties style:column-width="6.853cm"/>
    </style:style>
    <style:style style:name="Table37.C" style:family="table-column">
      <style:table-column-properties style:column-width="6.749cm"/>
    </style:style>
    <style:style style:name="Table37.A1" style:family="table-cell">
      <style:table-cell-properties fo:padding="0.097cm" fo:border-left="none" fo:border-right="none" fo:border-top="none" fo:border-bottom="0.035cm solid #000000"/>
    </style:style>
    <style:style style:name="Table37.B1" style:family="table-cell">
      <style:table-cell-properties fo:padding="0.097cm" fo:border-left="0.035cm solid #000000" fo:border-right="none" fo:border-top="none" fo:border-bottom="0.035cm solid #000000"/>
    </style:style>
    <style:style style:name="Table37.A2" style:family="table-cell">
      <style:table-cell-properties fo:padding="0.097cm" fo:border-left="none" fo:border-right="none" fo:border-top="0.002cm solid #000000" fo:border-bottom="none"/>
    </style:style>
    <style:style style:name="Table37.B2" style:family="table-cell">
      <style:table-cell-properties fo:padding="0.097cm" fo:border-left="0.035cm solid #000000" fo:border-right="none" fo:border-top="0.002cm solid #000000" fo:border-bottom="none"/>
    </style:style>
    <style:style style:name="Table37.A3" style:family="table-cell">
      <style:table-cell-properties fo:padding="0.097cm" fo:border="none"/>
    </style:style>
    <style:style style:name="Table37.B3" style:family="table-cell">
      <style:table-cell-properties fo:padding="0.097cm" fo:border-left="0.035cm solid #000000" fo:border-right="none" fo:border-top="none" fo:border-bottom="none"/>
    </style:style>
    <style:style style:name="Table38" style:family="table">
      <style:table-properties style:width="15.983cm" table:align="right" style:may-break-between-rows="false"/>
    </style:style>
    <style:style style:name="Table38.A" style:family="table-column">
      <style:table-column-properties style:column-width="2.381cm"/>
    </style:style>
    <style:style style:name="Table38.B" style:family="table-column">
      <style:table-column-properties style:column-width="6.853cm"/>
    </style:style>
    <style:style style:name="Table38.C" style:family="table-column">
      <style:table-column-properties style:column-width="6.749cm"/>
    </style:style>
    <style:style style:name="Table38.A1" style:family="table-cell">
      <style:table-cell-properties fo:padding="0.097cm" fo:border-left="none" fo:border-right="none" fo:border-top="none" fo:border-bottom="0.035cm solid #000000"/>
    </style:style>
    <style:style style:name="Table38.B1" style:family="table-cell">
      <style:table-cell-properties fo:padding="0.097cm" fo:border-left="0.035cm solid #000000" fo:border-right="none" fo:border-top="none" fo:border-bottom="0.035cm solid #000000"/>
    </style:style>
    <style:style style:name="Table38.A2" style:family="table-cell">
      <style:table-cell-properties fo:padding="0.097cm" fo:border-left="none" fo:border-right="none" fo:border-top="0.002cm solid #000000" fo:border-bottom="none"/>
    </style:style>
    <style:style style:name="Table38.B2" style:family="table-cell">
      <style:table-cell-properties fo:padding="0.097cm" fo:border-left="0.035cm solid #000000" fo:border-right="none" fo:border-top="0.002cm solid #000000" fo:border-bottom="none"/>
    </style:style>
    <style:style style:name="Table38.A3" style:family="table-cell">
      <style:table-cell-properties fo:padding="0.097cm" fo:border="none"/>
    </style:style>
    <style:style style:name="Table38.B3" style:family="table-cell">
      <style:table-cell-properties fo:padding="0.097cm" fo:border-left="0.035cm solid #000000" fo:border-right="none" fo:border-top="none" fo:border-bottom="none"/>
    </style:style>
    <style:style style:name="Table39" style:family="table">
      <style:table-properties style:width="15.983cm" table:align="right" style:may-break-between-rows="false"/>
    </style:style>
    <style:style style:name="Table39.A" style:family="table-column">
      <style:table-column-properties style:column-width="2.381cm"/>
    </style:style>
    <style:style style:name="Table39.B" style:family="table-column">
      <style:table-column-properties style:column-width="6.853cm"/>
    </style:style>
    <style:style style:name="Table39.C" style:family="table-column">
      <style:table-column-properties style:column-width="6.749cm"/>
    </style:style>
    <style:style style:name="Table39.A1" style:family="table-cell">
      <style:table-cell-properties fo:padding="0.097cm" fo:border-left="none" fo:border-right="none" fo:border-top="none" fo:border-bottom="0.035cm solid #000000"/>
    </style:style>
    <style:style style:name="Table39.B1" style:family="table-cell">
      <style:table-cell-properties fo:padding="0.097cm" fo:border-left="0.035cm solid #000000" fo:border-right="none" fo:border-top="none" fo:border-bottom="0.035cm solid #000000"/>
    </style:style>
    <style:style style:name="Table39.A2" style:family="table-cell">
      <style:table-cell-properties fo:padding="0.097cm" fo:border-left="none" fo:border-right="none" fo:border-top="0.002cm solid #000000" fo:border-bottom="none"/>
    </style:style>
    <style:style style:name="Table39.B2" style:family="table-cell">
      <style:table-cell-properties fo:padding="0.097cm" fo:border-left="0.035cm solid #000000" fo:border-right="none" fo:border-top="0.002cm solid #000000" fo:border-bottom="none"/>
    </style:style>
    <style:style style:name="Table39.A3" style:family="table-cell">
      <style:table-cell-properties fo:padding="0.097cm" fo:border="none"/>
    </style:style>
    <style:style style:name="Table39.B3" style:family="table-cell">
      <style:table-cell-properties fo:padding="0.097cm" fo:border-left="0.035cm solid #000000" fo:border-right="none" fo:border-top="none" fo:border-bottom="none"/>
    </style:style>
    <style:style style:name="Table40" style:family="table">
      <style:table-properties style:width="15.983cm" table:align="right" style:may-break-between-rows="false"/>
    </style:style>
    <style:style style:name="Table40.A" style:family="table-column">
      <style:table-column-properties style:column-width="2.381cm"/>
    </style:style>
    <style:style style:name="Table40.B" style:family="table-column">
      <style:table-column-properties style:column-width="6.853cm"/>
    </style:style>
    <style:style style:name="Table40.C" style:family="table-column">
      <style:table-column-properties style:column-width="6.749cm"/>
    </style:style>
    <style:style style:name="Table40.A1" style:family="table-cell">
      <style:table-cell-properties fo:padding="0.097cm" fo:border-left="none" fo:border-right="none" fo:border-top="none" fo:border-bottom="0.035cm solid #000000"/>
    </style:style>
    <style:style style:name="Table40.B1" style:family="table-cell">
      <style:table-cell-properties fo:padding="0.097cm" fo:border-left="0.035cm solid #000000" fo:border-right="none" fo:border-top="none" fo:border-bottom="0.035cm solid #000000"/>
    </style:style>
    <style:style style:name="Table40.A2" style:family="table-cell">
      <style:table-cell-properties fo:padding="0.097cm" fo:border-left="none" fo:border-right="none" fo:border-top="0.002cm solid #000000" fo:border-bottom="none"/>
    </style:style>
    <style:style style:name="Table40.B2" style:family="table-cell">
      <style:table-cell-properties fo:padding="0.097cm" fo:border-left="0.035cm solid #000000" fo:border-right="none" fo:border-top="0.002cm solid #000000" fo:border-bottom="none"/>
    </style:style>
    <style:style style:name="Table40.A3" style:family="table-cell">
      <style:table-cell-properties fo:padding="0.097cm" fo:border="none"/>
    </style:style>
    <style:style style:name="Table40.B3" style:family="table-cell">
      <style:table-cell-properties fo:padding="0.097cm" fo:border-left="0.035cm solid #000000" fo:border-right="none" fo:border-top="none" fo:border-bottom="none"/>
    </style:style>
    <style:style style:name="Table42" style:family="table">
      <style:table-properties style:width="15.983cm" table:align="right" style:may-break-between-rows="false"/>
    </style:style>
    <style:style style:name="Table42.A" style:family="table-column">
      <style:table-column-properties style:column-width="2.381cm"/>
    </style:style>
    <style:style style:name="Table42.B" style:family="table-column">
      <style:table-column-properties style:column-width="6.853cm"/>
    </style:style>
    <style:style style:name="Table42.C" style:family="table-column">
      <style:table-column-properties style:column-width="6.749cm"/>
    </style:style>
    <style:style style:name="Table42.A1" style:family="table-cell">
      <style:table-cell-properties fo:padding="0.097cm" fo:border-left="none" fo:border-right="none" fo:border-top="none" fo:border-bottom="0.035cm solid #000000"/>
    </style:style>
    <style:style style:name="Table42.B1" style:family="table-cell">
      <style:table-cell-properties fo:padding="0.097cm" fo:border-left="0.035cm solid #000000" fo:border-right="none" fo:border-top="none" fo:border-bottom="0.035cm solid #000000"/>
    </style:style>
    <style:style style:name="Table42.A2" style:family="table-cell">
      <style:table-cell-properties fo:padding="0.097cm" fo:border-left="none" fo:border-right="none" fo:border-top="0.002cm solid #000000" fo:border-bottom="none"/>
    </style:style>
    <style:style style:name="Table42.B2" style:family="table-cell">
      <style:table-cell-properties fo:padding="0.097cm" fo:border-left="0.035cm solid #000000" fo:border-right="none" fo:border-top="0.002cm solid #000000" fo:border-bottom="none"/>
    </style:style>
    <style:style style:name="Table42.A3" style:family="table-cell">
      <style:table-cell-properties fo:padding="0.097cm" fo:border="none"/>
    </style:style>
    <style:style style:name="Table42.B3" style:family="table-cell">
      <style:table-cell-properties fo:padding="0.097cm" fo:border-left="0.035cm solid #000000" fo:border-right="none" fo:border-top="none" fo:border-bottom="none"/>
    </style:style>
    <style:style style:name="Table43" style:family="table">
      <style:table-properties style:width="15.983cm" table:align="right" style:may-break-between-rows="false"/>
    </style:style>
    <style:style style:name="Table43.A" style:family="table-column">
      <style:table-column-properties style:column-width="2.381cm"/>
    </style:style>
    <style:style style:name="Table43.B" style:family="table-column">
      <style:table-column-properties style:column-width="6.853cm"/>
    </style:style>
    <style:style style:name="Table43.C" style:family="table-column">
      <style:table-column-properties style:column-width="6.749cm"/>
    </style:style>
    <style:style style:name="Table43.A1" style:family="table-cell">
      <style:table-cell-properties fo:padding="0.097cm" fo:border-left="none" fo:border-right="none" fo:border-top="none" fo:border-bottom="0.035cm solid #000000"/>
    </style:style>
    <style:style style:name="Table43.B1" style:family="table-cell">
      <style:table-cell-properties fo:padding="0.097cm" fo:border-left="0.035cm solid #000000" fo:border-right="none" fo:border-top="none" fo:border-bottom="0.035cm solid #000000"/>
    </style:style>
    <style:style style:name="Table43.A2" style:family="table-cell">
      <style:table-cell-properties fo:padding="0.097cm" fo:border-left="none" fo:border-right="none" fo:border-top="0.002cm solid #000000" fo:border-bottom="none"/>
    </style:style>
    <style:style style:name="Table43.B2" style:family="table-cell">
      <style:table-cell-properties fo:padding="0.097cm" fo:border-left="0.035cm solid #000000" fo:border-right="none" fo:border-top="0.002cm solid #000000" fo:border-bottom="none"/>
    </style:style>
    <style:style style:name="Table43.A3" style:family="table-cell">
      <style:table-cell-properties fo:padding="0.097cm" fo:border="none"/>
    </style:style>
    <style:style style:name="Table43.B3" style:family="table-cell">
      <style:table-cell-properties fo:padding="0.097cm" fo:border-left="0.035cm solid #000000" fo:border-right="none" fo:border-top="none" fo:border-bottom="none"/>
    </style:style>
    <style:style style:name="Table44" style:family="table">
      <style:table-properties style:width="15.983cm" table:align="right" style:may-break-between-rows="false"/>
    </style:style>
    <style:style style:name="Table44.A" style:family="table-column">
      <style:table-column-properties style:column-width="2.381cm"/>
    </style:style>
    <style:style style:name="Table44.B" style:family="table-column">
      <style:table-column-properties style:column-width="6.853cm"/>
    </style:style>
    <style:style style:name="Table44.C" style:family="table-column">
      <style:table-column-properties style:column-width="6.749cm"/>
    </style:style>
    <style:style style:name="Table44.A1" style:family="table-cell">
      <style:table-cell-properties fo:padding="0.097cm" fo:border-left="none" fo:border-right="none" fo:border-top="none" fo:border-bottom="0.035cm solid #000000"/>
    </style:style>
    <style:style style:name="Table44.B1" style:family="table-cell">
      <style:table-cell-properties fo:padding="0.097cm" fo:border-left="0.035cm solid #000000" fo:border-right="none" fo:border-top="none" fo:border-bottom="0.035cm solid #000000"/>
    </style:style>
    <style:style style:name="Table44.A2" style:family="table-cell">
      <style:table-cell-properties fo:padding="0.097cm" fo:border-left="none" fo:border-right="none" fo:border-top="0.002cm solid #000000" fo:border-bottom="none"/>
    </style:style>
    <style:style style:name="Table44.B2" style:family="table-cell">
      <style:table-cell-properties fo:padding="0.097cm" fo:border-left="0.035cm solid #000000" fo:border-right="none" fo:border-top="0.002cm solid #000000" fo:border-bottom="none"/>
    </style:style>
    <style:style style:name="Table44.A3" style:family="table-cell">
      <style:table-cell-properties fo:padding="0.097cm" fo:border="none"/>
    </style:style>
    <style:style style:name="Table44.B3" style:family="table-cell">
      <style:table-cell-properties fo:padding="0.097cm" fo:border-left="0.035cm solid #000000" fo:border-right="none" fo:border-top="none" fo:border-bottom="none"/>
    </style:style>
    <style:style style:name="Table45" style:family="table">
      <style:table-properties style:width="15.983cm" table:align="right" style:may-break-between-rows="false"/>
    </style:style>
    <style:style style:name="Table45.A" style:family="table-column">
      <style:table-column-properties style:column-width="2.381cm"/>
    </style:style>
    <style:style style:name="Table45.B" style:family="table-column">
      <style:table-column-properties style:column-width="6.853cm"/>
    </style:style>
    <style:style style:name="Table45.C" style:family="table-column">
      <style:table-column-properties style:column-width="6.749cm"/>
    </style:style>
    <style:style style:name="Table45.A1" style:family="table-cell">
      <style:table-cell-properties fo:padding="0.097cm" fo:border-left="none" fo:border-right="none" fo:border-top="none" fo:border-bottom="0.035cm solid #000000"/>
    </style:style>
    <style:style style:name="Table45.B1" style:family="table-cell">
      <style:table-cell-properties fo:padding="0.097cm" fo:border-left="0.035cm solid #000000" fo:border-right="none" fo:border-top="none" fo:border-bottom="0.035cm solid #000000"/>
    </style:style>
    <style:style style:name="Table45.A2" style:family="table-cell">
      <style:table-cell-properties fo:padding="0.097cm" fo:border-left="none" fo:border-right="none" fo:border-top="0.002cm solid #000000" fo:border-bottom="none"/>
    </style:style>
    <style:style style:name="Table45.B2" style:family="table-cell">
      <style:table-cell-properties fo:padding="0.097cm" fo:border-left="0.035cm solid #000000" fo:border-right="none" fo:border-top="0.002cm solid #000000" fo:border-bottom="none"/>
    </style:style>
    <style:style style:name="Table45.A3" style:family="table-cell">
      <style:table-cell-properties fo:padding="0.097cm" fo:border="none"/>
    </style:style>
    <style:style style:name="Table45.B3" style:family="table-cell">
      <style:table-cell-properties fo:padding="0.097cm" fo:border-left="0.035cm solid #000000" fo:border-right="none" fo:border-top="none" fo:border-bottom="none"/>
    </style:style>
    <style:style style:name="Table46" style:family="table">
      <style:table-properties style:width="15.983cm" table:align="right" style:may-break-between-rows="false"/>
    </style:style>
    <style:style style:name="Table46.A" style:family="table-column">
      <style:table-column-properties style:column-width="2.381cm"/>
    </style:style>
    <style:style style:name="Table46.B" style:family="table-column">
      <style:table-column-properties style:column-width="6.853cm"/>
    </style:style>
    <style:style style:name="Table46.C" style:family="table-column">
      <style:table-column-properties style:column-width="6.749cm"/>
    </style:style>
    <style:style style:name="Table46.A1" style:family="table-cell">
      <style:table-cell-properties fo:padding="0.097cm" fo:border-left="none" fo:border-right="none" fo:border-top="none" fo:border-bottom="0.035cm solid #000000"/>
    </style:style>
    <style:style style:name="Table46.B1" style:family="table-cell">
      <style:table-cell-properties fo:padding="0.097cm" fo:border-left="0.035cm solid #000000" fo:border-right="none" fo:border-top="none" fo:border-bottom="0.035cm solid #000000"/>
    </style:style>
    <style:style style:name="Table46.A2" style:family="table-cell">
      <style:table-cell-properties fo:padding="0.097cm" fo:border-left="none" fo:border-right="none" fo:border-top="0.002cm solid #000000" fo:border-bottom="none"/>
    </style:style>
    <style:style style:name="Table46.B2" style:family="table-cell">
      <style:table-cell-properties fo:padding="0.097cm" fo:border-left="0.035cm solid #000000" fo:border-right="none" fo:border-top="0.002cm solid #000000" fo:border-bottom="none"/>
    </style:style>
    <style:style style:name="Table46.A3" style:family="table-cell">
      <style:table-cell-properties fo:padding="0.097cm" fo:border="none"/>
    </style:style>
    <style:style style:name="Table46.B3" style:family="table-cell">
      <style:table-cell-properties fo:padding="0.097cm" fo:border-left="0.035cm solid #000000" fo:border-right="none" fo:border-top="none" fo:border-bottom="none"/>
    </style:style>
    <style:style style:name="Table47" style:family="table">
      <style:table-properties style:width="15.983cm" table:align="right" style:may-break-between-rows="false"/>
    </style:style>
    <style:style style:name="Table47.A" style:family="table-column">
      <style:table-column-properties style:column-width="2.381cm"/>
    </style:style>
    <style:style style:name="Table47.B" style:family="table-column">
      <style:table-column-properties style:column-width="6.853cm"/>
    </style:style>
    <style:style style:name="Table47.C" style:family="table-column">
      <style:table-column-properties style:column-width="6.749cm"/>
    </style:style>
    <style:style style:name="Table47.A1" style:family="table-cell">
      <style:table-cell-properties fo:padding="0.097cm" fo:border-left="none" fo:border-right="none" fo:border-top="none" fo:border-bottom="0.035cm solid #000000"/>
    </style:style>
    <style:style style:name="Table47.B1" style:family="table-cell">
      <style:table-cell-properties fo:padding="0.097cm" fo:border-left="0.035cm solid #000000" fo:border-right="none" fo:border-top="none" fo:border-bottom="0.035cm solid #000000"/>
    </style:style>
    <style:style style:name="Table47.A2" style:family="table-cell">
      <style:table-cell-properties fo:padding="0.097cm" fo:border-left="none" fo:border-right="none" fo:border-top="0.002cm solid #000000" fo:border-bottom="none"/>
    </style:style>
    <style:style style:name="Table47.B2" style:family="table-cell">
      <style:table-cell-properties fo:padding="0.097cm" fo:border-left="0.035cm solid #000000" fo:border-right="none" fo:border-top="0.002cm solid #000000" fo:border-bottom="none"/>
    </style:style>
    <style:style style:name="Table47.A3" style:family="table-cell">
      <style:table-cell-properties fo:padding="0.097cm" fo:border="none"/>
    </style:style>
    <style:style style:name="Table47.B3" style:family="table-cell">
      <style:table-cell-properties fo:padding="0.097cm" fo:border-left="0.035cm solid #000000" fo:border-right="none" fo:border-top="none" fo:border-bottom="none"/>
    </style:style>
    <style:style style:name="Table48" style:family="table">
      <style:table-properties style:width="15.983cm" table:align="right" style:may-break-between-rows="false"/>
    </style:style>
    <style:style style:name="Table48.A" style:family="table-column">
      <style:table-column-properties style:column-width="2.381cm"/>
    </style:style>
    <style:style style:name="Table48.B" style:family="table-column">
      <style:table-column-properties style:column-width="6.853cm"/>
    </style:style>
    <style:style style:name="Table48.C" style:family="table-column">
      <style:table-column-properties style:column-width="6.749cm"/>
    </style:style>
    <style:style style:name="Table48.A1" style:family="table-cell">
      <style:table-cell-properties fo:padding="0.097cm" fo:border-left="none" fo:border-right="none" fo:border-top="none" fo:border-bottom="0.035cm solid #000000"/>
    </style:style>
    <style:style style:name="Table48.B1" style:family="table-cell">
      <style:table-cell-properties fo:padding="0.097cm" fo:border-left="0.035cm solid #000000" fo:border-right="none" fo:border-top="none" fo:border-bottom="0.035cm solid #000000"/>
    </style:style>
    <style:style style:name="Table48.A2" style:family="table-cell">
      <style:table-cell-properties fo:padding="0.097cm" fo:border-left="none" fo:border-right="none" fo:border-top="0.002cm solid #000000" fo:border-bottom="none"/>
    </style:style>
    <style:style style:name="Table48.B2" style:family="table-cell">
      <style:table-cell-properties fo:padding="0.097cm" fo:border-left="0.035cm solid #000000" fo:border-right="none" fo:border-top="0.002cm solid #000000" fo:border-bottom="none"/>
    </style:style>
    <style:style style:name="Table48.A3" style:family="table-cell">
      <style:table-cell-properties fo:padding="0.097cm" fo:border="none"/>
    </style:style>
    <style:style style:name="Table48.B3" style:family="table-cell">
      <style:table-cell-properties fo:padding="0.097cm" fo:border-left="0.035cm solid #000000" fo:border-right="none" fo:border-top="none" fo:border-bottom="none"/>
    </style:style>
    <style:style style:name="Table49" style:family="table">
      <style:table-properties style:width="15.983cm" table:align="right" style:may-break-between-rows="false"/>
    </style:style>
    <style:style style:name="Table49.A" style:family="table-column">
      <style:table-column-properties style:column-width="2.381cm"/>
    </style:style>
    <style:style style:name="Table49.B" style:family="table-column">
      <style:table-column-properties style:column-width="6.853cm"/>
    </style:style>
    <style:style style:name="Table49.C" style:family="table-column">
      <style:table-column-properties style:column-width="6.749cm"/>
    </style:style>
    <style:style style:name="Table49.A1" style:family="table-cell">
      <style:table-cell-properties fo:padding="0.097cm" fo:border-left="none" fo:border-right="none" fo:border-top="none" fo:border-bottom="0.035cm solid #000000"/>
    </style:style>
    <style:style style:name="Table49.B1" style:family="table-cell">
      <style:table-cell-properties fo:padding="0.097cm" fo:border-left="0.035cm solid #000000" fo:border-right="none" fo:border-top="none" fo:border-bottom="0.035cm solid #000000"/>
    </style:style>
    <style:style style:name="Table49.A2" style:family="table-cell">
      <style:table-cell-properties fo:padding="0.097cm" fo:border-left="none" fo:border-right="none" fo:border-top="0.002cm solid #000000" fo:border-bottom="none"/>
    </style:style>
    <style:style style:name="Table49.B2" style:family="table-cell">
      <style:table-cell-properties fo:padding="0.097cm" fo:border-left="0.035cm solid #000000" fo:border-right="none" fo:border-top="0.002cm solid #000000" fo:border-bottom="none"/>
    </style:style>
    <style:style style:name="Table49.A3" style:family="table-cell">
      <style:table-cell-properties fo:padding="0.097cm" fo:border="none"/>
    </style:style>
    <style:style style:name="Table49.B3" style:family="table-cell">
      <style:table-cell-properties fo:padding="0.097cm" fo:border-left="0.035cm solid #000000" fo:border-right="none" fo:border-top="none" fo:border-bottom="none"/>
    </style:style>
    <style:style style:name="Table50" style:family="table">
      <style:table-properties style:width="15.983cm" table:align="right" style:may-break-between-rows="false"/>
    </style:style>
    <style:style style:name="Table50.A" style:family="table-column">
      <style:table-column-properties style:column-width="2.381cm"/>
    </style:style>
    <style:style style:name="Table50.B" style:family="table-column">
      <style:table-column-properties style:column-width="6.853cm"/>
    </style:style>
    <style:style style:name="Table50.C" style:family="table-column">
      <style:table-column-properties style:column-width="6.749cm"/>
    </style:style>
    <style:style style:name="Table50.A1" style:family="table-cell">
      <style:table-cell-properties fo:padding="0.097cm" fo:border-left="none" fo:border-right="none" fo:border-top="none" fo:border-bottom="0.035cm solid #000000"/>
    </style:style>
    <style:style style:name="Table50.B1" style:family="table-cell">
      <style:table-cell-properties fo:padding="0.097cm" fo:border-left="0.035cm solid #000000" fo:border-right="none" fo:border-top="none" fo:border-bottom="0.035cm solid #000000"/>
    </style:style>
    <style:style style:name="Table50.A2" style:family="table-cell">
      <style:table-cell-properties fo:padding="0.097cm" fo:border-left="none" fo:border-right="none" fo:border-top="0.002cm solid #000000" fo:border-bottom="none"/>
    </style:style>
    <style:style style:name="Table50.B2" style:family="table-cell">
      <style:table-cell-properties fo:padding="0.097cm" fo:border-left="0.035cm solid #000000" fo:border-right="none" fo:border-top="0.002cm solid #000000" fo:border-bottom="none"/>
    </style:style>
    <style:style style:name="Table50.A3" style:family="table-cell">
      <style:table-cell-properties fo:padding="0.097cm" fo:border="none"/>
    </style:style>
    <style:style style:name="Table50.B3" style:family="table-cell">
      <style:table-cell-properties fo:padding="0.097cm" fo:border-left="0.035cm solid #000000" fo:border-right="none" fo:border-top="none" fo:border-bottom="none"/>
    </style:style>
    <style:style style:name="Table51" style:family="table">
      <style:table-properties style:width="15.983cm" table:align="right" style:may-break-between-rows="false"/>
    </style:style>
    <style:style style:name="Table51.A" style:family="table-column">
      <style:table-column-properties style:column-width="2.381cm"/>
    </style:style>
    <style:style style:name="Table51.B" style:family="table-column">
      <style:table-column-properties style:column-width="6.853cm"/>
    </style:style>
    <style:style style:name="Table51.C" style:family="table-column">
      <style:table-column-properties style:column-width="6.749cm"/>
    </style:style>
    <style:style style:name="Table51.A1" style:family="table-cell">
      <style:table-cell-properties fo:padding="0.097cm" fo:border-left="none" fo:border-right="none" fo:border-top="none" fo:border-bottom="0.035cm solid #000000"/>
    </style:style>
    <style:style style:name="Table51.B1" style:family="table-cell">
      <style:table-cell-properties fo:padding="0.097cm" fo:border-left="0.035cm solid #000000" fo:border-right="none" fo:border-top="none" fo:border-bottom="0.035cm solid #000000"/>
    </style:style>
    <style:style style:name="Table51.A2" style:family="table-cell">
      <style:table-cell-properties fo:padding="0.097cm" fo:border-left="none" fo:border-right="none" fo:border-top="0.002cm solid #000000" fo:border-bottom="none"/>
    </style:style>
    <style:style style:name="Table51.B2" style:family="table-cell">
      <style:table-cell-properties fo:padding="0.097cm" fo:border-left="0.035cm solid #000000" fo:border-right="none" fo:border-top="0.002cm solid #000000" fo:border-bottom="none"/>
    </style:style>
    <style:style style:name="Table51.A3" style:family="table-cell">
      <style:table-cell-properties fo:padding="0.097cm" fo:border="none"/>
    </style:style>
    <style:style style:name="Table51.B3" style:family="table-cell">
      <style:table-cell-properties fo:padding="0.097cm" fo:border-left="0.035cm solid #000000" fo:border-right="none" fo:border-top="none" fo:border-bottom="none"/>
    </style:style>
    <style:style style:name="Table52" style:family="table">
      <style:table-properties style:width="15.983cm" table:align="right" style:may-break-between-rows="false"/>
    </style:style>
    <style:style style:name="Table52.A" style:family="table-column">
      <style:table-column-properties style:column-width="2.381cm"/>
    </style:style>
    <style:style style:name="Table52.B" style:family="table-column">
      <style:table-column-properties style:column-width="6.853cm"/>
    </style:style>
    <style:style style:name="Table52.C" style:family="table-column">
      <style:table-column-properties style:column-width="6.749cm"/>
    </style:style>
    <style:style style:name="Table52.A1" style:family="table-cell">
      <style:table-cell-properties fo:padding="0.097cm" fo:border-left="none" fo:border-right="none" fo:border-top="none" fo:border-bottom="0.035cm solid #000000"/>
    </style:style>
    <style:style style:name="Table52.B1" style:family="table-cell">
      <style:table-cell-properties fo:padding="0.097cm" fo:border-left="0.035cm solid #000000" fo:border-right="none" fo:border-top="none" fo:border-bottom="0.035cm solid #000000"/>
    </style:style>
    <style:style style:name="Table52.A2" style:family="table-cell">
      <style:table-cell-properties fo:padding="0.097cm" fo:border-left="none" fo:border-right="none" fo:border-top="0.002cm solid #000000" fo:border-bottom="none"/>
    </style:style>
    <style:style style:name="Table52.B2" style:family="table-cell">
      <style:table-cell-properties fo:padding="0.097cm" fo:border-left="0.035cm solid #000000" fo:border-right="none" fo:border-top="0.002cm solid #000000" fo:border-bottom="none"/>
    </style:style>
    <style:style style:name="Table52.A3" style:family="table-cell">
      <style:table-cell-properties fo:padding="0.097cm" fo:border="none"/>
    </style:style>
    <style:style style:name="Table52.B3" style:family="table-cell">
      <style:table-cell-properties fo:padding="0.097cm" fo:border-left="0.035cm solid #000000" fo:border-right="none" fo:border-top="none" fo:border-bottom="none"/>
    </style:style>
    <style:style style:name="Table53" style:family="table">
      <style:table-properties style:width="15.983cm" table:align="right" style:may-break-between-rows="false"/>
    </style:style>
    <style:style style:name="Table53.A" style:family="table-column">
      <style:table-column-properties style:column-width="2.381cm"/>
    </style:style>
    <style:style style:name="Table53.B" style:family="table-column">
      <style:table-column-properties style:column-width="6.853cm"/>
    </style:style>
    <style:style style:name="Table53.C" style:family="table-column">
      <style:table-column-properties style:column-width="6.749cm"/>
    </style:style>
    <style:style style:name="Table53.A1" style:family="table-cell">
      <style:table-cell-properties fo:padding="0.097cm" fo:border-left="none" fo:border-right="none" fo:border-top="none" fo:border-bottom="0.035cm solid #000000"/>
    </style:style>
    <style:style style:name="Table53.B1" style:family="table-cell">
      <style:table-cell-properties fo:padding="0.097cm" fo:border-left="0.035cm solid #000000" fo:border-right="none" fo:border-top="none" fo:border-bottom="0.035cm solid #000000"/>
    </style:style>
    <style:style style:name="Table53.A2" style:family="table-cell">
      <style:table-cell-properties fo:padding="0.097cm" fo:border-left="none" fo:border-right="none" fo:border-top="0.002cm solid #000000" fo:border-bottom="none"/>
    </style:style>
    <style:style style:name="Table53.B2" style:family="table-cell">
      <style:table-cell-properties fo:padding="0.097cm" fo:border-left="0.035cm solid #000000" fo:border-right="none" fo:border-top="0.002cm solid #000000" fo:border-bottom="none"/>
    </style:style>
    <style:style style:name="Table53.A3" style:family="table-cell">
      <style:table-cell-properties fo:padding="0.097cm" fo:border="none"/>
    </style:style>
    <style:style style:name="Table53.B3" style:family="table-cell">
      <style:table-cell-properties fo:padding="0.097cm" fo:border-left="0.035cm solid #000000" fo:border-right="none" fo:border-top="none" fo:border-bottom="none"/>
    </style:style>
    <style:style style:name="Table55" style:family="table">
      <style:table-properties style:width="15.983cm" table:align="right" style:may-break-between-rows="false"/>
    </style:style>
    <style:style style:name="Table55.A" style:family="table-column">
      <style:table-column-properties style:column-width="2.381cm"/>
    </style:style>
    <style:style style:name="Table55.B" style:family="table-column">
      <style:table-column-properties style:column-width="6.853cm"/>
    </style:style>
    <style:style style:name="Table55.C" style:family="table-column">
      <style:table-column-properties style:column-width="6.749cm"/>
    </style:style>
    <style:style style:name="Table55.A1" style:family="table-cell">
      <style:table-cell-properties fo:padding="0.097cm" fo:border-left="none" fo:border-right="none" fo:border-top="none" fo:border-bottom="0.035cm solid #000000"/>
    </style:style>
    <style:style style:name="Table55.B1" style:family="table-cell">
      <style:table-cell-properties fo:padding="0.097cm" fo:border-left="0.035cm solid #000000" fo:border-right="none" fo:border-top="none" fo:border-bottom="0.035cm solid #000000"/>
    </style:style>
    <style:style style:name="Table55.A2" style:family="table-cell">
      <style:table-cell-properties fo:padding="0.097cm" fo:border-left="none" fo:border-right="none" fo:border-top="0.002cm solid #000000" fo:border-bottom="none"/>
    </style:style>
    <style:style style:name="Table55.B2" style:family="table-cell">
      <style:table-cell-properties fo:padding="0.097cm" fo:border-left="0.035cm solid #000000" fo:border-right="none" fo:border-top="0.002cm solid #000000" fo:border-bottom="none"/>
    </style:style>
    <style:style style:name="Table55.A3" style:family="table-cell">
      <style:table-cell-properties fo:padding="0.097cm" fo:border="none"/>
    </style:style>
    <style:style style:name="Table55.B3" style:family="table-cell">
      <style:table-cell-properties fo:padding="0.097cm" fo:border-left="0.035cm solid #000000" fo:border-right="none" fo:border-top="none" fo:border-bottom="none"/>
    </style:style>
    <style:style style:name="Table56" style:family="table">
      <style:table-properties style:width="15.983cm" table:align="right" style:may-break-between-rows="false"/>
    </style:style>
    <style:style style:name="Table56.A" style:family="table-column">
      <style:table-column-properties style:column-width="2.381cm"/>
    </style:style>
    <style:style style:name="Table56.B" style:family="table-column">
      <style:table-column-properties style:column-width="6.853cm"/>
    </style:style>
    <style:style style:name="Table56.C" style:family="table-column">
      <style:table-column-properties style:column-width="6.749cm"/>
    </style:style>
    <style:style style:name="Table56.A1" style:family="table-cell">
      <style:table-cell-properties fo:padding="0.097cm" fo:border-left="none" fo:border-right="none" fo:border-top="none" fo:border-bottom="0.035cm solid #000000"/>
    </style:style>
    <style:style style:name="Table56.B1" style:family="table-cell">
      <style:table-cell-properties fo:padding="0.097cm" fo:border-left="0.035cm solid #000000" fo:border-right="none" fo:border-top="none" fo:border-bottom="0.035cm solid #000000"/>
    </style:style>
    <style:style style:name="Table56.A2" style:family="table-cell">
      <style:table-cell-properties fo:padding="0.097cm" fo:border-left="none" fo:border-right="none" fo:border-top="0.002cm solid #000000" fo:border-bottom="none"/>
    </style:style>
    <style:style style:name="Table56.B2" style:family="table-cell">
      <style:table-cell-properties fo:padding="0.097cm" fo:border-left="0.035cm solid #000000" fo:border-right="none" fo:border-top="0.002cm solid #000000" fo:border-bottom="none"/>
    </style:style>
    <style:style style:name="Table56.A3" style:family="table-cell">
      <style:table-cell-properties fo:padding="0.097cm" fo:border="none"/>
    </style:style>
    <style:style style:name="Table56.B3" style:family="table-cell">
      <style:table-cell-properties fo:padding="0.097cm" fo:border-left="0.035cm solid #000000" fo:border-right="none" fo:border-top="none" fo:border-bottom="none"/>
    </style:style>
    <style:style style:name="Table57" style:family="table">
      <style:table-properties style:width="15.983cm" table:align="right" style:may-break-between-rows="false"/>
    </style:style>
    <style:style style:name="Table57.A" style:family="table-column">
      <style:table-column-properties style:column-width="2.381cm"/>
    </style:style>
    <style:style style:name="Table57.B" style:family="table-column">
      <style:table-column-properties style:column-width="6.853cm"/>
    </style:style>
    <style:style style:name="Table57.C" style:family="table-column">
      <style:table-column-properties style:column-width="6.749cm"/>
    </style:style>
    <style:style style:name="Table57.A1" style:family="table-cell">
      <style:table-cell-properties fo:padding="0.097cm" fo:border-left="none" fo:border-right="none" fo:border-top="none" fo:border-bottom="0.035cm solid #000000"/>
    </style:style>
    <style:style style:name="Table57.B1" style:family="table-cell">
      <style:table-cell-properties fo:padding="0.097cm" fo:border-left="0.035cm solid #000000" fo:border-right="none" fo:border-top="none" fo:border-bottom="0.035cm solid #000000"/>
    </style:style>
    <style:style style:name="Table57.A2" style:family="table-cell">
      <style:table-cell-properties fo:padding="0.097cm" fo:border-left="none" fo:border-right="none" fo:border-top="0.002cm solid #000000" fo:border-bottom="none"/>
    </style:style>
    <style:style style:name="Table57.B2" style:family="table-cell">
      <style:table-cell-properties fo:padding="0.097cm" fo:border-left="0.035cm solid #000000" fo:border-right="none" fo:border-top="0.002cm solid #000000" fo:border-bottom="none"/>
    </style:style>
    <style:style style:name="Table57.A3" style:family="table-cell">
      <style:table-cell-properties fo:padding="0.097cm" fo:border="none"/>
    </style:style>
    <style:style style:name="Table57.B3" style:family="table-cell">
      <style:table-cell-properties fo:padding="0.097cm" fo:border-left="0.035cm solid #000000" fo:border-right="none" fo:border-top="none" fo:border-bottom="none"/>
    </style:style>
    <style:style style:name="Table58" style:family="table">
      <style:table-properties style:width="15.983cm" table:align="right" style:may-break-between-rows="false"/>
    </style:style>
    <style:style style:name="Table58.A" style:family="table-column">
      <style:table-column-properties style:column-width="2.381cm"/>
    </style:style>
    <style:style style:name="Table58.B" style:family="table-column">
      <style:table-column-properties style:column-width="6.853cm"/>
    </style:style>
    <style:style style:name="Table58.C" style:family="table-column">
      <style:table-column-properties style:column-width="6.749cm"/>
    </style:style>
    <style:style style:name="Table58.A1" style:family="table-cell">
      <style:table-cell-properties fo:padding="0.097cm" fo:border-left="none" fo:border-right="none" fo:border-top="none" fo:border-bottom="0.035cm solid #000000"/>
    </style:style>
    <style:style style:name="Table58.B1" style:family="table-cell">
      <style:table-cell-properties fo:padding="0.097cm" fo:border-left="0.035cm solid #000000" fo:border-right="none" fo:border-top="none" fo:border-bottom="0.035cm solid #000000"/>
    </style:style>
    <style:style style:name="Table58.A2" style:family="table-cell">
      <style:table-cell-properties fo:padding="0.097cm" fo:border-left="none" fo:border-right="none" fo:border-top="0.002cm solid #000000" fo:border-bottom="none"/>
    </style:style>
    <style:style style:name="Table58.B2" style:family="table-cell">
      <style:table-cell-properties fo:padding="0.097cm" fo:border-left="0.035cm solid #000000" fo:border-right="none" fo:border-top="0.002cm solid #000000" fo:border-bottom="none"/>
    </style:style>
    <style:style style:name="Table58.A3" style:family="table-cell">
      <style:table-cell-properties fo:padding="0.097cm" fo:border="none"/>
    </style:style>
    <style:style style:name="Table58.B3" style:family="table-cell">
      <style:table-cell-properties fo:padding="0.097cm" fo:border-left="0.035cm solid #000000" fo:border-right="none" fo:border-top="none" fo:border-bottom="none"/>
    </style:style>
    <style:style style:name="Table59" style:family="table">
      <style:table-properties style:width="15.983cm" table:align="right" style:may-break-between-rows="false"/>
    </style:style>
    <style:style style:name="Table59.A" style:family="table-column">
      <style:table-column-properties style:column-width="2.381cm"/>
    </style:style>
    <style:style style:name="Table59.B" style:family="table-column">
      <style:table-column-properties style:column-width="6.853cm"/>
    </style:style>
    <style:style style:name="Table59.C" style:family="table-column">
      <style:table-column-properties style:column-width="6.749cm"/>
    </style:style>
    <style:style style:name="Table59.A1" style:family="table-cell">
      <style:table-cell-properties fo:padding="0.097cm" fo:border-left="none" fo:border-right="none" fo:border-top="none" fo:border-bottom="0.035cm solid #000000"/>
    </style:style>
    <style:style style:name="Table59.B1" style:family="table-cell">
      <style:table-cell-properties fo:padding="0.097cm" fo:border-left="0.035cm solid #000000" fo:border-right="none" fo:border-top="none" fo:border-bottom="0.035cm solid #000000"/>
    </style:style>
    <style:style style:name="Table59.A2" style:family="table-cell">
      <style:table-cell-properties fo:padding="0.097cm" fo:border-left="none" fo:border-right="none" fo:border-top="0.002cm solid #000000" fo:border-bottom="none"/>
    </style:style>
    <style:style style:name="Table59.B2" style:family="table-cell">
      <style:table-cell-properties fo:padding="0.097cm" fo:border-left="0.035cm solid #000000" fo:border-right="none" fo:border-top="0.002cm solid #000000" fo:border-bottom="none"/>
    </style:style>
    <style:style style:name="Table59.A3" style:family="table-cell">
      <style:table-cell-properties fo:padding="0.097cm" fo:border="none"/>
    </style:style>
    <style:style style:name="Table59.B3" style:family="table-cell">
      <style:table-cell-properties fo:padding="0.097cm" fo:border-left="0.035cm solid #000000" fo:border-right="none" fo:border-top="none" fo:border-bottom="none"/>
    </style:style>
    <style:style style:name="Table60" style:family="table">
      <style:table-properties style:width="15.983cm" table:align="right" style:may-break-between-rows="false"/>
    </style:style>
    <style:style style:name="Table60.A" style:family="table-column">
      <style:table-column-properties style:column-width="2.381cm"/>
    </style:style>
    <style:style style:name="Table60.B" style:family="table-column">
      <style:table-column-properties style:column-width="6.853cm"/>
    </style:style>
    <style:style style:name="Table60.C" style:family="table-column">
      <style:table-column-properties style:column-width="6.749cm"/>
    </style:style>
    <style:style style:name="Table60.A1" style:family="table-cell">
      <style:table-cell-properties fo:padding="0.097cm" fo:border-left="none" fo:border-right="none" fo:border-top="none" fo:border-bottom="0.035cm solid #000000"/>
    </style:style>
    <style:style style:name="Table60.B1" style:family="table-cell">
      <style:table-cell-properties fo:padding="0.097cm" fo:border-left="0.035cm solid #000000" fo:border-right="none" fo:border-top="none" fo:border-bottom="0.035cm solid #000000"/>
    </style:style>
    <style:style style:name="Table60.A2" style:family="table-cell">
      <style:table-cell-properties fo:padding="0.097cm" fo:border-left="none" fo:border-right="none" fo:border-top="0.002cm solid #000000" fo:border-bottom="none"/>
    </style:style>
    <style:style style:name="Table60.B2" style:family="table-cell">
      <style:table-cell-properties fo:padding="0.097cm" fo:border-left="0.035cm solid #000000" fo:border-right="none" fo:border-top="0.002cm solid #000000" fo:border-bottom="none"/>
    </style:style>
    <style:style style:name="Table60.A3" style:family="table-cell">
      <style:table-cell-properties fo:padding="0.097cm" fo:border="none"/>
    </style:style>
    <style:style style:name="Table60.B3" style:family="table-cell">
      <style:table-cell-properties fo:padding="0.097cm" fo:border-left="0.035cm solid #000000" fo:border-right="none" fo:border-top="none" fo:border-bottom="none"/>
    </style:style>
    <style:style style:name="Table61" style:family="table">
      <style:table-properties style:width="15.983cm" table:align="right" style:may-break-between-rows="false"/>
    </style:style>
    <style:style style:name="Table61.A" style:family="table-column">
      <style:table-column-properties style:column-width="2.381cm"/>
    </style:style>
    <style:style style:name="Table61.B" style:family="table-column">
      <style:table-column-properties style:column-width="6.853cm"/>
    </style:style>
    <style:style style:name="Table61.C" style:family="table-column">
      <style:table-column-properties style:column-width="6.749cm"/>
    </style:style>
    <style:style style:name="Table61.A1" style:family="table-cell">
      <style:table-cell-properties fo:padding="0.097cm" fo:border-left="none" fo:border-right="none" fo:border-top="none" fo:border-bottom="0.035cm solid #000000"/>
    </style:style>
    <style:style style:name="Table61.B1" style:family="table-cell">
      <style:table-cell-properties fo:padding="0.097cm" fo:border-left="0.035cm solid #000000" fo:border-right="none" fo:border-top="none" fo:border-bottom="0.035cm solid #000000"/>
    </style:style>
    <style:style style:name="Table61.A2" style:family="table-cell">
      <style:table-cell-properties fo:padding="0.097cm" fo:border-left="none" fo:border-right="none" fo:border-top="0.002cm solid #000000" fo:border-bottom="none"/>
    </style:style>
    <style:style style:name="Table61.B2" style:family="table-cell">
      <style:table-cell-properties fo:padding="0.097cm" fo:border-left="0.035cm solid #000000" fo:border-right="none" fo:border-top="0.002cm solid #000000" fo:border-bottom="none"/>
    </style:style>
    <style:style style:name="Table61.A3" style:family="table-cell">
      <style:table-cell-properties fo:padding="0.097cm" fo:border="none"/>
    </style:style>
    <style:style style:name="Table61.B3" style:family="table-cell">
      <style:table-cell-properties fo:padding="0.097cm" fo:border-left="0.035cm solid #000000" fo:border-right="none" fo:border-top="none" fo:border-bottom="none"/>
    </style:style>
    <style:style style:name="Table62" style:family="table">
      <style:table-properties style:width="15.983cm" table:align="right" style:may-break-between-rows="false"/>
    </style:style>
    <style:style style:name="Table62.A" style:family="table-column">
      <style:table-column-properties style:column-width="2.381cm"/>
    </style:style>
    <style:style style:name="Table62.B" style:family="table-column">
      <style:table-column-properties style:column-width="6.853cm"/>
    </style:style>
    <style:style style:name="Table62.C" style:family="table-column">
      <style:table-column-properties style:column-width="6.749cm"/>
    </style:style>
    <style:style style:name="Table62.A1" style:family="table-cell">
      <style:table-cell-properties fo:padding="0.097cm" fo:border-left="none" fo:border-right="none" fo:border-top="none" fo:border-bottom="0.035cm solid #000000"/>
    </style:style>
    <style:style style:name="Table62.B1" style:family="table-cell">
      <style:table-cell-properties fo:padding="0.097cm" fo:border-left="0.035cm solid #000000" fo:border-right="none" fo:border-top="none" fo:border-bottom="0.035cm solid #000000"/>
    </style:style>
    <style:style style:name="Table62.A2" style:family="table-cell">
      <style:table-cell-properties fo:padding="0.097cm" fo:border-left="none" fo:border-right="none" fo:border-top="0.002cm solid #000000" fo:border-bottom="none"/>
    </style:style>
    <style:style style:name="Table62.B2" style:family="table-cell">
      <style:table-cell-properties fo:padding="0.097cm" fo:border-left="0.035cm solid #000000" fo:border-right="none" fo:border-top="0.002cm solid #000000" fo:border-bottom="none"/>
    </style:style>
    <style:style style:name="Table62.A3" style:family="table-cell">
      <style:table-cell-properties fo:padding="0.097cm" fo:border="none"/>
    </style:style>
    <style:style style:name="Table62.B3" style:family="table-cell">
      <style:table-cell-properties fo:padding="0.097cm" fo:border-left="0.035cm solid #000000" fo:border-right="none" fo:border-top="none" fo:border-bottom="none"/>
    </style:style>
    <style:style style:name="Table63" style:family="table">
      <style:table-properties style:width="15.983cm" table:align="right" style:may-break-between-rows="false"/>
    </style:style>
    <style:style style:name="Table63.A" style:family="table-column">
      <style:table-column-properties style:column-width="2.381cm"/>
    </style:style>
    <style:style style:name="Table63.B" style:family="table-column">
      <style:table-column-properties style:column-width="6.853cm"/>
    </style:style>
    <style:style style:name="Table63.C" style:family="table-column">
      <style:table-column-properties style:column-width="6.749cm"/>
    </style:style>
    <style:style style:name="Table63.A1" style:family="table-cell">
      <style:table-cell-properties fo:padding="0.097cm" fo:border-left="none" fo:border-right="none" fo:border-top="none" fo:border-bottom="0.035cm solid #000000"/>
    </style:style>
    <style:style style:name="Table63.B1" style:family="table-cell">
      <style:table-cell-properties fo:padding="0.097cm" fo:border-left="0.035cm solid #000000" fo:border-right="none" fo:border-top="none" fo:border-bottom="0.035cm solid #000000"/>
    </style:style>
    <style:style style:name="Table63.A2" style:family="table-cell">
      <style:table-cell-properties fo:padding="0.097cm" fo:border-left="none" fo:border-right="none" fo:border-top="0.002cm solid #000000" fo:border-bottom="none"/>
    </style:style>
    <style:style style:name="Table63.B2" style:family="table-cell">
      <style:table-cell-properties fo:padding="0.097cm" fo:border-left="0.035cm solid #000000" fo:border-right="none" fo:border-top="0.002cm solid #000000" fo:border-bottom="none"/>
    </style:style>
    <style:style style:name="Table63.A3" style:family="table-cell">
      <style:table-cell-properties fo:padding="0.097cm" fo:border="none"/>
    </style:style>
    <style:style style:name="Table63.B3" style:family="table-cell">
      <style:table-cell-properties fo:padding="0.097cm" fo:border-left="0.035cm solid #000000" fo:border-right="none" fo:border-top="none" fo:border-bottom="none"/>
    </style:style>
    <style:style style:name="Table64" style:family="table">
      <style:table-properties style:width="15.983cm" table:align="right" style:may-break-between-rows="false"/>
    </style:style>
    <style:style style:name="Table64.A" style:family="table-column">
      <style:table-column-properties style:column-width="2.381cm"/>
    </style:style>
    <style:style style:name="Table64.B" style:family="table-column">
      <style:table-column-properties style:column-width="6.853cm"/>
    </style:style>
    <style:style style:name="Table64.C" style:family="table-column">
      <style:table-column-properties style:column-width="6.749cm"/>
    </style:style>
    <style:style style:name="Table64.A1" style:family="table-cell">
      <style:table-cell-properties fo:padding="0.097cm" fo:border-left="none" fo:border-right="none" fo:border-top="none" fo:border-bottom="0.035cm solid #000000"/>
    </style:style>
    <style:style style:name="Table64.B1" style:family="table-cell">
      <style:table-cell-properties fo:padding="0.097cm" fo:border-left="0.035cm solid #000000" fo:border-right="none" fo:border-top="none" fo:border-bottom="0.035cm solid #000000"/>
    </style:style>
    <style:style style:name="Table64.A2" style:family="table-cell">
      <style:table-cell-properties fo:padding="0.097cm" fo:border-left="none" fo:border-right="none" fo:border-top="0.002cm solid #000000" fo:border-bottom="none"/>
    </style:style>
    <style:style style:name="Table64.B2" style:family="table-cell">
      <style:table-cell-properties fo:padding="0.097cm" fo:border-left="0.035cm solid #000000" fo:border-right="none" fo:border-top="0.002cm solid #000000" fo:border-bottom="none"/>
    </style:style>
    <style:style style:name="Table64.A3" style:family="table-cell">
      <style:table-cell-properties fo:padding="0.097cm" fo:border="none"/>
    </style:style>
    <style:style style:name="Table64.B3" style:family="table-cell">
      <style:table-cell-properties fo:padding="0.097cm" fo:border-left="0.035cm solid #000000" fo:border-right="none" fo:border-top="none" fo:border-bottom="none"/>
    </style:style>
    <style:style style:name="Table65" style:family="table">
      <style:table-properties style:width="15.983cm" table:align="right" style:may-break-between-rows="false"/>
    </style:style>
    <style:style style:name="Table65.A" style:family="table-column">
      <style:table-column-properties style:column-width="2.381cm"/>
    </style:style>
    <style:style style:name="Table65.B" style:family="table-column">
      <style:table-column-properties style:column-width="6.853cm"/>
    </style:style>
    <style:style style:name="Table65.C" style:family="table-column">
      <style:table-column-properties style:column-width="6.749cm"/>
    </style:style>
    <style:style style:name="Table65.A1" style:family="table-cell">
      <style:table-cell-properties fo:padding="0.097cm" fo:border-left="none" fo:border-right="none" fo:border-top="none" fo:border-bottom="0.035cm solid #000000"/>
    </style:style>
    <style:style style:name="Table65.B1" style:family="table-cell">
      <style:table-cell-properties fo:padding="0.097cm" fo:border-left="0.035cm solid #000000" fo:border-right="none" fo:border-top="none" fo:border-bottom="0.035cm solid #000000"/>
    </style:style>
    <style:style style:name="Table65.A2" style:family="table-cell">
      <style:table-cell-properties fo:padding="0.097cm" fo:border-left="none" fo:border-right="none" fo:border-top="0.002cm solid #000000" fo:border-bottom="none"/>
    </style:style>
    <style:style style:name="Table65.B2" style:family="table-cell">
      <style:table-cell-properties fo:padding="0.097cm" fo:border-left="0.035cm solid #000000" fo:border-right="none" fo:border-top="0.002cm solid #000000" fo:border-bottom="none"/>
    </style:style>
    <style:style style:name="Table65.A3" style:family="table-cell">
      <style:table-cell-properties fo:padding="0.097cm" fo:border="none"/>
    </style:style>
    <style:style style:name="Table65.B3" style:family="table-cell">
      <style:table-cell-properties fo:padding="0.097cm" fo:border-left="0.035cm solid #000000" fo:border-right="none" fo:border-top="none" fo:border-bottom="none"/>
    </style:style>
    <style:style style:name="Table66" style:family="table">
      <style:table-properties style:width="15.983cm" table:align="right" style:may-break-between-rows="false"/>
    </style:style>
    <style:style style:name="Table66.A" style:family="table-column">
      <style:table-column-properties style:column-width="2.381cm"/>
    </style:style>
    <style:style style:name="Table66.B" style:family="table-column">
      <style:table-column-properties style:column-width="6.853cm"/>
    </style:style>
    <style:style style:name="Table66.C" style:family="table-column">
      <style:table-column-properties style:column-width="6.749cm"/>
    </style:style>
    <style:style style:name="Table66.A1" style:family="table-cell">
      <style:table-cell-properties fo:padding="0.097cm" fo:border-left="none" fo:border-right="none" fo:border-top="none" fo:border-bottom="0.035cm solid #000000"/>
    </style:style>
    <style:style style:name="Table66.B1" style:family="table-cell">
      <style:table-cell-properties fo:padding="0.097cm" fo:border-left="0.035cm solid #000000" fo:border-right="none" fo:border-top="none" fo:border-bottom="0.035cm solid #000000"/>
    </style:style>
    <style:style style:name="Table66.A2" style:family="table-cell">
      <style:table-cell-properties fo:padding="0.097cm" fo:border-left="none" fo:border-right="none" fo:border-top="0.002cm solid #000000" fo:border-bottom="none"/>
    </style:style>
    <style:style style:name="Table66.B2" style:family="table-cell">
      <style:table-cell-properties fo:padding="0.097cm" fo:border-left="0.035cm solid #000000" fo:border-right="none" fo:border-top="0.002cm solid #000000" fo:border-bottom="none"/>
    </style:style>
    <style:style style:name="Table66.A3" style:family="table-cell">
      <style:table-cell-properties fo:padding="0.097cm" fo:border="none"/>
    </style:style>
    <style:style style:name="Table66.B3" style:family="table-cell">
      <style:table-cell-properties fo:padding="0.097cm" fo:border-left="0.035cm solid #000000" fo:border-right="none" fo:border-top="none" fo:border-bottom="none"/>
    </style:style>
    <style:style style:name="Table67" style:family="table">
      <style:table-properties style:width="15.983cm" table:align="right" style:may-break-between-rows="false"/>
    </style:style>
    <style:style style:name="Table67.A" style:family="table-column">
      <style:table-column-properties style:column-width="2.381cm"/>
    </style:style>
    <style:style style:name="Table67.B" style:family="table-column">
      <style:table-column-properties style:column-width="6.853cm"/>
    </style:style>
    <style:style style:name="Table67.C" style:family="table-column">
      <style:table-column-properties style:column-width="6.749cm"/>
    </style:style>
    <style:style style:name="Table67.A1" style:family="table-cell">
      <style:table-cell-properties fo:padding="0.097cm" fo:border-left="none" fo:border-right="none" fo:border-top="none" fo:border-bottom="0.035cm solid #000000"/>
    </style:style>
    <style:style style:name="Table67.B1" style:family="table-cell">
      <style:table-cell-properties fo:padding="0.097cm" fo:border-left="0.035cm solid #000000" fo:border-right="none" fo:border-top="none" fo:border-bottom="0.035cm solid #000000"/>
    </style:style>
    <style:style style:name="Table67.A2" style:family="table-cell">
      <style:table-cell-properties fo:padding="0.097cm" fo:border-left="none" fo:border-right="none" fo:border-top="0.002cm solid #000000" fo:border-bottom="none"/>
    </style:style>
    <style:style style:name="Table67.B2" style:family="table-cell">
      <style:table-cell-properties fo:padding="0.097cm" fo:border-left="0.035cm solid #000000" fo:border-right="none" fo:border-top="0.002cm solid #000000" fo:border-bottom="none"/>
    </style:style>
    <style:style style:name="Table67.A3" style:family="table-cell">
      <style:table-cell-properties fo:padding="0.097cm" fo:border="none"/>
    </style:style>
    <style:style style:name="Table67.B3" style:family="table-cell">
      <style:table-cell-properties fo:padding="0.097cm" fo:border-left="0.035cm solid #000000" fo:border-right="none" fo:border-top="none" fo:border-bottom="none"/>
    </style:style>
    <style:style style:name="Table68" style:family="table">
      <style:table-properties style:width="16.999cm" table:align="margins"/>
    </style:style>
    <style:style style:name="Table68.A" style:family="table-column">
      <style:table-column-properties style:column-width="4.471cm" style:rel-column-width="17238*"/>
    </style:style>
    <style:style style:name="Table68.B" style:family="table-column">
      <style:table-column-properties style:column-width="8.096cm" style:rel-column-width="31213*"/>
    </style:style>
    <style:style style:name="Table68.C" style:family="table-column">
      <style:table-column-properties style:column-width="4.431cm" style:rel-column-width="17084*"/>
    </style:style>
    <style:style style:name="Table68.1" style:family="table-row">
      <style:table-row-properties style:keep-together="false" fo:keep-together="always"/>
    </style:style>
    <style:style style:name="Table68.A1" style:family="table-cell">
      <style:table-cell-properties fo:background-color="transparent" fo:padding="0.097cm" fo:border-left="none" fo:border-right="none" fo:border-top="none" fo:border-bottom="0.035cm solid #000000">
        <style:background-image/>
      </style:table-cell-properties>
    </style:style>
    <style:style style:name="Table68.B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68.2" style:family="table-row">
      <style:table-row-properties fo:background-color="#e6e6e6" style:keep-together="false" fo:keep-together="always">
        <style:background-image/>
      </style:table-row-properties>
    </style:style>
    <style:style style:name="Table68.A2" style:family="table-cell">
      <style:table-cell-properties fo:background-color="transparent" fo:padding="0.097cm" fo:border="none">
        <style:background-image/>
      </style:table-cell-properties>
    </style:style>
    <style:style style:name="Table68.B2" style:family="table-cell">
      <style:table-cell-properties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Table68.A3" style:family="table-cell">
      <style:table-cell-properties fo:background-color="#ffffff" fo:padding="0.097cm" fo:border="none">
        <style:background-image/>
      </style:table-cell-properties>
    </style:style>
    <style:style style:name="Table68.B3" style:family="table-cell">
      <style:table-cell-properties fo:background-color="#ffffff" fo:padding="0.097cm" fo:border-left="0.035cm solid #000000" fo:border-right="none" fo:border-top="none" fo:border-bottom="none">
        <style:background-image/>
      </style:table-cell-properties>
    </style:style>
    <style:style style:name="Table68.A4" style:family="table-cell">
      <style:table-cell-properties fo:padding="0.097cm" fo:border="none"/>
    </style:style>
    <style:style style:name="Table68.B4" style:family="table-cell">
      <style:table-cell-properties fo:padding="0.097cm" fo:border-left="0.035cm solid #000000" fo:border-right="none" fo:border-top="none" fo:border-bottom="none"/>
    </style:style>
    <style:style style:name="Table69" style:family="table">
      <style:table-properties style:width="16.988cm" fo:margin-left="0.011cm" fo:margin-right="0cm" table:align="margins"/>
    </style:style>
    <style:style style:name="Table69.A" style:family="table-column">
      <style:table-column-properties style:column-width="4.471cm" style:rel-column-width="17249*"/>
    </style:style>
    <style:style style:name="Table69.B" style:family="table-column">
      <style:table-column-properties style:column-width="8.096cm" style:rel-column-width="31233*"/>
    </style:style>
    <style:style style:name="Table69.C" style:family="table-column">
      <style:table-column-properties style:column-width="4.42cm" style:rel-column-width="17053*"/>
    </style:style>
    <style:style style:name="Table69.1" style:family="table-row">
      <style:table-row-properties style:keep-together="false" fo:keep-together="always"/>
    </style:style>
    <style:style style:name="Table69.A1" style:family="table-cell">
      <style:table-cell-properties fo:background-color="transparent" fo:padding="0.097cm" fo:border-left="none" fo:border-right="none" fo:border-top="none" fo:border-bottom="0.035cm solid #000000">
        <style:background-image/>
      </style:table-cell-properties>
    </style:style>
    <style:style style:name="Table69.B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69.2" style:family="table-row">
      <style:table-row-properties fo:background-color="#e6e6e6" style:keep-together="false" fo:keep-together="always">
        <style:background-image/>
      </style:table-row-properties>
    </style:style>
    <style:style style:name="Table69.A2" style:family="table-cell">
      <style:table-cell-properties fo:background-color="transparent" fo:padding="0.097cm" fo:border="none">
        <style:background-image/>
      </style:table-cell-properties>
    </style:style>
    <style:style style:name="Table69.B2" style:family="table-cell">
      <style:table-cell-properties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Table69.A3" style:family="table-cell">
      <style:table-cell-properties fo:background-color="#ffffff" fo:padding="0.097cm" fo:border="none">
        <style:background-image/>
      </style:table-cell-properties>
    </style:style>
    <style:style style:name="Table69.B3" style:family="table-cell">
      <style:table-cell-properties fo:background-color="#ffffff" fo:padding="0.097cm" fo:border-left="0.035cm solid #000000" fo:border-right="none" fo:border-top="none" fo:border-bottom="none">
        <style:background-image/>
      </style:table-cell-properties>
    </style:style>
    <style:style style:name="Table69.A4" style:family="table-cell">
      <style:table-cell-properties fo:padding="0.097cm" fo:border="none"/>
    </style:style>
    <style:style style:name="Table69.B4" style:family="table-cell">
      <style:table-cell-properties fo:padding="0.097cm" fo:border-left="0.035cm solid #000000" fo:border-right="none" fo:border-top="none" fo:border-bottom="none"/>
    </style:style>
    <style:style style:name="Table69.A28" style:family="table-cell">
      <style:table-cell-properties fo:background-color="#e6e6e6" fo:padding="0.097cm" fo:border="none">
        <style:background-image/>
      </style:table-cell-properties>
    </style:style>
    <style:style style:name="Table69.B28" style:family="table-cell">
      <style:table-cell-properties fo:background-color="#e6e6e6" fo:padding="0.097cm" fo:border-left="0.035cm solid #000000" fo:border-right="none" fo:border-top="none" fo:border-bottom="none">
        <style:background-image/>
      </style:table-cell-properties>
    </style:style>
    <style:style style:name="Table69.39" style:family="table-row">
      <style:table-row-properties style:min-row-height="0.353cm" fo:background-color="#e6e6e6" style:keep-together="false" fo:keep-together="always">
        <style:background-image/>
      </style:table-row-properties>
    </style:style>
    <style:style style:name="Table54" style:family="table">
      <style:table-properties style:width="15.983cm" table:align="right" style:may-break-between-rows="false"/>
    </style:style>
    <style:style style:name="Table54.A" style:family="table-column">
      <style:table-column-properties style:column-width="2.381cm"/>
    </style:style>
    <style:style style:name="Table54.B" style:family="table-column">
      <style:table-column-properties style:column-width="6.853cm"/>
    </style:style>
    <style:style style:name="Table54.C" style:family="table-column">
      <style:table-column-properties style:column-width="6.749cm"/>
    </style:style>
    <style:style style:name="Table54.A1" style:family="table-cell">
      <style:table-cell-properties fo:padding="0.097cm" fo:border-left="none" fo:border-right="none" fo:border-top="none" fo:border-bottom="0.035cm solid #000000"/>
    </style:style>
    <style:style style:name="Table54.B1" style:family="table-cell">
      <style:table-cell-properties fo:padding="0.097cm" fo:border-left="0.035cm solid #000000" fo:border-right="none" fo:border-top="none" fo:border-bottom="0.035cm solid #000000"/>
    </style:style>
    <style:style style:name="Table54.A2" style:family="table-cell">
      <style:table-cell-properties fo:padding="0.097cm" fo:border-left="none" fo:border-right="none" fo:border-top="0.002cm solid #000000" fo:border-bottom="none"/>
    </style:style>
    <style:style style:name="Table54.B2" style:family="table-cell">
      <style:table-cell-properties fo:padding="0.097cm" fo:border-left="0.035cm solid #000000" fo:border-right="none" fo:border-top="0.002cm solid #000000" fo:border-bottom="none"/>
    </style:style>
    <style:style style:name="Table54.A3" style:family="table-cell">
      <style:table-cell-properties fo:padding="0.097cm" fo:border="none"/>
    </style:style>
    <style:style style:name="Table54.B3" style:family="table-cell">
      <style:table-cell-properties fo:padding="0.097cm" fo:border-left="0.035cm solid #000000" fo:border-right="none" fo:border-top="none" fo:border-bottom="none"/>
    </style:style>
    <style:style style:name="Tabel1" style:family="table">
      <style:table-properties style:width="16.988cm" fo:margin-left="0.011cm" fo:margin-right="0cm" table:align="margins"/>
    </style:style>
    <style:style style:name="Tabel1.A" style:family="table-column">
      <style:table-column-properties style:column-width="5.378cm" style:rel-column-width="3049*"/>
    </style:style>
    <style:style style:name="Tabel1.B" style:family="table-column">
      <style:table-column-properties style:column-width="7.188cm" style:rel-column-width="4075*"/>
    </style:style>
    <style:style style:name="Tabel1.C" style:family="table-column">
      <style:table-column-properties style:column-width="4.422cm" style:rel-column-width="2507*"/>
    </style:style>
    <style:style style:name="Tabel1.1" style:family="table-row">
      <style:table-row-properties style:keep-together="false" fo:keep-together="always"/>
    </style:style>
    <style:style style:name="Tabel1.A1" style:family="table-cell">
      <style:table-cell-properties fo:background-color="transparent" fo:padding="0.097cm" fo:border-left="none" fo:border-right="none" fo:border-top="none" fo:border-bottom="0.035cm solid #000000">
        <style:background-image/>
      </style:table-cell-properties>
    </style:style>
    <style:style style:name="Tabel1.B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el1.2" style:family="table-row">
      <style:table-row-properties fo:background-color="#e6e6e6" style:keep-together="false" fo:keep-together="always">
        <style:background-image/>
      </style:table-row-properties>
    </style:style>
    <style:style style:name="Tabel1.A2" style:family="table-cell">
      <style:table-cell-properties fo:background-color="transparent" fo:padding="0.097cm" fo:border="none">
        <style:background-image/>
      </style:table-cell-properties>
    </style:style>
    <style:style style:name="Tabel1.B2" style:family="table-cell">
      <style:table-cell-properties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Tabel1.A3" style:family="table-cell">
      <style:table-cell-properties fo:background-color="#ffffff" fo:padding="0.097cm" fo:border="none">
        <style:background-image/>
      </style:table-cell-properties>
    </style:style>
    <style:style style:name="Tabel1.B3" style:family="table-cell">
      <style:table-cell-properties fo:background-color="#ffffff" fo:padding="0.097cm" fo:border-left="0.035cm solid #000000" fo:border-right="none" fo:border-top="none" fo:border-bottom="none">
        <style:background-image/>
      </style:table-cell-properties>
    </style:style>
    <style:style style:name="Tabel1.A4" style:family="table-cell">
      <style:table-cell-properties fo:padding="0.097cm" fo:border="none"/>
    </style:style>
    <style:style style:name="Tabel1.B4" style:family="table-cell">
      <style:table-cell-properties fo:padding="0.097cm" fo:border-left="0.035cm solid #000000" fo:border-right="none" fo:border-top="none" fo:border-bottom="none"/>
    </style:style>
    <style:style style:name="Tabel1.28" style:family="table-row">
      <style:table-row-properties style:min-row-height="0.445cm" fo:background-color="#e6e6e6" style:keep-together="false" fo:keep-together="always">
        <style:background-image/>
      </style:table-row-properties>
    </style:style>
    <style:style style:name="Tabel1.A28" style:family="table-cell">
      <style:table-cell-properties fo:background-color="#e6e6e6" fo:padding="0.097cm" fo:border="none">
        <style:background-image/>
      </style:table-cell-properties>
    </style:style>
    <style:style style:name="Tabel1.B28" style:family="table-cell">
      <style:table-cell-properties fo:background-color="#e6e6e6" fo:padding="0.097cm" fo:border-left="0.035cm solid #000000" fo:border-right="none" fo:border-top="none" fo:border-bottom="none">
        <style:background-image/>
      </style:table-cell-properties>
    </style:style>
    <style:style style:name="Tabel2" style:family="table">
      <style:table-properties style:width="16.988cm" fo:margin-left="0.011cm" fo:margin-right="0cm" table:align="margins"/>
    </style:style>
    <style:style style:name="Tabel2.A" style:family="table-column">
      <style:table-column-properties style:column-width="5.378cm" style:rel-column-width="3049*"/>
    </style:style>
    <style:style style:name="Tabel2.B" style:family="table-column">
      <style:table-column-properties style:column-width="7.188cm" style:rel-column-width="4075*"/>
    </style:style>
    <style:style style:name="Tabel2.C" style:family="table-column">
      <style:table-column-properties style:column-width="4.422cm" style:rel-column-width="2507*"/>
    </style:style>
    <style:style style:name="Tabel2.1" style:family="table-row">
      <style:table-row-properties style:keep-together="false" fo:keep-together="always"/>
    </style:style>
    <style:style style:name="Tabel2.A1" style:family="table-cell">
      <style:table-cell-properties fo:background-color="transparent" fo:padding="0.097cm" fo:border-left="none" fo:border-right="none" fo:border-top="none" fo:border-bottom="0.035cm solid #000000">
        <style:background-image/>
      </style:table-cell-properties>
    </style:style>
    <style:style style:name="Tabel2.B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el2.2" style:family="table-row">
      <style:table-row-properties fo:background-color="#e6e6e6" style:keep-together="false" fo:keep-together="always">
        <style:background-image/>
      </style:table-row-properties>
    </style:style>
    <style:style style:name="Tabel2.A2" style:family="table-cell">
      <style:table-cell-properties fo:background-color="transparent" fo:padding="0.097cm" fo:border="none">
        <style:background-image/>
      </style:table-cell-properties>
    </style:style>
    <style:style style:name="Tabel2.B2" style:family="table-cell">
      <style:table-cell-properties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Tabel2.A3" style:family="table-cell">
      <style:table-cell-properties fo:background-color="#ffffff" fo:padding="0.097cm" fo:border="none">
        <style:background-image/>
      </style:table-cell-properties>
    </style:style>
    <style:style style:name="Tabel2.B3" style:family="table-cell">
      <style:table-cell-properties fo:background-color="#ffffff" fo:padding="0.097cm" fo:border-left="0.035cm solid #000000" fo:border-right="none" fo:border-top="none" fo:border-bottom="none">
        <style:background-image/>
      </style:table-cell-properties>
    </style:style>
    <style:style style:name="Tabel2.A4" style:family="table-cell">
      <style:table-cell-properties fo:padding="0.097cm" fo:border="none"/>
    </style:style>
    <style:style style:name="Tabel2.B4" style:family="table-cell">
      <style:table-cell-properties fo:padding="0.097cm" fo:border-left="0.035cm solid #000000" fo:border-right="none" fo:border-top="none" fo:border-bottom="none"/>
    </style:style>
    <style:style style:name="Tabel3" style:family="table">
      <style:table-properties style:width="16.988cm" fo:margin-left="0.011cm" fo:margin-right="0cm" table:align="margins"/>
    </style:style>
    <style:style style:name="Tabel3.A" style:family="table-column">
      <style:table-column-properties style:column-width="5.084cm" style:rel-column-width="2882*"/>
    </style:style>
    <style:style style:name="Tabel3.B" style:family="table-column">
      <style:table-column-properties style:column-width="7.258cm" style:rel-column-width="4115*"/>
    </style:style>
    <style:style style:name="Tabel3.C" style:family="table-column">
      <style:table-column-properties style:column-width="4.646cm" style:rel-column-width="2634*"/>
    </style:style>
    <style:style style:name="Tabel3.1" style:family="table-row">
      <style:table-row-properties style:keep-together="false" fo:keep-together="always"/>
    </style:style>
    <style:style style:name="Tabel3.A1" style:family="table-cell">
      <style:table-cell-properties fo:background-color="transparent" fo:padding="0.097cm" fo:border-left="none" fo:border-right="none" fo:border-top="none" fo:border-bottom="0.035cm solid #000000">
        <style:background-image/>
      </style:table-cell-properties>
    </style:style>
    <style:style style:name="Tabel3.B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el3.2" style:family="table-row">
      <style:table-row-properties fo:background-color="#e6e6e6" style:keep-together="false" fo:keep-together="always">
        <style:background-image/>
      </style:table-row-properties>
    </style:style>
    <style:style style:name="Tabel3.A2" style:family="table-cell">
      <style:table-cell-properties fo:background-color="transparent" fo:padding="0.097cm" fo:border="none">
        <style:background-image/>
      </style:table-cell-properties>
    </style:style>
    <style:style style:name="Tabel3.B2" style:family="table-cell">
      <style:table-cell-properties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Tabel3.A3" style:family="table-cell">
      <style:table-cell-properties fo:background-color="#ffffff" fo:padding="0.097cm" fo:border="none">
        <style:background-image/>
      </style:table-cell-properties>
    </style:style>
    <style:style style:name="Tabel3.B3" style:family="table-cell">
      <style:table-cell-properties fo:background-color="#ffffff" fo:padding="0.097cm" fo:border-left="0.035cm solid #000000" fo:border-right="none" fo:border-top="none" fo:border-bottom="none">
        <style:background-image/>
      </style:table-cell-properties>
    </style:style>
    <style:style style:name="Tabel3.A4" style:family="table-cell">
      <style:table-cell-properties fo:padding="0.097cm" fo:border="none"/>
    </style:style>
    <style:style style:name="Tabel3.B4" style:family="table-cell">
      <style:table-cell-properties fo:padding="0.097cm" fo:border-left="0.035cm solid #000000" fo:border-right="none" fo:border-top="none" fo:border-bottom="none"/>
    </style:style>
    <style:style style:name="Table30" style:family="table">
      <style:table-properties style:width="15.983cm" table:align="right" style:may-break-between-rows="false"/>
    </style:style>
    <style:style style:name="Table30.A" style:family="table-column">
      <style:table-column-properties style:column-width="2.381cm"/>
    </style:style>
    <style:style style:name="Table30.B" style:family="table-column">
      <style:table-column-properties style:column-width="6.853cm"/>
    </style:style>
    <style:style style:name="Table30.C" style:family="table-column">
      <style:table-column-properties style:column-width="6.749cm"/>
    </style:style>
    <style:style style:name="Table30.A1" style:family="table-cell">
      <style:table-cell-properties fo:padding="0.097cm" fo:border-left="none" fo:border-right="none" fo:border-top="none" fo:border-bottom="0.035cm solid #000000"/>
    </style:style>
    <style:style style:name="Table30.B1" style:family="table-cell">
      <style:table-cell-properties fo:padding="0.097cm" fo:border-left="0.035cm solid #000000" fo:border-right="none" fo:border-top="none" fo:border-bottom="0.035cm solid #000000"/>
    </style:style>
    <style:style style:name="Table30.A2" style:family="table-cell">
      <style:table-cell-properties fo:padding="0.097cm" fo:border-left="none" fo:border-right="none" fo:border-top="0.002cm solid #000000" fo:border-bottom="none"/>
    </style:style>
    <style:style style:name="Table30.B2" style:family="table-cell">
      <style:table-cell-properties fo:padding="0.097cm" fo:border-left="0.035cm solid #000000" fo:border-right="none" fo:border-top="0.002cm solid #000000" fo:border-bottom="none"/>
    </style:style>
    <style:style style:name="Table30.A3" style:family="table-cell">
      <style:table-cell-properties fo:padding="0.097cm" fo:border="none"/>
    </style:style>
    <style:style style:name="Table30.B3" style:family="table-cell">
      <style:table-cell-properties fo:padding="0.097cm" fo:border-left="0.035cm solid #000000" fo:border-right="none" fo:border-top="none" fo:border-bottom="none"/>
    </style:style>
    <style:style style:name="Table41" style:family="table">
      <style:table-properties style:width="15.983cm" table:align="right" style:may-break-between-rows="false"/>
    </style:style>
    <style:style style:name="Table41.A" style:family="table-column">
      <style:table-column-properties style:column-width="2.381cm"/>
    </style:style>
    <style:style style:name="Table41.B" style:family="table-column">
      <style:table-column-properties style:column-width="6.853cm"/>
    </style:style>
    <style:style style:name="Table41.C" style:family="table-column">
      <style:table-column-properties style:column-width="6.749cm"/>
    </style:style>
    <style:style style:name="Table41.A1" style:family="table-cell">
      <style:table-cell-properties fo:padding="0.097cm" fo:border-left="none" fo:border-right="none" fo:border-top="none" fo:border-bottom="0.035cm solid #000000"/>
    </style:style>
    <style:style style:name="Table41.B1" style:family="table-cell">
      <style:table-cell-properties fo:padding="0.097cm" fo:border-left="0.035cm solid #000000" fo:border-right="none" fo:border-top="none" fo:border-bottom="0.035cm solid #000000"/>
    </style:style>
    <style:style style:name="Table41.A2" style:family="table-cell">
      <style:table-cell-properties fo:padding="0.097cm" fo:border-left="none" fo:border-right="none" fo:border-top="0.002cm solid #000000" fo:border-bottom="none"/>
    </style:style>
    <style:style style:name="Table41.B2" style:family="table-cell">
      <style:table-cell-properties fo:padding="0.097cm" fo:border-left="0.035cm solid #000000" fo:border-right="none" fo:border-top="0.002cm solid #000000" fo:border-bottom="none"/>
    </style:style>
    <style:style style:name="Table41.A3" style:family="table-cell">
      <style:table-cell-properties fo:padding="0.097cm" fo:border="none"/>
    </style:style>
    <style:style style:name="Table41.B3" style:family="table-cell">
      <style:table-cell-properties fo:padding="0.097cm" fo:border-left="0.035cm solid #000000" fo:border-right="none" fo:border-top="none" fo:border-bottom="none"/>
    </style:style>
    <style:style style:name="P1" style:family="paragraph" style:parent-style-name="Text_20_body">
      <style:text-properties fo:font-weight="normal" fo:background-color="transparent" style:font-weight-asian="normal" style:font-weight-complex="normal"/>
    </style:style>
    <style:style style:name="P2" style:family="paragraph" style:parent-style-name="Standard" style:list-style-name="List_20_1">
      <style:paragraph-properties fo:text-align="justify" style:justify-single-word="false"/>
    </style:style>
    <style:style style:name="P3" style:family="paragraph" style:parent-style-name="Heading_20_3" style:list-style-name="List_20_1"/>
    <style:style style:name="P4" style:family="paragraph" style:parent-style-name="Standard" style:list-style-name="List_20_1"/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2" style:list-style-name="List_20_1"/>
    <style:style style:name="P7" style:family="paragraph" style:parent-style-name="Text_20_body" style:list-style-name="List_20_1"/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 style:list-style-name="List_20_1">
      <style:text-properties fo:font-style="normal" style:font-style-asian="normal" style:font-style-complex="normal"/>
    </style:style>
    <style:style style:name="P10" style:family="paragraph" style:parent-style-name="Text_20_body" style:list-style-name="List_20_1">
      <style:text-properties fo:font-style="normal" style:font-style-asian="normal" style:font-style-complex="normal"/>
    </style:style>
    <style:style style:name="P11" style:family="paragraph" style:parent-style-name="Heading_20_4" style:list-style-name="List_20_1"/>
    <style:style style:name="P12" style:family="paragraph" style:parent-style-name="Heading_20_5" style:list-style-name="List_20_1"/>
    <style:style style:name="P13" style:family="paragraph" style:parent-style-name="Standard" style:list-style-name="List_20_1">
      <style:paragraph-properties fo:text-align="start" style:justify-single-word="false"/>
    </style:style>
    <style:style style:name="P14" style:family="paragraph" style:parent-style-name="Standard" style:list-style-name="List_20_1">
      <style:paragraph-properties fo:margin-left="0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15" style:family="paragraph" style:parent-style-name="Standard" style:list-style-name="List_20_1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6" style:family="paragraph" style:parent-style-name="Standard" style:list-style-name="List_20_1">
      <style:paragraph-properties fo:margin-left="0cm" fo:margin-right="0cm" fo:text-indent="0cm" style:auto-text-indent="false"/>
    </style:style>
    <style:style style:name="P17" style:family="paragraph" style:parent-style-name="Text_20_body">
      <style:text-properties fo:font-weight="normal" fo:background-color="transparent" style:font-weight-asian="normal" style:font-weight-complex="normal"/>
    </style:style>
    <style:style style:name="P18" style:family="paragraph" style:parent-style-name="Standard">
      <style:text-properties fo:font-style="normal" style:font-style-asian="normal" style:font-style-complex="normal"/>
    </style:style>
    <style:style style:name="P19" style:family="paragraph" style:parent-style-name="Heading">
      <style:paragraph-properties fo:text-align="center" style:justify-single-word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text-underline-style="none"/>
    </style:style>
    <style:style style:name="P2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Text_20_body" style:list-style-name="List_20_1"/>
    <style:style style:name="P27" style:family="paragraph" style:parent-style-name="Text_20_body">
      <style:text-properties fo:font-weight="normal" fo:background-color="transparent" style:font-weight-asian="normal" style:font-weight-complex="normal"/>
    </style:style>
    <style:style style:name="P28" style:family="paragraph" style:parent-style-name="Text_20_body">
      <style:text-properties fo:font-style="normal" style:font-style-asian="normal" style:font-style-complex="normal"/>
    </style:style>
    <style:style style:name="P29" style:family="paragraph" style:parent-style-name="Text_20_body" style:list-style-name="List_20_1">
      <style:text-properties fo:font-style="normal" style:font-style-asian="normal" style:font-style-complex="normal"/>
    </style:style>
    <style:style style:name="P30" style:family="paragraph" style:parent-style-name="Heading_20_1" style:list-style-name="List_20_1">
      <style:text-properties fo:font-style="normal" style:font-style-asian="normal" style:font-style-complex="normal"/>
    </style:style>
    <style:style style:name="P31" style:family="paragraph" style:parent-style-name="Heading_20_1" style:list-style-name="List_20_1">
      <style:paragraph-properties fo:break-before="page"/>
    </style:style>
    <style:style style:name="P32" style:family="paragraph" style:parent-style-name="Heading_20_2" style:list-style-name="List_20_1"/>
    <style:style style:name="P33" style:family="paragraph" style:parent-style-name="Heading_20_3" style:list-style-name="List_20_1"/>
    <style:style style:name="P34" style:family="paragraph" style:parent-style-name="Heading_20_4" style:list-style-name="List_20_1"/>
    <style:style style:name="P35" style:family="paragraph" style:parent-style-name="Heading_20_5" style:list-style-name="List_20_1"/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style:text-underline-style="none"/>
    </style:style>
    <style:style style:name="P39" style:family="paragraph" style:parent-style-name="Table_20_Contents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Table_20_Contents">
      <style:text-properties fo:font-weight="bold" style:font-weight-asian="bold" style:font-weight-complex="bold"/>
    </style:style>
    <style:style style:name="P41" style:family="paragraph" style:parent-style-name="Table_20_Contents">
      <style:text-properties fo:font-weight="normal" style:font-weight-asian="normal" style:font-weight-complex="normal"/>
    </style:style>
    <style:style style:name="P42" style:family="paragraph" style:parent-style-name="Standard">
      <style:text-properties fo:font-style="italic" style:font-style-asian="italic" style:font-style-complex="italic"/>
    </style:style>
    <style:style style:name="P43" style:family="paragraph" style:parent-style-name="Standard">
      <style:text-properties fo:font-style="normal" style:font-style-asian="normal" style:font-style-complex="normal"/>
    </style:style>
    <style:style style:name="P44" style:family="paragraph" style:parent-style-name="Standard" style:list-style-name="List_20_1">
      <style:text-properties fo:font-style="normal" style:font-style-asian="normal" style:font-style-complex="normal"/>
    </style:style>
    <style:style style:name="P45" style:family="paragraph" style:parent-style-name="Standard" style:list-style-name="List_20_1"/>
    <style:style style:name="P46" style:family="paragraph" style:parent-style-name="Standard" style:list-style-name="List_20_1">
      <style:paragraph-properties fo:text-align="justify" style:justify-single-word="false"/>
    </style:style>
    <style:style style:name="P47" style:family="paragraph" style:parent-style-name="Standard" style:list-style-name="List_20_1">
      <style:paragraph-properties fo:text-align="start" style:justify-single-word="false"/>
    </style:style>
    <style:style style:name="P48" style:family="paragraph" style:parent-style-name="Standard" style:list-style-name="List_20_1">
      <style:paragraph-properties fo:margin-left="0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49" style:family="paragraph" style:parent-style-name="Standard" style:list-style-name="List_20_1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50" style:family="paragraph" style:parent-style-name="Standard" style:list-style-name="List_20_1">
      <style:paragraph-properties fo:margin-left="0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text:id="ct-1400061592">
          <text:insertion>
            <office:change-info>
              <dc:creator>Unknown Author</dc:creator>
              <dc:date>2009-08-27T12:35:00</dc:date>
            </office:change-info>
          </text:insertion>
        </text:changed-region>
        <text:changed-region text:id="ct-1400060696">
          <text:deletion>
            <office:change-info>
              <dc:creator>Unknown Author</dc:creator>
              <dc:date>2009-08-27T12:35:00</dc:date>
            </office:change-info>
            <text:p text:style-name="P1">x</text:p>
          </text:deletion>
        </text:changed-region>
        <text:changed-region text:id="ct-1400060808">
          <text:insertion>
            <office:change-info>
              <dc:creator>Unknown Author</dc:creator>
              <dc:date>2009-08-27T12:35:00</dc:date>
            </office:change-info>
          </text:insertion>
        </text:changed-region>
        <text:changed-region text:id="ct-1400060584">
          <text:insertion>
            <office:change-info>
              <dc:creator>Martin Andersen</dc:creator>
              <dc:date>2009-08-25T16:17:00</dc:date>
            </office:change-info>
          </text:insertion>
        </text:changed-region>
        <text:changed-region text:id="ct-1400060472">
          <text:deletion>
            <office:change-info>
              <dc:creator>Martin Andersen</dc:creator>
              <dc:date>2009-08-25T16:18:00</dc:date>
            </office:change-info>
            <text:p text:style-name="P1"><text:s/></text:p>
          </text:deletion>
        </text:changed-region>
        <text:changed-region text:id="ct-1400060360">
          <text:insertion>
            <office:change-info>
              <dc:creator>Martin Andersen</dc:creator>
              <dc:date>2009-08-25T16:18:00</dc:date>
            </office:change-info>
          </text:insertion>
        </text:changed-region>
        <text:changed-region text:id="ct-1400060248">
          <text:deletion>
            <office:change-info>
              <dc:creator>Martin Andersen</dc:creator>
              <dc:date>2009-08-25T16:18:00</dc:date>
            </office:change-info>
            <text:p text:style-name="P1">L</text:p>
          </text:deletion>
        </text:changed-region>
        <text:changed-region text:id="ct-1400060136">
          <text:insertion>
            <office:change-info>
              <dc:creator>Martin Andersen</dc:creator>
              <dc:date>2009-08-25T16:18:00</dc:date>
            </office:change-info>
          </text:insertion>
        </text:changed-region>
        <text:changed-region text:id="ct-1400060024">
          <text:deletion>
            <office:change-info>
              <dc:creator>Unknown Author</dc:creator>
              <dc:date>2009-08-27T12:35:00</dc:date>
            </office:change-info>
            <text:p text:style-name="Standard">representaion</text:p>
          </text:deletion>
        </text:changed-region>
        <text:changed-region text:id="ct-1400059912">
          <text:insertion>
            <office:change-info>
              <dc:creator>Unknown Author</dc:creator>
              <dc:date>2009-08-27T12:35:00</dc:date>
            </office:change-info>
          </text:insertion>
        </text:changed-region>
        <text:changed-region text:id="ct-1400059800">
          <text:deletion>
            <office:change-info>
              <dc:creator>Martin Andersen</dc:creator>
              <dc:date>2009-08-25T16:19:00</dc:date>
            </office:change-info>
            <text:p text:style-name="Standard">The </text:p>
          </text:deletion>
        </text:changed-region>
        <text:changed-region text:id="ct-1400059688">
          <text:insertion>
            <office:change-info>
              <dc:creator>Martin Andersen</dc:creator>
              <dc:date>2009-08-25T16:19:00</dc:date>
            </office:change-info>
          </text:insertion>
        </text:changed-region>
        <text:changed-region text:id="ct-1400059576">
          <text:insertion>
            <office:change-info>
              <dc:creator>Martin Andersen</dc:creator>
              <dc:date>2009-08-25T16:20:00</dc:date>
            </office:change-info>
          </text:insertion>
        </text:changed-region>
        <text:changed-region text:id="ct-1400059464">
          <text:insertion>
            <office:change-info>
              <dc:creator>Martin Andersen</dc:creator>
              <dc:date>2009-08-25T16:20:00</dc:date>
            </office:change-info>
          </text:insertion>
        </text:changed-region>
        <text:changed-region text:id="ct-1400059352">
          <text:insertion>
            <office:change-info>
              <dc:creator>Martin Andersen</dc:creator>
              <dc:date>2009-08-25T16:20:00</dc:date>
            </office:change-info>
          </text:insertion>
        </text:changed-region>
        <text:changed-region text:id="ct-1400059240">
          <text:deletion>
            <office:change-info>
              <dc:creator>Unknown Author</dc:creator>
              <dc:date>2009-08-27T12:35:00</dc:date>
            </office:change-info>
            <text:p text:style-name="Standard">prefered</text:p>
          </text:deletion>
        </text:changed-region>
        <text:changed-region text:id="ct-1400059128">
          <text:insertion>
            <office:change-info>
              <dc:creator>Unknown Author</dc:creator>
              <dc:date>2009-08-27T12:35:00</dc:date>
            </office:change-info>
          </text:insertion>
        </text:changed-region>
        <text:changed-region text:id="ct-1400059016">
          <text:insertion>
            <office:change-info>
              <dc:creator>Martin Andersen</dc:creator>
              <dc:date>2009-08-25T16:21:00</dc:date>
            </office:change-info>
          </text:insertion>
        </text:changed-region>
        <text:changed-region text:id="ct-1410007188">
          <text:deletion>
            <office:change-info>
              <dc:creator>Ukendt forfatter</dc:creator>
              <dc:date>2009-09-01T12:17:00</dc:date>
            </office:change-info>
            <text:list xml:id="list821166385" text:style-name="List_20_1">
              <text:list-item>
                <text:list>
                  <text:list-item>
                    <text:list>
                      <text:list-item>
                        <text:p text:style-name="P2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7449100">
          <text:deletion>
            <office:change-info>
              <dc:creator>Ukendt forfatter</dc:creator>
              <dc:date>2009-09-01T12:17:00</dc:date>
            </office:change-info>
            <text:list xml:id="list1344065349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7449660">
          <text:deletion>
            <office:change-info>
              <dc:creator>Ukendt forfatter</dc:creator>
              <dc:date>2009-09-01T12:17:00</dc:date>
            </office:change-info>
            <text:list xml:id="list785544943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0938736">
          <text:deletion>
            <office:change-info>
              <dc:creator>Ukendt forfatter</dc:creator>
              <dc:date>2009-09-01T10:54:00</dc:date>
            </office:change-info>
            <text:p text:style-name="P5">JobIdentification/JobName</text:p>
          </text:deletion>
        </text:changed-region>
        <text:changed-region text:id="ct-1410008308">
          <text:insertion>
            <office:change-info>
              <dc:creator>Ukendt forfatter</dc:creator>
              <dc:date>2009-09-01T10:54:00</dc:date>
            </office:change-info>
          </text:insertion>
        </text:changed-region>
        <text:changed-region text:id="ct-1410162824">
          <text:deletion>
            <office:change-info>
              <dc:creator>Ukendt forfatter</dc:creator>
              <dc:date>2009-09-01T10:54:00</dc:date>
            </office:change-info>
            <text:p text:style-name="P5">JobIdentification/JobName</text:p>
          </text:deletion>
        </text:changed-region>
        <text:changed-region text:id="ct-1410163272">
          <text:insertion>
            <office:change-info>
              <dc:creator>Ukendt forfatter</dc:creator>
              <dc:date>2009-09-01T10:54:00</dc:date>
            </office:change-info>
          </text:insertion>
        </text:changed-region>
        <text:changed-region text:id="ct-1410163048">
          <text:deletion>
            <office:change-info>
              <dc:creator>Ukendt forfatter</dc:creator>
              <dc:date>2009-09-01T10:54:00</dc:date>
            </office:change-info>
            <text:p text:style-name="P5"><text:variable-set text:name="Same" office:value-type="string">''</text:variable-set></text:p>
          </text:deletion>
        </text:changed-region>
        <text:changed-region text:id="ct-1410277332">
          <text:insertion>
            <office:change-info>
              <dc:creator>Ukendt forfatter</dc:creator>
              <dc:date>2009-09-01T10:54:00</dc:date>
            </office:change-info>
          </text:insertion>
        </text:changed-region>
        <text:changed-region text:id="ct-1401860356">
          <text:insertion>
            <office:change-info>
              <dc:creator>Ukendt forfatter</dc:creator>
              <dc:date>2009-09-01T10:55:00</dc:date>
            </office:change-info>
          </text:insertion>
        </text:changed-region>
        <text:changed-region text:id="ct-1410276996">
          <text:deletion>
            <office:change-info>
              <dc:creator>Ukendt forfatter</dc:creator>
              <dc:date>2009-09-01T10:55:00</dc:date>
            </office:change-info>
            <text:p text:style-name="P5"><text:variable-set text:name="Same" office:value-type="string">''</text:variable-set></text:p>
          </text:deletion>
        </text:changed-region>
        <text:changed-region text:id="ct-1399708992">
          <text:insertion>
            <office:change-info>
              <dc:creator>Ukendt forfatter</dc:creator>
              <dc:date>2009-09-01T10:55:00</dc:date>
            </office:change-info>
          </text:insertion>
        </text:changed-region>
        <text:changed-region text:id="ct-1410080064">
          <text:deletion>
            <office:change-info>
              <dc:creator>Ukendt forfatter</dc:creator>
              <dc:date>2009-09-01T12:18:00</dc:date>
            </office:change-info>
            <text:list xml:id="list568850592" text:continue-numbering="true" text:style-name="List_20_1">
              <text:list-item>
                <text:list>
                  <text:list-item>
                    <text:p text:style-name="P4"/>
                  </text:list-item>
                  <text:list-item>
                    <text:p text:style-name="P6"/>
                  </text:list-item>
                </text:list>
              </text:list-item>
            </text:list>
          </text:deletion>
        </text:changed-region>
        <text:changed-region text:id="ct-1400058232">
          <text:insertion>
            <office:change-info>
              <dc:creator>Martin Andersen</dc:creator>
              <dc:date>2009-08-26T11:13:00</dc:date>
            </office:change-info>
          </text:insertion>
        </text:changed-region>
        <text:changed-region text:id="ct-1400058120">
          <text:insertion>
            <office:change-info>
              <dc:creator>Martin Andersen</dc:creator>
              <dc:date>2009-08-26T11:13:00</dc:date>
            </office:change-info>
          </text:insertion>
        </text:changed-region>
        <text:changed-region text:id="ct-1400058008">
          <text:insertion>
            <office:change-info>
              <dc:creator>Martin Andersen</dc:creator>
              <dc:date>2009-08-26T11:13:00</dc:date>
            </office:change-info>
          </text:insertion>
        </text:changed-region>
        <text:changed-region text:id="ct-1400311780">
          <text:insertion>
            <office:change-info>
              <dc:creator>Martin Andersen</dc:creator>
              <dc:date>2009-08-26T11:13:00</dc:date>
            </office:change-info>
          </text:insertion>
        </text:changed-region>
        <text:changed-region text:id="ct-1400311668">
          <text:insertion>
            <office:change-info>
              <dc:creator>Martin Andersen</dc:creator>
              <dc:date>2009-08-26T11:15:00</dc:date>
            </office:change-info>
          </text:insertion>
        </text:changed-region>
        <text:changed-region text:id="ct-1400311556">
          <text:insertion>
            <office:change-info>
              <dc:creator>Martin Andersen</dc:creator>
              <dc:date>2009-08-26T11:16:00</dc:date>
            </office:change-info>
          </text:insertion>
        </text:changed-region>
        <text:changed-region text:id="ct-1400311444">
          <text:insertion>
            <office:change-info>
              <dc:creator>Martin Andersen</dc:creator>
              <dc:date>2009-08-26T11:16:00</dc:date>
            </office:change-info>
          </text:insertion>
        </text:changed-region>
        <text:changed-region text:id="ct-1400311332">
          <text:insertion>
            <office:change-info>
              <dc:creator>Martin Andersen</dc:creator>
              <dc:date>2009-08-26T11:17:00</dc:date>
            </office:change-info>
          </text:insertion>
        </text:changed-region>
        <text:changed-region text:id="ct-1400311220">
          <text:insertion>
            <office:change-info>
              <dc:creator>Martin Andersen</dc:creator>
              <dc:date>2009-08-26T11:17:00</dc:date>
            </office:change-info>
          </text:insertion>
        </text:changed-region>
        <text:changed-region text:id="ct-1400311108">
          <text:insertion>
            <office:change-info>
              <dc:creator>Martin Andersen</dc:creator>
              <dc:date>2009-08-26T11:18:00</dc:date>
            </office:change-info>
          </text:insertion>
        </text:changed-region>
        <text:changed-region text:id="ct-1400310996">
          <text:insertion>
            <office:change-info>
              <dc:creator>Martin Andersen</dc:creator>
              <dc:date>2009-08-26T11:18:00</dc:date>
            </office:change-info>
          </text:insertion>
        </text:changed-region>
        <text:changed-region text:id="ct-1400310884">
          <text:deletion>
            <office:change-info>
              <dc:creator>Ukendt forfatter</dc:creator>
              <dc:date>2009-09-01T10:53:00</dc:date>
            </office:change-info>
            <text:p text:style-name="P5">POSIX or HPCProfile </text:p>
          </text:deletion>
          <text:insertion>
            <office:change-info office:chg-author="Martin Andersen" office:chg-date-time="2009-08-26T11:19:00"/>
          </text:insertion>
        </text:changed-region>
        <text:changed-region text:id="ct-1400310772">
          <text:deletion>
            <office:change-info>
              <dc:creator>Ukendt forfatter</dc:creator>
              <dc:date>2009-09-01T10:53:00</dc:date>
            </office:change-info>
            <text:p text:style-name="P5">is used</text:p>
          </text:deletion>
          <text:insertion>
            <office:change-info office:chg-author="Martin Andersen" office:chg-date-time="2009-08-26T11:20:00"/>
          </text:insertion>
        </text:changed-region>
        <text:changed-region text:id="ct-1410076816">
          <text:insertion>
            <office:change-info>
              <dc:creator>Ukendt forfatter</dc:creator>
              <dc:date>2009-09-01T10:53:00</dc:date>
            </office:change-info>
          </text:insertion>
        </text:changed-region>
        <text:changed-region text:id="ct-1400310660">
          <text:deletion>
            <office:change-info>
              <dc:creator>Ukendt forfatter</dc:creator>
              <dc:date>2009-09-01T10:53:00</dc:date>
            </office:change-info>
            <text:p text:style-name="P5"><text:variable-get text:name="NM" office:value-type="string">Not mapped</text:variable-get></text:p>
          </text:deletion>
          <text:insertion>
            <office:change-info office:chg-author="Martin Andersen" office:chg-date-time="2009-08-26T11:20:00"/>
          </text:insertion>
        </text:changed-region>
        <text:changed-region text:id="ct-1410080400">
          <text:insertion>
            <office:change-info>
              <dc:creator>Ukendt forfatter</dc:creator>
              <dc:date>2009-09-01T10:53:00</dc:date>
            </office:change-info>
          </text:insertion>
        </text:changed-region>
        <text:changed-region text:id="ct-1410058908">
          <text:insertion>
            <office:change-info>
              <dc:creator>Ukendt forfatter</dc:creator>
              <dc:date>2009-09-01T10:54:00</dc:date>
            </office:change-info>
          </text:insertion>
        </text:changed-region>
        <text:changed-region text:id="ct-1400310548">
          <text:deletion>
            <office:change-info>
              <dc:creator>Ukendt forfatter</dc:creator>
              <dc:date>2009-08-31T11:20:00</dc:date>
            </office:change-info>
            <text:p text:style-name="Standard">*</text:p>
          </text:deletion>
        </text:changed-region>
        <text:changed-region text:id="ct-1400310436">
          <text:insertion>
            <office:change-info>
              <dc:creator>Ukendt forfatter</dc:creator>
              <dc:date>2009-08-31T11:20:00</dc:date>
            </office:change-info>
          </text:insertion>
        </text:changed-region>
        <text:changed-region text:id="ct-1400310324">
          <text:insertion>
            <office:change-info>
              <dc:creator>Ukendt forfatter</dc:creator>
              <dc:date>2009-08-31T11:21:00</dc:date>
            </office:change-info>
          </text:insertion>
        </text:changed-region>
        <text:changed-region text:id="ct-1400310100">
          <text:insertion>
            <office:change-info>
              <dc:creator>Unknown Author</dc:creator>
              <dc:date>2009-08-28T08:57:00</dc:date>
            </office:change-info>
          </text:insertion>
        </text:changed-region>
        <text:changed-region text:id="ct-1400309988">
          <text:insertion>
            <office:change-info>
              <dc:creator>Unknown Author</dc:creator>
              <dc:date>2009-08-27T11:48:00</dc:date>
            </office:change-info>
          </text:insertion>
        </text:changed-region>
        <text:changed-region text:id="ct-1400309876">
          <text:insertion>
            <office:change-info>
              <dc:creator>Unknown Author</dc:creator>
              <dc:date>2009-08-27T11:48:00</dc:date>
            </office:change-info>
          </text:insertion>
        </text:changed-region>
        <text:changed-region text:id="ct-1400309764">
          <text:insertion>
            <office:change-info>
              <dc:creator>Ukendt forfatter</dc:creator>
              <dc:date>2009-08-31T13:14:00</dc:date>
            </office:change-info>
          </text:insertion>
        </text:changed-region>
        <text:changed-region text:id="ct-1400309652">
          <text:insertion>
            <office:change-info>
              <dc:creator>Unknown Author</dc:creator>
              <dc:date>2009-08-27T11:48:00</dc:date>
            </office:change-info>
          </text:insertion>
        </text:changed-region>
        <text:changed-region text:id="ct-1400309540">
          <text:insertion>
            <office:change-info>
              <dc:creator>Unknown Author</dc:creator>
              <dc:date>2009-08-27T11:48:00</dc:date>
            </office:change-info>
          </text:insertion>
        </text:changed-region>
        <text:changed-region text:id="ct-1410059692">
          <text:insertion>
            <office:change-info>
              <dc:creator>Ukendt forfatter</dc:creator>
              <dc:date>2009-09-01T10:37:00</dc:date>
            </office:change-info>
          </text:insertion>
        </text:changed-region>
        <text:changed-region text:id="ct-1399709664">
          <text:insertion>
            <office:change-info>
              <dc:creator>Ukendt forfatter</dc:creator>
              <dc:date>2009-09-01T10:38:00</dc:date>
            </office:change-info>
          </text:insertion>
        </text:changed-region>
        <text:changed-region text:id="ct-1410162936">
          <text:insertion>
            <office:change-info>
              <dc:creator>Ukendt forfatter</dc:creator>
              <dc:date>2009-09-01T10:38:00</dc:date>
            </office:change-info>
          </text:insertion>
        </text:changed-region>
        <text:changed-region text:id="ct-1410059020">
          <text:insertion>
            <office:change-info>
              <dc:creator>Ukendt forfatter</dc:creator>
              <dc:date>2009-09-01T10:38:00</dc:date>
            </office:change-info>
          </text:insertion>
        </text:changed-region>
        <text:changed-region text:id="ct-1399709328">
          <text:insertion>
            <office:change-info>
              <dc:creator>Ukendt forfatter</dc:creator>
              <dc:date>2009-09-01T10:38:00</dc:date>
            </office:change-info>
          </text:insertion>
        </text:changed-region>
        <text:changed-region text:id="ct-1410008420">
          <text:insertion>
            <office:change-info>
              <dc:creator>Ukendt forfatter</dc:creator>
              <dc:date>2009-09-01T10:39:00</dc:date>
            </office:change-info>
          </text:insertion>
        </text:changed-region>
        <text:changed-region text:id="ct-1410058684">
          <text:insertion>
            <office:change-info>
              <dc:creator>Ukendt forfatter</dc:creator>
              <dc:date>2009-09-01T10:53:00</dc:date>
            </office:change-info>
          </text:insertion>
        </text:changed-region>
        <text:changed-region text:id="ct-1400309428">
          <text:insertion>
            <office:change-info>
              <dc:creator>Ukendt forfatter</dc:creator>
              <dc:date>2009-08-31T13:14:00</dc:date>
            </office:change-info>
          </text:insertion>
        </text:changed-region>
        <text:changed-region text:id="ct-1400309316">
          <text:insertion>
            <office:change-info>
              <dc:creator>Ukendt forfatter</dc:creator>
              <dc:date>2009-08-31T13:16:00</dc:date>
            </office:change-info>
          </text:insertion>
        </text:changed-region>
        <text:changed-region text:id="ct-1400309204">
          <text:insertion>
            <office:change-info>
              <dc:creator>Ukendt forfatter</dc:creator>
              <dc:date>2009-08-31T13:17:00</dc:date>
            </office:change-info>
          </text:insertion>
        </text:changed-region>
        <text:changed-region text:id="ct-1400308980">
          <text:insertion>
            <office:change-info>
              <dc:creator>Unknown Author</dc:creator>
              <dc:date>2009-08-27T11:49:00</dc:date>
            </office:change-info>
          </text:insertion>
        </text:changed-region>
        <text:changed-region text:id="ct-1400308868">
          <text:insertion>
            <office:change-info>
              <dc:creator>Unknown Author</dc:creator>
              <dc:date>2009-08-27T11:49:00</dc:date>
            </office:change-info>
          </text:insertion>
        </text:changed-region>
        <text:changed-region text:id="ct-1400308756">
          <text:insertion>
            <office:change-info>
              <dc:creator>Unknown Author</dc:creator>
              <dc:date>2009-08-27T11:49:00</dc:date>
            </office:change-info>
          </text:insertion>
        </text:changed-region>
        <text:changed-region text:id="ct-1400308644">
          <text:insertion>
            <office:change-info>
              <dc:creator>Unknown Author</dc:creator>
              <dc:date>2009-08-27T11:49:00</dc:date>
            </office:change-info>
          </text:insertion>
        </text:changed-region>
        <text:changed-region text:id="ct-1436926648">
          <text:insertion>
            <office:change-info>
              <dc:creator>Ukendt forfatter</dc:creator>
              <dc:date>2009-09-01T10:57:00</dc:date>
            </office:change-info>
          </text:insertion>
        </text:changed-region>
        <text:changed-region text:id="ct-1436927320">
          <text:insertion>
            <office:change-info>
              <dc:creator>Ukendt forfatter</dc:creator>
              <dc:date>2009-09-01T10:57:00</dc:date>
            </office:change-info>
          </text:insertion>
        </text:changed-region>
        <text:changed-region text:id="ct-1430937952">
          <text:insertion>
            <office:change-info>
              <dc:creator>Ukendt forfatter</dc:creator>
              <dc:date>2009-09-01T10:56:00</dc:date>
            </office:change-info>
          </text:insertion>
        </text:changed-region>
        <text:changed-region text:id="ct-1410277108">
          <text:insertion>
            <office:change-info>
              <dc:creator>Ukendt forfatter</dc:creator>
              <dc:date>2009-09-01T10:56:00</dc:date>
            </office:change-info>
          </text:insertion>
        </text:changed-region>
        <text:changed-region text:id="ct-1430937840">
          <text:insertion>
            <office:change-info>
              <dc:creator>Ukendt forfatter</dc:creator>
              <dc:date>2009-09-01T10:56:00</dc:date>
            </office:change-info>
          </text:insertion>
        </text:changed-region>
        <text:changed-region text:id="ct-1400308532">
          <text:insertion>
            <office:change-info>
              <dc:creator>Ukendt forfatter</dc:creator>
              <dc:date>2009-08-31T13:17:00</dc:date>
            </office:change-info>
          </text:insertion>
        </text:changed-region>
        <text:changed-region text:id="ct-1400308420">
          <text:insertion>
            <office:change-info>
              <dc:creator>Ukendt forfatter</dc:creator>
              <dc:date>2009-08-31T13:18:00</dc:date>
            </office:change-info>
          </text:insertion>
        </text:changed-region>
        <text:changed-region text:id="ct-1400308196">
          <text:insertion>
            <office:change-info>
              <dc:creator>Unknown Author</dc:creator>
              <dc:date>2009-08-27T11:50:00</dc:date>
            </office:change-info>
          </text:insertion>
        </text:changed-region>
        <text:changed-region text:id="ct-1400308084">
          <text:insertion>
            <office:change-info>
              <dc:creator>Unknown Author</dc:creator>
              <dc:date>2009-08-27T11:50:00</dc:date>
            </office:change-info>
          </text:insertion>
        </text:changed-region>
        <text:changed-region text:id="ct-1400307972">
          <text:insertion>
            <office:change-info>
              <dc:creator>Unknown Author</dc:creator>
              <dc:date>2009-08-27T11:50:00</dc:date>
            </office:change-info>
          </text:insertion>
        </text:changed-region>
        <text:changed-region text:id="ct-1400307860">
          <text:insertion>
            <office:change-info>
              <dc:creator>Unknown Author</dc:creator>
              <dc:date>2009-08-27T11:50:00</dc:date>
            </office:change-info>
          </text:insertion>
        </text:changed-region>
        <text:changed-region text:id="ct-1410276772">
          <text:insertion>
            <office:change-info>
              <dc:creator>Ukendt forfatter</dc:creator>
              <dc:date>2009-09-01T12:11:00</dc:date>
            </office:change-info>
          </text:insertion>
        </text:changed-region>
        <text:changed-region text:id="ct-1436499036">
          <text:insertion>
            <office:change-info>
              <dc:creator>Ukendt forfatter</dc:creator>
              <dc:date>2009-09-01T12:11:00</dc:date>
            </office:change-info>
          </text:insertion>
        </text:changed-region>
        <text:changed-region text:id="ct-1410163160">
          <text:insertion>
            <office:change-info>
              <dc:creator>Ukendt forfatter</dc:creator>
              <dc:date>2009-09-01T10:58:00</dc:date>
            </office:change-info>
          </text:insertion>
        </text:changed-region>
        <text:changed-region text:id="ct-1430938624">
          <text:insertion>
            <office:change-info>
              <dc:creator>Ukendt forfatter</dc:creator>
              <dc:date>2009-09-01T10:58:00</dc:date>
            </office:change-info>
          </text:insertion>
        </text:changed-region>
        <text:changed-region text:id="ct-1410008084">
          <text:insertion>
            <office:change-info>
              <dc:creator>Ukendt forfatter</dc:creator>
              <dc:date>2009-09-01T12:11:00</dc:date>
            </office:change-info>
          </text:insertion>
        </text:changed-region>
        <text:changed-region text:id="ct-1436930008">
          <text:insertion>
            <office:change-info>
              <dc:creator>Ukendt forfatter</dc:creator>
              <dc:date>2009-09-01T12:11:00</dc:date>
            </office:change-info>
          </text:insertion>
        </text:changed-region>
        <text:changed-region text:id="ct-1400377312">
          <text:insertion>
            <office:change-info>
              <dc:creator>Ukendt forfatter</dc:creator>
              <dc:date>2009-08-31T13:18:00</dc:date>
            </office:change-info>
          </text:insertion>
        </text:changed-region>
        <text:changed-region text:id="ct-1400377088">
          <text:insertion>
            <office:change-info>
              <dc:creator>Unknown Author</dc:creator>
              <dc:date>2009-08-27T11:50:00</dc:date>
            </office:change-info>
          </text:insertion>
        </text:changed-region>
        <text:changed-region text:id="ct-1400376976">
          <text:insertion>
            <office:change-info>
              <dc:creator>Unknown Author</dc:creator>
              <dc:date>2009-08-27T11:51:00</dc:date>
            </office:change-info>
          </text:insertion>
        </text:changed-region>
        <text:changed-region text:id="ct-1400376864">
          <text:insertion>
            <office:change-info>
              <dc:creator>Ukendt forfatter</dc:creator>
              <dc:date>2009-08-31T13:19:00</dc:date>
            </office:change-info>
          </text:insertion>
        </text:changed-region>
        <text:changed-region text:id="ct-1400376752">
          <text:insertion>
            <office:change-info>
              <dc:creator>Unknown Author</dc:creator>
              <dc:date>2009-08-27T11:51:00</dc:date>
            </office:change-info>
          </text:insertion>
        </text:changed-region>
        <text:changed-region text:id="ct-1400376640">
          <text:insertion>
            <office:change-info>
              <dc:creator>Unknown Author</dc:creator>
              <dc:date>2009-08-27T11:51:00</dc:date>
            </office:change-info>
          </text:insertion>
        </text:changed-region>
        <text:changed-region text:id="ct-1436497244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435097652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433071384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434470520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436927992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435096532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436926872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434470632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433070152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400376416">
          <text:insertion>
            <office:change-info>
              <dc:creator>Unknown Author</dc:creator>
              <dc:date>2009-08-27T11:51:00</dc:date>
            </office:change-info>
          </text:insertion>
        </text:changed-region>
        <text:changed-region text:id="ct-1400376304">
          <text:insertion>
            <office:change-info>
              <dc:creator>Unknown Author</dc:creator>
              <dc:date>2009-08-27T12:15:00</dc:date>
            </office:change-info>
          </text:insertion>
        </text:changed-region>
        <text:changed-region text:id="ct-1400376192">
          <text:insertion>
            <office:change-info>
              <dc:creator>Unknown Author</dc:creator>
              <dc:date>2009-08-27T11:52:00</dc:date>
            </office:change-info>
          </text:insertion>
        </text:changed-region>
        <text:changed-region text:id="ct-1400376080">
          <text:insertion>
            <office:change-info>
              <dc:creator>Unknown Author</dc:creator>
              <dc:date>2009-08-27T12:15:00</dc:date>
            </office:change-info>
          </text:insertion>
        </text:changed-region>
        <text:changed-region text:id="ct-1400375968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400375856">
          <text:insertion>
            <office:change-info>
              <dc:creator>Unknown Author</dc:creator>
              <dc:date>2009-08-27T12:18:00</dc:date>
            </office:change-info>
          </text:insertion>
        </text:changed-region>
        <text:changed-region text:id="ct-1400375744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400375632">
          <text:insertion>
            <office:change-info>
              <dc:creator>Unknown Author</dc:creator>
              <dc:date>2009-08-27T12:18:00</dc:date>
            </office:change-info>
          </text:insertion>
        </text:changed-region>
        <text:changed-region text:id="ct-1400375520">
          <text:insertion>
            <office:change-info>
              <dc:creator>Unknown Author</dc:creator>
              <dc:date>2009-08-27T12:13:00</dc:date>
            </office:change-info>
          </text:insertion>
        </text:changed-region>
        <text:changed-region text:id="ct-1400375408">
          <text:insertion>
            <office:change-info>
              <dc:creator>Unknown Author</dc:creator>
              <dc:date>2009-08-27T12:13:00</dc:date>
            </office:change-info>
          </text:insertion>
        </text:changed-region>
        <text:changed-region text:id="ct-1400375296">
          <text:insertion>
            <office:change-info>
              <dc:creator>Unknown Author</dc:creator>
              <dc:date>2009-08-27T12:13:00</dc:date>
            </office:change-info>
          </text:insertion>
        </text:changed-region>
        <text:changed-region text:id="ct-1400375184">
          <text:insertion>
            <office:change-info>
              <dc:creator>Unknown Author</dc:creator>
              <dc:date>2009-08-27T12:14:00</dc:date>
            </office:change-info>
          </text:insertion>
        </text:changed-region>
        <text:changed-region text:id="ct-1400375072">
          <text:insertion>
            <office:change-info>
              <dc:creator>Unknown Author</dc:creator>
              <dc:date>2009-08-27T12:14:00</dc:date>
            </office:change-info>
          </text:insertion>
        </text:changed-region>
        <text:changed-region text:id="ct-1400374960">
          <text:insertion>
            <office:change-info>
              <dc:creator>Unknown Author</dc:creator>
              <dc:date>2009-08-27T12:14:00</dc:date>
            </office:change-info>
          </text:insertion>
        </text:changed-region>
        <text:changed-region text:id="ct-1400374848">
          <text:insertion>
            <office:change-info>
              <dc:creator>Unknown Author</dc:creator>
              <dc:date>2009-08-27T12:14:00</dc:date>
            </office:change-info>
          </text:insertion>
        </text:changed-region>
        <text:changed-region text:id="ct-1400374736">
          <text:insertion>
            <office:change-info>
              <dc:creator>Unknown Author</dc:creator>
              <dc:date>2009-08-27T12:15:00</dc:date>
            </office:change-info>
          </text:insertion>
        </text:changed-region>
        <text:changed-region text:id="ct-1435099108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436927208">
          <text:insertion>
            <office:change-info>
              <dc:creator>Ukendt forfatter</dc:creator>
              <dc:date>2009-09-01T12:13:00</dc:date>
            </office:change-info>
          </text:insertion>
        </text:changed-region>
        <text:changed-region text:id="ct-1400374624">
          <text:insertion>
            <office:change-info>
              <dc:creator>Unknown Author</dc:creator>
              <dc:date>2009-08-27T12:15:00</dc:date>
            </office:change-info>
          </text:insertion>
        </text:changed-region>
        <text:changed-region text:id="ct-1400374512">
          <text:insertion>
            <office:change-info>
              <dc:creator>Unknown Author</dc:creator>
              <dc:date>2009-08-27T12:16:00</dc:date>
            </office:change-info>
          </text:insertion>
        </text:changed-region>
        <text:changed-region text:id="ct-1400374400">
          <text:insertion>
            <office:change-info>
              <dc:creator>Unknown Author</dc:creator>
              <dc:date>2009-08-27T12:17:00</dc:date>
            </office:change-info>
          </text:insertion>
        </text:changed-region>
        <text:changed-region text:id="ct-1400374288">
          <text:insertion>
            <office:change-info>
              <dc:creator>Unknown Author</dc:creator>
              <dc:date>2009-08-27T12:18:00</dc:date>
            </office:change-info>
          </text:insertion>
        </text:changed-region>
        <text:changed-region text:id="ct-1400374176">
          <text:insertion>
            <office:change-info>
              <dc:creator>Unknown Author</dc:creator>
              <dc:date>2009-08-27T12:19:00</dc:date>
            </office:change-info>
          </text:insertion>
        </text:changed-region>
        <text:changed-region text:id="ct-1436926536">
          <text:deletion>
            <office:change-info>
              <dc:creator>Ukendt forfatter</dc:creator>
              <dc:date>2009-09-01T12:12:00</dc:date>
            </office:change-info>
            <text:p text:style-name="Text_20_body"><text:span text:style-name="T1"><text:s/></text:span></text:p>
          </text:deletion>
          <text:insertion>
            <office:change-info office:chg-author="Unknown Author" office:chg-date-time="2009-08-27T12:19:00"/>
          </text:insertion>
        </text:changed-region>
        <text:changed-region text:id="ct-1410007972">
          <text:insertion>
            <office:change-info>
              <dc:creator>Ukendt forfatter</dc:creator>
              <dc:date>2009-09-01T12:12:00</dc:date>
            </office:change-info>
          </text:insertion>
        </text:changed-region>
        <text:changed-region text:id="ct-1400373952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400373840">
          <text:insertion>
            <office:change-info>
              <dc:creator>Unknown Author</dc:creator>
              <dc:date>2009-08-27T12:11:00</dc:date>
            </office:change-info>
          </text:insertion>
        </text:changed-region>
        <text:changed-region text:id="ct-1400373728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400373616">
          <text:insertion>
            <office:change-info>
              <dc:creator>Unknown Author</dc:creator>
              <dc:date>2009-08-27T12:11:00</dc:date>
            </office:change-info>
          </text:insertion>
        </text:changed-region>
        <text:changed-region text:id="ct-1400373504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400373392">
          <text:insertion>
            <office:change-info>
              <dc:creator>Unknown Author</dc:creator>
              <dc:date>2009-08-27T12:11:00</dc:date>
            </office:change-info>
          </text:insertion>
        </text:changed-region>
        <text:changed-region text:id="ct-1408538384">
          <text:deletion>
            <office:change-info>
              <dc:creator>Ukendt forfatter</dc:creator>
              <dc:date>2009-09-01T09:41:00</dc:date>
            </office:change-info>
            <text:p text:style-name="P5">*</text:p>
          </text:deletion>
          <text:insertion>
            <office:change-info office:chg-author="Unknown Author" office:chg-date-time="2009-08-27T12:11:00"/>
          </text:insertion>
        </text:changed-region>
        <text:changed-region text:id="ct-1400463324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400463212">
          <text:insertion>
            <office:change-info>
              <dc:creator>Unknown Author</dc:creator>
              <dc:date>2009-08-27T12:11:00</dc:date>
            </office:change-info>
          </text:insertion>
        </text:changed-region>
        <text:changed-region text:id="ct-1400061816">
          <text:deletion>
            <office:change-info>
              <dc:creator>Ukendt forfatter</dc:creator>
              <dc:date>2009-09-01T09:41:00</dc:date>
            </office:change-info>
            <text:p text:style-name="P5">**</text:p>
          </text:deletion>
          <text:insertion>
            <office:change-info office:chg-author="Unknown Author" office:chg-date-time="2009-08-27T12:11:00"/>
          </text:insertion>
        </text:changed-region>
        <text:changed-region text:id="ct-1400463100">
          <text:insertion>
            <office:change-info>
              <dc:creator>Unknown Author</dc:creator>
              <dc:date>2009-08-27T12:08:00</dc:date>
            </office:change-info>
          </text:insertion>
        </text:changed-region>
        <text:changed-region text:id="ct-1400462988">
          <text:insertion>
            <office:change-info>
              <dc:creator>Unknown Author</dc:creator>
              <dc:date>2009-08-27T12:09:00</dc:date>
            </office:change-info>
          </text:insertion>
        </text:changed-region>
        <text:changed-region text:id="ct-1400462876">
          <text:insertion>
            <office:change-info>
              <dc:creator>Unknown Author</dc:creator>
              <dc:date>2009-08-27T12:09:00</dc:date>
            </office:change-info>
          </text:insertion>
        </text:changed-region>
        <text:changed-region text:id="ct-1400462764">
          <text:insertion>
            <office:change-info>
              <dc:creator>Unknown Author</dc:creator>
              <dc:date>2009-08-27T12:11:00</dc:date>
            </office:change-info>
          </text:insertion>
        </text:changed-region>
        <text:changed-region text:id="ct-1400462652">
          <text:insertion>
            <office:change-info>
              <dc:creator>Unknown Author</dc:creator>
              <dc:date>2009-08-27T12:12:00</dc:date>
            </office:change-info>
          </text:insertion>
        </text:changed-region>
        <text:changed-region text:id="ct-1400462540">
          <text:insertion>
            <office:change-info>
              <dc:creator>Unknown Author</dc:creator>
              <dc:date>2009-08-27T12:12:00</dc:date>
            </office:change-info>
          </text:insertion>
        </text:changed-region>
        <text:changed-region text:id="ct-1400462428">
          <text:insertion>
            <office:change-info>
              <dc:creator>Unknown Author</dc:creator>
              <dc:date>2009-08-27T12:13:00</dc:date>
            </office:change-info>
          </text:insertion>
        </text:changed-region>
        <text:changed-region text:id="ct-1400462316">
          <text:insertion>
            <office:change-info>
              <dc:creator>Unknown Author</dc:creator>
              <dc:date>2009-08-27T12:13:00</dc:date>
            </office:change-info>
          </text:insertion>
        </text:changed-region>
        <text:changed-region text:id="ct-1399708768">
          <text:insertion>
            <office:change-info>
              <dc:creator>Ukendt forfatter</dc:creator>
              <dc:date>2009-09-01T12:13:00</dc:date>
            </office:change-info>
          </text:insertion>
        </text:changed-region>
        <text:changed-region text:id="ct-1437450220">
          <text:deletion>
            <office:change-info>
              <dc:creator>Ukendt forfatter</dc:creator>
              <dc:date>2009-09-01T12:16:00</dc:date>
            </office:change-info>
            <text:list xml:id="list2042771497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461980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400462092">
          <text:insertion>
            <office:change-info>
              <dc:creator>Unknown Author</dc:creator>
              <dc:date>2009-08-27T11:54:00</dc:date>
            </office:change-info>
          </text:insertion>
        </text:changed-region>
        <text:changed-region text:id="ct-1400461868">
          <text:insertion>
            <office:change-info>
              <dc:creator>Unknown Author</dc:creator>
              <dc:date>2009-08-27T11:55:00</dc:date>
            </office:change-info>
          </text:insertion>
        </text:changed-region>
        <text:changed-region text:id="ct-1400461756">
          <text:insertion>
            <office:change-info>
              <dc:creator>Unknown Author</dc:creator>
              <dc:date>2009-08-27T11:55:00</dc:date>
            </office:change-info>
          </text:insertion>
        </text:changed-region>
        <text:changed-region text:id="ct-1400461644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61532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61420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61308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61196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61084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98174272">
          <text:insertion>
            <office:change-info>
              <dc:creator>Ukendt forfatter</dc:creator>
              <dc:date>2009-09-01T09:42:00</dc:date>
            </office:change-info>
          </text:insertion>
        </text:changed-region>
        <text:changed-region text:id="ct-1409849900">
          <text:insertion>
            <office:change-info>
              <dc:creator>Ukendt forfatter</dc:creator>
              <dc:date>2009-09-01T09:48:00</dc:date>
            </office:change-info>
          </text:insertion>
        </text:changed-region>
        <text:changed-region text:id="ct-1437449996">
          <text:deletion>
            <office:change-info>
              <dc:creator>Ukendt forfatter</dc:creator>
              <dc:date>2009-09-01T12:18:00</dc:date>
            </office:change-info>
            <text:list xml:id="list1179417519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460860">
          <text:insertion>
            <office:change-info>
              <dc:creator>Unknown Author</dc:creator>
              <dc:date>2009-08-27T11:55:00</dc:date>
            </office:change-info>
          </text:insertion>
        </text:changed-region>
        <text:changed-region text:id="ct-1400460748">
          <text:insertion>
            <office:change-info>
              <dc:creator>Unknown Author</dc:creator>
              <dc:date>2009-08-27T11:55:00</dc:date>
            </office:change-info>
          </text:insertion>
        </text:changed-region>
        <text:changed-region text:id="ct-1400460636">
          <text:insertion>
            <office:change-info>
              <dc:creator>Unknown Author</dc:creator>
              <dc:date>2009-08-27T11:55:00</dc:date>
            </office:change-info>
          </text:insertion>
        </text:changed-region>
        <text:changed-region text:id="ct-1400460524">
          <text:insertion>
            <office:change-info>
              <dc:creator>Unknown Author</dc:creator>
              <dc:date>2009-08-27T11:56:00</dc:date>
            </office:change-info>
          </text:insertion>
        </text:changed-region>
        <text:changed-region text:id="ct-1400460412">
          <text:insertion>
            <office:change-info>
              <dc:creator>Unknown Author</dc:creator>
              <dc:date>2009-08-27T11:56:00</dc:date>
            </office:change-info>
          </text:insertion>
        </text:changed-region>
        <text:changed-region text:id="ct-1400460300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60188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60076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59964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59852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59740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99707872">
          <text:insertion>
            <office:change-info>
              <dc:creator>Ukendt forfatter</dc:creator>
              <dc:date>2009-09-01T10:09:00</dc:date>
            </office:change-info>
          </text:insertion>
        </text:changed-region>
        <text:changed-region text:id="ct-1399143656">
          <text:insertion>
            <office:change-info>
              <dc:creator>Ukendt forfatter</dc:creator>
              <dc:date>2009-09-01T10:09:00</dc:date>
            </office:change-info>
          </text:insertion>
        </text:changed-region>
        <text:changed-region text:id="ct-1438732448">
          <text:deletion>
            <office:change-info>
              <dc:creator>Ukendt forfatter</dc:creator>
              <dc:date>2009-09-01T12:16:00</dc:date>
            </office:change-info>
            <text:list xml:id="list860160987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459516">
          <text:insertion>
            <office:change-info>
              <dc:creator>Unknown Author</dc:creator>
              <dc:date>2009-08-27T11:56:00</dc:date>
            </office:change-info>
          </text:insertion>
        </text:changed-region>
        <text:changed-region text:id="ct-1400459404">
          <text:insertion>
            <office:change-info>
              <dc:creator>Unknown Author</dc:creator>
              <dc:date>2009-08-27T11:56:00</dc:date>
            </office:change-info>
          </text:insertion>
        </text:changed-region>
        <text:changed-region text:id="ct-1400426456">
          <text:insertion>
            <office:change-info>
              <dc:creator>Ukendt forfatter</dc:creator>
              <dc:date>2009-08-31T13:41:00</dc:date>
            </office:change-info>
          </text:insertion>
        </text:changed-region>
        <text:changed-region text:id="ct-1400426344">
          <text:insertion>
            <office:change-info>
              <dc:creator>Unknown Author</dc:creator>
              <dc:date>2009-08-27T11:57:00</dc:date>
            </office:change-info>
          </text:insertion>
        </text:changed-region>
        <text:changed-region text:id="ct-1400426232">
          <text:insertion>
            <office:change-info>
              <dc:creator>Unknown Author</dc:creator>
              <dc:date>2009-08-27T11:57:00</dc:date>
            </office:change-info>
          </text:insertion>
        </text:changed-region>
        <text:changed-region text:id="ct-1400426120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26008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25896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25784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25672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25560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399707984">
          <text:insertion>
            <office:change-info>
              <dc:creator>Ukendt forfatter</dc:creator>
              <dc:date>2009-09-01T10:11:00</dc:date>
            </office:change-info>
          </text:insertion>
        </text:changed-region>
        <text:changed-region text:id="ct-1401860244">
          <text:insertion>
            <office:change-info>
              <dc:creator>Ukendt forfatter</dc:creator>
              <dc:date>2009-09-01T10:11:00</dc:date>
            </office:change-info>
          </text:insertion>
        </text:changed-region>
        <text:changed-region text:id="ct-1410007300">
          <text:deletion>
            <office:change-info>
              <dc:creator>Ukendt forfatter</dc:creator>
              <dc:date>2009-09-01T12:16:00</dc:date>
            </office:change-info>
            <text:list xml:id="list322652767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425336">
          <text:insertion>
            <office:change-info>
              <dc:creator>Unknown Author</dc:creator>
              <dc:date>2009-08-27T11:58:00</dc:date>
            </office:change-info>
          </text:insertion>
        </text:changed-region>
        <text:changed-region text:id="ct-1400425224">
          <text:insertion>
            <office:change-info>
              <dc:creator>Unknown Author</dc:creator>
              <dc:date>2009-08-27T11:58:00</dc:date>
            </office:change-info>
          </text:insertion>
        </text:changed-region>
        <text:changed-region text:id="ct-1400425112">
          <text:insertion>
            <office:change-info>
              <dc:creator>Unknown Author</dc:creator>
              <dc:date>2009-08-27T11:58:00</dc:date>
            </office:change-info>
          </text:insertion>
        </text:changed-region>
        <text:changed-region text:id="ct-1400425000">
          <text:insertion>
            <office:change-info>
              <dc:creator>Unknown Author</dc:creator>
              <dc:date>2009-08-27T11:58:00</dc:date>
            </office:change-info>
          </text:insertion>
        </text:changed-region>
        <text:changed-region text:id="ct-1400424888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24776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24664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24552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24440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24328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9271028">
          <text:insertion>
            <office:change-info>
              <dc:creator>Ukendt forfatter</dc:creator>
              <dc:date>2009-09-01T10:10:00</dc:date>
            </office:change-info>
          </text:insertion>
        </text:changed-region>
        <text:changed-region text:id="ct-1409030716">
          <text:insertion>
            <office:change-info>
              <dc:creator>Ukendt forfatter</dc:creator>
              <dc:date>2009-09-01T10:10:00</dc:date>
            </office:change-info>
          </text:insertion>
        </text:changed-region>
        <text:changed-region text:id="ct-1410059132">
          <text:deletion>
            <office:change-info>
              <dc:creator>Ukendt forfatter</dc:creator>
              <dc:date>2009-09-01T12:18:00</dc:date>
            </office:change-info>
            <text:list xml:id="list1394960416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424104">
          <text:insertion>
            <office:change-info>
              <dc:creator>Unknown Author</dc:creator>
              <dc:date>2009-08-27T11:59:00</dc:date>
            </office:change-info>
          </text:insertion>
        </text:changed-region>
        <text:changed-region text:id="ct-1400423992">
          <text:insertion>
            <office:change-info>
              <dc:creator>Unknown Author</dc:creator>
              <dc:date>2009-08-27T11:59:00</dc:date>
            </office:change-info>
          </text:insertion>
        </text:changed-region>
        <text:changed-region text:id="ct-1400423880">
          <text:insertion>
            <office:change-info>
              <dc:creator>Unknown Author</dc:creator>
              <dc:date>2009-08-27T11:59:00</dc:date>
            </office:change-info>
          </text:insertion>
        </text:changed-region>
        <text:changed-region text:id="ct-1400423768">
          <text:insertion>
            <office:change-info>
              <dc:creator>Unknown Author</dc:creator>
              <dc:date>2009-08-27T12:00:00</dc:date>
            </office:change-info>
          </text:insertion>
        </text:changed-region>
        <text:changed-region text:id="ct-1400423656">
          <text:insertion>
            <office:change-info>
              <dc:creator>Unknown Author</dc:creator>
              <dc:date>2009-08-27T11:59:00</dc:date>
            </office:change-info>
          </text:insertion>
        </text:changed-region>
        <text:changed-region text:id="ct-1400423544">
          <text:insertion>
            <office:change-info>
              <dc:creator>Unknown Author</dc:creator>
              <dc:date>2009-08-27T12:00:00</dc:date>
            </office:change-info>
          </text:insertion>
        </text:changed-region>
        <text:changed-region text:id="ct-1400423432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00423320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00423208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00423096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00422984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00422872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00422760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00422648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422536">
          <text:insertion>
            <office:change-info>
              <dc:creator>Unknown Author</dc:creator>
              <dc:date>2009-08-27T12:07:00</dc:date>
            </office:change-info>
          </text:insertion>
        </text:changed-region>
        <text:changed-region text:id="ct-1400532948">
          <text:insertion>
            <office:change-info>
              <dc:creator>Unknown Author</dc:creator>
              <dc:date>2009-08-27T12:01:00</dc:date>
            </office:change-info>
          </text:insertion>
        </text:changed-region>
        <text:changed-region text:id="ct-1436161152">
          <text:insertion>
            <office:change-info>
              <dc:creator>Ukendt forfatter</dc:creator>
              <dc:date>2009-09-01T12:14:00</dc:date>
            </office:change-info>
          </text:insertion>
        </text:changed-region>
        <text:changed-region text:id="ct-1434470856">
          <text:deletion>
            <office:change-info>
              <dc:creator>Ukendt forfatter</dc:creator>
              <dc:date>2009-09-01T12:14:00</dc:date>
            </office:change-info>
            <text:p text:style-name="P8"><text:span text:style-name="T1">T</text:span></text:p>
          </text:deletion>
          <text:insertion>
            <office:change-info office:chg-author="Unknown Author" office:chg-date-time="2009-08-27T12:01:00"/>
          </text:insertion>
        </text:changed-region>
        <text:changed-region text:id="ct-1430327164">
          <text:insertion>
            <office:change-info>
              <dc:creator>Ukendt forfatter</dc:creator>
              <dc:date>2009-09-01T12:14:00</dc:date>
            </office:change-info>
          </text:insertion>
        </text:changed-region>
        <text:changed-region text:id="ct-1410059580">
          <text:insertion>
            <office:change-info>
              <dc:creator>Unknown Author</dc:creator>
              <dc:date>2009-08-27T12:01:00</dc:date>
            </office:change-info>
          </text:insertion>
        </text:changed-region>
        <text:changed-region text:id="ct-1410058572">
          <text:deletion>
            <office:change-info>
              <dc:creator>Ukendt forfatter</dc:creator>
              <dc:date>2009-09-01T12:14:00</dc:date>
            </office:change-info>
            <text:p text:style-name="P8"><text:span text:style-name="T1"><text:s/>of</text:span></text:p>
          </text:deletion>
          <text:insertion>
            <office:change-info office:chg-author="Unknown Author" office:chg-date-time="2009-08-27T12:01:00"/>
          </text:insertion>
        </text:changed-region>
        <text:changed-region text:id="ct-1410058348">
          <text:insertion>
            <office:change-info>
              <dc:creator>Ukendt forfatter</dc:creator>
              <dc:date>2009-09-01T12:14:00</dc:date>
            </office:change-info>
          </text:insertion>
        </text:changed-region>
        <text:changed-region text:id="ct-1314643708">
          <text:insertion>
            <office:change-info>
              <dc:creator>Unknown Author</dc:creator>
              <dc:date>2009-08-27T12:01:00</dc:date>
            </office:change-info>
          </text:insertion>
        </text:changed-region>
        <text:changed-region text:id="ct-1400532724">
          <text:insertion>
            <office:change-info>
              <dc:creator>Unknown Author</dc:creator>
              <dc:date>2009-08-27T12:02:00</dc:date>
            </office:change-info>
          </text:insertion>
        </text:changed-region>
        <text:changed-region text:id="ct-1400532612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2500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2388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2276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2164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400532052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00531940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00531828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00531716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00531604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00531492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00531380">
          <text:insertion>
            <office:change-info>
              <dc:creator>Unknown Author</dc:creator>
              <dc:date>2009-08-27T12:06:00</dc:date>
            </office:change-info>
          </text:insertion>
        </text:changed-region>
        <text:changed-region text:id="ct-1437448652">
          <text:deletion>
            <office:change-info>
              <dc:creator>Ukendt forfatter</dc:creator>
              <dc:date>2009-09-01T12:16:00</dc:date>
            </office:change-info>
            <text:list xml:id="list230183357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531156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1044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0932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0820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0708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0596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0484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0372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0260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0148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30036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29924">
          <text:insertion>
            <office:change-info>
              <dc:creator>Unknown Author</dc:creator>
              <dc:date>2009-08-27T12:03:00</dc:date>
            </office:change-info>
          </text:insertion>
        </text:changed-region>
        <text:changed-region text:id="ct-1400529700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400529588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400529476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400529364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400529252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400529140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400529028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400496080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400495968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400495856">
          <text:insertion>
            <office:change-info>
              <dc:creator>Unknown Author</dc:creator>
              <dc:date>2009-08-27T12:04:00</dc:date>
            </office:change-info>
          </text:insertion>
        </text:changed-region>
        <text:changed-region text:id="ct-1400495744">
          <text:deletion>
            <office:change-info>
              <dc:creator>Ukendt forfatter</dc:creator>
              <dc:date>2009-09-01T12:15:00</dc:date>
            </office:change-info>
            <text:p text:style-name="P5"><text:variable-get text:name="Same" office:value-type="string">''</text:variable-get></text:p>
          </text:deletion>
          <text:insertion>
            <office:change-info office:chg-author="Unknown Author" office:chg-date-time="2009-08-27T12:04:00"/>
          </text:insertion>
        </text:changed-region>
        <text:changed-region text:id="ct-1436926760">
          <text:insertion>
            <office:change-info>
              <dc:creator>Ukendt forfatter</dc:creator>
              <dc:date>2009-09-01T12:15:00</dc:date>
            </office:change-info>
          </text:insertion>
        </text:changed-region>
        <text:changed-region text:id="ct-1400495632">
          <text:deletion>
            <office:change-info>
              <dc:creator>Ukendt forfatter</dc:creator>
              <dc:date>2009-09-01T12:15:00</dc:date>
            </office:change-info>
            <text:p text:style-name="P5"><text:variable-get text:name="Same" office:value-type="string">''</text:variable-get></text:p>
          </text:deletion>
          <text:insertion>
            <office:change-info office:chg-author="Unknown Author" office:chg-date-time="2009-08-27T12:04:00"/>
          </text:insertion>
        </text:changed-region>
        <text:changed-region text:id="ct-1410007748">
          <text:insertion>
            <office:change-info>
              <dc:creator>Ukendt forfatter</dc:creator>
              <dc:date>2009-09-01T12:15:00</dc:date>
            </office:change-info>
          </text:insertion>
        </text:changed-region>
        <text:changed-region text:id="ct-1410007524">
          <text:deletion>
            <office:change-info>
              <dc:creator>Ukendt forfatter</dc:creator>
              <dc:date>2009-09-01T12:16:00</dc:date>
            </office:change-info>
            <text:list xml:id="list1271090608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495408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400495296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400495184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400495072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400494960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400494848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400494736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400494624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400494512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400494400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400494288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400494176">
          <text:insertion>
            <office:change-info>
              <dc:creator>Unknown Author</dc:creator>
              <dc:date>2009-08-27T12:05:00</dc:date>
            </office:change-info>
          </text:insertion>
        </text:changed-region>
        <text:changed-region text:id="ct-1438733008">
          <text:deletion>
            <office:change-info>
              <dc:creator>Ukendt forfatter</dc:creator>
              <dc:date>2009-09-01T12:16:00</dc:date>
            </office:change-info>
            <text:list xml:id="list660781438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493952">
          <text:insertion>
            <office:change-info>
              <dc:creator>Unknown Author</dc:creator>
              <dc:date>2009-08-27T13:14:00</dc:date>
            </office:change-info>
          </text:insertion>
        </text:changed-region>
        <text:changed-region text:id="ct-1400493840">
          <text:insertion>
            <office:change-info>
              <dc:creator>Unknown Author</dc:creator>
              <dc:date>2009-08-27T13:14:00</dc:date>
            </office:change-info>
          </text:insertion>
        </text:changed-region>
        <text:changed-region text:id="ct-1400493728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400493616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400493504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400493392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400493280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400493168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400493056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400492944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400492832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400492720">
          <text:insertion>
            <office:change-info>
              <dc:creator>Unknown Author</dc:creator>
              <dc:date>2009-08-27T13:15:00</dc:date>
            </office:change-info>
          </text:insertion>
        </text:changed-region>
        <text:changed-region text:id="ct-1400492608">
          <text:insertion>
            <office:change-info>
              <dc:creator>Unknown Author</dc:creator>
              <dc:date>2009-08-27T13:16:00</dc:date>
            </office:change-info>
          </text:insertion>
        </text:changed-region>
        <text:changed-region text:id="ct-1437449436">
          <text:deletion>
            <office:change-info>
              <dc:creator>Ukendt forfatter</dc:creator>
              <dc:date>2009-09-01T12:16:00</dc:date>
            </office:change-info>
            <text:list xml:id="list747114675" text:continue-numbering="true" text:style-name="List_20_1">
              <text:list-item>
                <text:list>
                  <text:list-item>
                    <text:list>
                      <text:list-item>
                        <text:p text:style-name="P9"><text:span text:style-name="T2"/></text:p>
                      </text:list-item>
                      <text:list-item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492384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400492272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400492160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99783416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99783304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99783192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99783080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99782968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99782856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99782744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99782632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99782520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410059468">
          <text:deletion>
            <office:change-info>
              <dc:creator>Ukendt forfatter</dc:creator>
              <dc:date>2009-09-01T12:16:00</dc:date>
            </office:change-info>
            <text:list xml:id="list2138446327" text:continue-numbering="true" text:style-name="List_20_1">
              <text:list-item>
                <text:list>
                  <text:list-item>
                    <text:p text:style-name="P4"/>
                  </text:list-item>
                  <text:list-item>
                    <text:p text:style-name="P6"/>
                  </text:list-item>
                </text:list>
              </text:list-item>
            </text:list>
          </text:deletion>
        </text:changed-region>
        <text:changed-region text:id="ct-1399782296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99782184">
          <text:insertion>
            <office:change-info>
              <dc:creator>Unknown Author</dc:creator>
              <dc:date>2009-08-27T13:20:00</dc:date>
            </office:change-info>
          </text:insertion>
        </text:changed-region>
        <text:changed-region text:id="ct-1399782072">
          <text:insertion>
            <office:change-info>
              <dc:creator>Unknown Author</dc:creator>
              <dc:date>2009-08-27T13:21:00</dc:date>
            </office:change-info>
          </text:insertion>
        </text:changed-region>
        <text:changed-region text:id="ct-1399781960">
          <text:insertion>
            <office:change-info>
              <dc:creator>Unknown Author</dc:creator>
              <dc:date>2009-08-27T13:21:00</dc:date>
            </office:change-info>
          </text:insertion>
        </text:changed-region>
        <text:changed-region text:id="ct-1410277220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436498364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410079952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381288952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436926424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436497132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399781848">
          <text:insertion>
            <office:change-info>
              <dc:creator>Unknown Author</dc:creator>
              <dc:date>2009-08-27T16:24:00</dc:date>
            </office:change-info>
          </text:insertion>
        </text:changed-region>
        <text:changed-region text:id="ct-1399781736">
          <text:insertion>
            <office:change-info>
              <dc:creator>Unknown Author</dc:creator>
              <dc:date>2009-08-27T13:21:00</dc:date>
            </office:change-info>
          </text:insertion>
        </text:changed-region>
        <text:changed-region text:id="ct-1399781624">
          <text:insertion>
            <office:change-info>
              <dc:creator>Unknown Author</dc:creator>
              <dc:date>2009-08-27T16:24:00</dc:date>
            </office:change-info>
          </text:insertion>
        </text:changed-region>
        <text:changed-region text:id="ct-1399781512">
          <text:insertion>
            <office:change-info>
              <dc:creator>Unknown Author</dc:creator>
              <dc:date>2009-08-27T16:25:00</dc:date>
            </office:change-info>
          </text:insertion>
        </text:changed-region>
        <text:changed-region text:id="ct-1399781400">
          <text:insertion>
            <office:change-info>
              <dc:creator>Unknown Author</dc:creator>
              <dc:date>2009-08-27T13:21:00</dc:date>
            </office:change-info>
          </text:insertion>
        </text:changed-region>
        <text:changed-region text:id="ct-1399781176">
          <text:insertion>
            <office:change-info>
              <dc:creator>Unknown Author</dc:creator>
              <dc:date>2009-08-27T13:21:00</dc:date>
            </office:change-info>
          </text:insertion>
        </text:changed-region>
        <text:changed-region text:id="ct-1399781064">
          <text:insertion>
            <office:change-info>
              <dc:creator>Unknown Author</dc:creator>
              <dc:date>2009-08-27T13:22:00</dc:date>
            </office:change-info>
          </text:insertion>
        </text:changed-region>
        <text:changed-region text:id="ct-1399780952">
          <text:insertion>
            <office:change-info>
              <dc:creator>Unknown Author</dc:creator>
              <dc:date>2009-08-27T13:22:00</dc:date>
            </office:change-info>
          </text:insertion>
        </text:changed-region>
        <text:changed-region text:id="ct-1399780840">
          <text:insertion>
            <office:change-info>
              <dc:creator>Unknown Author</dc:creator>
              <dc:date>2009-08-27T13:22:00</dc:date>
            </office:change-info>
          </text:insertion>
        </text:changed-region>
        <text:changed-region text:id="ct-1410276548">
          <text:insertion>
            <office:change-info>
              <dc:creator>Ukendt forfatter</dc:creator>
              <dc:date>2009-09-01T12:19:00</dc:date>
            </office:change-info>
          </text:insertion>
        </text:changed-region>
        <text:changed-region text:id="ct-1437447868">
          <text:insertion>
            <office:change-info>
              <dc:creator>Ukendt forfatter</dc:creator>
              <dc:date>2009-09-01T12:20:00</dc:date>
            </office:change-info>
          </text:insertion>
        </text:changed-region>
        <text:changed-region text:id="ct-1434470744">
          <text:insertion>
            <office:change-info>
              <dc:creator>Ukendt forfatter</dc:creator>
              <dc:date>2009-09-01T12:20:00</dc:date>
            </office:change-info>
          </text:insertion>
        </text:changed-region>
        <text:changed-region text:id="ct-1437448764">
          <text:insertion>
            <office:change-info>
              <dc:creator>Ukendt forfatter</dc:creator>
              <dc:date>2009-09-01T12:20:00</dc:date>
            </office:change-info>
          </text:insertion>
        </text:changed-region>
        <text:changed-region text:id="ct-1410079728">
          <text:insertion>
            <office:change-info>
              <dc:creator>Ukendt forfatter</dc:creator>
              <dc:date>2009-09-01T12:20:00</dc:date>
            </office:change-info>
          </text:insertion>
        </text:changed-region>
        <text:changed-region text:id="ct-1435367200">
          <text:deletion>
            <office:change-info>
              <dc:creator>Ukendt forfatter</dc:creator>
              <dc:date>2009-09-01T12:46:00</dc:date>
            </office:change-info>
            <text:list xml:id="list229011906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99780616">
          <text:insertion>
            <office:change-info>
              <dc:creator>Unknown Author</dc:creator>
              <dc:date>2009-08-27T13:23:00</dc:date>
            </office:change-info>
          </text:insertion>
        </text:changed-region>
        <text:changed-region text:id="ct-1399780504">
          <text:insertion>
            <office:change-info>
              <dc:creator>Unknown Author</dc:creator>
              <dc:date>2009-08-27T13:23:00</dc:date>
            </office:change-info>
          </text:insertion>
        </text:changed-region>
        <text:changed-region text:id="ct-1399780392">
          <text:insertion>
            <office:change-info>
              <dc:creator>Unknown Author</dc:creator>
              <dc:date>2009-08-27T13:23:00</dc:date>
            </office:change-info>
          </text:insertion>
        </text:changed-region>
        <text:changed-region text:id="ct-1399780280">
          <text:insertion>
            <office:change-info>
              <dc:creator>Unknown Author</dc:creator>
              <dc:date>2009-08-27T13:23:00</dc:date>
            </office:change-info>
          </text:insertion>
        </text:changed-region>
        <text:changed-region text:id="ct-1437448092">
          <text:insertion>
            <office:change-info>
              <dc:creator>Ukendt forfatter</dc:creator>
              <dc:date>2009-09-01T12:20:00</dc:date>
            </office:change-info>
          </text:insertion>
        </text:changed-region>
        <text:changed-region text:id="ct-1437448204">
          <text:insertion>
            <office:change-info>
              <dc:creator>Ukendt forfatter</dc:creator>
              <dc:date>2009-09-01T12:21:00</dc:date>
            </office:change-info>
          </text:insertion>
        </text:changed-region>
        <text:changed-region text:id="ct-1437447084">
          <text:insertion>
            <office:change-info>
              <dc:creator>Ukendt forfatter</dc:creator>
              <dc:date>2009-09-01T12:21:00</dc:date>
            </office:change-info>
          </text:insertion>
        </text:changed-region>
        <text:changed-region text:id="ct-1410080288">
          <text:insertion>
            <office:change-info>
              <dc:creator>Ukendt forfatter</dc:creator>
              <dc:date>2009-09-01T12:21:00</dc:date>
            </office:change-info>
          </text:insertion>
        </text:changed-region>
        <text:changed-region text:id="ct-1437446748">
          <text:insertion>
            <office:change-info>
              <dc:creator>Ukendt forfatter</dc:creator>
              <dc:date>2009-09-01T12:21:00</dc:date>
            </office:change-info>
          </text:insertion>
        </text:changed-region>
        <text:changed-region text:id="ct-1435095636">
          <text:deletion>
            <office:change-info>
              <dc:creator>Ukendt forfatter</dc:creator>
              <dc:date>2009-09-01T12:46:00</dc:date>
            </office:change-info>
            <text:list xml:id="list917701710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99780056">
          <text:insertion>
            <office:change-info>
              <dc:creator>Unknown Author</dc:creator>
              <dc:date>2009-08-27T13:24:00</dc:date>
            </office:change-info>
          </text:insertion>
        </text:changed-region>
        <text:changed-region text:id="ct-1399779944">
          <text:insertion>
            <office:change-info>
              <dc:creator>Unknown Author</dc:creator>
              <dc:date>2009-08-27T13:24:00</dc:date>
            </office:change-info>
          </text:insertion>
        </text:changed-region>
        <text:changed-region text:id="ct-1399779832">
          <text:insertion>
            <office:change-info>
              <dc:creator>Unknown Author</dc:creator>
              <dc:date>2009-08-27T13:25:00</dc:date>
            </office:change-info>
          </text:insertion>
        </text:changed-region>
        <text:changed-region text:id="ct-1399779720">
          <text:insertion>
            <office:change-info>
              <dc:creator>Unknown Author</dc:creator>
              <dc:date>2009-08-27T13:25:00</dc:date>
            </office:change-info>
          </text:insertion>
        </text:changed-region>
        <text:changed-region text:id="ct-1436498700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435366864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436229160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437449884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436229496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436160592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437448316">
          <text:insertion>
            <office:change-info>
              <dc:creator>Ukendt forfatter</dc:creator>
              <dc:date>2009-09-01T12:22:00</dc:date>
            </office:change-info>
          </text:insertion>
        </text:changed-region>
        <text:changed-region text:id="ct-1435086024">
          <text:deletion>
            <office:change-info>
              <dc:creator>Ukendt forfatter</dc:creator>
              <dc:date>2009-09-01T12:46:00</dc:date>
            </office:change-info>
            <text:list xml:id="list264081835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399779496">
          <text:insertion>
            <office:change-info>
              <dc:creator>Unknown Author</dc:creator>
              <dc:date>2009-08-27T13:25:00</dc:date>
            </office:change-info>
          </text:insertion>
        </text:changed-region>
        <text:changed-region text:id="ct-1400569844">
          <text:insertion>
            <office:change-info>
              <dc:creator>Unknown Author</dc:creator>
              <dc:date>2009-08-27T13:25:00</dc:date>
            </office:change-info>
          </text:insertion>
        </text:changed-region>
        <text:changed-region text:id="ct-1400569732">
          <text:insertion>
            <office:change-info>
              <dc:creator>Unknown Author</dc:creator>
              <dc:date>2009-08-27T13:25:00</dc:date>
            </office:change-info>
          </text:insertion>
        </text:changed-region>
        <text:changed-region text:id="ct-1400569620">
          <text:insertion>
            <office:change-info>
              <dc:creator>Unknown Author</dc:creator>
              <dc:date>2009-08-27T13:25:00</dc:date>
            </office:change-info>
          </text:insertion>
        </text:changed-region>
        <text:changed-region text:id="ct-1437449772">
          <text:insertion>
            <office:change-info>
              <dc:creator>Ukendt forfatter</dc:creator>
              <dc:date>2009-09-01T12:25:00</dc:date>
            </office:change-info>
          </text:insertion>
        </text:changed-region>
        <text:changed-region text:id="ct-1437449324">
          <text:insertion>
            <office:change-info>
              <dc:creator>Ukendt forfatter</dc:creator>
              <dc:date>2009-09-01T12:25:00</dc:date>
            </office:change-info>
          </text:insertion>
        </text:changed-region>
        <text:changed-region text:id="ct-1437449212">
          <text:insertion>
            <office:change-info>
              <dc:creator>Ukendt forfatter</dc:creator>
              <dc:date>2009-09-01T12:24:00</dc:date>
            </office:change-info>
          </text:insertion>
        </text:changed-region>
        <text:changed-region text:id="ct-1437446524">
          <text:insertion>
            <office:change-info>
              <dc:creator>Ukendt forfatter</dc:creator>
              <dc:date>2009-09-01T12:25:00</dc:date>
            </office:change-info>
          </text:insertion>
        </text:changed-region>
        <text:changed-region text:id="ct-1436229272">
          <text:insertion>
            <office:change-info>
              <dc:creator>Ukendt forfatter</dc:creator>
              <dc:date>2009-09-01T12:25:00</dc:date>
            </office:change-info>
          </text:insertion>
        </text:changed-region>
        <text:changed-region text:id="ct-1436228824">
          <text:insertion>
            <office:change-info>
              <dc:creator>Ukendt forfatter</dc:creator>
              <dc:date>2009-09-01T12:23:00</dc:date>
            </office:change-info>
          </text:insertion>
        </text:changed-region>
        <text:changed-region text:id="ct-1437446300">
          <text:insertion>
            <office:change-info>
              <dc:creator>Ukendt forfatter</dc:creator>
              <dc:date>2009-09-01T12:24:00</dc:date>
            </office:change-info>
          </text:insertion>
        </text:changed-region>
        <text:changed-region text:id="ct-1435084904">
          <text:deletion>
            <office:change-info>
              <dc:creator>Ukendt forfatter</dc:creator>
              <dc:date>2009-09-01T12:46:00</dc:date>
            </office:change-info>
            <text:list xml:id="list356446754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569396">
          <text:insertion>
            <office:change-info>
              <dc:creator>Unknown Author</dc:creator>
              <dc:date>2009-08-27T13:26:00</dc:date>
            </office:change-info>
          </text:insertion>
        </text:changed-region>
        <text:changed-region text:id="ct-1400569284">
          <text:insertion>
            <office:change-info>
              <dc:creator>Unknown Author</dc:creator>
              <dc:date>2009-08-27T13:26:00</dc:date>
            </office:change-info>
          </text:insertion>
        </text:changed-region>
        <text:changed-region text:id="ct-1400569172">
          <text:insertion>
            <office:change-info>
              <dc:creator>Unknown Author</dc:creator>
              <dc:date>2009-08-27T13:26:00</dc:date>
            </office:change-info>
          </text:insertion>
        </text:changed-region>
        <text:changed-region text:id="ct-1400569060">
          <text:insertion>
            <office:change-info>
              <dc:creator>Unknown Author</dc:creator>
              <dc:date>2009-08-27T13:26:00</dc:date>
            </office:change-info>
          </text:insertion>
        </text:changed-region>
        <text:changed-region text:id="ct-1436227144">
          <text:insertion>
            <office:change-info>
              <dc:creator>Ukendt forfatter</dc:creator>
              <dc:date>2009-09-01T12:26:00</dc:date>
            </office:change-info>
          </text:insertion>
        </text:changed-region>
        <text:changed-region text:id="ct-1436226696">
          <text:insertion>
            <office:change-info>
              <dc:creator>Ukendt forfatter</dc:creator>
              <dc:date>2009-09-01T12:26:00</dc:date>
            </office:change-info>
          </text:insertion>
        </text:changed-region>
        <text:changed-region text:id="ct-1436226024">
          <text:insertion>
            <office:change-info>
              <dc:creator>Ukendt forfatter</dc:creator>
              <dc:date>2009-09-01T12:25:00</dc:date>
            </office:change-info>
          </text:insertion>
        </text:changed-region>
        <text:changed-region text:id="ct-1436227368">
          <text:insertion>
            <office:change-info>
              <dc:creator>Ukendt forfatter</dc:creator>
              <dc:date>2009-09-01T12:26:00</dc:date>
            </office:change-info>
          </text:insertion>
        </text:changed-region>
        <text:changed-region text:id="ct-1436229608">
          <text:insertion>
            <office:change-info>
              <dc:creator>Ukendt forfatter</dc:creator>
              <dc:date>2009-09-01T12:26:00</dc:date>
            </office:change-info>
          </text:insertion>
        </text:changed-region>
        <text:changed-region text:id="ct-1436228600">
          <text:insertion>
            <office:change-info>
              <dc:creator>Ukendt forfatter</dc:creator>
              <dc:date>2009-09-01T12:26:00</dc:date>
            </office:change-info>
          </text:insertion>
        </text:changed-region>
        <text:changed-region text:id="ct-1436228712">
          <text:insertion>
            <office:change-info>
              <dc:creator>Ukendt forfatter</dc:creator>
              <dc:date>2009-09-01T12:26:00</dc:date>
            </office:change-info>
          </text:insertion>
        </text:changed-region>
        <text:changed-region text:id="ct-1435366976">
          <text:deletion>
            <office:change-info>
              <dc:creator>Ukendt forfatter</dc:creator>
              <dc:date>2009-09-01T12:46:00</dc:date>
            </office:change-info>
            <text:list xml:id="list992588593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</text:list>
                  </text:list-item>
                </text:list>
              </text:list-item>
            </text:list>
            <text:p text:style-name="Standard"/>
            <text:list xml:id="list184216703" text:continue-numbering="true" text:style-name="List_20_1">
              <text:list-item>
                <text:list>
                  <text:list-item>
                    <text:list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568836">
          <text:deletion>
            <office:change-info>
              <dc:creator>Unknown Author</dc:creator>
              <dc:date>2009-08-27T13:26:00</dc:date>
            </office:change-info>
            <text:p text:style-name="Heading_20_3">t</text:p>
          </text:deletion>
        </text:changed-region>
        <text:changed-region text:id="ct-1400568724">
          <text:insertion>
            <office:change-info>
              <dc:creator>Unknown Author</dc:creator>
              <dc:date>2009-08-27T13:26:00</dc:date>
            </office:change-info>
          </text:insertion>
        </text:changed-region>
        <text:changed-region text:id="ct-1400568612">
          <text:deletion>
            <office:change-info>
              <dc:creator>Unknown Author</dc:creator>
              <dc:date>2009-08-27T13:26:00</dc:date>
            </office:change-info>
            <text:list xml:id="list53072732" text:continue-numbering="true" text:style-name="List_20_1">
              <text:list-item>
                <text:list>
                  <text:list-item>
                    <text:list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row>
                <table:table-cell table:style-name="Table30.A1" office:value-type="string">
                  <text:p text:style-name="P21"/>
                </table:table-cell>
                <table:table-cell table:style-name="Table30.B1" office:value-type="string">
                  <text:p text:style-name="P5">In</text:p>
                </table:table-cell>
                <table:table-cell table:style-name="Table30.B1" office:value-type="string">
                  <text:p text:style-name="P5">Out</text:p>
                </table:table-cell>
              </table:table-row>
              <table:table-row>
                <table:table-cell table:style-name="Table30.A2" office:value-type="string">
                  <text:p text:style-name="P21">XRSL</text:p>
                </table:table-cell>
                <table:table-cell table:style-name="Table30.B2" office:value-type="string">
                  <text:p text:style-name="P5"/>
                </table:table-cell>
                <table:table-cell table:style-name="Table30.B2" office:value-type="string">
                  <text:p text:style-name="P5"/>
                </table:table-cell>
              </table:table-row>
              <table:table-row>
                <table:table-cell table:style-name="Table30.A3" office:value-type="string">
                  <text:p text:style-name="P21">JDL</text:p>
                </table:table-cell>
                <table:table-cell table:style-name="Table30.B3" office:value-type="string">
                  <text:p text:style-name="P5"/>
                </table:table-cell>
                <table:table-cell table:style-name="Table30.B3" office:value-type="string">
                  <text:p text:style-name="P5"/>
                </table:table-cell>
              </table:table-row>
              <table:table-row>
                <table:table-cell table:style-name="Table30.A3" office:value-type="string">
                  <text:p text:style-name="P21">JSDL</text:p>
                </table:table-cell>
                <table:table-cell table:style-name="Table30.B3" office:value-type="string">
                  <text:p text:style-name="P5"/>
                </table:table-cell>
                <table:table-cell table:style-name="Table30.B3" office:value-type="string">
                  <text:p text:style-name="P5"/>
                </table:table-cell>
              </table:table-row>
              <table:table-row>
                <table:table-cell table:style-name="Table30.A3" office:value-type="string">
                  <text:p text:style-name="P21">Posix-JSDL</text:p>
                </table:table-cell>
                <table:table-cell table:style-name="Table30.B3" office:value-type="string">
                  <text:p text:style-name="P5"/>
                </table:table-cell>
                <table:table-cell table:style-name="Table30.B3" office:value-type="string">
                  <text:p text:style-name="P5"/>
                </table:table-cell>
              </table:table-row>
              <table:table-row>
                <table:table-cell table:style-name="Table30.A3" office:value-type="string">
                  <text:p text:style-name="P21">HPCP-JSDL</text:p>
                </table:table-cell>
                <table:table-cell table:style-name="Table30.B3" office:value-type="string">
                  <text:p text:style-name="P5"/>
                </table:table-cell>
                <table:table-cell table:style-name="Table30.B3" office:value-type="string">
                  <text:p text:style-name="P5"/>
                </table:table-cell>
              </table:table-row>
              <table:table-row>
                <table:table-cell table:style-name="Table30.A3" office:value-type="string">
                  <text:p text:style-name="P21">ARC-JSDL</text:p>
                </table:table-cell>
                <table:table-cell table:style-name="Table30.B3" office:value-type="string">
                  <text:p text:style-name="P5"/>
                </table:table-cell>
                <table:table-cell table:style-name="Table30.B3" office:value-type="string">
                  <text:p text:style-name="P5"/>
                </table:table-cell>
              </table:table-row>
            </table:table>
            <text:list xml:id="list1513932657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568500">
          <text:insertion>
            <office:change-info>
              <dc:creator>Unknown Author</dc:creator>
              <dc:date>2009-08-27T13:27:00</dc:date>
            </office:change-info>
          </text:insertion>
        </text:changed-region>
        <text:changed-region text:id="ct-1400568388">
          <text:insertion>
            <office:change-info>
              <dc:creator>Unknown Author</dc:creator>
              <dc:date>2009-08-27T13:27:00</dc:date>
            </office:change-info>
          </text:insertion>
        </text:changed-region>
        <text:changed-region text:id="ct-1400568276">
          <text:insertion>
            <office:change-info>
              <dc:creator>Unknown Author</dc:creator>
              <dc:date>2009-08-27T13:27:00</dc:date>
            </office:change-info>
          </text:insertion>
        </text:changed-region>
        <text:changed-region text:id="ct-1400568164">
          <text:insertion>
            <office:change-info>
              <dc:creator>Unknown Author</dc:creator>
              <dc:date>2009-08-27T13:27:00</dc:date>
            </office:change-info>
          </text:insertion>
        </text:changed-region>
        <text:changed-region text:id="ct-1437446636">
          <text:insertion>
            <office:change-info>
              <dc:creator>Ukendt forfatter</dc:creator>
              <dc:date>2009-09-01T12:28:00</dc:date>
            </office:change-info>
          </text:insertion>
        </text:changed-region>
        <text:changed-region text:id="ct-1437446860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5366304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6808">
          <text:insertion>
            <office:change-info>
              <dc:creator>Ukendt forfatter</dc:creator>
              <dc:date>2009-09-01T12:27:00</dc:date>
            </office:change-info>
          </text:insertion>
        </text:changed-region>
        <text:changed-region text:id="ct-1436228040">
          <text:insertion>
            <office:change-info>
              <dc:creator>Ukendt forfatter</dc:creator>
              <dc:date>2009-09-01T12:28:00</dc:date>
            </office:change-info>
          </text:insertion>
        </text:changed-region>
        <text:changed-region text:id="ct-1435367088">
          <text:deletion>
            <office:change-info>
              <dc:creator>Ukendt forfatter</dc:creator>
              <dc:date>2009-09-01T12:46:00</dc:date>
            </office:change-info>
            <text:list xml:id="list333896651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3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6229048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7480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7032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8936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7446412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7592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8264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7816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6136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6248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6584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8488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5142708">
          <text:deletion>
            <office:change-info>
              <dc:creator>Ukendt forfatter</dc:creator>
              <dc:date>2009-09-01T12:46:00</dc:date>
            </office:change-info>
            <text:list xml:id="list2073737308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3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6226472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5912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6360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5144164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5688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7256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5800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5366752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6227928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5143716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5367536">
          <text:insertion>
            <office:change-info>
              <dc:creator>Ukendt forfatter</dc:creator>
              <dc:date>2009-09-01T12:30:00</dc:date>
            </office:change-info>
          </text:insertion>
        </text:changed-region>
        <text:changed-region text:id="ct-1435143380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35143268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35085128">
          <text:deletion>
            <office:change-info>
              <dc:creator>Ukendt forfatter</dc:creator>
              <dc:date>2009-09-01T12:46:00</dc:date>
            </office:change-info>
            <text:list xml:id="list1731829882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567716">
          <text:insertion>
            <office:change-info>
              <dc:creator>Unknown Author</dc:creator>
              <dc:date>2009-08-27T13:28:00</dc:date>
            </office:change-info>
          </text:insertion>
        </text:changed-region>
        <text:changed-region text:id="ct-1400567604">
          <text:insertion>
            <office:change-info>
              <dc:creator>Unknown Author</dc:creator>
              <dc:date>2009-08-27T13:28:00</dc:date>
            </office:change-info>
          </text:insertion>
        </text:changed-region>
        <text:changed-region text:id="ct-1400567492">
          <text:insertion>
            <office:change-info>
              <dc:creator>Unknown Author</dc:creator>
              <dc:date>2009-08-27T13:29:00</dc:date>
            </office:change-info>
          </text:insertion>
        </text:changed-region>
        <text:changed-region text:id="ct-1400567380">
          <text:insertion>
            <office:change-info>
              <dc:creator>Unknown Author</dc:creator>
              <dc:date>2009-08-27T13:29:00</dc:date>
            </office:change-info>
          </text:insertion>
        </text:changed-region>
        <text:changed-region text:id="ct-1435366416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36227704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35143604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35143044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35142932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35142820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35143940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36228152">
          <text:insertion>
            <office:change-info>
              <dc:creator>Ukendt forfatter</dc:creator>
              <dc:date>2009-09-01T12:31:00</dc:date>
            </office:change-info>
          </text:insertion>
        </text:changed-region>
        <text:changed-region text:id="ct-1435084680">
          <text:deletion>
            <office:change-info>
              <dc:creator>Ukendt forfatter</dc:creator>
              <dc:date>2009-09-01T12:46:00</dc:date>
            </office:change-info>
            <text:list xml:id="list1501332291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5143828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35140692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10276660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35141476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35141700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35142372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35366080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36226920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35143492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35143156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35141812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435140580">
          <text:insertion>
            <office:change-info>
              <dc:creator>Ukendt forfatter</dc:creator>
              <dc:date>2009-09-01T12:32:00</dc:date>
            </office:change-info>
          </text:insertion>
        </text:changed-region>
        <text:changed-region text:id="ct-1295707672">
          <text:deletion>
            <office:change-info>
              <dc:creator>Ukendt forfatter</dc:creator>
              <dc:date>2009-09-01T12:32:00</dc:date>
            </office:change-info>
            <text:list xml:id="list2155672893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7447532">
          <text:insertion>
            <office:change-info>
              <dc:creator>Ukendt forfatter</dc:creator>
              <dc:date>2009-09-01T12:37:00</dc:date>
            </office:change-info>
          </text:insertion>
        </text:changed-region>
        <text:changed-region text:id="ct-1436927096">
          <text:insertion>
            <office:change-info>
              <dc:creator>Ukendt forfatter</dc:creator>
              <dc:date>2009-09-01T12:37:00</dc:date>
            </office:change-info>
          </text:insertion>
        </text:changed-region>
        <text:changed-region text:id="ct-1371341956">
          <text:insertion>
            <office:change-info>
              <dc:creator>Ukendt forfatter</dc:creator>
              <dc:date>2009-09-01T12:37:00</dc:date>
            </office:change-info>
          </text:insertion>
        </text:changed-region>
        <text:changed-region text:id="ct-1436228376">
          <text:insertion>
            <office:change-info>
              <dc:creator>Ukendt forfatter</dc:creator>
              <dc:date>2009-09-01T12:37:00</dc:date>
            </office:change-info>
          </text:insertion>
        </text:changed-region>
        <text:changed-region text:id="ct-1436163504">
          <text:insertion>
            <office:change-info>
              <dc:creator>Ukendt forfatter</dc:creator>
              <dc:date>2009-09-01T12:34:00</dc:date>
            </office:change-info>
          </text:insertion>
        </text:changed-region>
        <text:changed-region text:id="ct-1437447308">
          <text:insertion>
            <office:change-info>
              <dc:creator>Ukendt forfatter</dc:creator>
              <dc:date>2009-09-01T12:34:00</dc:date>
            </office:change-info>
          </text:insertion>
        </text:changed-region>
        <text:changed-region text:id="ct-1437450108">
          <text:insertion>
            <office:change-info>
              <dc:creator>Ukendt forfatter</dc:creator>
              <dc:date>2009-09-01T12:34:00</dc:date>
            </office:change-info>
          </text:insertion>
        </text:changed-region>
        <text:changed-region text:id="ct-1410080736">
          <text:insertion>
            <office:change-info>
              <dc:creator>Ukendt forfatter</dc:creator>
              <dc:date>2009-09-01T12:34:00</dc:date>
            </office:change-info>
          </text:insertion>
        </text:changed-region>
        <text:changed-region text:id="ct-1437447980">
          <text:insertion>
            <office:change-info>
              <dc:creator>Ukendt forfatter</dc:creator>
              <dc:date>2009-09-01T12:34:00</dc:date>
            </office:change-info>
          </text:insertion>
        </text:changed-region>
        <text:changed-region text:id="ct-1295707784">
          <text:insertion>
            <office:change-info>
              <dc:creator>Ukendt forfatter</dc:creator>
              <dc:date>2009-09-01T12:33:00</dc:date>
            </office:change-info>
          </text:insertion>
        </text:changed-region>
        <text:changed-region text:id="ct-1435140804">
          <text:insertion>
            <office:change-info>
              <dc:creator>Ukendt forfatter</dc:creator>
              <dc:date>2009-09-01T12:35:00</dc:date>
            </office:change-info>
          </text:insertion>
        </text:changed-region>
        <text:changed-region text:id="ct-1435367648">
          <text:insertion>
            <office:change-info>
              <dc:creator>Ukendt forfatter</dc:creator>
              <dc:date>2009-09-01T12:40:00</dc:date>
            </office:change-info>
          </text:insertion>
        </text:changed-region>
        <text:changed-region text:id="ct-1437448988">
          <text:insertion>
            <office:change-info>
              <dc:creator>Ukendt forfatter</dc:creator>
              <dc:date>2009-09-01T12:36:00</dc:date>
            </office:change-info>
          </text:insertion>
        </text:changed-region>
        <text:changed-region text:id="ct-1435367984">
          <text:insertion>
            <office:change-info>
              <dc:creator>Ukendt forfatter</dc:creator>
              <dc:date>2009-09-01T12:41:00</dc:date>
            </office:change-info>
          </text:insertion>
        </text:changed-region>
        <text:changed-region text:id="ct-1400566932">
          <text:insertion>
            <office:change-info>
              <dc:creator>Unknown Author</dc:creator>
              <dc:date>2009-08-27T13:30:00</dc:date>
            </office:change-info>
          </text:insertion>
        </text:changed-region>
        <text:changed-region text:id="ct-1400566820">
          <text:insertion>
            <office:change-info>
              <dc:creator>Unknown Author</dc:creator>
              <dc:date>2009-08-27T13:30:00</dc:date>
            </office:change-info>
          </text:insertion>
        </text:changed-region>
        <text:changed-region text:id="ct-1400566708">
          <text:insertion>
            <office:change-info>
              <dc:creator>Unknown Author</dc:creator>
              <dc:date>2009-08-27T13:32:00</dc:date>
            </office:change-info>
          </text:insertion>
        </text:changed-region>
        <text:changed-region text:id="ct-1400566596">
          <text:insertion>
            <office:change-info>
              <dc:creator>Unknown Author</dc:creator>
              <dc:date>2009-08-27T13:32:00</dc:date>
            </office:change-info>
          </text:insertion>
        </text:changed-region>
        <text:changed-region text:id="ct-1435367872">
          <text:insertion>
            <office:change-info>
              <dc:creator>Ukendt forfatter</dc:creator>
              <dc:date>2009-09-01T12:38:00</dc:date>
            </office:change-info>
          </text:insertion>
        </text:changed-region>
        <text:changed-region text:id="ct-1435367424">
          <text:insertion>
            <office:change-info>
              <dc:creator>Ukendt forfatter</dc:creator>
              <dc:date>2009-09-01T12:39:00</dc:date>
            </office:change-info>
          </text:insertion>
        </text:changed-region>
        <text:changed-region text:id="ct-1435367312">
          <text:insertion>
            <office:change-info>
              <dc:creator>Ukendt forfatter</dc:creator>
              <dc:date>2009-09-01T12:39:00</dc:date>
            </office:change-info>
          </text:insertion>
        </text:changed-region>
        <text:changed-region text:id="ct-1437448540">
          <text:insertion>
            <office:change-info>
              <dc:creator>Ukendt forfatter</dc:creator>
              <dc:date>2009-09-01T12:39:00</dc:date>
            </office:change-info>
          </text:insertion>
        </text:changed-region>
        <text:changed-region text:id="ct-1438732896">
          <text:insertion>
            <office:change-info>
              <dc:creator>Ukendt forfatter</dc:creator>
              <dc:date>2009-09-01T12:39:00</dc:date>
            </office:change-info>
          </text:insertion>
        </text:changed-region>
        <text:changed-region text:id="ct-1410080176">
          <text:insertion>
            <office:change-info>
              <dc:creator>Ukendt forfatter</dc:creator>
              <dc:date>2009-09-01T12:40:00</dc:date>
            </office:change-info>
          </text:insertion>
        </text:changed-region>
        <text:changed-region text:id="ct-1437447644">
          <text:insertion>
            <office:change-info>
              <dc:creator>Ukendt forfatter</dc:creator>
              <dc:date>2009-09-01T12:41:00</dc:date>
            </office:change-info>
          </text:insertion>
        </text:changed-region>
        <text:changed-region text:id="ct-1410007636">
          <text:insertion>
            <office:change-info>
              <dc:creator>Ukendt forfatter</dc:creator>
              <dc:date>2009-09-01T12:41:00</dc:date>
            </office:change-info>
          </text:insertion>
        </text:changed-region>
        <text:changed-region text:id="ct-1435368432">
          <text:insertion>
            <office:change-info>
              <dc:creator>Ukendt forfatter</dc:creator>
              <dc:date>2009-09-01T12:41:00</dc:date>
            </office:change-info>
          </text:insertion>
        </text:changed-region>
        <text:changed-region text:id="ct-1435368320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35368096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35368880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35369216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35369328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35091084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35091196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35091308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35366192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35083896">
          <text:deletion>
            <office:change-info>
              <dc:creator>Ukendt forfatter</dc:creator>
              <dc:date>2009-09-01T12:45:00</dc:date>
            </office:change-info>
            <text:list xml:id="list1525233685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566260">
          <text:insertion>
            <office:change-info>
              <dc:creator>Unknown Author</dc:creator>
              <dc:date>2009-08-27T13:32:00</dc:date>
            </office:change-info>
          </text:insertion>
        </text:changed-region>
        <text:changed-region text:id="ct-1400566148">
          <text:insertion>
            <office:change-info>
              <dc:creator>Unknown Author</dc:creator>
              <dc:date>2009-08-27T13:32:00</dc:date>
            </office:change-info>
          </text:insertion>
        </text:changed-region>
        <text:changed-region text:id="ct-1400566036">
          <text:insertion>
            <office:change-info>
              <dc:creator>Unknown Author</dc:creator>
              <dc:date>2009-08-27T13:32:00</dc:date>
            </office:change-info>
          </text:insertion>
        </text:changed-region>
        <text:changed-region text:id="ct-1400565924">
          <text:insertion>
            <office:change-info>
              <dc:creator>Unknown Author</dc:creator>
              <dc:date>2009-08-27T13:32:00</dc:date>
            </office:change-info>
          </text:insertion>
        </text:changed-region>
        <text:changed-region text:id="ct-1435369440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35091644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35368992">
          <text:insertion>
            <office:change-info>
              <dc:creator>Ukendt forfatter</dc:creator>
              <dc:date>2009-09-01T12:43:00</dc:date>
            </office:change-info>
          </text:insertion>
        </text:changed-region>
        <text:changed-region text:id="ct-1435142148">
          <text:insertion>
            <office:change-info>
              <dc:creator>Ukendt forfatter</dc:creator>
              <dc:date>2009-09-01T12:44:00</dc:date>
            </office:change-info>
          </text:insertion>
        </text:changed-region>
        <text:changed-region text:id="ct-1435369104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35091756">
          <text:insertion>
            <office:change-info>
              <dc:creator>Ukendt forfatter</dc:creator>
              <dc:date>2009-09-01T12:42:00</dc:date>
            </office:change-info>
          </text:insertion>
        </text:changed-region>
        <text:changed-region text:id="ct-1435091420">
          <text:insertion>
            <office:change-info>
              <dc:creator>Ukendt forfatter</dc:creator>
              <dc:date>2009-09-01T12:44:00</dc:date>
            </office:change-info>
          </text:insertion>
        </text:changed-region>
        <text:changed-region text:id="ct-1410007860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5084568">
          <text:deletion>
            <office:change-info>
              <dc:creator>Ukendt forfatter</dc:creator>
              <dc:date>2009-09-01T12:45:00</dc:date>
            </office:change-info>
            <text:list xml:id="list1192179804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7447756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5084120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7449548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5368208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5368656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5142036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8732672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5091868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5141924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5141588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5141364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5368544">
          <text:insertion>
            <office:change-info>
              <dc:creator>Ukendt forfatter</dc:creator>
              <dc:date>2009-09-01T12:45:00</dc:date>
            </office:change-info>
          </text:insertion>
        </text:changed-region>
        <text:changed-region text:id="ct-1437448876">
          <text:deletion>
            <office:change-info>
              <dc:creator>Ukendt forfatter</dc:creator>
              <dc:date>2009-09-01T12:45:00</dc:date>
            </office:change-info>
            <text:list xml:id="list837770293" text:continue-numbering="true" text:style-name="List_20_1">
              <text:list-item>
                <text:list>
                  <text:list-item>
                    <text:list>
                      <text:list-item>
                        <text:p text:style-name="P10"><text:span text:style-name="T2"/></text:p>
                      </text:list-item>
                      <text:list-item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729360">
          <text:deletion>
            <office:change-info>
              <dc:creator>Unknown Author</dc:creator>
              <dc:date>2009-08-27T13:32:00</dc:date>
            </office:change-info>
            <text:list xml:id="list1755167726" text:continue-numbering="true" text:style-name="List_20_1">
              <text:list-item>
                <text:list>
                  <text:list-item>
                    <text:list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  <table:table table:name="Table41" table:style-name="Table41">
              <table:table-column table:style-name="Table41.A"/>
              <table:table-column table:style-name="Table41.B"/>
              <table:table-column table:style-name="Table41.C"/>
              <table:table-row>
                <table:table-cell table:style-name="Table41.A1" office:value-type="string">
                  <text:p text:style-name="P21"/>
                </table:table-cell>
                <table:table-cell table:style-name="Table41.B1" office:value-type="string">
                  <text:p text:style-name="P5">In</text:p>
                </table:table-cell>
                <table:table-cell table:style-name="Table41.B1" office:value-type="string">
                  <text:p text:style-name="P5">Out</text:p>
                </table:table-cell>
              </table:table-row>
              <table:table-row>
                <table:table-cell table:style-name="Table41.A2" office:value-type="string">
                  <text:p text:style-name="P21">XRSL</text:p>
                </table:table-cell>
                <table:table-cell table:style-name="Table41.B2" office:value-type="string">
                  <text:p text:style-name="P5"/>
                </table:table-cell>
                <table:table-cell table:style-name="Table41.B2" office:value-type="string">
                  <text:p text:style-name="P5"/>
                </table:table-cell>
              </table:table-row>
              <table:table-row>
                <table:table-cell table:style-name="Table41.A3" office:value-type="string">
                  <text:p text:style-name="P21">JDL</text:p>
                </table:table-cell>
                <table:table-cell table:style-name="Table41.B3" office:value-type="string">
                  <text:p text:style-name="P5"/>
                </table:table-cell>
                <table:table-cell table:style-name="Table41.B3" office:value-type="string">
                  <text:p text:style-name="P5"/>
                </table:table-cell>
              </table:table-row>
              <table:table-row>
                <table:table-cell table:style-name="Table41.A3" office:value-type="string">
                  <text:p text:style-name="P21">JSDL</text:p>
                </table:table-cell>
                <table:table-cell table:style-name="Table41.B3" office:value-type="string">
                  <text:p text:style-name="P5"/>
                </table:table-cell>
                <table:table-cell table:style-name="Table41.B3" office:value-type="string">
                  <text:p text:style-name="P5"/>
                </table:table-cell>
              </table:table-row>
              <table:table-row>
                <table:table-cell table:style-name="Table41.A3" office:value-type="string">
                  <text:p text:style-name="P21">Posix-JSDL</text:p>
                </table:table-cell>
                <table:table-cell table:style-name="Table41.B3" office:value-type="string">
                  <text:p text:style-name="P5"/>
                </table:table-cell>
                <table:table-cell table:style-name="Table41.B3" office:value-type="string">
                  <text:p text:style-name="P5"/>
                </table:table-cell>
              </table:table-row>
              <table:table-row>
                <table:table-cell table:style-name="Table41.A3" office:value-type="string">
                  <text:p text:style-name="P21">HPCP-JSDL</text:p>
                </table:table-cell>
                <table:table-cell table:style-name="Table41.B3" office:value-type="string">
                  <text:p text:style-name="P5"/>
                </table:table-cell>
                <table:table-cell table:style-name="Table41.B3" office:value-type="string">
                  <text:p text:style-name="P5"/>
                </table:table-cell>
              </table:table-row>
              <table:table-row>
                <table:table-cell table:style-name="Table41.A3" office:value-type="string">
                  <text:p text:style-name="P21">ARC-JSDL</text:p>
                </table:table-cell>
                <table:table-cell table:style-name="Table41.B3" office:value-type="string">
                  <text:p text:style-name="P5"/>
                </table:table-cell>
                <table:table-cell table:style-name="Table41.B3" office:value-type="string">
                  <text:p text:style-name="P5"/>
                </table:table-cell>
              </table:table-row>
            </table:table>
            <text:list xml:id="list739605378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508613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5085352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5084792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508333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446972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5141252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6498252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514259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10079840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5368768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514035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5085688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6229384">
          <text:deletion>
            <office:change-info>
              <dc:creator>Ukendt forfatter</dc:creator>
              <dc:date>2009-09-01T12:45:00</dc:date>
            </office:change-info>
            <text:list xml:id="list2145414441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3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7931732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447420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932964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932628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5086472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93251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932740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932404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932292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932180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932068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93195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5140916">
          <text:deletion>
            <office:change-info>
              <dc:creator>Ukendt forfatter</dc:creator>
              <dc:date>2009-09-01T12:45:00</dc:date>
            </office:change-info>
            <text:list xml:id="list356807820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729024">
          <text:insertion>
            <office:change-info>
              <dc:creator>Unknown Author</dc:creator>
              <dc:date>2009-08-27T13:33:00</dc:date>
            </office:change-info>
          </text:insertion>
        </text:changed-region>
        <text:changed-region text:id="ct-1400728912">
          <text:insertion>
            <office:change-info>
              <dc:creator>Unknown Author</dc:creator>
              <dc:date>2009-08-27T13:33:00</dc:date>
            </office:change-info>
          </text:insertion>
        </text:changed-region>
        <text:changed-region text:id="ct-1400728800">
          <text:insertion>
            <office:change-info>
              <dc:creator>Unknown Author</dc:creator>
              <dc:date>2009-08-27T13:34:00</dc:date>
            </office:change-info>
          </text:insertion>
        </text:changed-region>
        <text:changed-region text:id="ct-1400728688">
          <text:insertion>
            <office:change-info>
              <dc:creator>Unknown Author</dc:creator>
              <dc:date>2009-08-27T13:34:00</dc:date>
            </office:change-info>
          </text:insertion>
        </text:changed-region>
        <text:changed-region text:id="ct-143508669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508501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93139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93027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5083672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37930836">
          <text:insertion>
            <office:change-info>
              <dc:creator>Ukendt forfatter</dc:creator>
              <dc:date>2009-09-01T12:47:00</dc:date>
            </office:change-info>
          </text:insertion>
        </text:changed-region>
        <text:changed-region text:id="ct-1400728576">
          <text:insertion>
            <office:change-info>
              <dc:creator>Unknown Author</dc:creator>
              <dc:date>2009-08-27T16:25:00</dc:date>
            </office:change-info>
          </text:insertion>
        </text:changed-region>
        <text:changed-region text:id="ct-1400728464">
          <text:insertion>
            <office:change-info>
              <dc:creator>Unknown Author</dc:creator>
              <dc:date>2009-08-27T16:25:00</dc:date>
            </office:change-info>
          </text:insertion>
        </text:changed-region>
        <text:changed-region text:id="ct-1410080512">
          <text:deletion>
            <office:change-info>
              <dc:creator>Ukendt forfatter</dc:creator>
              <dc:date>2009-09-01T12:48:00</dc:date>
            </office:change-info>
            <text:list xml:id="list1272034770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7930612">
          <text:insertion>
            <office:change-info>
              <dc:creator>Ukendt forfatter</dc:creator>
              <dc:date>2009-09-01T12:48:00</dc:date>
            </office:change-info>
          </text:insertion>
        </text:changed-region>
        <text:changed-region text:id="ct-1435085912">
          <text:insertion>
            <office:change-info>
              <dc:creator>Ukendt forfatter</dc:creator>
              <dc:date>2009-09-01T12:48:00</dc:date>
            </office:change-info>
          </text:insertion>
        </text:changed-region>
        <text:changed-region text:id="ct-1443039552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7931284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5142484">
          <text:insertion>
            <office:change-info>
              <dc:creator>Ukendt forfatter</dc:creator>
              <dc:date>2009-09-01T12:53:00</dc:date>
            </office:change-info>
          </text:insertion>
        </text:changed-region>
        <text:changed-region text:id="ct-1437930724">
          <text:insertion>
            <office:change-info>
              <dc:creator>Ukendt forfatter</dc:creator>
              <dc:date>2009-09-01T12:53:00</dc:date>
            </office:change-info>
          </text:insertion>
        </text:changed-region>
        <text:changed-region text:id="ct-1437931172">
          <text:insertion>
            <office:change-info>
              <dc:creator>Ukendt forfatter</dc:creator>
              <dc:date>2009-09-01T12:52:00</dc:date>
            </office:change-info>
          </text:insertion>
        </text:changed-region>
        <text:changed-region text:id="ct-1437930948">
          <text:insertion>
            <office:change-info>
              <dc:creator>Ukendt forfatter</dc:creator>
              <dc:date>2009-09-01T12:53:00</dc:date>
            </office:change-info>
          </text:insertion>
        </text:changed-region>
        <text:changed-region text:id="ct-1437932852">
          <text:insertion>
            <office:change-info>
              <dc:creator>Ukendt forfatter</dc:creator>
              <dc:date>2009-09-01T12:53:00</dc:date>
            </office:change-info>
          </text:insertion>
        </text:changed-region>
        <text:changed-region text:id="ct-1443039664">
          <text:insertion>
            <office:change-info>
              <dc:creator>Ukendt forfatter</dc:creator>
              <dc:date>2009-09-01T12:53:00</dc:date>
            </office:change-info>
          </text:insertion>
        </text:changed-region>
        <text:changed-region text:id="ct-1443040896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7930388">
          <text:insertion>
            <office:change-info>
              <dc:creator>Ukendt forfatter</dc:creator>
              <dc:date>2009-09-01T12:50:00</dc:date>
            </office:change-info>
          </text:insertion>
        </text:changed-region>
        <text:changed-region text:id="ct-1437931508">
          <text:insertion>
            <office:change-info>
              <dc:creator>Ukendt forfatter</dc:creator>
              <dc:date>2009-09-01T12:52:00</dc:date>
            </office:change-info>
          </text:insertion>
        </text:changed-region>
        <text:changed-region text:id="ct-1400728128">
          <text:insertion>
            <office:change-info>
              <dc:creator>Unknown Author</dc:creator>
              <dc:date>2009-08-27T13:35:00</dc:date>
            </office:change-info>
          </text:insertion>
        </text:changed-region>
        <text:changed-region text:id="ct-1400728016">
          <text:insertion>
            <office:change-info>
              <dc:creator>Unknown Author</dc:creator>
              <dc:date>2009-08-27T13:35:00</dc:date>
            </office:change-info>
          </text:insertion>
        </text:changed-region>
        <text:changed-region text:id="ct-1435367760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5086248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43039104">
          <text:insertion>
            <office:change-info>
              <dc:creator>Ukendt forfatter</dc:creator>
              <dc:date>2009-09-01T12:54:00</dc:date>
            </office:change-info>
          </text:insertion>
        </text:changed-region>
        <text:changed-region text:id="ct-1443038320">
          <text:insertion>
            <office:change-info>
              <dc:creator>Ukendt forfatter</dc:creator>
              <dc:date>2009-09-01T12:55:00</dc:date>
            </office:change-info>
          </text:insertion>
        </text:changed-region>
        <text:changed-region text:id="ct-1435091532">
          <text:insertion>
            <office:change-info>
              <dc:creator>Ukendt forfatter</dc:creator>
              <dc:date>2009-09-01T12:55:00</dc:date>
            </office:change-info>
          </text:insertion>
        </text:changed-region>
        <text:changed-region text:id="ct-1435140244">
          <text:insertion>
            <office:change-info>
              <dc:creator>Ukendt forfatter</dc:creator>
              <dc:date>2009-09-01T12:55:00</dc:date>
            </office:change-info>
          </text:insertion>
        </text:changed-region>
        <text:changed-region text:id="ct-1443039440">
          <text:insertion>
            <office:change-info>
              <dc:creator>Ukendt forfatter</dc:creator>
              <dc:date>2009-09-01T12:55:00</dc:date>
            </office:change-info>
          </text:insertion>
        </text:changed-region>
        <text:changed-region text:id="ct-1443040000">
          <text:insertion>
            <office:change-info>
              <dc:creator>Ukendt forfatter</dc:creator>
              <dc:date>2009-09-01T12:55:00</dc:date>
            </office:change-info>
          </text:insertion>
        </text:changed-region>
        <text:changed-region text:id="ct-1437933076">
          <text:insertion>
            <office:change-info>
              <dc:creator>Ukendt forfatter</dc:creator>
              <dc:date>2009-09-01T12:53:00</dc:date>
            </office:change-info>
          </text:insertion>
        </text:changed-region>
        <text:changed-region text:id="ct-1437929828">
          <text:insertion>
            <office:change-info>
              <dc:creator>Ukendt forfatter</dc:creator>
              <dc:date>2009-09-01T12:54:00</dc:date>
            </office:change-info>
          </text:insertion>
        </text:changed-region>
        <text:changed-region text:id="ct-1443041232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43041008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5083560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35140468">
          <text:insertion>
            <office:change-info>
              <dc:creator>Ukendt forfatter</dc:creator>
              <dc:date>2009-09-01T12:49:00</dc:date>
            </office:change-info>
          </text:insertion>
        </text:changed-region>
        <text:changed-region text:id="ct-1443040448">
          <text:insertion>
            <office:change-info>
              <dc:creator>Ukendt forfatter</dc:creator>
              <dc:date>2009-09-01T12:56:00</dc:date>
            </office:change-info>
          </text:insertion>
        </text:changed-region>
        <text:changed-region text:id="ct-1435085464">
          <text:insertion>
            <office:change-info>
              <dc:creator>Ukendt forfatter</dc:creator>
              <dc:date>2009-09-01T12:56:00</dc:date>
            </office:change-info>
          </text:insertion>
        </text:changed-region>
        <text:changed-region text:id="ct-1443040224">
          <text:insertion>
            <office:change-info>
              <dc:creator>Ukendt forfatter</dc:creator>
              <dc:date>2009-09-01T12:56:00</dc:date>
            </office:change-info>
          </text:insertion>
        </text:changed-region>
        <text:changed-region text:id="ct-1443039776">
          <text:insertion>
            <office:change-info>
              <dc:creator>Ukendt forfatter</dc:creator>
              <dc:date>2009-09-01T12:57:00</dc:date>
            </office:change-info>
          </text:insertion>
        </text:changed-region>
        <text:changed-region text:id="ct-1443038880">
          <text:insertion>
            <office:change-info>
              <dc:creator>Ukendt forfatter</dc:creator>
              <dc:date>2009-09-01T12:56:00</dc:date>
            </office:change-info>
          </text:insertion>
        </text:changed-region>
        <text:changed-region text:id="ct-1443041120">
          <text:insertion>
            <office:change-info>
              <dc:creator>Ukendt forfatter</dc:creator>
              <dc:date>2009-09-01T12:56:00</dc:date>
            </office:change-info>
          </text:insertion>
        </text:changed-region>
        <text:changed-region text:id="ct-1443039216">
          <text:insertion>
            <office:change-info>
              <dc:creator>Ukendt forfatter</dc:creator>
              <dc:date>2009-09-01T12:57:00</dc:date>
            </office:change-info>
          </text:insertion>
        </text:changed-region>
        <text:changed-region text:id="ct-1443038544">
          <text:insertion>
            <office:change-info>
              <dc:creator>Ukendt forfatter</dc:creator>
              <dc:date>2009-09-01T12:57:00</dc:date>
            </office:change-info>
          </text:insertion>
        </text:changed-region>
        <text:changed-region text:id="ct-1443038992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43302744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37930052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37930500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43038096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43040112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43039328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43040336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43038656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43037536">
          <text:insertion>
            <office:change-info>
              <dc:creator>Ukendt forfatter</dc:creator>
              <dc:date>2009-09-01T12:58:00</dc:date>
            </office:change-info>
          </text:insertion>
        </text:changed-region>
        <text:changed-region text:id="ct-1437929940">
          <text:deletion>
            <office:change-info>
              <dc:creator>Ukendt forfatter</dc:creator>
              <dc:date>2009-09-01T12:58:00</dc:date>
            </office:change-info>
            <text:list xml:id="list2004281090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727568">
          <text:insertion>
            <office:change-info>
              <dc:creator>Unknown Author</dc:creator>
              <dc:date>2009-08-27T13:35:00</dc:date>
            </office:change-info>
          </text:insertion>
        </text:changed-region>
        <text:changed-region text:id="ct-1400727456">
          <text:insertion>
            <office:change-info>
              <dc:creator>Unknown Author</dc:creator>
              <dc:date>2009-08-27T13:36:00</dc:date>
            </office:change-info>
          </text:insertion>
        </text:changed-region>
        <text:changed-region text:id="ct-1400727344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00727232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00727120">
          <text:deletion>
            <office:change-info>
              <dc:creator>Ukendt forfatter</dc:creator>
              <dc:date>2009-09-01T12:59:00</dc:date>
            </office:change-info>
            <text:p text:style-name="P5"><text:variable-get text:name="Same" office:value-type="string">''</text:variable-get></text:p>
          </text:deletion>
          <text:insertion>
            <office:change-info office:chg-author="Unknown Author" office:chg-date-time="2009-08-27T13:37:00"/>
          </text:insertion>
        </text:changed-region>
        <text:changed-region text:id="ct-1443302408">
          <text:insertion>
            <office:change-info>
              <dc:creator>Ukendt forfatter</dc:creator>
              <dc:date>2009-09-01T13:00:00</dc:date>
            </office:change-info>
          </text:insertion>
        </text:changed-region>
        <text:changed-region text:id="ct-1437930164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00727008">
          <text:deletion>
            <office:change-info>
              <dc:creator>Ukendt forfatter</dc:creator>
              <dc:date>2009-09-01T12:59:00</dc:date>
            </office:change-info>
            <text:p text:style-name="P5"><text:variable-get text:name="Same" office:value-type="string">''</text:variable-get></text:p>
          </text:deletion>
          <text:insertion>
            <office:change-info office:chg-author="Unknown Author" office:chg-date-time="2009-08-27T13:37:00"/>
          </text:insertion>
        </text:changed-region>
        <text:changed-region text:id="ct-1400726896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00726784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00726672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00726560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37931620">
          <text:deletion>
            <office:change-info>
              <dc:creator>Ukendt forfatter</dc:creator>
              <dc:date>2009-09-01T13:00:00</dc:date>
            </office:change-info>
            <text:p text:style-name="P5">Application</text:p>
          </text:deletion>
          <text:insertion>
            <office:change-info office:chg-author="Unknown Author" office:chg-date-time="2009-08-27T16:25:00"/>
          </text:insertion>
        </text:changed-region>
        <text:changed-region text:id="ct-1437931060">
          <text:insertion>
            <office:change-info>
              <dc:creator>Ukendt forfatter</dc:creator>
              <dc:date>2009-09-01T13:00:00</dc:date>
            </office:change-info>
          </text:insertion>
        </text:changed-region>
        <text:changed-region text:id="ct-1400726448">
          <text:insertion>
            <office:change-info>
              <dc:creator>Unknown Author</dc:creator>
              <dc:date>2009-08-27T16:25:00</dc:date>
            </office:change-info>
          </text:insertion>
        </text:changed-region>
        <text:changed-region text:id="ct-1400726336">
          <text:insertion>
            <office:change-info>
              <dc:creator>Unknown Author</dc:creator>
              <dc:date>2009-08-27T16:26:00</dc:date>
            </office:change-info>
          </text:insertion>
        </text:changed-region>
        <text:changed-region text:id="ct-1435086584">
          <text:deletion>
            <office:change-info>
              <dc:creator>Ukendt forfatter</dc:creator>
              <dc:date>2009-09-01T13:00:00</dc:date>
            </office:change-info>
            <text:p text:style-name="P5">Application</text:p>
          </text:deletion>
          <text:insertion>
            <office:change-info office:chg-author="Unknown Author" office:chg-date-time="2009-08-27T16:26:00"/>
          </text:insertion>
        </text:changed-region>
        <text:changed-region text:id="ct-1443040672">
          <text:insertion>
            <office:change-info>
              <dc:creator>Ukendt forfatter</dc:creator>
              <dc:date>2009-09-01T13:00:00</dc:date>
            </office:change-info>
          </text:insertion>
        </text:changed-region>
        <text:changed-region text:id="ct-1400726224">
          <text:insertion>
            <office:change-info>
              <dc:creator>Unknown Author</dc:creator>
              <dc:date>2009-08-27T16:26:00</dc:date>
            </office:change-info>
          </text:insertion>
        </text:changed-region>
        <text:changed-region text:id="ct-1437933524">
          <text:deletion>
            <office:change-info>
              <dc:creator>Ukendt forfatter</dc:creator>
              <dc:date>2009-09-01T12:58:00</dc:date>
            </office:change-info>
            <text:list xml:id="list1499804138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726000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00725888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00725776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00725664">
          <text:insertion>
            <office:change-info>
              <dc:creator>Unknown Author</dc:creator>
              <dc:date>2009-08-27T13:37:00</dc:date>
            </office:change-info>
          </text:insertion>
        </text:changed-region>
        <text:changed-region text:id="ct-1435083224">
          <text:insertion>
            <office:change-info>
              <dc:creator>Ukendt forfatter</dc:creator>
              <dc:date>2009-09-01T12:59:00</dc:date>
            </office:change-info>
          </text:insertion>
        </text:changed-region>
        <text:changed-region text:id="ct-1437929716">
          <text:insertion>
            <office:change-info>
              <dc:creator>Ukendt forfatter</dc:creator>
              <dc:date>2009-09-01T12:59:00</dc:date>
            </office:change-info>
          </text:insertion>
        </text:changed-region>
        <text:changed-region text:id="ct-1443039888">
          <text:insertion>
            <office:change-info>
              <dc:creator>Ukendt forfatter</dc:creator>
              <dc:date>2009-09-01T12:59:00</dc:date>
            </office:change-info>
          </text:insertion>
        </text:changed-region>
        <text:changed-region text:id="ct-1443037648">
          <text:insertion>
            <office:change-info>
              <dc:creator>Ukendt forfatter</dc:creator>
              <dc:date>2009-09-01T12:59:00</dc:date>
            </office:change-info>
          </text:insertion>
        </text:changed-region>
        <text:changed-region text:id="ct-1435085800">
          <text:insertion>
            <office:change-info>
              <dc:creator>Ukendt forfatter</dc:creator>
              <dc:date>2009-09-01T12:59:00</dc:date>
            </office:change-info>
          </text:insertion>
        </text:changed-region>
        <text:changed-region text:id="ct-1435086808">
          <text:insertion>
            <office:change-info>
              <dc:creator>Ukendt forfatter</dc:creator>
              <dc:date>2009-09-01T12:59:00</dc:date>
            </office:change-info>
          </text:insertion>
        </text:changed-region>
        <text:changed-region text:id="ct-1437931844">
          <text:deletion>
            <office:change-info>
              <dc:creator>Ukendt forfatter</dc:creator>
              <dc:date>2009-09-01T13:00:00</dc:date>
            </office:change-info>
            <text:p text:style-name="P5">Application</text:p>
          </text:deletion>
          <text:insertion>
            <office:change-info office:chg-author="Unknown Author" office:chg-date-time="2009-08-27T16:26:00"/>
          </text:insertion>
        </text:changed-region>
        <text:changed-region text:id="ct-1435083448">
          <text:insertion>
            <office:change-info>
              <dc:creator>Ukendt forfatter</dc:creator>
              <dc:date>2009-09-01T13:00:00</dc:date>
            </office:change-info>
          </text:insertion>
        </text:changed-region>
        <text:changed-region text:id="ct-1400766444">
          <text:insertion>
            <office:change-info>
              <dc:creator>Unknown Author</dc:creator>
              <dc:date>2009-08-27T16:26:00</dc:date>
            </office:change-info>
          </text:insertion>
        </text:changed-region>
        <text:changed-region text:id="ct-1443302856">
          <text:deletion>
            <office:change-info>
              <dc:creator>Ukendt forfatter</dc:creator>
              <dc:date>2009-09-01T13:00:00</dc:date>
            </office:change-info>
            <text:p text:style-name="P5">Application</text:p>
          </text:deletion>
          <text:insertion>
            <office:change-info office:chg-author="Unknown Author" office:chg-date-time="2009-08-27T16:26:00"/>
          </text:insertion>
        </text:changed-region>
        <text:changed-region text:id="ct-1443037984">
          <text:insertion>
            <office:change-info>
              <dc:creator>Ukendt forfatter</dc:creator>
              <dc:date>2009-09-01T13:00:00</dc:date>
            </office:change-info>
          </text:insertion>
        </text:changed-region>
        <text:changed-region text:id="ct-1400766332">
          <text:insertion>
            <office:change-info>
              <dc:creator>Unknown Author</dc:creator>
              <dc:date>2009-08-27T16:26:00</dc:date>
            </office:change-info>
          </text:insertion>
        </text:changed-region>
        <text:changed-region text:id="ct-1400766220">
          <text:insertion>
            <office:change-info>
              <dc:creator>Unknown Author</dc:creator>
              <dc:date>2009-08-27T16:27:00</dc:date>
            </office:change-info>
          </text:insertion>
        </text:changed-region>
        <text:changed-region text:id="ct-1443037760">
          <text:deletion>
            <office:change-info>
              <dc:creator>Ukendt forfatter</dc:creator>
              <dc:date>2009-09-01T12:58:00</dc:date>
            </office:change-info>
            <text:list xml:id="list2095774556" text:continue-numbering="true" text:style-name="List_20_1">
              <text:list-item>
                <text:list>
                  <text:list-item>
                    <text:list>
                      <text:list-item>
                        <text:p text:style-name="P7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00765996">
          <text:insertion>
            <office:change-info>
              <dc:creator>Unknown Author</dc:creator>
              <dc:date>2009-08-27T13:42:00</dc:date>
            </office:change-info>
          </text:insertion>
        </text:changed-region>
        <text:changed-region text:id="ct-1400765884">
          <text:insertion>
            <office:change-info>
              <dc:creator>Unknown Author</dc:creator>
              <dc:date>2009-08-27T13:42:00</dc:date>
            </office:change-info>
          </text:insertion>
        </text:changed-region>
        <text:changed-region text:id="ct-1443301176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43301064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43942276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35142260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43301848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43300616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43301288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43300840">
          <text:insertion>
            <office:change-info>
              <dc:creator>Ukendt forfatter</dc:creator>
              <dc:date>2009-09-01T13:01:00</dc:date>
            </office:change-info>
          </text:insertion>
        </text:changed-region>
        <text:changed-region text:id="ct-1400765772">
          <text:insertion>
            <office:change-info>
              <dc:creator>Unknown Author</dc:creator>
              <dc:date>2009-08-27T16:27:00</dc:date>
            </office:change-info>
          </text:insertion>
        </text:changed-region>
        <text:changed-region text:id="ct-1400765660">
          <text:insertion>
            <office:change-info>
              <dc:creator>Unknown Author</dc:creator>
              <dc:date>2009-08-27T16:27:00</dc:date>
            </office:change-info>
          </text:insertion>
        </text:changed-region>
        <text:changed-region text:id="ct-1443303192">
          <text:deletion>
            <office:change-info>
              <dc:creator>Ukendt forfatter</dc:creator>
              <dc:date>2009-09-01T13:02:00</dc:date>
            </office:change-info>
            <text:list xml:id="list143029008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43037424">
          <text:deletion>
            <office:change-info>
              <dc:creator>Ukendt forfatter</dc:creator>
              <dc:date>2009-09-01T13:02:00</dc:date>
            </office:change-info>
            <text:list xml:id="list710859706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2"/></text:p>
                              </text:list-item>
                              <text:list-item>
                                <text:p text:style-name="P12"><text:span text:style-name="T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5083112">
          <text:deletion>
            <office:change-info>
              <dc:creator>Ukendt forfatter</dc:creator>
              <dc:date>2009-09-01T13:04:00</dc:date>
            </office:change-info>
            <text:list xml:id="list142053064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DataIndexingServic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43037872">
          <text:deletion>
            <office:change-info>
              <dc:creator>Ukendt forfatter</dc:creator>
              <dc:date>2009-09-01T13:05:00</dc:date>
            </office:change-info>
            <text:list xml:id="list1377698416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/></text:p>
                              </text:list-item>
                              <text:list-item>
                                <text:p text:style-name="P12"><text:span text:style-name="T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10080624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37448428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38732560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398174160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43302520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43302296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43301512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43941604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43299720">
          <text:insertion>
            <office:change-info>
              <dc:creator>Ukendt forfatter</dc:creator>
              <dc:date>2009-09-01T13:04:00</dc:date>
            </office:change-info>
          </text:insertion>
        </text:changed-region>
        <text:changed-region text:id="ct-1437933188">
          <text:deletion>
            <office:change-info>
              <dc:creator>Ukendt forfatter</dc:creator>
              <dc:date>2009-09-01T13:02:00</dc:date>
            </office:change-info>
            <text:list xml:id="list1335219943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/>
                              </text:list-item>
                              <text:list-item>
                                <text:p text:style-name="P12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5082888">
          <text:deletion>
            <office:change-info>
              <dc:creator>Ukendt forfatter</dc:creator>
              <dc:date>2009-09-01T13:02:00</dc:date>
            </office:change-info>
            <text:list xml:id="list852746539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/>
                          </text:list-item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43940708">
          <text:deletion>
            <office:change-info>
              <dc:creator>Ukendt forfatter</dc:creator>
              <dc:date>2009-09-01T13:05:00</dc:date>
            </office:change-info>
            <text:list xml:id="list1332239894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/>
                              </text:list-item>
                              <text:list-item>
                                <text:p text:style-name="P11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43940484">
          <text:deletion>
            <office:change-info>
              <dc:creator>Ukendt forfatter</dc:creator>
              <dc:date>2009-09-01T13:06:00</dc:date>
            </office:change-info>
            <text:list xml:id="list1527810648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/>
                              </text:list-item>
                              <text:list-item>
                                <text:p text:style-name="P11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5086360">
          <text:deletion>
            <office:change-info>
              <dc:creator>Ukendt forfatter</dc:creator>
              <dc:date>2009-09-01T13:06:00</dc:date>
            </office:change-info>
            <text:list xml:id="list1734027048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/>
                              </text:list-item>
                              <text:list-item>
                                <text:p text:style-name="P11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43301960">
          <text:deletion>
            <office:change-info>
              <dc:creator>Ukendt forfatter</dc:creator>
              <dc:date>2009-09-01T13:06:00</dc:date>
            </office:change-info>
            <text:list xml:id="list1559900528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5144052">
          <text:deletion>
            <office:change-info>
              <dc:creator>Ukendt forfatter</dc:creator>
              <dc:date>2009-09-01T13:06:00</dc:date>
            </office:change-info>
            <text:list xml:id="list1847836202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/>
                          </text:list-item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5085240">
          <text:deletion>
            <office:change-info>
              <dc:creator>Ukendt forfatter</dc:creator>
              <dc:date>2009-09-01T13:06:00</dc:date>
            </office:change-info>
            <text:list xml:id="list542710792" text:continue-numbering="true" text:style-name="List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/>
                          </text:list-item>
                          <text:list-item>
                            <text:p text:style-name="P1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10163496">
          <text:deletion>
            <office:change-info>
              <dc:creator>Ukendt forfatter</dc:creator>
              <dc:date>2009-09-01T13:06:00</dc:date>
            </office:change-info>
            <text:list xml:id="list1707696031" text:continue-numbering="true" text:style-name="List_20_1">
              <text:list-item>
                <text:list>
                  <text:list-item>
                    <text:list>
                      <text:list-item>
                        <text:p text:style-name="P4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43301400">
          <text:deletion>
            <office:change-info>
              <dc:creator>Ukendt forfatter</dc:creator>
              <dc:date>2009-09-01T13:06:00</dc:date>
            </office:change-info>
            <text:list xml:id="list1864487733" text:continue-numbering="true" text:style-name="List_20_1">
              <text:list-item>
                <text:list>
                  <text:list-item>
                    <text:list>
                      <text:list-item>
                        <text:p text:style-name="P14"><text:span text:style-name="T2"/></text:p>
                      </text:list-item>
                      <text:list-item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35083000">
          <text:deletion>
            <office:change-info>
              <dc:creator>Ukendt forfatter</dc:creator>
              <dc:date>2009-09-01T13:06:00</dc:date>
            </office:change-info>
            <text:list xml:id="list2020222248" text:continue-numbering="true" text:style-name="List_20_1">
              <text:list-item>
                <text:list>
                  <text:list-item>
                    <text:list>
                      <text:list-item>
                        <text:p text:style-name="P15"><text:span text:style-name="T2"/></text:p>
                      </text:list-item>
                      <text:list-item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44119460">
          <text:deletion>
            <office:change-info>
              <dc:creator>Ukendt forfatter</dc:creator>
              <dc:date>2009-09-01T13:06:00</dc:date>
            </office:change-info>
            <text:list xml:id="list2005171481" text:continue-numbering="true" text:style-name="List_20_1">
              <text:list-item>
                <text:list>
                  <text:list-item>
                    <text:list>
                      <text:list-item>
                        <text:p text:style-name="P16"/>
                      </text:list-item>
                      <text:list-item>
                        <text:p text:style-name="P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text:id="ct-1443939924">
          <text:insertion>
            <office:change-info>
              <dc:creator>Ukendt forfatter</dc:creator>
              <dc:date>2009-09-01T15:13:00</dc:date>
            </office:change-info>
          </text:insertion>
        </text:changed-region>
        <text:changed-region text:id="ct-1444121924">
          <text:insertion>
            <office:change-info>
              <dc:creator>Ukendt forfatter</dc:creator>
              <dc:date>2009-09-01T15:13:00</dc:date>
            </office:change-info>
          </text:insertion>
        </text:changed-region>
        <text:changed-region text:id="ct-1444121700">
          <text:insertion>
            <office:change-info>
              <dc:creator>Ukendt forfatter</dc:creator>
              <dc:date>2009-09-01T15:13:00</dc:date>
            </office:change-info>
          </text:insertion>
        </text:changed-region>
        <text:changed-region text:id="ct-1443037312">
          <text:insertion>
            <office:change-info>
              <dc:creator>Ukendt forfatter</dc:creator>
              <dc:date>2009-09-01T15:13:00</dc:date>
            </office:change-info>
          </text:insertion>
        </text:changed-region>
        <text:changed-region text:id="ct-1444121588">
          <text:insertion>
            <office:change-info>
              <dc:creator>Ukendt forfatter</dc:creator>
              <dc:date>2009-09-01T16:07:00</dc:date>
            </office:change-info>
          </text:insertion>
        </text:changed-region>
        <text:changed-region text:id="ct-1445986268">
          <text:insertion>
            <office:change-info>
              <dc:creator>Ukendt forfatter</dc:creator>
              <dc:date>2009-09-01T16:09:00</dc:date>
            </office:change-info>
          </text:insertion>
        </text:changed-region>
        <text:changed-region text:id="ct-1444121140">
          <text:insertion>
            <office:change-info>
              <dc:creator>Ukendt forfatter</dc:creator>
              <dc:date>2009-09-01T16:09:00</dc:date>
            </office:change-info>
          </text:insertion>
        </text:changed-region>
        <text:changed-region text:id="ct-1444121028">
          <text:insertion>
            <office:change-info>
              <dc:creator>Ukendt forfatter</dc:creator>
              <dc:date>2009-09-01T16:09:00</dc:date>
            </office:change-info>
          </text:insertion>
        </text:changed-region>
        <text:changed-region text:id="ct-1445985596">
          <text:insertion>
            <office:change-info>
              <dc:creator>Ukendt forfatter</dc:creator>
              <dc:date>2009-09-01T16:09:00</dc:date>
            </office:change-info>
          </text:insertion>
        </text:changed-region>
        <text:changed-region text:id="ct-1444121364">
          <text:insertion>
            <office:change-info>
              <dc:creator>Ukendt forfatter</dc:creator>
              <dc:date>2009-09-01T16:09:00</dc:date>
            </office:change-info>
          </text:insertion>
        </text:changed-region>
        <text:changed-region text:id="ct-1444119012">
          <text:insertion>
            <office:change-info>
              <dc:creator>Ukendt forfatter</dc:creator>
              <dc:date>2009-09-01T16:09:00</dc:date>
            </office:change-info>
          </text:insertion>
        </text:changed-region>
        <text:changed-region text:id="ct-1444122036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44122596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44119236">
          <text:insertion>
            <office:change-info>
              <dc:creator>Ukendt forfatter</dc:creator>
              <dc:date>2009-09-01T16:10:00</dc:date>
            </office:change-info>
          </text:insertion>
        </text:changed-region>
        <text:changed-region text:id="ct-1443895200">
          <text:insertion>
            <office:change-info>
              <dc:creator>Ukendt forfatter</dc:creator>
              <dc:date>2009-09-01T16:10:00</dc:date>
            </office:change-info>
          </text:insertion>
        </text:changed-region>
        <text:changed-region text:id="ct-1444118788">
          <text:insertion>
            <office:change-info>
              <dc:creator>Ukendt forfatter</dc:creator>
              <dc:date>2009-09-01T16:10:00</dc:date>
            </office:change-info>
          </text:insertion>
        </text:changed-region>
        <text:changed-region text:id="ct-1443891548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43885432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44120580">
          <text:insertion>
            <office:change-info>
              <dc:creator>Ukendt forfatter</dc:creator>
              <dc:date>2009-09-01T16:11:00</dc:date>
            </office:change-info>
          </text:insertion>
        </text:changed-region>
        <text:changed-region text:id="ct-1444118900">
          <text:insertion>
            <office:change-info>
              <dc:creator>Ukendt forfatter</dc:creator>
              <dc:date>2009-09-01T16:11:00</dc:date>
            </office:change-info>
          </text:insertion>
        </text:changed-region>
        <text:changed-region text:id="ct-1445985708">
          <text:insertion>
            <office:change-info>
              <dc:creator>Ukendt forfatter</dc:creator>
              <dc:date>2009-09-01T16:12:00</dc:date>
            </office:change-info>
          </text:insertion>
        </text:changed-region>
        <text:changed-region text:id="ct-1443940260">
          <text:insertion>
            <office:change-info>
              <dc:creator>Ukendt forfatter</dc:creator>
              <dc:date>2009-09-01T16:12:00</dc:date>
            </office:change-info>
          </text:insertion>
        </text:changed-region>
        <text:changed-region text:id="ct-1443941716">
          <text:insertion>
            <office:change-info>
              <dc:creator>Ukendt forfatter</dc:creator>
              <dc:date>2009-09-01T16:12:00</dc:date>
            </office:change-info>
          </text:insertion>
        </text:changed-region>
        <text:changed-region text:id="ct-1445985932">
          <text:insertion>
            <office:change-info>
              <dc:creator>Ukendt forfatter</dc:creator>
              <dc:date>2009-09-01T16:12:00</dc:date>
            </office:change-info>
          </text:insertion>
        </text:changed-region>
        <text:changed-region text:id="ct-1443941828">
          <text:insertion>
            <office:change-info>
              <dc:creator>Ukendt forfatter</dc:creator>
              <dc:date>2009-09-01T16:15:00</dc:date>
            </office:change-info>
          </text:insertion>
        </text:changed-region>
        <text:changed-region text:id="ct-1443941268">
          <text:insertion>
            <office:change-info>
              <dc:creator>Ukendt forfatter</dc:creator>
              <dc:date>2009-09-01T16:15:00</dc:date>
            </office:change-info>
          </text:insertion>
        </text:changed-region>
        <text:changed-region text:id="ct-1443938468">
          <text:insertion>
            <office:change-info>
              <dc:creator>Ukendt forfatter</dc:creator>
              <dc:date>2009-09-01T16:16:00</dc:date>
            </office:change-info>
          </text:insertion>
        </text:changed-region>
        <text:changed-region text:id="ct-1443941492">
          <text:insertion>
            <office:change-info>
              <dc:creator>Ukendt forfatter</dc:creator>
              <dc:date>2009-09-01T16:17:00</dc:date>
            </office:change-info>
          </text:insertion>
        </text:changed-region>
        <text:changed-region text:id="ct-1443940596">
          <text:insertion>
            <office:change-info>
              <dc:creator>Ukendt forfatter</dc:creator>
              <dc:date>2009-09-01T16:17:00</dc:date>
            </office:change-info>
          </text:insertion>
        </text:changed-region>
        <text:changed-region text:id="ct-1443938580">
          <text:insertion>
            <office:change-info>
              <dc:creator>Ukendt forfatter</dc:creator>
              <dc:date>2009-09-01T16:19:00</dc:date>
            </office:change-info>
          </text:insertion>
        </text:changed-region>
        <text:changed-region text:id="ct-1443939588">
          <text:insertion>
            <office:change-info>
              <dc:creator>Ukendt forfatter</dc:creator>
              <dc:date>2009-09-01T16:19:00</dc:date>
            </office:change-info>
          </text:insertion>
        </text:changed-region>
        <text:changed-region text:id="ct-1443299608">
          <text:insertion>
            <office:change-info>
              <dc:creator>Ukendt forfatter</dc:creator>
              <dc:date>2009-09-01T16:20:00</dc:date>
            </office:change-info>
          </text:insertion>
        </text:changed-region>
        <text:changed-region text:id="ct-1443301624">
          <text:insertion>
            <office:change-info>
              <dc:creator>Ukendt forfatter</dc:creator>
              <dc:date>2009-09-01T16:20:00</dc:date>
            </office:change-info>
          </text:insertion>
        </text:changed-region>
        <text:changed-region text:id="ct-1443300504">
          <text:insertion>
            <office:change-info>
              <dc:creator>Ukendt forfatter</dc:creator>
              <dc:date>2009-09-01T16:20:00</dc:date>
            </office:change-info>
          </text:insertion>
        </text:changed-region>
        <text:changed-region text:id="ct-1443300952">
          <text:insertion>
            <office:change-info>
              <dc:creator>Ukendt forfatter</dc:creator>
              <dc:date>2009-09-01T16:20:00</dc:date>
            </office:change-info>
          </text:insertion>
        </text:changed-region>
        <text:changed-region text:id="ct-1443300392">
          <text:insertion>
            <office:change-info>
              <dc:creator>Ukendt forfatter</dc:creator>
              <dc:date>2009-09-01T16:21:00</dc:date>
            </office:change-info>
          </text:insertion>
        </text:changed-region>
        <text:changed-region text:id="ct-1443302968">
          <text:insertion>
            <office:change-info>
              <dc:creator>Ukendt forfatter</dc:creator>
              <dc:date>2009-09-01T16:21:00</dc:date>
            </office:change-info>
          </text:insertion>
        </text:changed-region>
        <text:changed-region text:id="ct-1443300280">
          <text:insertion>
            <office:change-info>
              <dc:creator>Ukendt forfatter</dc:creator>
              <dc:date>2009-09-01T16:21:00</dc:date>
            </office:change-info>
          </text:insertion>
        </text:changed-region>
        <text:changed-region text:id="ct-1437933300">
          <text:insertion>
            <office:change-info>
              <dc:creator>Ukendt forfatter</dc:creator>
              <dc:date>2009-09-01T16:21:00</dc:date>
            </office:change-info>
          </text:insertion>
        </text:changed-region>
        <text:changed-region text:id="ct-1443300056">
          <text:insertion>
            <office:change-info>
              <dc:creator>Ukendt forfatter</dc:creator>
              <dc:date>2009-09-01T16:21:00</dc:date>
            </office:change-info>
          </text:insertion>
        </text:changed-region>
        <text:changed-region text:id="ct-1443896208">
          <text:insertion>
            <office:change-info>
              <dc:creator>Ukendt forfatter</dc:creator>
              <dc:date>2009-09-01T16:22:00</dc:date>
            </office:change-info>
          </text:insertion>
        </text:changed-region>
        <text:changed-region text:id="ct-1443300728">
          <text:insertion>
            <office:change-info>
              <dc:creator>Ukendt forfatter</dc:creator>
              <dc:date>2009-09-01T16:22:00</dc:date>
            </office:change-info>
          </text:insertion>
        </text:changed-region>
        <text:changed-region text:id="ct-1444932584">
          <text:insertion>
            <office:change-info>
              <dc:creator>Ukendt forfatter</dc:creator>
              <dc:date>2009-09-01T16:22:00</dc:date>
            </office:change-info>
          </text:insertion>
        </text:changed-region>
        <text:changed-region text:id="ct-1443886104">
          <text:insertion>
            <office:change-info>
              <dc:creator>Ukendt forfatter</dc:creator>
              <dc:date>2009-09-01T16:22:00</dc:date>
            </office:change-info>
          </text:insertion>
        </text:changed-region>
        <text:changed-region text:id="ct-1445986044">
          <text:insertion>
            <office:change-info>
              <dc:creator>Ukendt forfatter</dc:creator>
              <dc:date>2009-09-01T16:22:00</dc:date>
            </office:change-info>
          </text:insertion>
        </text:changed-region>
        <text:changed-region text:id="ct-1443300168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43299496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43893228">
          <text:insertion>
            <office:change-info>
              <dc:creator>Ukendt forfatter</dc:creator>
              <dc:date>2009-09-01T16:23:00</dc:date>
            </office:change-info>
          </text:insertion>
        </text:changed-region>
        <text:changed-region text:id="ct-1443889644">
          <text:insertion>
            <office:change-info>
              <dc:creator>Ukendt forfatter</dc:creator>
              <dc:date>2009-09-01T16:23:00</dc:date>
            </office:change-info>
          </text:insertion>
        </text:changed-region>
        <text:changed-region text:id="ct-1443893116">
          <text:insertion>
            <office:change-info>
              <dc:creator>Ukendt forfatter</dc:creator>
              <dc:date>2009-09-01T16:23:00</dc:date>
            </office:change-info>
          </text:insertion>
        </text:changed-region>
        <text:changed-region text:id="ct-1443892892">
          <text:insertion>
            <office:change-info>
              <dc:creator>Ukendt forfatter</dc:creator>
              <dc:date>2009-09-01T16:24:00</dc:date>
            </office:change-info>
          </text:insertion>
        </text:changed-region>
        <text:changed-region text:id="ct-1443892444">
          <text:insertion>
            <office:change-info>
              <dc:creator>Ukendt forfatter</dc:creator>
              <dc:date>2009-09-01T16:24:00</dc:date>
            </office:change-info>
          </text:insertion>
        </text:changed-region>
        <text:changed-region text:id="ct-1443892668">
          <text:insertion>
            <office:change-info>
              <dc:creator>Ukendt forfatter</dc:creator>
              <dc:date>2009-09-01T16:24:00</dc:date>
            </office:change-info>
          </text:insertion>
        </text:changed-region>
        <text:changed-region text:id="ct-1443892556">
          <text:insertion>
            <office:change-info>
              <dc:creator>Ukendt forfatter</dc:creator>
              <dc:date>2009-09-01T16:24:00</dc:date>
            </office:change-info>
          </text:insertion>
        </text:changed-region>
        <text:changed-region text:id="ct-1443942388">
          <text:insertion>
            <office:change-info>
              <dc:creator>Ukendt forfatter</dc:creator>
              <dc:date>2009-09-01T16:26:00</dc:date>
            </office:change-info>
          </text:insertion>
        </text:changed-region>
        <text:changed-region text:id="ct-1444122260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44122372">
          <text:insertion>
            <office:change-info>
              <dc:creator>Ukendt forfatter</dc:creator>
              <dc:date>2009-09-01T16:26:00</dc:date>
            </office:change-info>
          </text:insertion>
        </text:changed-region>
        <text:changed-region text:id="ct-1443891772">
          <text:insertion>
            <office:change-info>
              <dc:creator>Ukendt forfatter</dc:creator>
              <dc:date>2009-09-01T16:26:00</dc:date>
            </office:change-info>
          </text:insertion>
        </text:changed-region>
        <text:changed-region text:id="ct-1444120468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43890428">
          <text:insertion>
            <office:change-info>
              <dc:creator>Ukendt forfatter</dc:creator>
              <dc:date>2009-09-01T16:26:00</dc:date>
            </office:change-info>
          </text:insertion>
        </text:changed-region>
        <text:changed-region text:id="ct-1443892108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43891436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43891212">
          <text:insertion>
            <office:change-info>
              <dc:creator>Ukendt forfatter</dc:creator>
              <dc:date>2009-09-01T16:27:00</dc:date>
            </office:change-info>
          </text:insertion>
        </text:changed-region>
        <text:changed-region text:id="ct-1443299832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43891100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43303304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43890988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35085576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43890876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43302632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45985372">
          <text:insertion>
            <office:change-info>
              <dc:creator>Ukendt forfatter</dc:creator>
              <dc:date>2009-09-01T16:28:00</dc:date>
            </office:change-info>
          </text:insertion>
        </text:changed-region>
        <text:changed-region text:id="ct-1445985260">
          <text:insertion>
            <office:change-info>
              <dc:creator>Ukendt forfatter</dc:creator>
              <dc:date>2009-09-01T16:29:00</dc:date>
            </office:change-info>
          </text:insertion>
        </text:changed-region>
        <text:changed-region text:id="ct-1443891324">
          <text:insertion>
            <office:change-info>
              <dc:creator>Ukendt forfatter</dc:creator>
              <dc:date>2009-09-01T16:29:00</dc:date>
            </office:change-info>
          </text:insertion>
        </text:changed-region>
        <text:changed-region text:id="ct-1444932696">
          <text:insertion>
            <office:change-info>
              <dc:creator>Ukendt forfatter</dc:creator>
              <dc:date>2009-09-01T16:29:00</dc:date>
            </office:change-info>
          </text:insertion>
        </text:changed-region>
        <text:changed-region text:id="ct-1443038208">
          <text:insertion>
            <office:change-info>
              <dc:creator>Ukendt forfatter</dc:creator>
              <dc:date>2009-09-01T16:29:00</dc:date>
            </office:change-info>
          </text:insertion>
        </text:changed-region>
        <text:changed-region text:id="ct-1445984812">
          <text:insertion>
            <office:change-info>
              <dc:creator>Ukendt forfatter</dc:creator>
              <dc:date>2009-09-01T16:29:00</dc:date>
            </office:change-info>
          </text:insertion>
        </text:changed-region>
        <text:changed-region text:id="ct-1443303080">
          <text:insertion>
            <office:change-info>
              <dc:creator>Ukendt forfatter</dc:creator>
              <dc:date>2009-09-01T16:29:00</dc:date>
            </office:change-info>
          </text:insertion>
        </text:changed-region>
        <text:changed-region text:id="ct-1445984588">
          <text:insertion>
            <office:change-info>
              <dc:creator>Ukendt forfatter</dc:creator>
              <dc:date>2009-09-01T16:30:00</dc:date>
            </office:change-info>
          </text:insertion>
        </text:changed-region>
        <text:changed-region text:id="ct-1445984924">
          <text:insertion>
            <office:change-info>
              <dc:creator>Ukendt forfatter</dc:creator>
              <dc:date>2009-09-01T16:30:00</dc:date>
            </office:change-info>
          </text:insertion>
        </text:changed-region>
        <text:changed-region text:id="ct-1445984476">
          <text:insertion>
            <office:change-info>
              <dc:creator>Ukendt forfatter</dc:creator>
              <dc:date>2009-09-01T16:30:00</dc:date>
            </office:change-info>
          </text:insertion>
        </text:changed-region>
        <text:changed-region text:id="ct-1445984364">
          <text:insertion>
            <office:change-info>
              <dc:creator>Ukendt forfatter</dc:creator>
              <dc:date>2009-09-01T16:30:00</dc:date>
            </office:change-info>
          </text:insertion>
        </text:changed-region>
        <text:changed-region text:id="ct-1443302184">
          <text:insertion>
            <office:change-info>
              <dc:creator>Ukendt forfatter</dc:creator>
              <dc:date>2009-09-01T16:30:00</dc:date>
            </office:change-info>
          </text:insertion>
        </text:changed-region>
        <text:changed-region text:id="ct-1445985484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44122148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43940148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43941044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45984252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45982572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43038432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00765324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43885544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43887112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43887896">
          <text:insertion>
            <office:change-info>
              <dc:creator>Ukendt forfatter</dc:creator>
              <dc:date>2009-09-01T16:31:00</dc:date>
            </office:change-info>
          </text:insertion>
        </text:changed-region>
        <text:changed-region text:id="ct-1443886216">
          <text:insertion>
            <office:change-info>
              <dc:creator>Ukendt forfatter</dc:creator>
              <dc:date>2009-09-01T16:31:00</dc:date>
            </office:change-info>
          </text:insertion>
        </text:changed-region>
      </text:tracked-changes>
      <text:variable-decls>
        <text:variable-decl office:value-type="string" text:name="NMA"/>
        <text:variable-decl office:value-type="string" text:name="NM"/>
        <text:variable-decl office:value-type="string" text:name="S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he ARC Job Description Internal Representation Mapping</text:p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 text:style-name="Internet_20_link"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 text:style-name="Internet_20_link"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 text:style-name="Internet_20_link"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 text:style-name="Internet_20_link"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tab-stop style:type="left" style:position="0cm" style:leader-char=" "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23"><text:s/>1 <text:a xlink:type="simple" xlink:href="#1.Introduction|outline" text:style-name="Internet_20_link" text:visited-style-name="Internet_20_link"><text:span text:style-name="Internet_20_link">Introduction</text:span></text:a><text:tab/><text:a xlink:type="simple" xlink:href="#1.Introduction|outline" text:style-name="Internet_20_link" text:visited-style-name="Internet_20_link">3</text:a></text:p>
          <text:p text:style-name="P23"><text:s/>2 <text:a xlink:type="simple" xlink:href="#2.Data Structure|outline" text:style-name="Internet_20_link" text:visited-style-name="Internet_20_link"><text:span text:style-name="Internet_20_link">Data Structure</text:span></text:a><text:tab/><text:a xlink:type="simple" xlink:href="#2.Data Structure|outline" text:style-name="Internet_20_link" text:visited-style-name="Internet_20_link">3</text:a></text:p>
          <text:p text:style-name="P24"><text:s/>2.1 <text:a xlink:type="simple" xlink:href="#2.1.JobIdentification|outline" text:style-name="Internet_20_link" text:visited-style-name="Internet_20_link"><text:span text:style-name="Internet_20_link">JobIdentification</text:span></text:a><text:tab/><text:a xlink:type="simple" xlink:href="#2.1.JobIdentification|outline" text:style-name="Internet_20_link" text:visited-style-name="Internet_20_link">3</text:a></text:p>
          <text:p text:style-name="P25"><text:s/>2.1.1 <text:a xlink:type="simple" xlink:href="#2.1.1.JobName|outline" text:style-name="Internet_20_link" text:visited-style-name="Internet_20_link"><text:span text:style-name="Internet_20_link">JobName</text:span></text:a><text:tab/><text:a xlink:type="simple" xlink:href="#2.1.1.JobName|outline" text:style-name="Internet_20_link" text:visited-style-name="Internet_20_link">3</text:a></text:p>
          <text:p text:style-name="P25"><text:s/>2.1.2 <text:a xlink:type="simple" xlink:href="#2.1.2.Description|outline" text:style-name="Internet_20_link" text:visited-style-name="Internet_20_link"><text:span text:style-name="Internet_20_link">Description</text:span></text:a><text:tab/><text:a xlink:type="simple" xlink:href="#2.1.2.Description|outline" text:style-name="Internet_20_link" text:visited-style-name="Internet_20_link">3</text:a></text:p>
          <text:p text:style-name="P25"><text:s/>2.1.3 <text:a xlink:type="simple" xlink:href="#2.1.3.JobType|outline" text:style-name="Internet_20_link" text:visited-style-name="Internet_20_link"><text:span text:style-name="Internet_20_link">JobType</text:span></text:a><text:tab/><text:a xlink:type="simple" xlink:href="#2.1.3.JobType|outline" text:style-name="Internet_20_link" text:visited-style-name="Internet_20_link">4</text:a></text:p>
          <text:p text:style-name="P25"><text:s/>2.1.1 <text:a xlink:type="simple" xlink:href="#2.1.1.UserTag|outline" text:style-name="Internet_20_link" text:visited-style-name="Internet_20_link"><text:span text:style-name="Internet_20_link">UserTag</text:span></text:a><text:tab/><text:a xlink:type="simple" xlink:href="#2.1.1.UserTag|outline" text:style-name="Internet_20_link" text:visited-style-name="Internet_20_link">4</text:a></text:p>
          <text:p text:style-name="P25"><text:s/>2.1.2 <text:a xlink:type="simple" xlink:href="#2.1.2.JobVOName|outline" text:style-name="Internet_20_link" text:visited-style-name="Internet_20_link"><text:span text:style-name="Internet_20_link">JobVOName</text:span></text:a><text:tab/><text:a xlink:type="simple" xlink:href="#2.1.2.JobVOName|outline" text:style-name="Internet_20_link" text:visited-style-name="Internet_20_link">4</text:a></text:p>
          <text:p text:style-name="P24"><text:s/>2.2 <text:a xlink:type="simple" xlink:href="#2.2.Application|outline" text:style-name="Internet_20_link" text:visited-style-name="Internet_20_link"><text:span text:style-name="Internet_20_link">Application</text:span></text:a><text:tab/><text:a xlink:type="simple" xlink:href="#2.2.Application|outline" text:style-name="Internet_20_link" text:visited-style-name="Internet_20_link">5</text:a></text:p>
          <text:p text:style-name="P25"><text:s/>2.2.1 <text:a xlink:type="simple" xlink:href="#2.2.1.Executable|outline" text:style-name="Internet_20_link" text:visited-style-name="Internet_20_link"><text:span text:style-name="Internet_20_link">Executable</text:span></text:a><text:tab/><text:a xlink:type="simple" xlink:href="#2.2.1.Executable|outline" text:style-name="Internet_20_link" text:visited-style-name="Internet_20_link">5</text:a></text:p>
          <text:p text:style-name="P25"><text:s/>2.2.2 <text:a xlink:type="simple" xlink:href="#2.2.2.Input|outline" text:style-name="Internet_20_link" text:visited-style-name="Internet_20_link"><text:span text:style-name="Internet_20_link">Input</text:span></text:a><text:tab/><text:a xlink:type="simple" xlink:href="#2.2.2.Input|outline" text:style-name="Internet_20_link" text:visited-style-name="Internet_20_link">5</text:a></text:p>
          <text:p text:style-name="P25"><text:s/>2.2.3 <text:a xlink:type="simple" xlink:href="#2.2.3.Output|outline" text:style-name="Internet_20_link" text:visited-style-name="Internet_20_link"><text:span text:style-name="Internet_20_link">Output</text:span></text:a><text:tab/><text:a xlink:type="simple" xlink:href="#2.2.3.Output|outline" text:style-name="Internet_20_link" text:visited-style-name="Internet_20_link">5</text:a></text:p>
          <text:p text:style-name="P25"><text:s/>2.2.4 <text:a xlink:type="simple" xlink:href="#2.2.4.Error|outline" text:style-name="Internet_20_link" text:visited-style-name="Internet_20_link"><text:span text:style-name="Internet_20_link">Error</text:span></text:a><text:tab/><text:a xlink:type="simple" xlink:href="#2.2.4.Error|outline" text:style-name="Internet_20_link" text:visited-style-name="Internet_20_link">6</text:a></text:p>
          <text:p text:style-name="P25"><text:s/>2.2.5 <text:a xlink:type="simple" xlink:href="#2.2.5.Join|outline" text:style-name="Internet_20_link" text:visited-style-name="Internet_20_link"><text:span text:style-name="Internet_20_link">Join</text:span></text:a><text:tab/><text:a xlink:type="simple" xlink:href="#2.2.5.Join|outline" text:style-name="Internet_20_link" text:visited-style-name="Internet_20_link">6</text:a></text:p>
          <text:p text:style-name="P25"><text:s/>2.2.6 <text:a xlink:type="simple" xlink:href="#2.2.6.Environment|outline" text:style-name="Internet_20_link" text:visited-style-name="Internet_20_link"><text:span text:style-name="Internet_20_link">Environment</text:span></text:a><text:tab/><text:a xlink:type="simple" xlink:href="#2.2.6.Environment|outline" text:style-name="Internet_20_link" text:visited-style-name="Internet_20_link">6</text:a></text:p>
          <text:p text:style-name="P25"><text:s/>2.2.6.1 <text:a xlink:type="simple" xlink:href="#2.2.6.1.Name|outline" text:style-name="Internet_20_link" text:visited-style-name="Internet_20_link"><text:span text:style-name="Internet_20_link">Name</text:span></text:a><text:tab/><text:a xlink:type="simple" xlink:href="#2.2.6.1.Name|outline" text:style-name="Internet_20_link" text:visited-style-name="Internet_20_link">6</text:a></text:p>
          <text:p text:style-name="P25"><text:s/>2.2.6.2 <text:a xlink:type="simple" xlink:href="#2.2.6.2.Value|outline" text:style-name="Internet_20_link" text:visited-style-name="Internet_20_link"><text:span text:style-name="Internet_20_link">Value</text:span></text:a><text:tab/><text:a xlink:type="simple" xlink:href="#2.2.6.2.Value|outline" text:style-name="Internet_20_link" text:visited-style-name="Internet_20_link">7</text:a></text:p>
          <text:p text:style-name="P25"><text:s/>2.2.7 <text:a xlink:type="simple" xlink:href="#2.2.7.Prologue|outline" text:style-name="Internet_20_link" text:visited-style-name="Internet_20_link"><text:span text:style-name="Internet_20_link">Prologue</text:span></text:a><text:tab/><text:a xlink:type="simple" xlink:href="#2.2.7.Prologue|outline" text:style-name="Internet_20_link" text:visited-style-name="Internet_20_link">7</text:a></text:p>
          <text:p text:style-name="P25"><text:s/>2.2.8 <text:a xlink:type="simple" xlink:href="#2.2.8.Epilogue|outline" text:style-name="Internet_20_link" text:visited-style-name="Internet_20_link"><text:span text:style-name="Internet_20_link">Epilogue</text:span></text:a><text:tab/><text:a xlink:type="simple" xlink:href="#2.2.8.Epilogue|outline" text:style-name="Internet_20_link" text:visited-style-name="Internet_20_link">7</text:a></text:p>
          <text:p text:style-name="P25"><text:s/>2.2.9 <text:a xlink:type="simple" xlink:href="#2.2.9.LogDir|outline" text:style-name="Internet_20_link" text:visited-style-name="Internet_20_link"><text:span text:style-name="Internet_20_link">LogDir</text:span></text:a><text:tab/><text:a xlink:type="simple" xlink:href="#2.2.9.LogDir|outline" text:style-name="Internet_20_link" text:visited-style-name="Internet_20_link">7</text:a></text:p>
          <text:p text:style-name="P25"><text:s/>2.2.10 <text:a xlink:type="simple" xlink:href="#2.2.10.RemoteLogging|outline" text:style-name="Internet_20_link" text:visited-style-name="Internet_20_link"><text:span text:style-name="Internet_20_link">RemoteLogging</text:span></text:a><text:tab/><text:a xlink:type="simple" xlink:href="#2.2.10.RemoteLogging|outline" text:style-name="Internet_20_link" text:visited-style-name="Internet_20_link">8</text:a></text:p>
          <text:p text:style-name="P25"><text:s/>2.2.11 <text:a xlink:type="simple" xlink:href="#2.2.11.Rerun|outline" text:style-name="Internet_20_link" text:visited-style-name="Internet_20_link"><text:span text:style-name="Internet_20_link">Rerun</text:span></text:a><text:tab/><text:a xlink:type="simple" xlink:href="#2.2.11.Rerun|outline" text:style-name="Internet_20_link" text:visited-style-name="Internet_20_link">8</text:a></text:p>
          <text:p text:style-name="P25"><text:s/>2.2.12 <text:a xlink:type="simple" xlink:href="#2.2.12.ExpiryTime|outline" text:style-name="Internet_20_link" text:visited-style-name="Internet_20_link"><text:span text:style-name="Internet_20_link">ExpiryTime</text:span></text:a><text:tab/><text:a xlink:type="simple" xlink:href="#2.2.12.ExpiryTime|outline" text:style-name="Internet_20_link" text:visited-style-name="Internet_20_link">8</text:a></text:p>
          <text:p text:style-name="P25"><text:s/>2.2.13 <text:a xlink:type="simple" xlink:href="#2.2.13.StartOnHold|outline" text:style-name="Internet_20_link" text:visited-style-name="Internet_20_link"><text:span text:style-name="Internet_20_link">StartOnHold</text:span></text:a><text:tab/><text:a xlink:type="simple" xlink:href="#2.2.13.StartOnHold|outline" text:style-name="Internet_20_link" text:visited-style-name="Internet_20_link">9</text:a></text:p>
          <text:p text:style-name="P25"><text:s/>2.2.14 <text:a xlink:type="simple" xlink:href="#2.2.14.ProcessingStartTime|outline" text:style-name="Internet_20_link" text:visited-style-name="Internet_20_link"><text:span text:style-name="Internet_20_link">ProcessingStartTime</text:span></text:a><text:tab/><text:a xlink:type="simple" xlink:href="#2.2.14.ProcessingStartTime|outline" text:style-name="Internet_20_link" text:visited-style-name="Internet_20_link">9</text:a></text:p>
          <text:p text:style-name="P25"><text:s/>2.2.15 <text:a xlink:type="simple" xlink:href="#2.2.15.Notification|outline" text:style-name="Internet_20_link" text:visited-style-name="Internet_20_link"><text:span text:style-name="Internet_20_link">Notification</text:span></text:a><text:tab/><text:a xlink:type="simple" xlink:href="#2.2.15.Notification|outline" text:style-name="Internet_20_link" text:visited-style-name="Internet_20_link">9</text:a></text:p>
          <text:p text:style-name="P25"><text:s/>2.2.16 <text:a xlink:type="simple" xlink:href="#2.2.16.CredentialService|outline" text:style-name="Internet_20_link" text:visited-style-name="Internet_20_link"><text:span text:style-name="Internet_20_link">CredentialService</text:span></text:a><text:tab/><text:a xlink:type="simple" xlink:href="#2.2.16.CredentialService|outline" text:style-name="Internet_20_link" text:visited-style-name="Internet_20_link">9</text:a></text:p>
          <text:p text:style-name="P25"><text:s/>2.2.17 <text:a xlink:type="simple" xlink:href="#2.2.17.AccessControl|outline" text:style-name="Internet_20_link" text:visited-style-name="Internet_20_link"><text:span text:style-name="Internet_20_link">AccessControl</text:span></text:a><text:tab/><text:a xlink:type="simple" xlink:href="#2.2.17.AccessControl|outline" text:style-name="Internet_20_link" text:visited-style-name="Internet_20_link">10</text:a></text:p>
          <text:p text:style-name="P24"><text:s/>2.3 <text:a xlink:type="simple" xlink:href="#2.3.Resources|outline" text:style-name="Internet_20_link" text:visited-style-name="Internet_20_link"><text:span text:style-name="Internet_20_link">Resources</text:span></text:a><text:tab/><text:a xlink:type="simple" xlink:href="#2.3.Resources|outline" text:style-name="Internet_20_link" text:visited-style-name="Internet_20_link">10</text:a></text:p>
          <text:p text:style-name="P25"><text:s/>2.3.1 <text:a xlink:type="simple" xlink:href="#2.3.1.OperatingSystem|outline" text:style-name="Internet_20_link" text:visited-style-name="Internet_20_link"><text:span text:style-name="Internet_20_link">OperatingSystem</text:span></text:a><text:tab/><text:a xlink:type="simple" xlink:href="#2.3.1.OperatingSystem|outline" text:style-name="Internet_20_link" text:visited-style-name="Internet_20_link">10</text:a></text:p>
          <text:p text:style-name="P25"><text:s/>2.3.1 <text:a xlink:type="simple" xlink:href="#2.3.1.Platform|outline" text:style-name="Internet_20_link" text:visited-style-name="Internet_20_link"><text:span text:style-name="Internet_20_link">Platform</text:span></text:a><text:tab/><text:a xlink:type="simple" xlink:href="#2.3.1.Platform|outline" text:style-name="Internet_20_link" text:visited-style-name="Internet_20_link">10</text:a></text:p>
          <text:p text:style-name="P25"><text:s/>2.3.1 <text:a xlink:type="simple" xlink:href="#2.3.1.NetworkInfo|outline" text:style-name="Internet_20_link" text:visited-style-name="Internet_20_link"><text:span text:style-name="Internet_20_link">NetworkInfo</text:span></text:a><text:tab/><text:a xlink:type="simple" xlink:href="#2.3.1.NetworkInfo|outline" text:style-name="Internet_20_link" text:visited-style-name="Internet_20_link">11</text:a></text:p>
          <text:p text:style-name="P25"><text:s/>2.3.1 <text:a xlink:type="simple" xlink:href="#2.3.1.NodeAccess|outline" text:style-name="Internet_20_link" text:visited-style-name="Internet_20_link"><text:span text:style-name="Internet_20_link">NodeAccess</text:span></text:a><text:tab/><text:a xlink:type="simple" xlink:href="#2.3.1.NodeAccess|outline" text:style-name="Internet_20_link" text:visited-style-name="Internet_20_link">11</text:a></text:p>
          <text:p text:style-name="P25"><text:s/>2.3.1 <text:a xlink:type="simple" xlink:href="#2.3.1.IndividualPhysicalMemory|outline" text:style-name="Internet_20_link" text:visited-style-name="Internet_20_link"><text:span text:style-name="Internet_20_link">IndividualPhysicalMemory</text:span></text:a><text:tab/><text:a xlink:type="simple" xlink:href="#2.3.1.IndividualPhysicalMemory|outline" text:style-name="Internet_20_link" text:visited-style-name="Internet_20_link">11</text:a></text:p>
          <text:p text:style-name="P25"><text:s/>2.3.2 <text:a xlink:type="simple" xlink:href="#2.3.2.IndividualVirtualMemory|outline" text:style-name="Internet_20_link" text:visited-style-name="Internet_20_link"><text:span text:style-name="Internet_20_link">IndividualVirtualMemory</text:span></text:a><text:tab/><text:a xlink:type="simple" xlink:href="#2.3.2.IndividualVirtualMemory|outline" text:style-name="Internet_20_link" text:visited-style-name="Internet_20_link">11</text:a></text:p>
          <text:p text:style-name="P25"><text:s/>2.3.3 <text:a xlink:type="simple" xlink:href="#2.3.3.DiskSpaceRequirement|outline" text:style-name="Internet_20_link" text:visited-style-name="Internet_20_link"><text:span text:style-name="Internet_20_link">DiskSpaceRequirement</text:span></text:a><text:tab/><text:a xlink:type="simple" xlink:href="#2.3.3.DiskSpaceRequirement|outline" text:style-name="Internet_20_link" text:visited-style-name="Internet_20_link">12</text:a></text:p>
          <text:p text:style-name="P25"><text:s/>2.3.3.1 <text:a xlink:type="simple" xlink:href="#2.3.3.1.DiskSpace|outline" text:style-name="Internet_20_link" text:visited-style-name="Internet_20_link"><text:span text:style-name="Internet_20_link">DiskSpace</text:span></text:a><text:tab/><text:a xlink:type="simple" xlink:href="#2.3.3.1.DiskSpace|outline" text:style-name="Internet_20_link" text:visited-style-name="Internet_20_link">12</text:a></text:p>
          <text:p text:style-name="P25"><text:s/>2.3.3.2 <text:a xlink:type="simple" xlink:href="#2.3.3.2.CacheDiskSpace|outline" text:style-name="Internet_20_link" text:visited-style-name="Internet_20_link"><text:span text:style-name="Internet_20_link">CacheDiskSpace</text:span></text:a><text:tab/><text:a xlink:type="simple" xlink:href="#2.3.3.2.CacheDiskSpace|outline" text:style-name="Internet_20_link" text:visited-style-name="Internet_20_link">12</text:a></text:p>
          <text:p text:style-name="P25"><text:s/>2.3.3.3 <text:a xlink:type="simple" xlink:href="#2.3.3.3.SessionDiskSpace|outline" text:style-name="Internet_20_link" text:visited-style-name="Internet_20_link"><text:span text:style-name="Internet_20_link">SessionDiskSpace</text:span></text:a><text:tab/><text:a xlink:type="simple" xlink:href="#2.3.3.3.SessionDiskSpace|outline" text:style-name="Internet_20_link" text:visited-style-name="Internet_20_link">13</text:a></text:p>
          <text:p text:style-name="P25"><text:s/>2.3.4 <text:a xlink:type="simple" xlink:href="#2.3.4.SessionLifetime|outline" text:style-name="Internet_20_link" text:visited-style-name="Internet_20_link"><text:span text:style-name="Internet_20_link">SessionLifetime</text:span></text:a><text:tab/><text:a xlink:type="simple" xlink:href="#2.3.4.SessionLifetime|outline" text:style-name="Internet_20_link" text:visited-style-name="Internet_20_link">13</text:a></text:p>
          <text:p text:style-name="P25"><text:s/>2.3.5 <text:a xlink:type="simple" xlink:href="#2.3.5.SessionAccessMode|outline" text:style-name="Internet_20_link" text:visited-style-name="Internet_20_link"><text:span text:style-name="Internet_20_link">SessionAccessMode</text:span></text:a><text:tab/><text:a xlink:type="simple" xlink:href="#2.3.5.SessionAccessMode|outline" text:style-name="Internet_20_link" text:visited-style-name="Internet_20_link">13</text:a></text:p>
          <text:p text:style-name="P25"><text:s/>2.3.1 <text:a xlink:type="simple" xlink:href="#2.3.1.IndividualCPUTime|outline" text:style-name="Internet_20_link" text:visited-style-name="Internet_20_link"><text:span text:style-name="Internet_20_link">IndividualCPUTime</text:span></text:a><text:tab/><text:a xlink:type="simple" xlink:href="#2.3.1.IndividualCPUTime|outline" text:style-name="Internet_20_link" text:visited-style-name="Internet_20_link">13</text:a></text:p>
          <text:p text:style-name="P25"><text:s/>2.3.2 <text:a xlink:type="simple" xlink:href="#2.3.2.TotalCPUTime|outline" text:style-name="Internet_20_link" text:visited-style-name="Internet_20_link"><text:span text:style-name="Internet_20_link">TotalCPUTime</text:span></text:a><text:tab/><text:a xlink:type="simple" xlink:href="#2.3.2.TotalCPUTime|outline" text:style-name="Internet_20_link" text:visited-style-name="Internet_20_link">14</text:a></text:p>
          <text:p text:style-name="P25"><text:s/>2.3.3 <text:a xlink:type="simple" xlink:href="#2.3.3.IndividualWallTime|outline" text:style-name="Internet_20_link" text:visited-style-name="Internet_20_link"><text:span text:style-name="Internet_20_link">IndividualWallTime</text:span></text:a><text:tab/><text:a xlink:type="simple" xlink:href="#2.3.3.IndividualWallTime|outline" text:style-name="Internet_20_link" text:visited-style-name="Internet_20_link">14</text:a></text:p>
          <text:p text:style-name="P25"><text:s/>2.3.4 <text:a xlink:type="simple" xlink:href="#2.3.4.TotalWallTime|outline" text:style-name="Internet_20_link" text:visited-style-name="Internet_20_link"><text:span text:style-name="Internet_20_link">TotalWallTime</text:span></text:a><text:tab/><text:a xlink:type="simple" xlink:href="#2.3.4.TotalWallTime|outline" text:style-name="Internet_20_link" text:visited-style-name="Internet_20_link">14</text:a></text:p>
          <text:p text:style-name="P25"><text:soft-page-break/><text:s/>2.3.5 <text:a xlink:type="simple" xlink:href="#2.3.5.Homogeneous|outline" text:style-name="Internet_20_link" text:visited-style-name="Internet_20_link"><text:span text:style-name="Internet_20_link">Homogeneous</text:span></text:a><text:tab/><text:a xlink:type="simple" xlink:href="#2.3.5.Homogeneous|outline" text:style-name="Internet_20_link" text:visited-style-name="Internet_20_link">15</text:a></text:p>
          <text:p text:style-name="P25"><text:s/>2.3.6 <text:a xlink:type="simple" xlink:href="#2.3.6.Benchmark|outline" text:style-name="Internet_20_link" text:visited-style-name="Internet_20_link"><text:span text:style-name="Internet_20_link">Benchmark</text:span></text:a><text:tab/><text:a xlink:type="simple" xlink:href="#2.3.6.Benchmark|outline" text:style-name="Internet_20_link" text:visited-style-name="Internet_20_link">15</text:a></text:p>
          <text:p text:style-name="P25"><text:s/>2.3.6.1 <text:a xlink:type="simple" xlink:href="#2.3.6.1.Type|outline" text:style-name="Internet_20_link" text:visited-style-name="Internet_20_link"><text:span text:style-name="Internet_20_link">Type</text:span></text:a><text:tab/><text:a xlink:type="simple" xlink:href="#2.3.6.1.Type|outline" text:style-name="Internet_20_link" text:visited-style-name="Internet_20_link">15</text:a></text:p>
          <text:p text:style-name="P25"><text:s/>2.3.6.1 <text:a xlink:type="simple" xlink:href="#2.3.6.1.Value|outline" text:style-name="Internet_20_link" text:visited-style-name="Internet_20_link"><text:span text:style-name="Internet_20_link">Value</text:span></text:a><text:tab/><text:a xlink:type="simple" xlink:href="#2.3.6.1.Value|outline" text:style-name="Internet_20_link" text:visited-style-name="Internet_20_link">15</text:a></text:p>
          <text:p text:style-name="P25"><text:s/>2.3.7 <text:a xlink:type="simple" xlink:href="#2.3.7.CEType|outline" text:style-name="Internet_20_link" text:visited-style-name="Internet_20_link"><text:span text:style-name="Internet_20_link">CEType</text:span></text:a><text:tab/><text:a xlink:type="simple" xlink:href="#2.3.7.CEType|outline" text:style-name="Internet_20_link" text:visited-style-name="Internet_20_link">16</text:a></text:p>
          <text:p text:style-name="P25"><text:s/>2.3.8 <text:a xlink:type="simple" xlink:href="#2.3.8.SlotRequirement|outline" text:style-name="Internet_20_link" text:visited-style-name="Internet_20_link"><text:span text:style-name="Internet_20_link">SlotRequirement</text:span></text:a><text:tab/><text:a xlink:type="simple" xlink:href="#2.3.8.SlotRequirement|outline" text:style-name="Internet_20_link" text:visited-style-name="Internet_20_link">16</text:a></text:p>
          <text:p text:style-name="P25"><text:s/>2.3.1 <text:a xlink:type="simple" xlink:href="#2.3.1.CandidateTarget|outline" text:style-name="Internet_20_link" text:visited-style-name="Internet_20_link"><text:span text:style-name="Internet_20_link">CandidateTarget</text:span></text:a><text:tab/><text:a xlink:type="simple" xlink:href="#2.3.1.CandidateTarget|outline" text:style-name="Internet_20_link" text:visited-style-name="Internet_20_link">17</text:a></text:p>
          <text:p text:style-name="P25"><text:s/>2.3.2 <text:a xlink:type="simple" xlink:href="#2.3.2.RunTimeEnvironment|outline" text:style-name="Internet_20_link" text:visited-style-name="Internet_20_link"><text:span text:style-name="Internet_20_link">RunTimeEnvironment</text:span></text:a><text:tab/><text:a xlink:type="simple" xlink:href="#2.3.2.RunTimeEnvironment|outline" text:style-name="Internet_20_link" text:visited-style-name="Internet_20_link">18</text:a></text:p>
          <text:p text:style-name="P24"><text:s/>2.4 <text:a xlink:type="simple" xlink:href="#2.4.DataStaging|outline" text:style-name="Internet_20_link" text:visited-style-name="Internet_20_link"><text:span text:style-name="Internet_20_link">DataStaging</text:span></text:a><text:tab/><text:a xlink:type="simple" xlink:href="#2.4.DataStaging|outline" text:style-name="Internet_20_link" text:visited-style-name="Internet_20_link">18</text:a></text:p>
          <text:p text:style-name="P25"><text:s/>2.4.1 <text:a xlink:type="simple" xlink:href="#2.4.1.File|outline" text:style-name="Internet_20_link" text:visited-style-name="Internet_20_link"><text:span text:style-name="Internet_20_link">File</text:span></text:a><text:tab/><text:a xlink:type="simple" xlink:href="#2.4.1.File|outline" text:style-name="Internet_20_link" text:visited-style-name="Internet_20_link">18</text:a></text:p>
          <text:p text:style-name="P25"><text:s/>2.4.2 <text:a xlink:type="simple" xlink:href="#2.4.2.Directory|outline" text:style-name="Internet_20_link" text:visited-style-name="Internet_20_link"><text:span text:style-name="Internet_20_link">Directory</text:span></text:a><text:tab/><text:a xlink:type="simple" xlink:href="#2.4.2.Directory|outline" text:style-name="Internet_20_link" text:visited-style-name="Internet_20_link">22</text:a></text:p>
          <text:p text:style-name="P24"><text:s/>2.5 <text:a xlink:type="simple" xlink:href="#2.5.JobMetaData|outline" text:style-name="Internet_20_link" text:visited-style-name="Internet_20_link"><text:span text:style-name="Internet_20_link">JobMetaData</text:span></text:a><text:tab/><text:a xlink:type="simple" xlink:href="#2.5.JobMetaData|outline" text:style-name="Internet_20_link" text:visited-style-name="Internet_20_link">22</text:a></text:p>
          <text:p text:style-name="P25"><text:s/>2.5.1 <text:a xlink:type="simple" xlink:href="#2.5.1.Author|outline" text:style-name="Internet_20_link" text:visited-style-name="Internet_20_link"><text:span text:style-name="Internet_20_link">Author</text:span></text:a><text:tab/><text:a xlink:type="simple" xlink:href="#2.5.1.Author|outline" text:style-name="Internet_20_link" text:visited-style-name="Internet_20_link">22</text:a></text:p>
          <text:p text:style-name="P25"><text:s/>2.5.2 <text:a xlink:type="simple" xlink:href="#2.5.2.DocumentExpiration|outline" text:style-name="Internet_20_link" text:visited-style-name="Internet_20_link"><text:span text:style-name="Internet_20_link">DocumentExpiration</text:span></text:a><text:tab/><text:a xlink:type="simple" xlink:href="#2.5.2.DocumentExpiration|outline" text:style-name="Internet_20_link" text:visited-style-name="Internet_20_link">22</text:a></text:p>
          <text:p text:style-name="P25"><text:s/>2.5.3 <text:a xlink:type="simple" xlink:href="#2.5.3.Rank|outline" text:style-name="Internet_20_link" text:visited-style-name="Internet_20_link"><text:span text:style-name="Internet_20_link">Rank</text:span></text:a><text:tab/><text:a xlink:type="simple" xlink:href="#2.5.3.Rank|outline" text:style-name="Internet_20_link" text:visited-style-name="Internet_20_link">23</text:a></text:p>
          <text:p text:style-name="P25"><text:s/>2.5.4 <text:a xlink:type="simple" xlink:href="#2.5.4.FuzzyRank|outline" text:style-name="Internet_20_link" text:visited-style-name="Internet_20_link"><text:span text:style-name="Internet_20_link">FuzzyRank</text:span></text:a><text:tab/><text:a xlink:type="simple" xlink:href="#2.5.4.FuzzyRank|outline" text:style-name="Internet_20_link" text:visited-style-name="Internet_20_link">23</text:a></text:p>
          <text:p text:style-name="P23"><text:s/>3 <text:a xlink:type="simple" xlink:href="#3.XRSL mapping|outline" text:style-name="Internet_20_link" text:visited-style-name="Internet_20_link"><text:span text:style-name="Internet_20_link">XRSL mapping</text:span></text:a><text:tab/><text:a xlink:type="simple" xlink:href="#3.XRSL mapping|outline" text:style-name="Internet_20_link" text:visited-style-name="Internet_20_link">23</text:a></text:p>
          <text:p text:style-name="P23"><text:s/>4 <text:a xlink:type="simple" xlink:href="#4.JDL mapping|outline" text:style-name="Internet_20_link" text:visited-style-name="Internet_20_link"><text:span text:style-name="Internet_20_link">JDL mapping</text:span></text:a><text:tab/><text:a xlink:type="simple" xlink:href="#4.JDL mapping|outline" text:style-name="Internet_20_link" text:visited-style-name="Internet_20_link">24</text:a></text:p>
        </text:index-body>
      </text:table-of-content>
      <text:p text:style-name="Standard"/>
      <text:list xml:id="list330873978" text:continue-list="list2005171481" text:style-name="List_20_1">
        <text:list-item text:start-value="1">
          <text:p text:style-name="P31">Introduction</text:p>
        </text:list-item>
      </text:list>
      <text:p text:style-name="P1">This document contains info<text:change-start text:change-id="ct-1400061592"/>r<text:change-end text:change-id="ct-1400061592"/>mation about how <text:change text:change-id="ct-1400060696"/><text:change-start text:change-id="ct-1400060808"/>X<text:change-end text:change-id="ct-1400060808"/>RSL, JDL and the various supported JSDL flavours are mapped to and from the <text:change-start text:change-id="ct-1400060584"/>job description <text:change-end text:change-id="ct-1400060584"/>internal representation in ARC<text:change text:change-id="ct-1400060472"/><text:change-start text:change-id="ct-1400060360"/>-<text:change-end text:change-id="ct-1400060360"/><text:change text:change-id="ct-1400060248"/><text:change-start text:change-id="ct-1400060136"/>l<text:change-end text:change-id="ct-1400060136"/>ib.</text:p>
      <text:list xml:id="list379953781" text:continue-numbering="true" text:style-name="List_20_1">
        <text:list-item>
          <text:p text:style-name="P30">Data Structure</text:p>
        </text:list-item>
      </text:list>
      <text:p text:style-name="Standard">The internal <text:change text:change-id="ct-1400060024"/><text:change-start text:change-id="ct-1400059912"/>representation<text:change-end text:change-id="ct-1400059912"/> of the job description is contained in the JobDescription class, which consist of the following objects: JobIdentification, Application, Resources, DataStaging and JobMetaData. <text:change text:change-id="ct-1400059800"/>JobIdentification contains data used to identify the job<text:change-start text:change-id="ct-1400059688"/> description<text:change-end text:change-id="ct-1400059688"/> through various types, tags and names. The Application object is used to describe explicitly the executable which should be executed at the <text:change-start text:change-id="ct-1400059576"/>Computing Endpoint (<text:change-end text:change-id="ct-1400059576"/>CE<text:change-start text:change-id="ct-1400059464"/>)<text:change-end text:change-id="ct-1400059464"/>, environment variables, logging, standard in and out, credential service, etc. The Resources class contains information about <text:change-start text:change-id="ct-1400059352"/>requirements and <text:change-end text:change-id="ct-1400059352"/>the type of execution node <text:change text:change-id="ct-1400059240"/><text:change-start text:change-id="ct-1400059128"/>preferred<text:change-end text:change-id="ct-1400059128"/> by the user. The DataStaging class contains information about input file<text:change-start text:change-id="ct-1400059016"/>s<text:change-end text:change-id="ct-1400059016"/> and output files/directories created by the job. Finally the job description may contain meta data, describing the context in which the description was generated, and it is stored in the JobMetaData class. </text:p>
      <text:p text:style-name="Standard"/>
      <text:list xml:id="list480739094" text:continue-numbering="true" text:style-name="List_20_1">
        <text:list-item>
          <text:list>
            <text:list-item>
              <text:p text:style-name="P6">JobIdentification</text:p>
              <text:list>
                <text:list-item>
                  <text:p text:style-name="P3">JobName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/>
          </table:table-cell>
          <table:table-cell table:style-name="Table1.B1" office:value-type="string">
            <text:p text:style-name="P5">In</text:p>
          </table:table-cell>
          <table:table-cell table:style-name="Table1.B1" office:value-type="string">
            <text:p text:style-name="P5">Out</text:p>
          </table:table-cell>
        </table:table-row>
        <table:table-row>
          <table:table-cell table:style-name="Table1.A2" office:value-type="string">
            <text:p text:style-name="P21">XRSL</text:p>
          </table:table-cell>
          <table:table-cell table:style-name="Table1.B2" office:value-type="string">
            <text:p text:style-name="P5">jobname</text:p>
          </table:table-cell>
          <table:table-cell table:style-name="Table1.B2" office:value-type="string">
            <text:p text:style-name="P5">jobname</text:p>
          </table:table-cell>
        </table:table-row>
        <table:table-row>
          <table:table-cell table:style-name="Table1.A3" office:value-type="string">
            <text:p text:style-name="P21">JDL</text:p>
          </table:table-cell>
          <table:table-cell table:style-name="Table1.B3" office:value-type="string">
            <text:p text:style-name="P5"><text:variable-set text:name="NMA" office:value-type="string">No matching attribute</text:variable-set></text:p>
          </table:table-cell>
          <table:table-cell table:style-name="Table1.B3" office:value-type="string">
            <text:p text:style-name="P5"><text:variable-set text:name="NM" office:value-type="string">Not mapped</text:variable-set></text:p>
          </table:table-cell>
        </table:table-row>
        <table:table-row>
          <table:table-cell table:style-name="Table1.A3" office:value-type="string">
            <text:p text:style-name="P21">JSDL</text:p>
          </table:table-cell>
          <table:table-cell table:style-name="Table1.B3" office:value-type="string">
            <text:p text:style-name="P5">JobIdentification/JobName</text:p>
          </table:table-cell>
          <table:table-cell table:style-name="Table1.B3" office:value-type="string">
            <text:p text:style-name="P5">JobIdentification/JobName</text:p>
          </table:table-cell>
        </table:table-row>
        <table:table-row>
          <table:table-cell table:style-name="Table1.A3" office:value-type="string">
            <text:p text:style-name="P21">Posix-JSDL</text:p>
          </table:table-cell>
          <table:table-cell table:style-name="Table1.B3" office:value-type="string">
            <text:p text:style-name="P5"><text:variable-set text:name="Same" office:value-type="string">''</text:variable-set></text:p>
          </table:table-cell>
          <table:table-cell table:style-name="Table1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1.A3" office:value-type="string">
            <text:p text:style-name="P21">HPCP-JSDL</text:p>
          </table:table-cell>
          <table:table-cell table:style-name="Table1.B3" office:value-type="string">
            <text:p text:style-name="P5"><text:variable-set text:name="Same" office:value-type="string">''</text:variable-set></text:p>
          </table:table-cell>
          <table:table-cell table:style-name="Table1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1.A3" office:value-type="string">
            <text:p text:style-name="P21">ARC-JSDL</text:p>
          </table:table-cell>
          <table:table-cell table:style-name="Table1.B3" office:value-type="string">
            <text:p text:style-name="P5"><text:variable-set text:name="Same" office:value-type="string">''</text:variable-set></text:p>
          </table:table-cell>
          <table:table-cell table:style-name="Table1.B3" office:value-type="string">
            <text:p text:style-name="P5"><text:variable-set text:name="Same" office:value-type="string">''</text:variable-set></text:p>
          </table:table-cell>
        </table:table-row>
      </table:table>
      <text:list xml:id="list1034058155" text:continue-numbering="true" text:style-name="List_20_1">
        <text:list-item>
          <text:list>
            <text:list-item>
              <text:list>
                <text:list-item>
                  <text:p text:style-name="P3"><text:change text:change-id="ct-1410007188"/>Description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/>
          </table:table-cell>
          <table:table-cell table:style-name="Table2.B1" office:value-type="string">
            <text:p text:style-name="P5">In</text:p>
          </table:table-cell>
          <table:table-cell table:style-name="Table2.B1" office:value-type="string">
            <text:p text:style-name="P5">Out</text:p>
          </table:table-cell>
        </table:table-row>
        <table:table-row>
          <table:table-cell table:style-name="Table2.A2" office:value-type="string">
            <text:p text:style-name="P21">XRSL</text:p>
          </table:table-cell>
          <table:table-cell table:style-name="Table2.B2" office:value-type="string">
            <text:p text:style-name="P5"><text:variable-set text:name="NMA" office:value-type="string">No matching attribute</text:variable-set></text:p>
          </table:table-cell>
          <table:table-cell table:style-name="Table2.B2" office:value-type="string">
            <text:p text:style-name="P5"><text:variable-set text:name="NM" office:value-type="string">Not mapped</text:variable-set></text:p>
          </table:table-cell>
        </table:table-row>
        <table:table-row>
          <table:table-cell table:style-name="Table2.A3" office:value-type="string">
            <text:p text:style-name="P21">JDL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2.A3" office:value-type="string">
            <text:p text:style-name="P21">JSDL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2.A3" office:value-type="string">
            <text:p text:style-name="P21">Posix-JSDL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2.A3" office:value-type="string">
            <text:p text:style-name="P21">HPCP-JSDL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  <table:table-cell table:style-name="Table2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2.A3" office:value-type="string">
            <text:p text:style-name="P21">ARC-JSDL</text:p>
          </table:table-cell>
          <table:table-cell table:style-name="Table2.B3" office:value-type="string">
            <text:p text:style-name="P5">JobIdentification/Description</text:p>
          </table:table-cell>
          <table:table-cell table:style-name="Table2.B3" office:value-type="string">
            <text:p text:style-name="P5">JobIdentification/Description</text:p>
          </table:table-cell>
        </table:table-row>
      </table:table>
      <text:list xml:id="list341463374" text:continue-numbering="true" text:style-name="List_20_1">
        <text:list-item>
          <text:list>
            <text:list-item>
              <text:list>
                <text:list-item>
                  <text:p text:style-name="P3"><text:soft-page-break/>JobType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5">In</text:p>
          </table:table-cell>
          <table:table-cell table:style-name="Table3.B1" office:value-type="string">
            <text:p text:style-name="P5">Out</text:p>
          </table:table-cell>
        </table:table-row>
        <table:table-row>
          <table:table-cell table:style-name="Table3.A2" office:value-type="string">
            <text:p text:style-name="P21">XRSL</text:p>
          </table:table-cell>
          <table:table-cell table:style-name="Table3.B2" office:value-type="string">
            <text:p text:style-name="P5"><text:variable-get text:name="NMA" office:value-type="string">No matching attribute</text:variable-get></text:p>
          </table:table-cell>
          <table:table-cell table:style-name="Table3.C2" office:value-type="string">
            <text:p text:style-name="P5"><text:variable-get text:name="NM" office:value-type="string">Not mapped</text:variable-get></text:p>
          </table:table-cell>
        </table:table-row>
        <table:table-row>
          <table:table-cell table:style-name="Table3.A3" office:value-type="string">
            <text:p text:style-name="P21">JDL</text:p>
          </table:table-cell>
          <table:table-cell table:style-name="Table3.B3" office:value-type="string">
            <text:p text:style-name="P5"><text:variable-get text:name="Same" office:value-type="string">''</text:variable-get>*</text:p>
          </table:table-cell>
          <table:table-cell table:style-name="Table3.B3" office:value-type="string">
            <text:p text:style-name="P5"><text:variable-get text:name="Same" office:value-type="string">''</text:variable-get>*</text:p>
          </table:table-cell>
        </table:table-row>
        <table:table-row>
          <table:table-cell table:style-name="Table3.A3" office:value-type="string">
            <text:p text:style-name="P21">JSDL</text:p>
          </table:table-cell>
          <table:table-cell table:style-name="Table3.B3" office:value-type="string">
            <text:p text:style-name="P5"><text:variable-get text:name="Same" office:value-type="string">''</text:variable-get></text:p>
          </table:table-cell>
          <table:table-cell table:style-name="Table3.B3" office:value-type="string">
            <text:p text:style-name="P5"><text:variable-get text:name="Same" office:value-type="string">''</text:variable-get></text:p>
          </table:table-cell>
        </table:table-row>
        <table:table-row>
          <table:table-cell table:style-name="Table3.A3" office:value-type="string">
            <text:p text:style-name="P21">Posix-JSDL</text:p>
          </table:table-cell>
          <table:table-cell table:style-name="Table3.B3" office:value-type="string">
            <text:p text:style-name="P5"><text:variable-get text:name="Same" office:value-type="string">''</text:variable-get></text:p>
          </table:table-cell>
          <table:table-cell table:style-name="Table3.B3" office:value-type="string">
            <text:p text:style-name="P5"><text:variable-get text:name="Same" office:value-type="string">''</text:variable-get></text:p>
          </table:table-cell>
        </table:table-row>
        <table:table-row>
          <table:table-cell table:style-name="Table3.A3" office:value-type="string">
            <text:p text:style-name="P21">HPCP-JSDL</text:p>
          </table:table-cell>
          <table:table-cell table:style-name="Table3.B3" office:value-type="string">
            <text:p text:style-name="P5"><text:variable-get text:name="Same" office:value-type="string">''</text:variable-get></text:p>
          </table:table-cell>
          <table:table-cell table:style-name="Table3.B3" office:value-type="string">
            <text:p text:style-name="P5"><text:variable-get text:name="Same" office:value-type="string">''</text:variable-get></text:p>
          </table:table-cell>
        </table:table-row>
        <table:table-row>
          <table:table-cell table:style-name="Table3.A3" office:value-type="string">
            <text:p text:style-name="P21">ARC-JSDL</text:p>
          </table:table-cell>
          <table:table-cell table:style-name="Table3.B3" office:value-type="string">
            <text:p text:style-name="P5">JobIdentification/JobType</text:p>
          </table:table-cell>
          <table:table-cell table:style-name="Table3.B3" office:value-type="string">
            <text:p text:style-name="P5">JobIdentification/JobType</text:p>
          </table:table-cell>
        </table:table-row>
      </table:table>
      <text:p text:style-name="Caption">* JDL has a <text:span text:style-name="T3">jobtype</text:span> and a type attribute, however a mapping has not been made.</text:p>
      <text:list xml:id="list801125713" text:continue-numbering="true" text:style-name="List_20_1">
        <text:list-item>
          <text:list>
            <text:list-item>
              <text:list>
                <text:list-item>
                  <text:p text:style-name="P3"><text:change text:change-id="ct-1437449100"/>UserTag</text:p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/>
          </table:table-cell>
          <table:table-cell table:style-name="Table4.B1" office:value-type="string">
            <text:p text:style-name="P5">In</text:p>
          </table:table-cell>
          <table:table-cell table:style-name="Table4.B1" office:value-type="string">
            <text:p text:style-name="P5">Out</text:p>
          </table:table-cell>
        </table:table-row>
        <table:table-row>
          <table:table-cell table:style-name="Table4.A2" office:value-type="string">
            <text:p text:style-name="P21">XRSL</text:p>
          </table:table-cell>
          <table:table-cell table:style-name="Table4.B2" office:value-type="string">
            <text:p text:style-name="P5">No matching attribute</text:p>
          </table:table-cell>
          <table:table-cell table:style-name="Table4.B2" office:value-type="string">
            <text:p text:style-name="P5">Not mapped</text:p>
          </table:table-cell>
        </table:table-row>
        <table:table-row>
          <table:table-cell table:style-name="Table4.A3" office:value-type="string">
            <text:p text:style-name="P21">JDL</text:p>
          </table:table-cell>
          <table:table-cell table:style-name="Table4.B3" office:value-type="string">
            <text:p text:style-name="P5">usertags</text:p>
          </table:table-cell>
          <table:table-cell table:style-name="Table4.B3" office:value-type="string">
            <text:p text:style-name="P5">usertags</text:p>
          </table:table-cell>
        </table:table-row>
        <table:table-row>
          <table:table-cell table:style-name="Table4.A3" office:value-type="string">
            <text:p text:style-name="P21">JSDL</text:p>
          </table:table-cell>
          <table:table-cell table:style-name="Table4.B3" office:value-type="string">
            <text:p text:style-name="P5"><text:variable-set text:name="NMA" office:value-type="string">No matching attribute</text:variable-set></text:p>
          </table:table-cell>
          <table:table-cell table:style-name="Table4.B3" office:value-type="string">
            <text:p text:style-name="P5"><text:variable-set text:name="NM" office:value-type="string">Not mapped</text:variable-set></text:p>
          </table:table-cell>
        </table:table-row>
        <table:table-row>
          <table:table-cell table:style-name="Table4.A3" office:value-type="string">
            <text:p text:style-name="P21">Posix-JSDL</text:p>
          </table:table-cell>
          <table:table-cell table:style-name="Table4.B3" office:value-type="string">
            <text:p text:style-name="P5"><text:variable-set text:name="Same" office:value-type="string">''</text:variable-set></text:p>
          </table:table-cell>
          <table:table-cell table:style-name="Table4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4.A3" office:value-type="string">
            <text:p text:style-name="P21">HPCP-JSDL</text:p>
          </table:table-cell>
          <table:table-cell table:style-name="Table4.B3" office:value-type="string">
            <text:p text:style-name="P5"><text:variable-set text:name="Same" office:value-type="string">''</text:variable-set></text:p>
          </table:table-cell>
          <table:table-cell table:style-name="Table4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4.A3" office:value-type="string">
            <text:p text:style-name="P21">ARC-JSDL</text:p>
          </table:table-cell>
          <table:table-cell table:style-name="Table4.B3" office:value-type="string">
            <text:p text:style-name="P5">JobIdentification/UserTag</text:p>
          </table:table-cell>
          <table:table-cell table:style-name="Table4.B3" office:value-type="string">
            <text:p text:style-name="P5">JobIdentification/UserTag</text:p>
          </table:table-cell>
        </table:table-row>
      </table:table>
      <text:list xml:id="list122188076" text:continue-numbering="true" text:style-name="List_20_1">
        <text:list-item>
          <text:list>
            <text:list-item>
              <text:list>
                <text:list-item>
                  <text:p text:style-name="P3"><text:change text:change-id="ct-1437449660"/>JobVOName</text:p>
                </text:list-item>
              </text:list>
            </text:list-item>
          </text:list>
        </text:list-item>
      </text:list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1"/>
          </table:table-cell>
          <table:table-cell table:style-name="Table5.B1" office:value-type="string">
            <text:p text:style-name="P5">In</text:p>
          </table:table-cell>
          <table:table-cell table:style-name="Table5.B1" office:value-type="string">
            <text:p text:style-name="P5">Out</text:p>
          </table:table-cell>
        </table:table-row>
        <table:table-row>
          <table:table-cell table:style-name="Table5.A2" office:value-type="string">
            <text:p text:style-name="P21">XRSL</text:p>
          </table:table-cell>
          <table:table-cell table:style-name="Table5.B2" office:value-type="string">
            <text:p text:style-name="P5">jobname</text:p>
          </table:table-cell>
          <table:table-cell table:style-name="Table5.B2" office:value-type="string">
            <text:p text:style-name="P5">jobname</text:p>
          </table:table-cell>
        </table:table-row>
        <table:table-row>
          <table:table-cell table:style-name="Table5.A3" office:value-type="string">
            <text:p text:style-name="P21">JDL</text:p>
          </table:table-cell>
          <table:table-cell table:style-name="Table5.B3" office:value-type="string">
            <text:p text:style-name="P5"><text:variable-set text:name="NMA" office:value-type="string">No matching attribute</text:variable-set></text:p>
          </table:table-cell>
          <table:table-cell table:style-name="Table5.B3" office:value-type="string">
            <text:p text:style-name="P5"><text:variable-set text:name="NM" office:value-type="string">Not mapped</text:variable-set></text:p>
          </table:table-cell>
        </table:table-row>
        <table:table-row>
          <table:table-cell table:style-name="Table5.A3" office:value-type="string">
            <text:p text:style-name="P21">JSDL</text:p>
          </table:table-cell>
          <table:table-cell table:style-name="Table5.B3" office:value-type="string">
            <text:p text:style-name="P5"><text:change text:change-id="ct-1430938736"/><text:change-start text:change-id="ct-1410008308"/><text:variable-set text:name="Same" office:value-type="string">''</text:variable-set><text:change-end text:change-id="ct-1410008308"/></text:p>
          </table:table-cell>
          <table:table-cell table:style-name="Table5.B3" office:value-type="string">
            <text:p text:style-name="P5"><text:change text:change-id="ct-1410162824"/><text:change-start text:change-id="ct-1410163272"/><text:variable-set text:name="Same" office:value-type="string">''</text:variable-set><text:change-end text:change-id="ct-1410163272"/></text:p>
          </table:table-cell>
        </table:table-row>
        <table:table-row>
          <table:table-cell table:style-name="Table5.A3" office:value-type="string">
            <text:p text:style-name="P21">Posix-JSDL</text:p>
          </table:table-cell>
          <table:table-cell table:style-name="Table5.B3" office:value-type="string">
            <text:p text:style-name="P5"><text:variable-set text:name="Same" office:value-type="string">''</text:variable-set></text:p>
          </table:table-cell>
          <table:table-cell table:style-name="Table5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5.A3" office:value-type="string">
            <text:p text:style-name="P21">HPCP-JSDL</text:p>
          </table:table-cell>
          <table:table-cell table:style-name="Table5.B3" office:value-type="string">
            <text:p text:style-name="P5"><text:variable-set text:name="Same" office:value-type="string">''</text:variable-set></text:p>
          </table:table-cell>
          <table:table-cell table:style-name="Table5.B3" office:value-type="string">
            <text:p text:style-name="P5"><text:variable-set text:name="Same" office:value-type="string">''</text:variable-set></text:p>
          </table:table-cell>
        </table:table-row>
        <table:table-row>
          <table:table-cell table:style-name="Table5.A3" office:value-type="string">
            <text:p text:style-name="P21">ARC-JSDL</text:p>
          </table:table-cell>
          <table:table-cell table:style-name="Table5.B3" office:value-type="string">
            <text:p text:style-name="P5"><text:change text:change-id="ct-1410163048"/><text:change-start text:change-id="ct-1410277332"/>JobIdentifica<text:change-end text:change-id="ct-1410277332"/><text:change-start text:change-id="ct-1401860356"/>tion/JobVOName<text:change-end text:change-id="ct-1401860356"/></text:p>
          </table:table-cell>
          <table:table-cell table:style-name="Table5.B3" office:value-type="string">
            <text:p text:style-name="P5"><text:change text:change-id="ct-1410276996"/><text:change-start text:change-id="ct-1399708992"/>JobIdentification/JobVOName<text:change-end text:change-id="ct-1399708992"/></text:p>
          </table:table-cell>
        </table:table-row>
      </table:table>
      <text:list xml:id="list161839615" text:continue-numbering="true" text:style-name="List_20_1">
        <text:list-item>
          <text:list>
            <text:list-item>
              <text:p text:style-name="P6"><text:change text:change-id="ct-1410080064"/><text:soft-page-break/>Application</text:p>
              <text:list>
                <text:list-item>
                  <text:p text:style-name="P3">Executable</text:p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1"/>
          </table:table-cell>
          <table:table-cell table:style-name="Table6.B1" office:value-type="string">
            <text:p text:style-name="P5">In</text:p>
          </table:table-cell>
          <table:table-cell table:style-name="Table6.B1" office:value-type="string">
            <text:p text:style-name="P5">Out</text:p>
          </table:table-cell>
        </table:table-row>
        <table:table-row>
          <table:table-cell table:style-name="Table6.A2" office:value-type="string">
            <text:p text:style-name="P21">XRSL</text:p>
          </table:table-cell>
          <table:table-cell table:style-name="Table6.B2" office:value-type="string">
            <text:p text:style-name="P5">executable</text:p>
            <text:p text:style-name="P5">arguments</text:p>
          </table:table-cell>
          <table:table-cell table:style-name="Table6.B2" office:value-type="string">
            <text:p text:style-name="P5">executable</text:p>
            <text:p text:style-name="P5">arguments</text:p>
          </table:table-cell>
        </table:table-row>
        <table:table-row>
          <table:table-cell table:style-name="Table6.A3" office:value-type="string">
            <text:p text:style-name="P21">JDL</text:p>
          </table:table-cell>
          <table:table-cell table:style-name="Table6.B3" office:value-type="string">
            <text:p text:style-name="P5"><text:change-start text:change-id="ct-1400058232"/>Executable</text:p>
            <text:p text:style-name="P5">Arguments<text:change-end text:change-id="ct-1400058232"/></text:p>
          </table:table-cell>
          <table:table-cell table:style-name="Table6.B3" office:value-type="string">
            <text:p text:style-name="P5"><text:change-start text:change-id="ct-1400058120"/>Executable</text:p>
            <text:p text:style-name="P5">Arguments<text:change-end text:change-id="ct-1400058120"/></text:p>
          </table:table-cell>
        </table:table-row>
        <table:table-row>
          <table:table-cell table:style-name="Table6.A3" office:value-type="string">
            <text:p text:style-name="P21">JSDL</text:p>
          </table:table-cell>
          <table:table-cell table:style-name="Table6.B3" office:value-type="string">
            <text:p text:style-name="P5"><text:change-start text:change-id="ct-1400058008"/><text:variable-get text:name="NMA" office:value-type="string">No matching attribute</text:variable-get><text:change-end text:change-id="ct-1400058008"/></text:p>
          </table:table-cell>
          <table:table-cell table:style-name="Table6.B3" office:value-type="string">
            <text:p text:style-name="P5"><text:change-start text:change-id="ct-1400311780"/><text:variable-get text:name="NM" office:value-type="string">Not mapped</text:variable-get><text:change-end text:change-id="ct-1400311780"/></text:p>
          </table:table-cell>
        </table:table-row>
        <table:table-row>
          <table:table-cell table:style-name="Table6.A3" office:value-type="string">
            <text:p text:style-name="P21">Posix-JSDL</text:p>
          </table:table-cell>
          <table:table-cell table:style-name="Table6.B3" office:value-type="string">
            <text:p text:style-name="P5"><text:change-start text:change-id="ct-1400311668"/>Application/POSIXApplication/</text:p>
            <text:p text:style-name="P5">Executable</text:p>
            <text:p text:style-name="P5">Application/POSIX<text:change-end text:change-id="ct-1400311668"/><text:change-start text:change-id="ct-1400311556"/>Application/</text:p>
            <text:p text:style-name="P5">Arguments<text:change-end text:change-id="ct-1400311556"/></text:p>
          </table:table-cell>
          <table:table-cell table:style-name="Table6.B3" office:value-type="string">
            <text:p text:style-name="P5"><text:change-start text:change-id="ct-1400311444"/>Application/POSIXApplication/</text:p>
            <text:p text:style-name="P5">Executable</text:p>
            <text:p text:style-name="P5">Application/PO<text:change-end text:change-id="ct-1400311444"/><text:change-start text:change-id="ct-1400311332"/>SIXApplication/</text:p>
            <text:p text:style-name="P5">Arguments<text:change-end text:change-id="ct-1400311332"/></text:p>
          </table:table-cell>
        </table:table-row>
        <table:table-row>
          <table:table-cell table:style-name="Table6.A3" office:value-type="string">
            <text:p text:style-name="P21">HPCP-JSDL</text:p>
          </table:table-cell>
          <table:table-cell table:style-name="Table6.B3" office:value-type="string">
            <text:p text:style-name="P5"><text:change-start text:change-id="ct-1400311220"/>Application/HPCProfileApplication/</text:p>
            <text:p text:style-name="P5">Execut<text:change-end text:change-id="ct-1400311220"/><text:change-start text:change-id="ct-1400311108"/>able</text:p>
            <text:p text:style-name="P5">Application/HPCProfileApplication/</text:p>
            <text:p text:style-name="P5">Arguments<text:change-end text:change-id="ct-1400311108"/></text:p>
          </table:table-cell>
          <table:table-cell table:style-name="Table6.B3" office:value-type="string">
            <text:p text:style-name="P5"><text:change-start text:change-id="ct-1400310996"/>Application/HPCProfileApplication/</text:p>
            <text:p text:style-name="P5">Executable</text:p>
            <text:p text:style-name="P5">Application/HPCProfileApplication/</text:p>
            <text:p text:style-name="P5">Arguments<text:change-end text:change-id="ct-1400310996"/></text:p>
          </table:table-cell>
        </table:table-row>
        <table:table-row>
          <table:table-cell table:style-name="Table6.A3" office:value-type="string">
            <text:p text:style-name="P21">ARC-JSDL</text:p>
          </table:table-cell>
          <table:table-cell table:style-name="Table6.B3" office:value-type="string">
            <text:p text:style-name="P5"><text:change text:change-id="ct-1400310884"/><text:change text:change-id="ct-1400310772"/><text:change-start text:change-id="ct-1410076816"/>Application/Executable/Path</text:p>
            <text:p text:style-name="P5">Application/Executable/Argument<text:change-end text:change-id="ct-1410076816"/></text:p>
          </table:table-cell>
          <table:table-cell table:style-name="Table6.B3" office:value-type="string">
            <text:p text:style-name="P5"><text:change text:change-id="ct-1400310660"/><text:change-start text:change-id="ct-1410080400"/>Applica<text:change-end text:change-id="ct-1410080400"/><text:change-start text:change-id="ct-1410058908"/>tion/Executable/Path</text:p>
            <text:p text:style-name="P5">Application/Executable/Argument<text:change-end text:change-id="ct-1410058908"/></text:p>
          </table:table-cell>
        </table:table-row>
      </table:table>
      <text:p text:style-name="Standard"><text:change text:change-id="ct-1400310548"/><text:change-start text:change-id="ct-1400310436"/>The Executable <text:change-end text:change-id="ct-1400310436"/><text:change-start text:change-id="ct-1400310324"/>data member is a composite of a string and a list of strings, where the string holds the executable and the list holding the arguments.<text:change-end text:change-id="ct-1400310324"/><text:change-start text:change-id="ct-1400310100"/></text:p>
      <text:list xml:id="list117025003" text:continue-numbering="true" text:style-name="List_20_1">
        <text:list-item>
          <text:list>
            <text:list-item>
              <text:list>
                <text:list-item>
                  <text:p text:style-name="P3"><text:change-end text:change-id="ct-1400310100"/>Input</text:p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1"/>
          </table:table-cell>
          <table:table-cell table:style-name="Table7.B1" office:value-type="string">
            <text:p text:style-name="P5">In</text:p>
          </table:table-cell>
          <table:table-cell table:style-name="Table7.B1" office:value-type="string">
            <text:p text:style-name="P5">Out</text:p>
          </table:table-cell>
        </table:table-row>
        <table:table-row>
          <table:table-cell table:style-name="Table7.A2" office:value-type="string">
            <text:p text:style-name="P21">XRSL</text:p>
          </table:table-cell>
          <table:table-cell table:style-name="Table7.B2" office:value-type="string">
            <text:p text:style-name="P5"><text:change-start text:change-id="ct-1400309988"/>stdin<text:change-end text:change-id="ct-1400309988"/></text:p>
          </table:table-cell>
          <table:table-cell table:style-name="Table7.B2" office:value-type="string">
            <text:p text:style-name="P5"><text:change-start text:change-id="ct-1400309876"/>stdin</text:p>
            <text:p text:style-name="P5"><text:change-end text:change-id="ct-1400309876"/><text:change-start text:change-id="ct-1400309764"/>inputFiles<text:change-end text:change-id="ct-1400309764"/></text:p>
          </table:table-cell>
        </table:table-row>
        <table:table-row>
          <table:table-cell table:style-name="Table7.A3" office:value-type="string">
            <text:p text:style-name="P21">JDL</text:p>
          </table:table-cell>
          <table:table-cell table:style-name="Table7.B3" office:value-type="string">
            <text:p text:style-name="P5"><text:change-start text:change-id="ct-1400309652"/>StdInput<text:change-end text:change-id="ct-1400309652"/></text:p>
          </table:table-cell>
          <table:table-cell table:style-name="Table7.B3" office:value-type="string">
            <text:p text:style-name="P5"><text:change-start text:change-id="ct-1400309540"/>StdInput</text:p>
            <text:p text:style-name="P5">InputSandbox<text:change-end text:change-id="ct-1400309540"/></text:p>
          </table:table-cell>
        </table:table-row>
        <table:table-row>
          <table:table-cell table:style-name="Table7.A3" office:value-type="string">
            <text:p text:style-name="P21">JSDL</text:p>
          </table:table-cell>
          <table:table-cell table:style-name="Table7.B3" office:value-type="string">
            <text:p text:style-name="P5"/>
          </table:table-cell>
          <table:table-cell table:style-name="Table7.B3" office:value-type="string">
            <text:p text:style-name="P5"/>
          </table:table-cell>
        </table:table-row>
        <table:table-row>
          <table:table-cell table:style-name="Table7.A3" office:value-type="string">
            <text:p text:style-name="P21">Posix-JSDL</text:p>
          </table:table-cell>
          <table:table-cell table:style-name="Table7.B3" office:value-type="string">
            <text:p text:style-name="P5"><text:change-start text:change-id="ct-1410059692"/>Application/POSIXApplication/</text:p>
            <text:p text:style-name="P5"><text:change-end text:change-id="ct-1410059692"/><text:change-start text:change-id="ct-1399709664"/>Input<text:change-end text:change-id="ct-1399709664"/></text:p>
          </table:table-cell>
          <table:table-cell table:style-name="Table7.B3" office:value-type="string">
            <text:p text:style-name="P5"><text:change-start text:change-id="ct-1410162936"/>Application/POSIXApplication/</text:p>
            <text:p text:style-name="P5">Input<text:change-end text:change-id="ct-1410162936"/></text:p>
          </table:table-cell>
        </table:table-row>
        <table:table-row>
          <table:table-cell table:style-name="Table7.A3" office:value-type="string">
            <text:p text:style-name="P21">HPCP-JSDL</text:p>
          </table:table-cell>
          <table:table-cell table:style-name="Table7.B3" office:value-type="string">
            <text:p text:style-name="P5"><text:change-start text:change-id="ct-1410059020"/>Application/HPCProfileApplication/</text:p>
            <text:p text:style-name="P5">Input<text:change-end text:change-id="ct-1410059020"/></text:p>
          </table:table-cell>
          <table:table-cell table:style-name="Table7.B3" office:value-type="string">
            <text:p text:style-name="P5"><text:change-start text:change-id="ct-1399709328"/>Application/<text:change-end text:change-id="ct-1399709328"/><text:change-start text:change-id="ct-1410008420"/>HPCProfileApplication/</text:p>
            <text:p text:style-name="P5">Input<text:change-end text:change-id="ct-1410008420"/></text:p>
          </table:table-cell>
        </table:table-row>
        <table:table-row>
          <table:table-cell table:style-name="Table7.A3" office:value-type="string">
            <text:p text:style-name="P21">ARC-JSDL</text:p>
          </table:table-cell>
          <table:table-cell table:style-name="Table7.B3" office:value-type="string">
            <text:p text:style-name="P5"><text:change-start text:change-id="ct-1410058684"/>Application/Input<text:change-end text:change-id="ct-1410058684"/></text:p>
          </table:table-cell>
          <table:table-cell table:style-name="Table7.B3" office:value-type="string">
            <text:p text:style-name="P5"/>
          </table:table-cell>
        </table:table-row>
      </table:table>
      <text:p text:style-name="Standard"><text:change-start text:change-id="ct-1400309428"/><text:span text:style-name="T1">If</text:span><text:change-end text:change-id="ct-1400309428"/><text:change-start text:change-id="ct-1400309316"/><text:span text:style-name="T1"> the Input data member</text:span><text:change-end text:change-id="ct-1400309316"/><text:change-start text:change-id="ct-1400309204"/><text:span text:style-name="T1"> does not exist in the File list, it will be added to it.</text:span><text:change-end text:change-id="ct-1400309204"/></text:p>
      <text:list xml:id="list2181541431" text:continue-numbering="true" text:style-name="List_20_1">
        <text:list-item>
          <text:list>
            <text:list-item>
              <text:list>
                <text:list-item>
                  <text:p text:style-name="P3"><text:soft-page-break/>Output</text:p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1"/>
          </table:table-cell>
          <table:table-cell table:style-name="Table8.B1" office:value-type="string">
            <text:p text:style-name="P5">In</text:p>
          </table:table-cell>
          <table:table-cell table:style-name="Table8.B1" office:value-type="string">
            <text:p text:style-name="P5">Out</text:p>
          </table:table-cell>
        </table:table-row>
        <table:table-row>
          <table:table-cell table:style-name="Table8.A2" office:value-type="string">
            <text:p text:style-name="P21">XRSL</text:p>
          </table:table-cell>
          <table:table-cell table:style-name="Table8.B2" office:value-type="string">
            <text:p text:style-name="P5"><text:change-start text:change-id="ct-1400308980"/>stdout<text:change-end text:change-id="ct-1400308980"/></text:p>
          </table:table-cell>
          <table:table-cell table:style-name="Table8.B2" office:value-type="string">
            <text:p text:style-name="P5"><text:change-start text:change-id="ct-1400308868"/>stdout</text:p>
            <text:p text:style-name="P5">outputFiles<text:change-end text:change-id="ct-1400308868"/></text:p>
          </table:table-cell>
        </table:table-row>
        <table:table-row>
          <table:table-cell table:style-name="Table8.A3" office:value-type="string">
            <text:p text:style-name="P21">JDL</text:p>
          </table:table-cell>
          <table:table-cell table:style-name="Table8.B3" office:value-type="string">
            <text:p text:style-name="P5"><text:change-start text:change-id="ct-1400308756"/>StdOutput<text:change-end text:change-id="ct-1400308756"/></text:p>
          </table:table-cell>
          <table:table-cell table:style-name="Table8.B3" office:value-type="string">
            <text:p text:style-name="P5"><text:change-start text:change-id="ct-1400308644"/>StdOutput</text:p>
            <text:p text:style-name="P5">OutputSandbox</text:p>
            <text:p text:style-name="P5">OutputSandboxDestURI<text:change-end text:change-id="ct-1400308644"/></text:p>
          </table:table-cell>
        </table:table-row>
        <table:table-row>
          <table:table-cell table:style-name="Table8.A3" office:value-type="string">
            <text:p text:style-name="P21">JSDL</text:p>
          </table:table-cell>
          <table:table-cell table:style-name="Table8.B3" office:value-type="string">
            <text:p text:style-name="P5"><text:change-start text:change-id="ct-1436926648"/><text:variable-get text:name="NMA" office:value-type="string">No matching attribute</text:variable-get><text:change-end text:change-id="ct-1436926648"/></text:p>
          </table:table-cell>
          <table:table-cell table:style-name="Table8.B3" office:value-type="string">
            <text:p text:style-name="P5"><text:change-start text:change-id="ct-1436927320"/><text:variable-get text:name="NM" office:value-type="string">Not mapped</text:variable-get><text:change-end text:change-id="ct-1436927320"/></text:p>
          </table:table-cell>
        </table:table-row>
        <table:table-row>
          <table:table-cell table:style-name="Table8.A3" office:value-type="string">
            <text:p text:style-name="P21">Posix-JSDL</text:p>
          </table:table-cell>
          <table:table-cell table:style-name="Table8.B3" office:value-type="string">
            <text:p text:style-name="P5"><text:change-start text:change-id="ct-1430937952"/>Application/POSIXApplication/Output<text:change-end text:change-id="ct-1430937952"/></text:p>
          </table:table-cell>
          <table:table-cell table:style-name="Table8.B3" office:value-type="string">
            <text:p text:style-name="P5"/>
          </table:table-cell>
        </table:table-row>
        <table:table-row>
          <table:table-cell table:style-name="Table8.A3" office:value-type="string">
            <text:p text:style-name="P21">HPCP-JSDL</text:p>
          </table:table-cell>
          <table:table-cell table:style-name="Table8.B3" office:value-type="string">
            <text:p text:style-name="P5"><text:change-start text:change-id="ct-1410277108"/>Application/HPCProfileApplication/</text:p>
            <text:p text:style-name="P5">Output<text:change-end text:change-id="ct-1410277108"/></text:p>
          </table:table-cell>
          <table:table-cell table:style-name="Table8.B3" office:value-type="string">
            <text:p text:style-name="P5"/>
          </table:table-cell>
        </table:table-row>
        <table:table-row>
          <table:table-cell table:style-name="Table8.A3" office:value-type="string">
            <text:p text:style-name="P21">ARC-JSDL</text:p>
          </table:table-cell>
          <table:table-cell table:style-name="Table8.B3" office:value-type="string">
            <text:p text:style-name="P5"><text:change-start text:change-id="ct-1430937840"/>Application/Output<text:change-end text:change-id="ct-1430937840"/></text:p>
          </table:table-cell>
          <table:table-cell table:style-name="Table8.B3" office:value-type="string">
            <text:p text:style-name="P5"/>
          </table:table-cell>
        </table:table-row>
      </table:table>
      <text:p text:style-name="Standard"><text:change-start text:change-id="ct-1400308532"/><text:span text:style-name="T1">If the Output data member does not exist in the </text:span><text:change-end text:change-id="ct-1400308532"/><text:change-start text:change-id="ct-1400308420"/><text:span text:style-name="T1">File list, it will be added to it.</text:span><text:change-end text:change-id="ct-1400308420"/></text:p>
      <text:list xml:id="list268447422" text:continue-numbering="true" text:style-name="List_20_1">
        <text:list-item>
          <text:list>
            <text:list-item>
              <text:list>
                <text:list-item>
                  <text:p text:style-name="P3">Error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1"/>
          </table:table-cell>
          <table:table-cell table:style-name="Table9.B1" office:value-type="string">
            <text:p text:style-name="P5">In</text:p>
          </table:table-cell>
          <table:table-cell table:style-name="Table9.B1" office:value-type="string">
            <text:p text:style-name="P5">Out</text:p>
          </table:table-cell>
        </table:table-row>
        <table:table-row>
          <table:table-cell table:style-name="Table9.A2" office:value-type="string">
            <text:p text:style-name="P21">XRSL</text:p>
          </table:table-cell>
          <table:table-cell table:style-name="Table9.B2" office:value-type="string">
            <text:p text:style-name="P5"><text:change-start text:change-id="ct-1400308196"/>stderr<text:change-end text:change-id="ct-1400308196"/></text:p>
          </table:table-cell>
          <table:table-cell table:style-name="Table9.B2" office:value-type="string">
            <text:p text:style-name="P5"><text:change-start text:change-id="ct-1400308084"/>stderr</text:p>
            <text:p text:style-name="P5">outputFiles<text:change-end text:change-id="ct-1400308084"/></text:p>
          </table:table-cell>
        </table:table-row>
        <table:table-row>
          <table:table-cell table:style-name="Table9.A3" office:value-type="string">
            <text:p text:style-name="P21">JDL</text:p>
          </table:table-cell>
          <table:table-cell table:style-name="Table9.B3" office:value-type="string">
            <text:p text:style-name="P5"><text:change-start text:change-id="ct-1400307972"/>StdError<text:change-end text:change-id="ct-1400307972"/></text:p>
          </table:table-cell>
          <table:table-cell table:style-name="Table9.B3" office:value-type="string">
            <text:p text:style-name="P5"><text:change-start text:change-id="ct-1400307860"/>StdError</text:p>
            <text:p text:style-name="P5">OutputSandbox</text:p>
            <text:p text:style-name="P5">OutputSandboxDestURI<text:change-end text:change-id="ct-1400307860"/></text:p>
          </table:table-cell>
        </table:table-row>
        <table:table-row>
          <table:table-cell table:style-name="Table9.A3" office:value-type="string">
            <text:p text:style-name="P21">JSDL</text:p>
          </table:table-cell>
          <table:table-cell table:style-name="Table9.B3" office:value-type="string">
            <text:p text:style-name="P5"><text:change-start text:change-id="ct-1410276772"/><text:variable-get text:name="NMA" office:value-type="string">No matching attribute</text:variable-get><text:change-end text:change-id="ct-1410276772"/></text:p>
          </table:table-cell>
          <table:table-cell table:style-name="Table9.B3" office:value-type="string">
            <text:p text:style-name="P5"><text:change-start text:change-id="ct-1436499036"/><text:variable-get text:name="NM" office:value-type="string">Not mapped</text:variable-get><text:change-end text:change-id="ct-1436499036"/></text:p>
          </table:table-cell>
        </table:table-row>
        <table:table-row>
          <table:table-cell table:style-name="Table9.A3" office:value-type="string">
            <text:p text:style-name="P21">Posix-JSDL</text:p>
          </table:table-cell>
          <table:table-cell table:style-name="Table9.B3" office:value-type="string">
            <text:p text:style-name="P5"><text:change-start text:change-id="ct-1410163160"/>Application/POSIXApplication/Error<text:change-end text:change-id="ct-1410163160"/></text:p>
          </table:table-cell>
          <table:table-cell table:style-name="Table9.B3" office:value-type="string">
            <text:p text:style-name="P5"/>
          </table:table-cell>
        </table:table-row>
        <table:table-row>
          <table:table-cell table:style-name="Table9.A3" office:value-type="string">
            <text:p text:style-name="P21">HPCP-JSDL</text:p>
          </table:table-cell>
          <table:table-cell table:style-name="Table9.B3" office:value-type="string">
            <text:p text:style-name="P5"><text:change-start text:change-id="ct-1430938624"/>Application<text:change-end text:change-id="ct-1430938624"/><text:change-start text:change-id="ct-1410008084"/>/HPCProfileApplication/</text:p>
            <text:p text:style-name="P5">Error<text:change-end text:change-id="ct-1410008084"/></text:p>
          </table:table-cell>
          <table:table-cell table:style-name="Table9.B3" office:value-type="string">
            <text:p text:style-name="P5"/>
          </table:table-cell>
        </table:table-row>
        <table:table-row>
          <table:table-cell table:style-name="Table9.A3" office:value-type="string">
            <text:p text:style-name="P21">ARC-JSDL</text:p>
          </table:table-cell>
          <table:table-cell table:style-name="Table9.B3" office:value-type="string">
            <text:p text:style-name="P5"><text:change-start text:change-id="ct-1436930008"/>Application/Error<text:change-end text:change-id="ct-1436930008"/></text:p>
          </table:table-cell>
          <table:table-cell table:style-name="Table9.B3" office:value-type="string">
            <text:p text:style-name="P5"/>
          </table:table-cell>
        </table:table-row>
      </table:table>
      <text:p text:style-name="P42"><text:change-start text:change-id="ct-1400377312"/>If the Error data member does not exist in the File list, it will be added to it.<text:change-end text:change-id="ct-1400377312"/></text:p>
      <text:list xml:id="list791463508" text:continue-numbering="true" text:style-name="List_20_1">
        <text:list-item>
          <text:list>
            <text:list-item>
              <text:list>
                <text:list-item>
                  <text:p text:style-name="P3">Join</text:p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1"/>
          </table:table-cell>
          <table:table-cell table:style-name="Table10.B1" office:value-type="string">
            <text:p text:style-name="P5">In</text:p>
          </table:table-cell>
          <table:table-cell table:style-name="Table10.B1" office:value-type="string">
            <text:p text:style-name="P5">Out</text:p>
          </table:table-cell>
        </table:table-row>
        <table:table-row>
          <table:table-cell table:style-name="Table10.A2" office:value-type="string">
            <text:p text:style-name="P21">XRSL</text:p>
          </table:table-cell>
          <table:table-cell table:style-name="Table10.B2" office:value-type="string">
            <text:p text:style-name="P5"><text:change-start text:change-id="ct-1400377088"/>join<text:change-end text:change-id="ct-1400377088"/></text:p>
          </table:table-cell>
          <table:table-cell table:style-name="Table10.B2" office:value-type="string">
            <text:p text:style-name="P5"><text:change-start text:change-id="ct-1400376976"/><text:variable-get text:name="NM" office:value-type="string">Not mapped</text:variable-get><text:change-end text:change-id="ct-1400376976"/><text:change-start text:change-id="ct-1400376864"/>*<text:change-end text:change-id="ct-1400376864"/></text:p>
          </table:table-cell>
        </table:table-row>
        <table:table-row>
          <table:table-cell table:style-name="Table10.A3" office:value-type="string">
            <text:p text:style-name="P21">JDL</text:p>
          </table:table-cell>
          <table:table-cell table:style-name="Table10.B3" office:value-type="string">
            <text:p text:style-name="P5"><text:change-start text:change-id="ct-1400376752"/><text:variable-get text:name="NMA" office:value-type="string">No matching attribute</text:variable-get><text:change-end text:change-id="ct-1400376752"/></text:p>
          </table:table-cell>
          <table:table-cell table:style-name="Table10.B3" office:value-type="string">
            <text:p text:style-name="P5"><text:change-start text:change-id="ct-1400376640"/><text:variable-get text:name="Same" office:value-type="string">''</text:variable-get><text:change-end text:change-id="ct-1400376640"/></text:p>
          </table:table-cell>
        </table:table-row>
        <table:table-row>
          <table:table-cell table:style-name="Table10.A3" office:value-type="string">
            <text:p text:style-name="P21">JSDL</text:p>
          </table:table-cell>
          <table:table-cell table:style-name="Table10.B3" office:value-type="string">
            <text:p text:style-name="P5"><text:change-start text:change-id="ct-1436497244"/><text:variable-get text:name="Same" office:value-type="string">''</text:variable-get><text:change-end text:change-id="ct-1436497244"/></text:p>
          </table:table-cell>
          <table:table-cell table:style-name="Table10.B3" office:value-type="string">
            <text:p text:style-name="P5"><text:change-start text:change-id="ct-1435097652"/><text:variable-get text:name="Same" office:value-type="string">''</text:variable-get><text:change-end text:change-id="ct-1435097652"/></text:p>
          </table:table-cell>
        </table:table-row>
        <table:table-row>
          <table:table-cell table:style-name="Table10.A3" office:value-type="string">
            <text:p text:style-name="P21">Posix-JSDL</text:p>
          </table:table-cell>
          <table:table-cell table:style-name="Table10.B3" office:value-type="string">
            <text:p text:style-name="P5"><text:change-start text:change-id="ct-1433071384"/><text:variable-get text:name="Same" office:value-type="string">''</text:variable-get><text:change-end text:change-id="ct-1433071384"/></text:p>
          </table:table-cell>
          <table:table-cell table:style-name="Table10.B3" office:value-type="string">
            <text:p text:style-name="P5"><text:change-start text:change-id="ct-1434470520"/><text:variable-get text:name="Same" office:value-type="string">''</text:variable-get><text:change-end text:change-id="ct-1434470520"/></text:p>
          </table:table-cell>
        </table:table-row>
        <table:table-row>
          <table:table-cell table:style-name="Table10.A3" office:value-type="string">
            <text:p text:style-name="P21">HPCP-JSDL</text:p>
          </table:table-cell>
          <table:table-cell table:style-name="Table10.B3" office:value-type="string">
            <text:p text:style-name="P5"><text:change-start text:change-id="ct-1436927992"/><text:variable-get text:name="Same" office:value-type="string">''</text:variable-get><text:change-end text:change-id="ct-1436927992"/></text:p>
          </table:table-cell>
          <table:table-cell table:style-name="Table10.B3" office:value-type="string">
            <text:p text:style-name="P5"><text:change-start text:change-id="ct-1435096532"/><text:variable-get text:name="Same" office:value-type="string">''</text:variable-get><text:change-end text:change-id="ct-1435096532"/></text:p>
          </table:table-cell>
        </table:table-row>
        <table:table-row>
          <table:table-cell table:style-name="Table10.A3" office:value-type="string">
            <text:p text:style-name="P21">ARC-JSDL</text:p>
          </table:table-cell>
          <table:table-cell table:style-name="Table10.B3" office:value-type="string">
            <text:p text:style-name="P5"><text:change-start text:change-id="ct-1436926872"/>Application/Join<text:change-end text:change-id="ct-1436926872"/></text:p>
          </table:table-cell>
          <table:table-cell table:style-name="Table10.B3" office:value-type="string">
            <text:p text:style-name="P5"><text:change-start text:change-id="ct-1434470632"/>Application/Join<text:change-end text:change-id="ct-1434470632"/></text:p>
          </table:table-cell>
        </table:table-row>
      </table:table>
      <text:p text:style-name="Standard"><text:change-start text:change-id="ct-1433070152"/>* TODO<text:change-end text:change-id="ct-1433070152"/></text:p>
      <text:list xml:id="list139689647" text:continue-numbering="true" text:style-name="List_20_1">
        <text:list-item>
          <text:list>
            <text:list-item>
              <text:list>
                <text:list-item>
                  <text:p text:style-name="P3"><text:soft-page-break/>Environment</text:p>
                  <text:list>
                    <text:list-item>
                      <text:p text:style-name="P3">Name</text:p>
                    </text:list-item>
                  </text:list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1"/>
          </table:table-cell>
          <table:table-cell table:style-name="Table11.B1" office:value-type="string">
            <text:p text:style-name="P5">In</text:p>
          </table:table-cell>
          <table:table-cell table:style-name="Table11.B1" office:value-type="string">
            <text:p text:style-name="P5">Out</text:p>
          </table:table-cell>
        </table:table-row>
        <table:table-row>
          <table:table-cell table:style-name="Table11.A2" office:value-type="string">
            <text:p text:style-name="P21">XRSL</text:p>
          </table:table-cell>
          <table:table-cell table:style-name="Table11.B2" office:value-type="string">
            <text:p text:style-name="P5"><text:change-start text:change-id="ct-1400376416"/>environment<text:change-end text:change-id="ct-1400376416"/><text:change-start text:change-id="ct-1400376304"/>*<text:change-end text:change-id="ct-1400376304"/></text:p>
          </table:table-cell>
          <table:table-cell table:style-name="Table11.B2" office:value-type="string">
            <text:p text:style-name="P5"><text:change-start text:change-id="ct-1400376192"/>environment<text:change-end text:change-id="ct-1400376192"/><text:change-start text:change-id="ct-1400376080"/>*<text:change-end text:change-id="ct-1400376080"/></text:p>
          </table:table-cell>
        </table:table-row>
        <table:table-row>
          <table:table-cell table:style-name="Table11.A3" office:value-type="string">
            <text:p text:style-name="P21">JDL</text:p>
          </table:table-cell>
          <table:table-cell table:style-name="Table11.B3" office:value-type="string">
            <text:p text:style-name="P5"><text:change-start text:change-id="ct-1400375968"/>Environment<text:change-end text:change-id="ct-1400375968"/><text:change-start text:change-id="ct-1400375856"/>**<text:change-end text:change-id="ct-1400375856"/></text:p>
          </table:table-cell>
          <table:table-cell table:style-name="Table11.B3" office:value-type="string">
            <text:p text:style-name="P5"><text:change-start text:change-id="ct-1400375744"/>Environment<text:change-end text:change-id="ct-1400375744"/><text:change-start text:change-id="ct-1400375632"/>**<text:change-end text:change-id="ct-1400375632"/></text:p>
          </table:table-cell>
        </table:table-row>
        <table:table-row>
          <table:table-cell table:style-name="Table11.A3" office:value-type="string">
            <text:p text:style-name="P21">JSDL</text:p>
          </table:table-cell>
          <table:table-cell table:style-name="Table11.B3" office:value-type="string">
            <text:p text:style-name="P5"><text:change-start text:change-id="ct-1400375520"/><text:variable-get text:name="NMA" office:value-type="string">No matching attribute</text:variable-get><text:change-end text:change-id="ct-1400375520"/></text:p>
          </table:table-cell>
          <table:table-cell table:style-name="Table11.B3" office:value-type="string">
            <text:p text:style-name="P5"><text:change-start text:change-id="ct-1400375408"/><text:variable-get text:name="NM" office:value-type="string">Not mapped</text:variable-get><text:change-end text:change-id="ct-1400375408"/></text:p>
          </table:table-cell>
        </table:table-row>
        <table:table-row>
          <table:table-cell table:style-name="Table11.A3" office:value-type="string">
            <text:p text:style-name="P21">Posix-JSDL</text:p>
          </table:table-cell>
          <table:table-cell table:style-name="Table11.B3" office:value-type="string">
            <text:p text:style-name="P5"><text:change-start text:change-id="ct-1400375296"/>Application<text:change-end text:change-id="ct-1400375296"/><text:change-start text:change-id="ct-1400375184"/>/POSIXApplication/</text:p>
            <text:p text:style-name="P5">Environment.name<text:change-end text:change-id="ct-1400375184"/></text:p>
          </table:table-cell>
          <table:table-cell table:style-name="Table11.B3" office:value-type="string">
            <text:p text:style-name="P5"><text:change-start text:change-id="ct-1400375072"/>Application/POSIXApplication/</text:p>
            <text:p text:style-name="P5">Environment.name<text:change-end text:change-id="ct-1400375072"/></text:p>
          </table:table-cell>
        </table:table-row>
        <table:table-row>
          <table:table-cell table:style-name="Table11.A3" office:value-type="string">
            <text:p text:style-name="P21">HPCP-JSDL</text:p>
          </table:table-cell>
          <table:table-cell table:style-name="Table11.B3" office:value-type="string">
            <text:p text:style-name="P5"><text:change-start text:change-id="ct-1400374960"/>Application/HPCProfileApplication/</text:p>
            <text:p text:style-name="P5">Environment.name<text:change-end text:change-id="ct-1400374960"/></text:p>
          </table:table-cell>
          <table:table-cell table:style-name="Table11.B3" office:value-type="string">
            <text:p text:style-name="P5"><text:change-start text:change-id="ct-1400374848"/>Appl<text:change-end text:change-id="ct-1400374848"/><text:change-start text:change-id="ct-1400374736"/>ication/HPCProfileApplication/</text:p>
            <text:p text:style-name="P5">Environment.name<text:change-end text:change-id="ct-1400374736"/></text:p>
          </table:table-cell>
        </table:table-row>
        <table:table-row>
          <table:table-cell table:style-name="Table11.A3" office:value-type="string">
            <text:p text:style-name="P21">ARC-JSDL</text:p>
          </table:table-cell>
          <table:table-cell table:style-name="Table11.B3" office:value-type="string">
            <text:p text:style-name="P5"><text:change-start text:change-id="ct-1435099108"/>Application/<text:change-end text:change-id="ct-1435099108"/><text:change-start text:change-id="ct-1436927208"/>Environment/Name<text:change-end text:change-id="ct-1436927208"/></text:p>
          </table:table-cell>
          <table:table-cell table:style-name="Table11.B3" office:value-type="string">
            <text:p text:style-name="P5"/>
          </table:table-cell>
        </table:table-row>
      </table:table>
      <text:p text:style-name="Text_20_body"><text:change-start text:change-id="ct-1400374624"/>* <text:span text:style-name="T1">The XRSL attribute environment</text:span><text:change-end text:change-id="ct-1400374624"/><text:change-start text:change-id="ct-1400374512"/><text:span text:style-name="T1"> is a list of pairs</text:span><text:change-end text:change-id="ct-1400374512"/><text:change-start text:change-id="ct-1400374400"/><text:span text:style-name="T1">. The first element of each pair is mapped to the Name data member.</text:span><text:change-end text:change-id="ct-1400374400"/><text:change-start text:change-id="ct-1400374288"/></text:p>
      <text:p text:style-name="Text_20_body"><text:span text:style-name="T1">**</text:span><text:change-end text:change-id="ct-1400374288"/><text:change-start text:change-id="ct-1400374176"/><text:span text:style-name="T1"> The JDL attribute Environment is a list of equalities</text:span><text:change-end text:change-id="ct-1400374176"/><text:change text:change-id="ct-1436926536"/><text:change-start text:change-id="ct-1410007972"/><text:span text:style-name="T1">.</text:span><text:change-end text:change-id="ct-1410007972"/></text:p>
      <text:list xml:id="list1609724637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3">Value</text:p>
                    </text:list-item>
                  </text:list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1"/>
          </table:table-cell>
          <table:table-cell table:style-name="Table12.B1" office:value-type="string">
            <text:p text:style-name="P5">In</text:p>
          </table:table-cell>
          <table:table-cell table:style-name="Table12.B1" office:value-type="string">
            <text:p text:style-name="P5">Out</text:p>
          </table:table-cell>
        </table:table-row>
        <table:table-row>
          <table:table-cell table:style-name="Table12.A2" office:value-type="string">
            <text:p text:style-name="P21">XRSL</text:p>
          </table:table-cell>
          <table:table-cell table:style-name="Table12.B2" office:value-type="string">
            <text:p text:style-name="P5"><text:change-start text:change-id="ct-1400373952"/>environment<text:change-end text:change-id="ct-1400373952"/><text:change-start text:change-id="ct-1400373840"/>*<text:change-end text:change-id="ct-1400373840"/></text:p>
          </table:table-cell>
          <table:table-cell table:style-name="Table12.B2" office:value-type="string">
            <text:p text:style-name="P5"><text:change-start text:change-id="ct-1400373728"/>environment<text:change-end text:change-id="ct-1400373728"/><text:change-start text:change-id="ct-1400373616"/>*<text:change-end text:change-id="ct-1400373616"/></text:p>
          </table:table-cell>
        </table:table-row>
        <table:table-row>
          <table:table-cell table:style-name="Table12.A3" office:value-type="string">
            <text:p text:style-name="P21">JDL</text:p>
          </table:table-cell>
          <table:table-cell table:style-name="Table12.B3" office:value-type="string">
            <text:p text:style-name="P5"><text:change-start text:change-id="ct-1400373504"/>Environment<text:change-end text:change-id="ct-1400373504"/><text:change-start text:change-id="ct-1400373392"/>**<text:change-end text:change-id="ct-1400373392"/><text:change text:change-id="ct-1408538384"/></text:p>
          </table:table-cell>
          <table:table-cell table:style-name="Table12.B3" office:value-type="string">
            <text:p text:style-name="P5"><text:change-start text:change-id="ct-1400463324"/>Environment<text:change-end text:change-id="ct-1400463324"/><text:change-start text:change-id="ct-1400463212"/>**<text:change-end text:change-id="ct-1400463212"/><text:change text:change-id="ct-1400061816"/></text:p>
          </table:table-cell>
        </table:table-row>
        <table:table-row>
          <table:table-cell table:style-name="Table12.A3" office:value-type="string">
            <text:p text:style-name="P21">JSDL</text:p>
          </table:table-cell>
          <table:table-cell table:style-name="Table12.B3" office:value-type="string">
            <text:p text:style-name="P5"><text:change-start text:change-id="ct-1400463100"/><text:variable-get text:name="NMA" office:value-type="string">No matching attribute</text:variable-get><text:change-end text:change-id="ct-1400463100"/></text:p>
          </table:table-cell>
          <table:table-cell table:style-name="Table12.B3" office:value-type="string">
            <text:p text:style-name="P5"><text:change-start text:change-id="ct-1400462988"/><text:variable-get text:name="NM" office:value-type="string">Not mapped</text:variable-get><text:change-end text:change-id="ct-1400462988"/></text:p>
          </table:table-cell>
        </table:table-row>
        <table:table-row>
          <table:table-cell table:style-name="Table12.A3" office:value-type="string">
            <text:p text:style-name="P21">Posix-JSDL</text:p>
          </table:table-cell>
          <table:table-cell table:style-name="Table12.B3" office:value-type="string">
            <text:p text:style-name="P5"><text:change-start text:change-id="ct-1400462876"/>Application/POSIXApplication/</text:p>
            <text:p text:style-name="P5">Environment<text:change-end text:change-id="ct-1400462876"/></text:p>
          </table:table-cell>
          <table:table-cell table:style-name="Table12.B3" office:value-type="string">
            <text:p text:style-name="P5"><text:change-start text:change-id="ct-1400462764"/>Application/PO<text:change-end text:change-id="ct-1400462764"/><text:change-start text:change-id="ct-1400462652"/>SIXApplication/</text:p>
            <text:p text:style-name="P5">Environment<text:change-end text:change-id="ct-1400462652"/></text:p>
          </table:table-cell>
        </table:table-row>
        <table:table-row>
          <table:table-cell table:style-name="Table12.A3" office:value-type="string">
            <text:p text:style-name="P21">HPCP-JSDL</text:p>
          </table:table-cell>
          <table:table-cell table:style-name="Table12.B3" office:value-type="string">
            <text:p text:style-name="P5"><text:change-start text:change-id="ct-1400462540"/>Application/HPCProfileApplication/</text:p>
            <text:p text:style-name="P5"><text:change-end text:change-id="ct-1400462540"/><text:change-start text:change-id="ct-1400462428"/>Environment<text:change-end text:change-id="ct-1400462428"/></text:p>
          </table:table-cell>
          <table:table-cell table:style-name="Table12.B3" office:value-type="string">
            <text:p text:style-name="P5"><text:change-start text:change-id="ct-1400462316"/>Applicaion/HPCProfileApplication/</text:p>
            <text:p text:style-name="P5">Environment<text:change-end text:change-id="ct-1400462316"/></text:p>
          </table:table-cell>
        </table:table-row>
        <table:table-row>
          <table:table-cell table:style-name="Table12.A3" office:value-type="string">
            <text:p text:style-name="P21">ARC-JSDL</text:p>
          </table:table-cell>
          <table:table-cell table:style-name="Table12.B3" office:value-type="string">
            <text:p text:style-name="P5"><text:change-start text:change-id="ct-1399708768"/>Application/Environment/Value<text:change-end text:change-id="ct-1399708768"/></text:p>
          </table:table-cell>
          <table:table-cell table:style-name="Table12.B3" office:value-type="string">
            <text:p text:style-name="P5"/>
          </table:table-cell>
        </table:table-row>
      </table:table>
      <text:list xml:id="list2090262250" text:continue-numbering="true" text:style-name="List_20_1">
        <text:list-item>
          <text:list>
            <text:list-item>
              <text:list>
                <text:list-item>
                  <text:p text:style-name="P3"><text:change text:change-id="ct-1437450220"/>Prologue</text:p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1"/>
          </table:table-cell>
          <table:table-cell table:style-name="Table13.B1" office:value-type="string">
            <text:p text:style-name="P5">In</text:p>
          </table:table-cell>
          <table:table-cell table:style-name="Table13.B1" office:value-type="string">
            <text:p text:style-name="P5">Out</text:p>
          </table:table-cell>
        </table:table-row>
        <table:table-row>
          <table:table-cell table:style-name="Table13.A2" office:value-type="string">
            <text:p text:style-name="P21">XRSL</text:p>
          </table:table-cell>
          <table:table-cell table:style-name="Table13.B2" office:value-type="string">
            <text:p text:style-name="P5"><text:change-start text:change-id="ct-1400461980"/><text:variable-get text:name="NMA" office:value-type="string">No matching attribute</text:variable-get><text:change-end text:change-id="ct-1400461980"/></text:p>
          </table:table-cell>
          <table:table-cell table:style-name="Table13.B2" office:value-type="string">
            <text:p text:style-name="P5"><text:change-start text:change-id="ct-1400462092"/><text:variable-get text:name="NM" office:value-type="string">Not mapped</text:variable-get><text:change-end text:change-id="ct-1400462092"/></text:p>
          </table:table-cell>
        </table:table-row>
        <table:table-row>
          <table:table-cell table:style-name="Table13.A3" office:value-type="string">
            <text:p text:style-name="P21">JDL</text:p>
          </table:table-cell>
          <table:table-cell table:style-name="Table13.B3" office:value-type="string">
            <text:p text:style-name="P5"><text:change-start text:change-id="ct-1400461868"/>Prologue</text:p>
            <text:p text:style-name="P5">PrologueArgument<text:change-end text:change-id="ct-1400461868"/></text:p>
          </table:table-cell>
          <table:table-cell table:style-name="Table13.B3" office:value-type="string">
            <text:p text:style-name="P5"><text:change-start text:change-id="ct-1400461756"/>Prologue</text:p>
            <text:p text:style-name="P5">PrologueArgument<text:change-end text:change-id="ct-1400461756"/></text:p>
          </table:table-cell>
        </table:table-row>
        <table:table-row>
          <table:table-cell table:style-name="Table13.A3" office:value-type="string">
            <text:p text:style-name="P21">JSDL</text:p>
          </table:table-cell>
          <table:table-cell table:style-name="Table13.B3" office:value-type="string">
            <text:p text:style-name="P5"><text:change-start text:change-id="ct-1400461644"/><text:variable-get text:name="NMA" office:value-type="string">No matching attribute</text:variable-get><text:change-end text:change-id="ct-1400461644"/></text:p>
          </table:table-cell>
          <table:table-cell table:style-name="Table13.B3" office:value-type="string">
            <text:p text:style-name="P5"><text:change-start text:change-id="ct-1400461532"/><text:variable-get text:name="NM" office:value-type="string">Not mapped</text:variable-get><text:change-end text:change-id="ct-1400461532"/></text:p>
          </table:table-cell>
        </table:table-row>
        <table:table-row>
          <table:table-cell table:style-name="Table13.A3" office:value-type="string">
            <text:p text:style-name="P21">Posix-JSDL</text:p>
          </table:table-cell>
          <table:table-cell table:style-name="Table13.B3" office:value-type="string">
            <text:p text:style-name="P5"><text:change-start text:change-id="ct-1400461420"/><text:variable-get text:name="Same" office:value-type="string">''</text:variable-get><text:change-end text:change-id="ct-1400461420"/></text:p>
          </table:table-cell>
          <table:table-cell table:style-name="Table13.B3" office:value-type="string">
            <text:p text:style-name="P5"><text:change-start text:change-id="ct-1400461308"/><text:variable-get text:name="Same" office:value-type="string">''</text:variable-get><text:change-end text:change-id="ct-1400461308"/></text:p>
          </table:table-cell>
        </table:table-row>
        <table:table-row>
          <table:table-cell table:style-name="Table13.A3" office:value-type="string">
            <text:p text:style-name="P21">HPCP-JSDL</text:p>
          </table:table-cell>
          <table:table-cell table:style-name="Table13.B3" office:value-type="string">
            <text:p text:style-name="P5"><text:change-start text:change-id="ct-1400461196"/><text:variable-get text:name="Same" office:value-type="string">''</text:variable-get><text:change-end text:change-id="ct-1400461196"/></text:p>
          </table:table-cell>
          <table:table-cell table:style-name="Table13.B3" office:value-type="string">
            <text:p text:style-name="P5"><text:change-start text:change-id="ct-1400461084"/><text:variable-get text:name="Same" office:value-type="string">''</text:variable-get><text:change-end text:change-id="ct-1400461084"/></text:p>
          </table:table-cell>
        </table:table-row>
        <table:table-row>
          <table:table-cell table:style-name="Table13.A3" office:value-type="string">
            <text:p text:style-name="P21">ARC-JSDL</text:p>
          </table:table-cell>
          <table:table-cell table:style-name="Table13.B3" office:value-type="string">
            <text:p text:style-name="P5"><text:change-start text:change-id="ct-1398174272"/>Application/Prologue/Path</text:p>
            <text:p text:style-name="P5">Application/Prologue/Argument<text:change-end text:change-id="ct-1398174272"/></text:p>
          </table:table-cell>
          <table:table-cell table:style-name="Table13.B3" office:value-type="string">
            <text:p text:style-name="P5"><text:change-start text:change-id="ct-1409849900"/>Application/Prologue/Path</text:p>
            <text:p text:style-name="P5">Application/Prologue/Argument<text:change-end text:change-id="ct-1409849900"/></text:p>
          </table:table-cell>
        </table:table-row>
      </table:table>
      <text:list xml:id="list956014985" text:continue-numbering="true" text:style-name="List_20_1">
        <text:list-item>
          <text:list>
            <text:list-item>
              <text:list>
                <text:list-item>
                  <text:p text:style-name="P3"><text:change text:change-id="ct-1437449996"/><text:soft-page-break/>Epilogue</text:p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1"/>
          </table:table-cell>
          <table:table-cell table:style-name="Table14.B1" office:value-type="string">
            <text:p text:style-name="P5">In</text:p>
          </table:table-cell>
          <table:table-cell table:style-name="Table14.B1" office:value-type="string">
            <text:p text:style-name="P5">Out</text:p>
          </table:table-cell>
        </table:table-row>
        <table:table-row>
          <table:table-cell table:style-name="Table14.A2" office:value-type="string">
            <text:p text:style-name="P21">XRSL</text:p>
          </table:table-cell>
          <table:table-cell table:style-name="Table14.B2" office:value-type="string">
            <text:p text:style-name="P5"><text:change-start text:change-id="ct-1400460860"/><text:variable-get text:name="NMA" office:value-type="string">No matching attribute</text:variable-get><text:change-end text:change-id="ct-1400460860"/></text:p>
          </table:table-cell>
          <table:table-cell table:style-name="Table14.B2" office:value-type="string">
            <text:p text:style-name="P5"><text:change-start text:change-id="ct-1400460748"/><text:variable-get text:name="NM" office:value-type="string">Not mapped</text:variable-get><text:change-end text:change-id="ct-1400460748"/></text:p>
          </table:table-cell>
        </table:table-row>
        <table:table-row>
          <table:table-cell table:style-name="Table14.A3" office:value-type="string">
            <text:p text:style-name="P21">JDL</text:p>
          </table:table-cell>
          <table:table-cell table:style-name="Table14.B3" office:value-type="string">
            <text:p text:style-name="P5"><text:change-start text:change-id="ct-1400460636"/>Epilogue</text:p>
            <text:p text:style-name="P5">E<text:change-end text:change-id="ct-1400460636"/><text:change-start text:change-id="ct-1400460524"/>pilogueArgument<text:change-end text:change-id="ct-1400460524"/></text:p>
          </table:table-cell>
          <table:table-cell table:style-name="Table14.B3" office:value-type="string">
            <text:p text:style-name="P5"><text:change-start text:change-id="ct-1400460412"/>Epilogue</text:p>
            <text:p text:style-name="P5">EpilogueArgument<text:change-end text:change-id="ct-1400460412"/></text:p>
          </table:table-cell>
        </table:table-row>
        <table:table-row>
          <table:table-cell table:style-name="Table14.A3" office:value-type="string">
            <text:p text:style-name="P21">JSDL</text:p>
          </table:table-cell>
          <table:table-cell table:style-name="Table14.B3" office:value-type="string">
            <text:p text:style-name="P5"><text:change-start text:change-id="ct-1400460300"/><text:variable-get text:name="NMA" office:value-type="string">No matching attribute</text:variable-get><text:change-end text:change-id="ct-1400460300"/></text:p>
          </table:table-cell>
          <table:table-cell table:style-name="Table14.B3" office:value-type="string">
            <text:p text:style-name="P5"><text:change-start text:change-id="ct-1400460188"/><text:variable-get text:name="NM" office:value-type="string">Not mapped</text:variable-get><text:change-end text:change-id="ct-1400460188"/></text:p>
          </table:table-cell>
        </table:table-row>
        <table:table-row>
          <table:table-cell table:style-name="Table14.A3" office:value-type="string">
            <text:p text:style-name="P21">Posix-JSDL</text:p>
          </table:table-cell>
          <table:table-cell table:style-name="Table14.B3" office:value-type="string">
            <text:p text:style-name="P5"><text:change-start text:change-id="ct-1400460076"/><text:variable-get text:name="Same" office:value-type="string">''</text:variable-get><text:change-end text:change-id="ct-1400460076"/></text:p>
          </table:table-cell>
          <table:table-cell table:style-name="Table14.B3" office:value-type="string">
            <text:p text:style-name="P5"><text:change-start text:change-id="ct-1400459964"/><text:variable-get text:name="Same" office:value-type="string">''</text:variable-get><text:change-end text:change-id="ct-1400459964"/></text:p>
          </table:table-cell>
        </table:table-row>
        <table:table-row>
          <table:table-cell table:style-name="Table14.A3" office:value-type="string">
            <text:p text:style-name="P21">HPCP-JSDL</text:p>
          </table:table-cell>
          <table:table-cell table:style-name="Table14.B3" office:value-type="string">
            <text:p text:style-name="P5"><text:change-start text:change-id="ct-1400459852"/><text:variable-get text:name="Same" office:value-type="string">''</text:variable-get><text:change-end text:change-id="ct-1400459852"/></text:p>
          </table:table-cell>
          <table:table-cell table:style-name="Table14.B3" office:value-type="string">
            <text:p text:style-name="P5"><text:change-start text:change-id="ct-1400459740"/><text:variable-get text:name="Same" office:value-type="string">''</text:variable-get><text:change-end text:change-id="ct-1400459740"/></text:p>
          </table:table-cell>
        </table:table-row>
        <table:table-row>
          <table:table-cell table:style-name="Table14.A3" office:value-type="string">
            <text:p text:style-name="P21">ARC-JSDL</text:p>
          </table:table-cell>
          <table:table-cell table:style-name="Table14.B3" office:value-type="string">
            <text:p text:style-name="P5"><text:change-start text:change-id="ct-1399707872"/>Application/Epilogue/Path</text:p>
            <text:p text:style-name="P5">Application/Epilogue/Argument<text:change-end text:change-id="ct-1399707872"/></text:p>
          </table:table-cell>
          <table:table-cell table:style-name="Table14.B3" office:value-type="string">
            <text:p text:style-name="P5"><text:change-start text:change-id="ct-1399143656"/>Application/Epilogue/Path</text:p>
            <text:p text:style-name="P5">Application/Epilogue/Argument<text:change-end text:change-id="ct-1399143656"/></text:p>
          </table:table-cell>
        </table:table-row>
      </table:table>
      <text:list xml:id="list758059683" text:continue-numbering="true" text:style-name="List_20_1">
        <text:list-item>
          <text:list>
            <text:list-item>
              <text:list>
                <text:list-item>
                  <text:p text:style-name="P3"><text:change text:change-id="ct-1438732448"/>LogDir</text:p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1"/>
          </table:table-cell>
          <table:table-cell table:style-name="Table15.B1" office:value-type="string">
            <text:p text:style-name="P5">In</text:p>
          </table:table-cell>
          <table:table-cell table:style-name="Table15.B1" office:value-type="string">
            <text:p text:style-name="P5">Out</text:p>
          </table:table-cell>
        </table:table-row>
        <table:table-row>
          <table:table-cell table:style-name="Table15.A2" office:value-type="string">
            <text:p text:style-name="P21">XRSL</text:p>
          </table:table-cell>
          <table:table-cell table:style-name="Table15.B2" office:value-type="string">
            <text:p text:style-name="P5"><text:change-start text:change-id="ct-1400459516"/>gmlog<text:change-end text:change-id="ct-1400459516"/></text:p>
          </table:table-cell>
          <table:table-cell table:style-name="Table15.B2" office:value-type="string">
            <text:p text:style-name="P5"><text:change-start text:change-id="ct-1400459404"/>gmlog<text:change-end text:change-id="ct-1400459404"/><text:change-start text:change-id="ct-1400426456"/></text:p>
            <text:p text:style-name="P5">outputFiles<text:change-end text:change-id="ct-1400426456"/></text:p>
          </table:table-cell>
        </table:table-row>
        <table:table-row>
          <table:table-cell table:style-name="Table15.A3" office:value-type="string">
            <text:p text:style-name="P21">JDL</text:p>
          </table:table-cell>
          <table:table-cell table:style-name="Table15.B3" office:value-type="string">
            <text:p text:style-name="P5"><text:change-start text:change-id="ct-1400426344"/><text:variable-get text:name="NMA" office:value-type="string">No matching attribute</text:variable-get><text:change-end text:change-id="ct-1400426344"/></text:p>
          </table:table-cell>
          <table:table-cell table:style-name="Table15.B3" office:value-type="string">
            <text:p text:style-name="P5"><text:change-start text:change-id="ct-1400426232"/><text:variable-get text:name="NM" office:value-type="string">Not mapped</text:variable-get><text:change-end text:change-id="ct-1400426232"/></text:p>
          </table:table-cell>
        </table:table-row>
        <table:table-row>
          <table:table-cell table:style-name="Table15.A3" office:value-type="string">
            <text:p text:style-name="P21">JSDL</text:p>
          </table:table-cell>
          <table:table-cell table:style-name="Table15.B3" office:value-type="string">
            <text:p text:style-name="P5"><text:change-start text:change-id="ct-1400426120"/><text:variable-get text:name="Same" office:value-type="string">''</text:variable-get><text:change-end text:change-id="ct-1400426120"/></text:p>
          </table:table-cell>
          <table:table-cell table:style-name="Table15.B3" office:value-type="string">
            <text:p text:style-name="P5"><text:change-start text:change-id="ct-1400426008"/><text:variable-get text:name="Same" office:value-type="string">''</text:variable-get><text:change-end text:change-id="ct-1400426008"/></text:p>
          </table:table-cell>
        </table:table-row>
        <table:table-row>
          <table:table-cell table:style-name="Table15.A3" office:value-type="string">
            <text:p text:style-name="P21">Posix-JSDL</text:p>
          </table:table-cell>
          <table:table-cell table:style-name="Table15.B3" office:value-type="string">
            <text:p text:style-name="P5"><text:change-start text:change-id="ct-1400425896"/><text:variable-get text:name="Same" office:value-type="string">''</text:variable-get><text:change-end text:change-id="ct-1400425896"/></text:p>
          </table:table-cell>
          <table:table-cell table:style-name="Table15.B3" office:value-type="string">
            <text:p text:style-name="P5"><text:change-start text:change-id="ct-1400425784"/><text:variable-get text:name="Same" office:value-type="string">''</text:variable-get><text:change-end text:change-id="ct-1400425784"/></text:p>
          </table:table-cell>
        </table:table-row>
        <table:table-row>
          <table:table-cell table:style-name="Table15.A3" office:value-type="string">
            <text:p text:style-name="P21">HPCP-JSDL</text:p>
          </table:table-cell>
          <table:table-cell table:style-name="Table15.B3" office:value-type="string">
            <text:p text:style-name="P5"><text:change-start text:change-id="ct-1400425672"/><text:variable-get text:name="Same" office:value-type="string">''</text:variable-get><text:change-end text:change-id="ct-1400425672"/></text:p>
          </table:table-cell>
          <table:table-cell table:style-name="Table15.B3" office:value-type="string">
            <text:p text:style-name="P5"><text:change-start text:change-id="ct-1400425560"/><text:variable-get text:name="Same" office:value-type="string">''</text:variable-get><text:change-end text:change-id="ct-1400425560"/></text:p>
          </table:table-cell>
        </table:table-row>
        <table:table-row>
          <table:table-cell table:style-name="Table15.A3" office:value-type="string">
            <text:p text:style-name="P21">ARC-JSDL</text:p>
          </table:table-cell>
          <table:table-cell table:style-name="Table15.B3" office:value-type="string">
            <text:p text:style-name="P5"><text:change-start text:change-id="ct-1399707984"/>Application/LogDir<text:change-end text:change-id="ct-1399707984"/></text:p>
          </table:table-cell>
          <table:table-cell table:style-name="Table15.B3" office:value-type="string">
            <text:p text:style-name="P5"><text:change-start text:change-id="ct-1401860244"/>Application/LogDir<text:change-end text:change-id="ct-1401860244"/></text:p>
          </table:table-cell>
        </table:table-row>
      </table:table>
      <text:list xml:id="list1434168050" text:continue-numbering="true" text:style-name="List_20_1">
        <text:list-item>
          <text:list>
            <text:list-item>
              <text:list>
                <text:list-item>
                  <text:p text:style-name="P3"><text:change text:change-id="ct-1410007300"/>RemoteLogging</text:p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1"/>
          </table:table-cell>
          <table:table-cell table:style-name="Table16.B1" office:value-type="string">
            <text:p text:style-name="P5">In</text:p>
          </table:table-cell>
          <table:table-cell table:style-name="Table16.B1" office:value-type="string">
            <text:p text:style-name="P5">Out</text:p>
          </table:table-cell>
        </table:table-row>
        <table:table-row>
          <table:table-cell table:style-name="Table16.A2" office:value-type="string">
            <text:p text:style-name="P21">XRSL</text:p>
          </table:table-cell>
          <table:table-cell table:style-name="Table16.B2" office:value-type="string">
            <text:p text:style-name="P5"><text:change-start text:change-id="ct-1400425336"/>jobreport<text:change-end text:change-id="ct-1400425336"/></text:p>
          </table:table-cell>
          <table:table-cell table:style-name="Table16.B2" office:value-type="string">
            <text:p text:style-name="P5"><text:change-start text:change-id="ct-1400425224"/>jobreport<text:change-end text:change-id="ct-1400425224"/></text:p>
          </table:table-cell>
        </table:table-row>
        <table:table-row>
          <table:table-cell table:style-name="Table16.A3" office:value-type="string">
            <text:p text:style-name="P21">JDL</text:p>
          </table:table-cell>
          <table:table-cell table:style-name="Table16.B3" office:value-type="string">
            <text:p text:style-name="P5"><text:change-start text:change-id="ct-1400425112"/><text:variable-get text:name="NMA" office:value-type="string">No matching attribute</text:variable-get><text:change-end text:change-id="ct-1400425112"/></text:p>
          </table:table-cell>
          <table:table-cell table:style-name="Table16.B3" office:value-type="string">
            <text:p text:style-name="P5"><text:change-start text:change-id="ct-1400425000"/><text:variable-get text:name="NM" office:value-type="string">Not mapped</text:variable-get><text:change-end text:change-id="ct-1400425000"/></text:p>
          </table:table-cell>
        </table:table-row>
        <table:table-row>
          <table:table-cell table:style-name="Table16.A3" office:value-type="string">
            <text:p text:style-name="P21">JSDL</text:p>
          </table:table-cell>
          <table:table-cell table:style-name="Table16.B3" office:value-type="string">
            <text:p text:style-name="P5"><text:change-start text:change-id="ct-1400424888"/><text:variable-get text:name="Same" office:value-type="string">''</text:variable-get><text:change-end text:change-id="ct-1400424888"/></text:p>
          </table:table-cell>
          <table:table-cell table:style-name="Table16.B3" office:value-type="string">
            <text:p text:style-name="P5"><text:change-start text:change-id="ct-1400424776"/><text:variable-get text:name="Same" office:value-type="string">''</text:variable-get><text:change-end text:change-id="ct-1400424776"/></text:p>
          </table:table-cell>
        </table:table-row>
        <table:table-row>
          <table:table-cell table:style-name="Table16.A3" office:value-type="string">
            <text:p text:style-name="P21">Posix-JSDL</text:p>
          </table:table-cell>
          <table:table-cell table:style-name="Table16.B3" office:value-type="string">
            <text:p text:style-name="P5"><text:change-start text:change-id="ct-1400424664"/><text:variable-get text:name="Same" office:value-type="string">''</text:variable-get><text:change-end text:change-id="ct-1400424664"/></text:p>
          </table:table-cell>
          <table:table-cell table:style-name="Table16.B3" office:value-type="string">
            <text:p text:style-name="P5"><text:change-start text:change-id="ct-1400424552"/><text:variable-get text:name="Same" office:value-type="string">''</text:variable-get><text:change-end text:change-id="ct-1400424552"/></text:p>
          </table:table-cell>
        </table:table-row>
        <table:table-row>
          <table:table-cell table:style-name="Table16.A3" office:value-type="string">
            <text:p text:style-name="P21">HPCP-JSDL</text:p>
          </table:table-cell>
          <table:table-cell table:style-name="Table16.B3" office:value-type="string">
            <text:p text:style-name="P5"><text:change-start text:change-id="ct-1400424440"/><text:variable-get text:name="Same" office:value-type="string">''</text:variable-get><text:change-end text:change-id="ct-1400424440"/></text:p>
          </table:table-cell>
          <table:table-cell table:style-name="Table16.B3" office:value-type="string">
            <text:p text:style-name="P5"><text:change-start text:change-id="ct-1400424328"/><text:variable-get text:name="Same" office:value-type="string">''</text:variable-get><text:change-end text:change-id="ct-1400424328"/></text:p>
          </table:table-cell>
        </table:table-row>
        <table:table-row>
          <table:table-cell table:style-name="Table16.A3" office:value-type="string">
            <text:p text:style-name="P21">ARC-JSDL</text:p>
          </table:table-cell>
          <table:table-cell table:style-name="Table16.B3" office:value-type="string">
            <text:p text:style-name="P5"><text:change-start text:change-id="ct-1409271028"/>Application/RemoteLogging<text:change-end text:change-id="ct-1409271028"/></text:p>
          </table:table-cell>
          <table:table-cell table:style-name="Table16.B3" office:value-type="string">
            <text:p text:style-name="P5"><text:change-start text:change-id="ct-1409030716"/>Application/RemoteLogging<text:change-end text:change-id="ct-1409030716"/></text:p>
          </table:table-cell>
        </table:table-row>
      </table:table>
      <text:list xml:id="list506137184" text:continue-numbering="true" text:style-name="List_20_1">
        <text:list-item>
          <text:list>
            <text:list-item>
              <text:list>
                <text:list-item>
                  <text:p text:style-name="P3"><text:change text:change-id="ct-1410059132"/>Rerun</text:p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1"/>
          </table:table-cell>
          <table:table-cell table:style-name="Table17.B1" office:value-type="string">
            <text:p text:style-name="P5">In</text:p>
          </table:table-cell>
          <table:table-cell table:style-name="Table17.B1" office:value-type="string">
            <text:p text:style-name="P5">Out</text:p>
          </table:table-cell>
        </table:table-row>
        <table:table-row>
          <table:table-cell table:style-name="Table17.A2" office:value-type="string">
            <text:p text:style-name="P21">XRSL</text:p>
          </table:table-cell>
          <table:table-cell table:style-name="Table17.B2" office:value-type="string">
            <text:p text:style-name="P5"><text:change-start text:change-id="ct-1400424104"/>rerun<text:change-end text:change-id="ct-1400424104"/></text:p>
          </table:table-cell>
          <table:table-cell table:style-name="Table17.B2" office:value-type="string">
            <text:p text:style-name="P5"><text:change-start text:change-id="ct-1400423992"/>rerun<text:change-end text:change-id="ct-1400423992"/></text:p>
          </table:table-cell>
        </table:table-row>
        <table:table-row>
          <table:table-cell table:style-name="Table17.A3" office:value-type="string">
            <text:p text:style-name="P21">JDL</text:p>
          </table:table-cell>
          <table:table-cell table:style-name="Table17.B3" office:value-type="string">
            <text:p text:style-name="P5"><text:change-start text:change-id="ct-1400423880"/>RetryCount</text:p>
            <text:p text:style-name="P5">ShallowRetryCount<text:change-end text:change-id="ct-1400423880"/><text:change-start text:change-id="ct-1400423768"/>*<text:change-end text:change-id="ct-1400423768"/></text:p>
          </table:table-cell>
          <table:table-cell table:style-name="Table17.B3" office:value-type="string">
            <text:p text:style-name="P5"><text:change-start text:change-id="ct-1400423656"/>RetryCount</text:p>
            <text:p text:style-name="P5"><text:change-end text:change-id="ct-1400423656"/><text:change-start text:change-id="ct-1400423544"/>ShallowRetryCount**<text:change-end text:change-id="ct-1400423544"/></text:p>
          </table:table-cell>
        </table:table-row>
        <table:table-row>
          <table:table-cell table:style-name="Table17.A3" office:value-type="string">
            <text:p text:style-name="P21">JSDL</text:p>
          </table:table-cell>
          <table:table-cell table:style-name="Table17.B3" office:value-type="string">
            <text:p text:style-name="P5"><text:change-start text:change-id="ct-1400423432"/><text:variable-get text:name="NMA" office:value-type="string">No matching attribute</text:variable-get><text:change-end text:change-id="ct-1400423432"/></text:p>
          </table:table-cell>
          <table:table-cell table:style-name="Table17.B3" office:value-type="string">
            <text:p text:style-name="P5"><text:change-start text:change-id="ct-1400423320"/><text:variable-get text:name="NM" office:value-type="string">Not mapped</text:variable-get><text:change-end text:change-id="ct-1400423320"/></text:p>
          </table:table-cell>
        </table:table-row>
        <table:table-row>
          <table:table-cell table:style-name="Table17.A3" office:value-type="string">
            <text:p text:style-name="P21">Posix-JSDL</text:p>
          </table:table-cell>
          <table:table-cell table:style-name="Table17.B3" office:value-type="string">
            <text:p text:style-name="P5"><text:change-start text:change-id="ct-1400423208"/><text:variable-get text:name="Same" office:value-type="string">''</text:variable-get><text:change-end text:change-id="ct-1400423208"/></text:p>
          </table:table-cell>
          <table:table-cell table:style-name="Table17.B3" office:value-type="string">
            <text:p text:style-name="P5"><text:change-start text:change-id="ct-1400423096"/><text:variable-get text:name="Same" office:value-type="string">''</text:variable-get><text:change-end text:change-id="ct-1400423096"/></text:p>
          </table:table-cell>
        </table:table-row>
        <table:table-row>
          <table:table-cell table:style-name="Table17.A3" office:value-type="string">
            <text:p text:style-name="P21">HPCP-JSDL</text:p>
          </table:table-cell>
          <table:table-cell table:style-name="Table17.B3" office:value-type="string">
            <text:p text:style-name="P5"><text:change-start text:change-id="ct-1400422984"/><text:variable-get text:name="Same" office:value-type="string">''</text:variable-get><text:change-end text:change-id="ct-1400422984"/></text:p>
          </table:table-cell>
          <table:table-cell table:style-name="Table17.B3" office:value-type="string">
            <text:p text:style-name="P5"><text:change-start text:change-id="ct-1400422872"/><text:variable-get text:name="Same" office:value-type="string">''</text:variable-get><text:change-end text:change-id="ct-1400422872"/></text:p>
          </table:table-cell>
        </table:table-row>
        <table:table-row>
          <table:table-cell table:style-name="Table17.A3" office:value-type="string">
            <text:p text:style-name="P21">ARC-JSDL</text:p>
          </table:table-cell>
          <table:table-cell table:style-name="Table17.B3" office:value-type="string">
            <text:p text:style-name="P5"><text:change-start text:change-id="ct-1400422760"/>Application<text:change-end text:change-id="ct-1400422760"/><text:change-start text:change-id="ct-1400422648"/>/Rerun<text:change-end text:change-id="ct-1400422648"/></text:p>
          </table:table-cell>
          <table:table-cell table:style-name="Table17.B3" office:value-type="string">
            <text:p text:style-name="P5"><text:change-start text:change-id="ct-1400422536"/>Application/Rerun<text:change-end text:change-id="ct-1400422536"/></text:p>
          </table:table-cell>
        </table:table-row>
      </table:table>
      <text:p text:style-name="P8"><text:change-start text:change-id="ct-1400532948"/><text:soft-page-break/>* <text:change-end text:change-id="ct-1400532948"/><text:change-start text:change-id="ct-1436161152"/>Only <text:change-end text:change-id="ct-1436161152"/><text:change text:change-id="ct-1434470856"/><text:change-start text:change-id="ct-1430327164"/>t<text:change-end text:change-id="ct-1430327164"/><text:change-start text:change-id="ct-1410059580"/><text:span text:style-name="T1">he maximum value</text:span><text:change-end text:change-id="ct-1410059580"/><text:change text:change-id="ct-1410058572"/><text:change-start text:change-id="ct-1410058348"/><text:span text:style-name="T1"> between</text:span><text:change-end text:change-id="ct-1410058348"/><text:change-start text:change-id="ct-1314643708"/><text:span text:style-name="T1"> RetryCount and ShallowRetryCount is stored.</text:span></text:p>
      <text:p text:style-name="P8"><text:span text:style-name="T1">** Both RetryCount and ShallowRetryCount</text:span><text:change-end text:change-id="ct-1314643708"/><text:change-start text:change-id="ct-1400532724"/><text:span text:style-name="T1"> will be set if Rerun is set, and they will both have the value of Rerun.</text:span><text:change-end text:change-id="ct-1400532724"/></text:p>
      <text:list xml:id="list134055362" text:continue-numbering="true" text:style-name="List_20_1">
        <text:list-item>
          <text:list>
            <text:list-item>
              <text:list>
                <text:list-item>
                  <text:p text:style-name="P3">ExpiryTime</text:p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1"/>
          </table:table-cell>
          <table:table-cell table:style-name="Table18.B1" office:value-type="string">
            <text:p text:style-name="P5">In</text:p>
          </table:table-cell>
          <table:table-cell table:style-name="Table18.B1" office:value-type="string">
            <text:p text:style-name="P5">Out</text:p>
          </table:table-cell>
        </table:table-row>
        <table:table-row>
          <table:table-cell table:style-name="Table18.A2" office:value-type="string">
            <text:p text:style-name="P21">XRSL</text:p>
          </table:table-cell>
          <table:table-cell table:style-name="Table18.B2" office:value-type="string">
            <text:p text:style-name="P5"><text:change-start text:change-id="ct-1400532612"/><text:variable-get text:name="NMA" office:value-type="string">No matching attribute</text:variable-get><text:change-end text:change-id="ct-1400532612"/></text:p>
          </table:table-cell>
          <table:table-cell table:style-name="Table18.B2" office:value-type="string">
            <text:p text:style-name="P5"><text:change-start text:change-id="ct-1400532500"/><text:variable-get text:name="NM" office:value-type="string">Not mapped</text:variable-get><text:change-end text:change-id="ct-1400532500"/></text:p>
          </table:table-cell>
        </table:table-row>
        <table:table-row>
          <table:table-cell table:style-name="Table18.A3" office:value-type="string">
            <text:p text:style-name="P21">JDL</text:p>
          </table:table-cell>
          <table:table-cell table:style-name="Table18.B3" office:value-type="string">
            <text:p text:style-name="P5"><text:change-start text:change-id="ct-1400532388"/>ExpiryTime<text:change-end text:change-id="ct-1400532388"/></text:p>
          </table:table-cell>
          <table:table-cell table:style-name="Table18.B3" office:value-type="string">
            <text:p text:style-name="P5"><text:change-start text:change-id="ct-1400532276"/>ExpiryTime<text:change-end text:change-id="ct-1400532276"/></text:p>
          </table:table-cell>
        </table:table-row>
        <table:table-row>
          <table:table-cell table:style-name="Table18.A3" office:value-type="string">
            <text:p text:style-name="P21">JSDL</text:p>
          </table:table-cell>
          <table:table-cell table:style-name="Table18.B3" office:value-type="string">
            <text:p text:style-name="P5"><text:change-start text:change-id="ct-1400532164"/><text:variable-get text:name="NMA" office:value-type="string">No matching attribute</text:variable-get><text:change-end text:change-id="ct-1400532164"/></text:p>
          </table:table-cell>
          <table:table-cell table:style-name="Table18.B3" office:value-type="string">
            <text:p text:style-name="P5"><text:change-start text:change-id="ct-1400532052"/><text:variable-get text:name="NM" office:value-type="string">Not mapped</text:variable-get><text:change-end text:change-id="ct-1400532052"/></text:p>
          </table:table-cell>
        </table:table-row>
        <table:table-row>
          <table:table-cell table:style-name="Table18.A3" office:value-type="string">
            <text:p text:style-name="P21">Posix-JSDL</text:p>
          </table:table-cell>
          <table:table-cell table:style-name="Table18.B3" office:value-type="string">
            <text:p text:style-name="P5"><text:change-start text:change-id="ct-1400531940"/><text:variable-get text:name="Same" office:value-type="string">''</text:variable-get><text:change-end text:change-id="ct-1400531940"/></text:p>
          </table:table-cell>
          <table:table-cell table:style-name="Table18.B3" office:value-type="string">
            <text:p text:style-name="P5"><text:change-start text:change-id="ct-1400531828"/><text:variable-get text:name="Same" office:value-type="string">''</text:variable-get><text:change-end text:change-id="ct-1400531828"/></text:p>
          </table:table-cell>
        </table:table-row>
        <table:table-row>
          <table:table-cell table:style-name="Table18.A3" office:value-type="string">
            <text:p text:style-name="P21">HPCP-JSDL</text:p>
          </table:table-cell>
          <table:table-cell table:style-name="Table18.B3" office:value-type="string">
            <text:p text:style-name="P5"><text:change-start text:change-id="ct-1400531716"/><text:variable-get text:name="Same" office:value-type="string">''</text:variable-get><text:change-end text:change-id="ct-1400531716"/></text:p>
          </table:table-cell>
          <table:table-cell table:style-name="Table18.B3" office:value-type="string">
            <text:p text:style-name="P5"><text:change-start text:change-id="ct-1400531604"/><text:variable-get text:name="Same" office:value-type="string">''</text:variable-get><text:change-end text:change-id="ct-1400531604"/></text:p>
          </table:table-cell>
        </table:table-row>
        <table:table-row>
          <table:table-cell table:style-name="Table18.A3" office:value-type="string">
            <text:p text:style-name="P21">ARC-JSDL</text:p>
          </table:table-cell>
          <table:table-cell table:style-name="Table18.B3" office:value-type="string">
            <text:p text:style-name="P5"><text:change-start text:change-id="ct-1400531492"/>Application/ExpiryTime<text:change-end text:change-id="ct-1400531492"/></text:p>
          </table:table-cell>
          <table:table-cell table:style-name="Table18.B3" office:value-type="string">
            <text:p text:style-name="P5"><text:change-start text:change-id="ct-1400531380"/>Application/ExpiryTime<text:change-end text:change-id="ct-1400531380"/></text:p>
          </table:table-cell>
        </table:table-row>
      </table:table>
      <text:list xml:id="list1098099403" text:continue-numbering="true" text:style-name="List_20_1">
        <text:list-item>
          <text:list>
            <text:list-item>
              <text:list>
                <text:list-item>
                  <text:p text:style-name="P3"><text:change text:change-id="ct-1437448652"/>StartOnHold</text:p>
                </text:list-item>
              </text:list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21"/>
          </table:table-cell>
          <table:table-cell table:style-name="Table19.B1" office:value-type="string">
            <text:p text:style-name="P5">In</text:p>
          </table:table-cell>
          <table:table-cell table:style-name="Table19.B1" office:value-type="string">
            <text:p text:style-name="P5">Out</text:p>
          </table:table-cell>
        </table:table-row>
        <table:table-row>
          <table:table-cell table:style-name="Table19.A2" office:value-type="string">
            <text:p text:style-name="P21">XRSL</text:p>
          </table:table-cell>
          <table:table-cell table:style-name="Table19.B2" office:value-type="string">
            <text:p text:style-name="P5"><text:change-start text:change-id="ct-1400531156"/><text:variable-get text:name="NMA" office:value-type="string">No matching attribute</text:variable-get><text:change-end text:change-id="ct-1400531156"/></text:p>
          </table:table-cell>
          <table:table-cell table:style-name="Table19.B2" office:value-type="string">
            <text:p text:style-name="P5"><text:change-start text:change-id="ct-1400531044"/><text:variable-get text:name="NM" office:value-type="string">Not mapped</text:variable-get><text:change-end text:change-id="ct-1400531044"/></text:p>
          </table:table-cell>
        </table:table-row>
        <table:table-row>
          <table:table-cell table:style-name="Table19.A3" office:value-type="string">
            <text:p text:style-name="P21">JDL</text:p>
          </table:table-cell>
          <table:table-cell table:style-name="Table19.B3" office:value-type="string">
            <text:p text:style-name="P5"><text:change-start text:change-id="ct-1400530932"/><text:variable-get text:name="Same" office:value-type="string">''</text:variable-get><text:change-end text:change-id="ct-1400530932"/></text:p>
          </table:table-cell>
          <table:table-cell table:style-name="Table19.B3" office:value-type="string">
            <text:p text:style-name="P5"><text:change-start text:change-id="ct-1400530820"/><text:variable-get text:name="Same" office:value-type="string">''</text:variable-get><text:change-end text:change-id="ct-1400530820"/></text:p>
          </table:table-cell>
        </table:table-row>
        <table:table-row>
          <table:table-cell table:style-name="Table19.A3" office:value-type="string">
            <text:p text:style-name="P21">JSDL</text:p>
          </table:table-cell>
          <table:table-cell table:style-name="Table19.B3" office:value-type="string">
            <text:p text:style-name="P5"><text:change-start text:change-id="ct-1400530708"/><text:variable-get text:name="Same" office:value-type="string">''</text:variable-get><text:change-end text:change-id="ct-1400530708"/></text:p>
          </table:table-cell>
          <table:table-cell table:style-name="Table19.B3" office:value-type="string">
            <text:p text:style-name="P5"><text:change-start text:change-id="ct-1400530596"/><text:variable-get text:name="Same" office:value-type="string">''</text:variable-get><text:change-end text:change-id="ct-1400530596"/></text:p>
          </table:table-cell>
        </table:table-row>
        <table:table-row>
          <table:table-cell table:style-name="Table19.A3" office:value-type="string">
            <text:p text:style-name="P21">Posix-JSDL</text:p>
          </table:table-cell>
          <table:table-cell table:style-name="Table19.B3" office:value-type="string">
            <text:p text:style-name="P5"><text:change-start text:change-id="ct-1400530484"/><text:variable-get text:name="Same" office:value-type="string">''</text:variable-get><text:change-end text:change-id="ct-1400530484"/></text:p>
          </table:table-cell>
          <table:table-cell table:style-name="Table19.B3" office:value-type="string">
            <text:p text:style-name="P5"><text:change-start text:change-id="ct-1400530372"/><text:variable-get text:name="Same" office:value-type="string">''</text:variable-get><text:change-end text:change-id="ct-1400530372"/></text:p>
          </table:table-cell>
        </table:table-row>
        <table:table-row>
          <table:table-cell table:style-name="Table19.A3" office:value-type="string">
            <text:p text:style-name="P21">HPCP-JSDL</text:p>
          </table:table-cell>
          <table:table-cell table:style-name="Table19.B3" office:value-type="string">
            <text:p text:style-name="P5"><text:change-start text:change-id="ct-1400530260"/><text:variable-get text:name="Same" office:value-type="string">''</text:variable-get><text:change-end text:change-id="ct-1400530260"/></text:p>
          </table:table-cell>
          <table:table-cell table:style-name="Table19.B3" office:value-type="string">
            <text:p text:style-name="P5"><text:change-start text:change-id="ct-1400530148"/><text:variable-get text:name="Same" office:value-type="string">''</text:variable-get><text:change-end text:change-id="ct-1400530148"/></text:p>
          </table:table-cell>
        </table:table-row>
        <table:table-row>
          <table:table-cell table:style-name="Table19.A3" office:value-type="string">
            <text:p text:style-name="P21">ARC-JSDL</text:p>
          </table:table-cell>
          <table:table-cell table:style-name="Table19.B3" office:value-type="string">
            <text:p text:style-name="P5"><text:change-start text:change-id="ct-1400530036"/><text:variable-get text:name="Same" office:value-type="string">''</text:variable-get><text:change-end text:change-id="ct-1400530036"/></text:p>
          </table:table-cell>
          <table:table-cell table:style-name="Table19.B3" office:value-type="string">
            <text:p text:style-name="P5"><text:change-start text:change-id="ct-1400529924"/><text:variable-get text:name="Same" office:value-type="string">''</text:variable-get><text:change-end text:change-id="ct-1400529924"/></text:p>
          </table:table-cell>
        </table:table-row>
      </table:table>
      <text:p text:style-name="Text_20_body"/>
      <text:list xml:id="list1012426775" text:continue-numbering="true" text:style-name="List_20_1">
        <text:list-item>
          <text:list>
            <text:list-item>
              <text:list>
                <text:list-item>
                  <text:p text:style-name="P3">ProcessingStartTime</text:p>
                </text:list-item>
              </text:list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1"/>
          </table:table-cell>
          <table:table-cell table:style-name="Table20.B1" office:value-type="string">
            <text:p text:style-name="P5">In</text:p>
          </table:table-cell>
          <table:table-cell table:style-name="Table20.B1" office:value-type="string">
            <text:p text:style-name="P5">Out</text:p>
          </table:table-cell>
        </table:table-row>
        <table:table-row>
          <table:table-cell table:style-name="Table20.A2" office:value-type="string">
            <text:p text:style-name="P21">XRSL</text:p>
          </table:table-cell>
          <table:table-cell table:style-name="Table20.B2" office:value-type="string">
            <text:p text:style-name="P5"><text:change-start text:change-id="ct-1400529700"/><text:variable-get text:name="NMA" office:value-type="string">No matching attribute</text:variable-get><text:change-end text:change-id="ct-1400529700"/></text:p>
          </table:table-cell>
          <table:table-cell table:style-name="Table20.B2" office:value-type="string">
            <text:p text:style-name="P5"><text:change-start text:change-id="ct-1400529588"/><text:variable-get text:name="NM" office:value-type="string">Not mapped</text:variable-get><text:change-end text:change-id="ct-1400529588"/></text:p>
          </table:table-cell>
        </table:table-row>
        <table:table-row>
          <table:table-cell table:style-name="Table20.A3" office:value-type="string">
            <text:p text:style-name="P21">JDL</text:p>
          </table:table-cell>
          <table:table-cell table:style-name="Table20.B3" office:value-type="string">
            <text:p text:style-name="P5"><text:change-start text:change-id="ct-1400529476"/><text:variable-get text:name="Same" office:value-type="string">''</text:variable-get><text:change-end text:change-id="ct-1400529476"/></text:p>
          </table:table-cell>
          <table:table-cell table:style-name="Table20.B3" office:value-type="string">
            <text:p text:style-name="P5"><text:change-start text:change-id="ct-1400529364"/><text:variable-get text:name="Same" office:value-type="string">''</text:variable-get><text:change-end text:change-id="ct-1400529364"/></text:p>
          </table:table-cell>
        </table:table-row>
        <table:table-row>
          <table:table-cell table:style-name="Table20.A3" office:value-type="string">
            <text:p text:style-name="P21">JSDL</text:p>
          </table:table-cell>
          <table:table-cell table:style-name="Table20.B3" office:value-type="string">
            <text:p text:style-name="P5"><text:change-start text:change-id="ct-1400529252"/><text:variable-get text:name="Same" office:value-type="string">''</text:variable-get><text:change-end text:change-id="ct-1400529252"/></text:p>
          </table:table-cell>
          <table:table-cell table:style-name="Table20.B3" office:value-type="string">
            <text:p text:style-name="P5"><text:change-start text:change-id="ct-1400529140"/><text:variable-get text:name="Same" office:value-type="string">''</text:variable-get><text:change-end text:change-id="ct-1400529140"/></text:p>
          </table:table-cell>
        </table:table-row>
        <table:table-row>
          <table:table-cell table:style-name="Table20.A3" office:value-type="string">
            <text:p text:style-name="P21">Posix-JSDL</text:p>
          </table:table-cell>
          <table:table-cell table:style-name="Table20.B3" office:value-type="string">
            <text:p text:style-name="P5"><text:change-start text:change-id="ct-1400529028"/><text:variable-get text:name="Same" office:value-type="string">''</text:variable-get><text:change-end text:change-id="ct-1400529028"/></text:p>
          </table:table-cell>
          <table:table-cell table:style-name="Table20.B3" office:value-type="string">
            <text:p text:style-name="P5"><text:change-start text:change-id="ct-1400496080"/><text:variable-get text:name="Same" office:value-type="string">''</text:variable-get><text:change-end text:change-id="ct-1400496080"/></text:p>
          </table:table-cell>
        </table:table-row>
        <table:table-row>
          <table:table-cell table:style-name="Table20.A3" office:value-type="string">
            <text:p text:style-name="P21">HPCP-JSDL</text:p>
          </table:table-cell>
          <table:table-cell table:style-name="Table20.B3" office:value-type="string">
            <text:p text:style-name="P5"><text:change-start text:change-id="ct-1400495968"/><text:variable-get text:name="Same" office:value-type="string">''</text:variable-get><text:change-end text:change-id="ct-1400495968"/></text:p>
          </table:table-cell>
          <table:table-cell table:style-name="Table20.B3" office:value-type="string">
            <text:p text:style-name="P5"><text:change-start text:change-id="ct-1400495856"/><text:variable-get text:name="Same" office:value-type="string">''</text:variable-get><text:change-end text:change-id="ct-1400495856"/></text:p>
          </table:table-cell>
        </table:table-row>
        <table:table-row>
          <table:table-cell table:style-name="Table20.A3" office:value-type="string">
            <text:p text:style-name="P21">ARC-JSDL</text:p>
          </table:table-cell>
          <table:table-cell table:style-name="Table20.B3" office:value-type="string">
            <text:p text:style-name="P5"><text:change text:change-id="ct-1400495744"/><text:change-start text:change-id="ct-1436926760"/>Application/ProcessingStartTime<text:change-end text:change-id="ct-1436926760"/></text:p>
          </table:table-cell>
          <table:table-cell table:style-name="Table20.B3" office:value-type="string">
            <text:p text:style-name="P5"><text:change text:change-id="ct-1400495632"/><text:change-start text:change-id="ct-1410007748"/>Application/ProcessingStartTime<text:change-end text:change-id="ct-1410007748"/></text:p>
          </table:table-cell>
        </table:table-row>
      </table:table>
      <text:list xml:id="list1805330192" text:continue-numbering="true" text:style-name="List_20_1">
        <text:list-item>
          <text:list>
            <text:list-item>
              <text:list>
                <text:list-item>
                  <text:p text:style-name="P3"><text:change text:change-id="ct-1410007524"/><text:soft-page-break/>Notification</text:p>
                </text:list-item>
              </text:list>
            </text:list-item>
          </text:list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21"/>
          </table:table-cell>
          <table:table-cell table:style-name="Table21.B1" office:value-type="string">
            <text:p text:style-name="P5">In</text:p>
          </table:table-cell>
          <table:table-cell table:style-name="Table21.B1" office:value-type="string">
            <text:p text:style-name="P5">Out</text:p>
          </table:table-cell>
        </table:table-row>
        <table:table-row>
          <table:table-cell table:style-name="Table21.A2" office:value-type="string">
            <text:p text:style-name="P21">XRSL</text:p>
          </table:table-cell>
          <table:table-cell table:style-name="Table21.B2" office:value-type="string">
            <text:p text:style-name="P5"><text:change-start text:change-id="ct-1400495408"/>notify<text:change-end text:change-id="ct-1400495408"/></text:p>
          </table:table-cell>
          <table:table-cell table:style-name="Table21.B2" office:value-type="string">
            <text:p text:style-name="P5"><text:change-start text:change-id="ct-1400495296"/>notify<text:change-end text:change-id="ct-1400495296"/></text:p>
          </table:table-cell>
        </table:table-row>
        <table:table-row>
          <table:table-cell table:style-name="Table21.A3" office:value-type="string">
            <text:p text:style-name="P21">JDL</text:p>
          </table:table-cell>
          <table:table-cell table:style-name="Table21.B3" office:value-type="string">
            <text:p text:style-name="P5"><text:change-start text:change-id="ct-1400495184"/><text:variable-get text:name="NMA" office:value-type="string">No matching attribute</text:variable-get><text:change-end text:change-id="ct-1400495184"/></text:p>
          </table:table-cell>
          <table:table-cell table:style-name="Table21.B3" office:value-type="string">
            <text:p text:style-name="P5"><text:change-start text:change-id="ct-1400495072"/><text:variable-get text:name="NM" office:value-type="string">Not mapped</text:variable-get><text:change-end text:change-id="ct-1400495072"/></text:p>
          </table:table-cell>
        </table:table-row>
        <table:table-row>
          <table:table-cell table:style-name="Table21.A3" office:value-type="string">
            <text:p text:style-name="P21">JSDL</text:p>
          </table:table-cell>
          <table:table-cell table:style-name="Table21.B3" office:value-type="string">
            <text:p text:style-name="P5"><text:change-start text:change-id="ct-1400494960"/><text:variable-get text:name="Same" office:value-type="string">''</text:variable-get><text:change-end text:change-id="ct-1400494960"/></text:p>
          </table:table-cell>
          <table:table-cell table:style-name="Table21.B3" office:value-type="string">
            <text:p text:style-name="P5"><text:change-start text:change-id="ct-1400494848"/><text:variable-get text:name="Same" office:value-type="string">''</text:variable-get><text:change-end text:change-id="ct-1400494848"/></text:p>
          </table:table-cell>
        </table:table-row>
        <table:table-row>
          <table:table-cell table:style-name="Table21.A3" office:value-type="string">
            <text:p text:style-name="P21">Posix-JSDL</text:p>
          </table:table-cell>
          <table:table-cell table:style-name="Table21.B3" office:value-type="string">
            <text:p text:style-name="P5"><text:change-start text:change-id="ct-1400494736"/><text:variable-get text:name="Same" office:value-type="string">''</text:variable-get><text:change-end text:change-id="ct-1400494736"/></text:p>
          </table:table-cell>
          <table:table-cell table:style-name="Table21.B3" office:value-type="string">
            <text:p text:style-name="P5"><text:change-start text:change-id="ct-1400494624"/><text:variable-get text:name="Same" office:value-type="string">''</text:variable-get><text:change-end text:change-id="ct-1400494624"/></text:p>
          </table:table-cell>
        </table:table-row>
        <table:table-row>
          <table:table-cell table:style-name="Table21.A3" office:value-type="string">
            <text:p text:style-name="P21">HPCP-JSDL</text:p>
          </table:table-cell>
          <table:table-cell table:style-name="Table21.B3" office:value-type="string">
            <text:p text:style-name="P5"><text:change-start text:change-id="ct-1400494512"/><text:variable-get text:name="Same" office:value-type="string">''</text:variable-get><text:change-end text:change-id="ct-1400494512"/></text:p>
          </table:table-cell>
          <table:table-cell table:style-name="Table21.B3" office:value-type="string">
            <text:p text:style-name="P5"><text:change-start text:change-id="ct-1400494400"/><text:variable-get text:name="Same" office:value-type="string">''</text:variable-get><text:change-end text:change-id="ct-1400494400"/></text:p>
          </table:table-cell>
        </table:table-row>
        <table:table-row>
          <table:table-cell table:style-name="Table21.A3" office:value-type="string">
            <text:p text:style-name="P21">ARC-JSDL</text:p>
          </table:table-cell>
          <table:table-cell table:style-name="Table21.B3" office:value-type="string">
            <text:p text:style-name="P5"><text:change-start text:change-id="ct-1400494288"/>Application/Notification<text:change-end text:change-id="ct-1400494288"/></text:p>
          </table:table-cell>
          <table:table-cell table:style-name="Table21.B3" office:value-type="string">
            <text:p text:style-name="P5"><text:change-start text:change-id="ct-1400494176"/>Application/Notification<text:change-end text:change-id="ct-1400494176"/></text:p>
          </table:table-cell>
        </table:table-row>
      </table:table>
      <text:list xml:id="list848744174" text:continue-numbering="true" text:style-name="List_20_1">
        <text:list-item>
          <text:list>
            <text:list-item>
              <text:list>
                <text:list-item>
                  <text:p text:style-name="P3"><text:change text:change-id="ct-1438733008"/>CredentialService</text:p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1"/>
          </table:table-cell>
          <table:table-cell table:style-name="Table22.B1" office:value-type="string">
            <text:p text:style-name="P5">In</text:p>
          </table:table-cell>
          <table:table-cell table:style-name="Table22.B1" office:value-type="string">
            <text:p text:style-name="P5">Out</text:p>
          </table:table-cell>
        </table:table-row>
        <table:table-row>
          <table:table-cell table:style-name="Table22.A2" office:value-type="string">
            <text:p text:style-name="P21">XRSL</text:p>
          </table:table-cell>
          <table:table-cell table:style-name="Table22.B2" office:value-type="string">
            <text:p text:style-name="P5"><text:change-start text:change-id="ct-1400493952"/>credentialserver<text:change-end text:change-id="ct-1400493952"/></text:p>
          </table:table-cell>
          <table:table-cell table:style-name="Table22.B2" office:value-type="string">
            <text:p text:style-name="P5"><text:change-start text:change-id="ct-1400493840"/>credentialserver<text:change-end text:change-id="ct-1400493840"/></text:p>
          </table:table-cell>
        </table:table-row>
        <table:table-row>
          <table:table-cell table:style-name="Table22.A3" office:value-type="string">
            <text:p text:style-name="P21">JDL</text:p>
          </table:table-cell>
          <table:table-cell table:style-name="Table22.B3" office:value-type="string">
            <text:p text:style-name="P5"><text:change-start text:change-id="ct-1400493728"/>MyProxyServer<text:change-end text:change-id="ct-1400493728"/></text:p>
          </table:table-cell>
          <table:table-cell table:style-name="Table22.B3" office:value-type="string">
            <text:p text:style-name="P5"><text:change-start text:change-id="ct-1400493616"/>MyProxyServer<text:change-end text:change-id="ct-1400493616"/></text:p>
          </table:table-cell>
        </table:table-row>
        <table:table-row>
          <table:table-cell table:style-name="Table22.A3" office:value-type="string">
            <text:p text:style-name="P21">JSDL</text:p>
          </table:table-cell>
          <table:table-cell table:style-name="Table22.B3" office:value-type="string">
            <text:p text:style-name="P5"><text:change-start text:change-id="ct-1400493504"/><text:variable-get text:name="NMA" office:value-type="string">No matching attribute</text:variable-get><text:change-end text:change-id="ct-1400493504"/></text:p>
          </table:table-cell>
          <table:table-cell table:style-name="Table22.B3" office:value-type="string">
            <text:p text:style-name="P5"><text:change-start text:change-id="ct-1400493392"/><text:variable-get text:name="NM" office:value-type="string">Not mapped</text:variable-get><text:change-end text:change-id="ct-1400493392"/></text:p>
          </table:table-cell>
        </table:table-row>
        <table:table-row table:style-name="Table22.5">
          <table:table-cell table:style-name="Table22.A3" office:value-type="string">
            <text:p text:style-name="P21">Posix-JSDL</text:p>
          </table:table-cell>
          <table:table-cell table:style-name="Table22.B3" office:value-type="string">
            <text:p text:style-name="P5"><text:change-start text:change-id="ct-1400493280"/><text:variable-get text:name="Same" office:value-type="string">''</text:variable-get><text:change-end text:change-id="ct-1400493280"/></text:p>
          </table:table-cell>
          <table:table-cell table:style-name="Table22.B3" office:value-type="string">
            <text:p text:style-name="P5"><text:change-start text:change-id="ct-1400493168"/><text:variable-get text:name="Same" office:value-type="string">''</text:variable-get><text:change-end text:change-id="ct-1400493168"/></text:p>
          </table:table-cell>
        </table:table-row>
        <table:table-row>
          <table:table-cell table:style-name="Table22.A3" office:value-type="string">
            <text:p text:style-name="P21">HPCP-JSDL</text:p>
          </table:table-cell>
          <table:table-cell table:style-name="Table22.B3" office:value-type="string">
            <text:p text:style-name="P5"><text:change-start text:change-id="ct-1400493056"/><text:variable-get text:name="Same" office:value-type="string">''</text:variable-get><text:change-end text:change-id="ct-1400493056"/></text:p>
          </table:table-cell>
          <table:table-cell table:style-name="Table22.B3" office:value-type="string">
            <text:p text:style-name="P5"><text:change-start text:change-id="ct-1400492944"/><text:variable-get text:name="Same" office:value-type="string">''</text:variable-get><text:change-end text:change-id="ct-1400492944"/></text:p>
          </table:table-cell>
        </table:table-row>
        <table:table-row>
          <table:table-cell table:style-name="Table22.A3" office:value-type="string">
            <text:p text:style-name="P21">ARC-JSDL</text:p>
          </table:table-cell>
          <table:table-cell table:style-name="Table22.B3" office:value-type="string">
            <text:p text:style-name="P5"><text:change-start text:change-id="ct-1400492832"/>Application/CredentialService<text:change-end text:change-id="ct-1400492832"/></text:p>
          </table:table-cell>
          <table:table-cell table:style-name="Table22.B3" office:value-type="string">
            <text:p text:style-name="P5"><text:change-start text:change-id="ct-1400492720"/>Application/CredentialSer<text:change-end text:change-id="ct-1400492720"/><text:change-start text:change-id="ct-1400492608"/>vice<text:change-end text:change-id="ct-1400492608"/></text:p>
          </table:table-cell>
        </table:table-row>
      </table:table>
      <text:list xml:id="list1626596824" text:continue-numbering="true" text:style-name="List_20_1">
        <text:list-item>
          <text:list>
            <text:list-item>
              <text:list>
                <text:list-item>
                  <text:p text:style-name="P3"><text:change text:change-id="ct-1437449436"/>AccessControl</text:p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21"/>
          </table:table-cell>
          <table:table-cell table:style-name="Table23.B1" office:value-type="string">
            <text:p text:style-name="P5">In</text:p>
          </table:table-cell>
          <table:table-cell table:style-name="Table23.B1" office:value-type="string">
            <text:p text:style-name="P5">Out</text:p>
          </table:table-cell>
        </table:table-row>
        <table:table-row>
          <table:table-cell table:style-name="Table23.A2" office:value-type="string">
            <text:p text:style-name="P21">XRSL</text:p>
          </table:table-cell>
          <table:table-cell table:style-name="Table23.B2" office:value-type="string">
            <text:p text:style-name="P5"><text:change-start text:change-id="ct-1400492384"/>acl<text:change-end text:change-id="ct-1400492384"/></text:p>
          </table:table-cell>
          <table:table-cell table:style-name="Table23.B2" office:value-type="string">
            <text:p text:style-name="P5"><text:change-start text:change-id="ct-1400492272"/>acl<text:change-end text:change-id="ct-1400492272"/></text:p>
          </table:table-cell>
        </table:table-row>
        <table:table-row>
          <table:table-cell table:style-name="Table23.A3" office:value-type="string">
            <text:p text:style-name="P21">JDL</text:p>
          </table:table-cell>
          <table:table-cell table:style-name="Table23.B3" office:value-type="string">
            <text:p text:style-name="P5"><text:change-start text:change-id="ct-1400492160"/><text:variable-get text:name="NMA" office:value-type="string">No matching attribute</text:variable-get><text:change-end text:change-id="ct-1400492160"/></text:p>
          </table:table-cell>
          <table:table-cell table:style-name="Table23.B3" office:value-type="string">
            <text:p text:style-name="P5"><text:change-start text:change-id="ct-1399783416"/><text:variable-get text:name="NM" office:value-type="string">Not mapped</text:variable-get><text:change-end text:change-id="ct-1399783416"/></text:p>
          </table:table-cell>
        </table:table-row>
        <table:table-row>
          <table:table-cell table:style-name="Table23.A3" office:value-type="string">
            <text:p text:style-name="P21">JSDL</text:p>
          </table:table-cell>
          <table:table-cell table:style-name="Table23.B3" office:value-type="string">
            <text:p text:style-name="P5"><text:change-start text:change-id="ct-1399783304"/><text:variable-get text:name="Same" office:value-type="string">''</text:variable-get><text:change-end text:change-id="ct-1399783304"/></text:p>
          </table:table-cell>
          <table:table-cell table:style-name="Table23.B3" office:value-type="string">
            <text:p text:style-name="P5"><text:change-start text:change-id="ct-1399783192"/><text:variable-get text:name="Same" office:value-type="string">''</text:variable-get><text:change-end text:change-id="ct-1399783192"/></text:p>
          </table:table-cell>
        </table:table-row>
        <table:table-row>
          <table:table-cell table:style-name="Table23.A3" office:value-type="string">
            <text:p text:style-name="P21">Posix-JSDL</text:p>
          </table:table-cell>
          <table:table-cell table:style-name="Table23.B3" office:value-type="string">
            <text:p text:style-name="P5"><text:change-start text:change-id="ct-1399783080"/><text:variable-get text:name="Same" office:value-type="string">''</text:variable-get><text:change-end text:change-id="ct-1399783080"/></text:p>
          </table:table-cell>
          <table:table-cell table:style-name="Table23.B3" office:value-type="string">
            <text:p text:style-name="P5"><text:change-start text:change-id="ct-1399782968"/><text:variable-get text:name="Same" office:value-type="string">''</text:variable-get><text:change-end text:change-id="ct-1399782968"/></text:p>
          </table:table-cell>
        </table:table-row>
        <table:table-row>
          <table:table-cell table:style-name="Table23.A3" office:value-type="string">
            <text:p text:style-name="P21">HPCP-JSDL</text:p>
          </table:table-cell>
          <table:table-cell table:style-name="Table23.B3" office:value-type="string">
            <text:p text:style-name="P5"><text:change-start text:change-id="ct-1399782856"/><text:variable-get text:name="Same" office:value-type="string">''</text:variable-get><text:change-end text:change-id="ct-1399782856"/></text:p>
          </table:table-cell>
          <table:table-cell table:style-name="Table23.B3" office:value-type="string">
            <text:p text:style-name="P5"><text:change-start text:change-id="ct-1399782744"/><text:variable-get text:name="Same" office:value-type="string">''</text:variable-get><text:change-end text:change-id="ct-1399782744"/></text:p>
          </table:table-cell>
        </table:table-row>
        <table:table-row>
          <table:table-cell table:style-name="Table23.A3" office:value-type="string">
            <text:p text:style-name="P21">ARC-JSDL</text:p>
          </table:table-cell>
          <table:table-cell table:style-name="Table23.B3" office:value-type="string">
            <text:p text:style-name="P5"><text:change-start text:change-id="ct-1399782632"/>Application/AccessControl<text:change-end text:change-id="ct-1399782632"/></text:p>
          </table:table-cell>
          <table:table-cell table:style-name="Table23.B3" office:value-type="string">
            <text:p text:style-name="P5"><text:change-start text:change-id="ct-1399782520"/>Application/AccessControl<text:change-end text:change-id="ct-1399782520"/></text:p>
          </table:table-cell>
        </table:table-row>
      </table:table>
      <text:list xml:id="list349097631" text:continue-numbering="true" text:style-name="List_20_1">
        <text:list-item>
          <text:list>
            <text:list-item>
              <text:p text:style-name="P6"><text:change text:change-id="ct-1410059468"/>Resources</text:p>
              <text:list>
                <text:list-item>
                  <text:p text:style-name="P3">OperatingSystem</text:p>
                </text:list-item>
              </text:list>
            </text:list-item>
          </text:list>
        </text:list-item>
      </text:list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1"/>
          </table:table-cell>
          <table:table-cell table:style-name="Table24.B1" office:value-type="string">
            <text:p text:style-name="P5">In</text:p>
          </table:table-cell>
          <table:table-cell table:style-name="Table24.B1" office:value-type="string">
            <text:p text:style-name="P5">Out</text:p>
          </table:table-cell>
        </table:table-row>
        <table:table-row>
          <table:table-cell table:style-name="Table24.A2" office:value-type="string">
            <text:p text:style-name="P21">XRSL</text:p>
          </table:table-cell>
          <table:table-cell table:style-name="Table24.B2" office:value-type="string">
            <text:p text:style-name="P5"><text:change-start text:change-id="ct-1399782296"/>opsys<text:change-end text:change-id="ct-1399782296"/></text:p>
          </table:table-cell>
          <table:table-cell table:style-name="Table24.B2" office:value-type="string">
            <text:p text:style-name="P5"><text:change-start text:change-id="ct-1399782184"/>opsys<text:change-end text:change-id="ct-1399782184"/></text:p>
          </table:table-cell>
        </table:table-row>
        <table:table-row>
          <table:table-cell table:style-name="Table24.A3" office:value-type="string">
            <text:p text:style-name="P21">JDL</text:p>
          </table:table-cell>
          <table:table-cell table:style-name="Table24.B3" office:value-type="string">
            <text:p text:style-name="P5"><text:change-start text:change-id="ct-1399782072"/><text:variable-get text:name="NMA" office:value-type="string">No matching attribute</text:variable-get><text:change-end text:change-id="ct-1399782072"/></text:p>
          </table:table-cell>
          <table:table-cell table:style-name="Table24.B3" office:value-type="string">
            <text:p text:style-name="P5"><text:change-start text:change-id="ct-1399781960"/><text:variable-get text:name="NM" office:value-type="string">Not mapped</text:variable-get><text:change-end text:change-id="ct-1399781960"/></text:p>
          </table:table-cell>
        </table:table-row>
        <table:table-row>
          <table:table-cell table:style-name="Table24.A3" office:value-type="string">
            <text:p text:style-name="P21">JSDL</text:p>
          </table:table-cell>
          <table:table-cell table:style-name="Table24.B3" office:value-type="string">
            <text:p text:style-name="P5"><text:change-start text:change-id="ct-1410277220"/><text:variable-get text:name="Same" office:value-type="string">''</text:variable-get><text:change-end text:change-id="ct-1410277220"/></text:p>
          </table:table-cell>
          <table:table-cell table:style-name="Table24.B3" office:value-type="string">
            <text:p text:style-name="P5"><text:change-start text:change-id="ct-1436498364"/><text:variable-get text:name="Same" office:value-type="string">''</text:variable-get><text:change-end text:change-id="ct-1436498364"/></text:p>
          </table:table-cell>
        </table:table-row>
        <table:table-row>
          <table:table-cell table:style-name="Table24.A3" office:value-type="string">
            <text:p text:style-name="P21">Posix-JSDL</text:p>
          </table:table-cell>
          <table:table-cell table:style-name="Table24.B3" office:value-type="string">
            <text:p text:style-name="P5"><text:change-start text:change-id="ct-1410079952"/><text:variable-get text:name="Same" office:value-type="string">''</text:variable-get><text:change-end text:change-id="ct-1410079952"/></text:p>
          </table:table-cell>
          <table:table-cell table:style-name="Table24.B3" office:value-type="string">
            <text:p text:style-name="P5"><text:change-start text:change-id="ct-1381288952"/><text:variable-get text:name="Same" office:value-type="string">''</text:variable-get><text:change-end text:change-id="ct-1381288952"/></text:p>
          </table:table-cell>
        </table:table-row>
        <table:table-row>
          <table:table-cell table:style-name="Table24.A3" office:value-type="string">
            <text:p text:style-name="P21">HPCP-JSDL</text:p>
          </table:table-cell>
          <table:table-cell table:style-name="Table24.B3" office:value-type="string">
            <text:p text:style-name="P5"><text:change-start text:change-id="ct-1436926424"/><text:variable-get text:name="Same" office:value-type="string">''</text:variable-get><text:change-end text:change-id="ct-1436926424"/></text:p>
          </table:table-cell>
          <table:table-cell table:style-name="Table24.B3" office:value-type="string">
            <text:p text:style-name="P5"><text:change-start text:change-id="ct-1436497132"/><text:variable-get text:name="Same" office:value-type="string">''</text:variable-get><text:change-end text:change-id="ct-1436497132"/></text:p>
          </table:table-cell>
        </table:table-row>
        <table:table-row>
          <table:table-cell table:style-name="Table24.A3" office:value-type="string">
            <text:p text:style-name="P21">ARC-JSDL</text:p>
          </table:table-cell>
          <table:table-cell table:style-name="Table24.B3" office:value-type="string">
            <text:p text:style-name="P5"><text:change-start text:change-id="ct-1399781848"/>Resources<text:change-end text:change-id="ct-1399781848"/><text:change-start text:change-id="ct-1399781736"/>/OperatingSystem<text:change-end text:change-id="ct-1399781736"/></text:p>
          </table:table-cell>
          <table:table-cell table:style-name="Table24.B3" office:value-type="string">
            <text:p text:style-name="P5"><text:change-start text:change-id="ct-1399781624"/>Resour<text:change-end text:change-id="ct-1399781624"/><text:change-start text:change-id="ct-1399781512"/>ces<text:change-end text:change-id="ct-1399781512"/><text:change-start text:change-id="ct-1399781400"/>/OperatingSystem<text:change-end text:change-id="ct-1399781400"/></text:p>
          </table:table-cell>
        </table:table-row>
      </table:table>
      <text:p text:style-name="Standard"/>
      <text:list xml:id="list232986606" text:continue-list="list349097631" text:style-name="List_20_1">
        <text:list-item>
          <text:list>
            <text:list-item>
              <text:list>
                <text:list-item text:start-value="1">
                  <text:p text:style-name="P3"><text:soft-page-break/>Platform</text:p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21"/>
          </table:table-cell>
          <table:table-cell table:style-name="Table25.B1" office:value-type="string">
            <text:p text:style-name="P5">In</text:p>
          </table:table-cell>
          <table:table-cell table:style-name="Table25.B1" office:value-type="string">
            <text:p text:style-name="P5">Out</text:p>
          </table:table-cell>
        </table:table-row>
        <table:table-row>
          <table:table-cell table:style-name="Table25.A2" office:value-type="string">
            <text:p text:style-name="P21">XRSL</text:p>
          </table:table-cell>
          <table:table-cell table:style-name="Table25.B2" office:value-type="string">
            <text:p text:style-name="P5"><text:change-start text:change-id="ct-1399781176"/>architecture<text:change-end text:change-id="ct-1399781176"/></text:p>
          </table:table-cell>
          <table:table-cell table:style-name="Table25.B2" office:value-type="string">
            <text:p text:style-name="P5"><text:change-start text:change-id="ct-1399781064"/>architecture<text:change-end text:change-id="ct-1399781064"/></text:p>
          </table:table-cell>
        </table:table-row>
        <table:table-row>
          <table:table-cell table:style-name="Table25.A3" office:value-type="string">
            <text:p text:style-name="P21">JDL</text:p>
          </table:table-cell>
          <table:table-cell table:style-name="Table25.B3" office:value-type="string">
            <text:p text:style-name="P5"><text:change-start text:change-id="ct-1399780952"/><text:variable-get text:name="NMA" office:value-type="string">No matching attribute</text:variable-get><text:change-end text:change-id="ct-1399780952"/></text:p>
          </table:table-cell>
          <table:table-cell table:style-name="Table25.B3" office:value-type="string">
            <text:p text:style-name="P5"><text:change-start text:change-id="ct-1399780840"/><text:variable-get text:name="NM" office:value-type="string">Not mapped</text:variable-get><text:change-end text:change-id="ct-1399780840"/></text:p>
          </table:table-cell>
        </table:table-row>
        <table:table-row>
          <table:table-cell table:style-name="Table25.A3" office:value-type="string">
            <text:p text:style-name="P21">JSDL</text:p>
          </table:table-cell>
          <table:table-cell table:style-name="Table25.B3" office:value-type="string">
            <text:p text:style-name="P5"><text:change-start text:change-id="ct-1410276548"/>Resources/CPUAchi<text:change-end text:change-id="ct-1410276548"/><text:change-start text:change-id="ct-1437447868"/>tecture/</text:p>
            <text:p text:style-name="P5">CPUArchitectureName<text:change-end text:change-id="ct-1437447868"/></text:p>
          </table:table-cell>
          <table:table-cell table:style-name="Table25.B3" office:value-type="string">
            <text:p text:style-name="P5"/>
          </table:table-cell>
        </table:table-row>
        <table:table-row>
          <table:table-cell table:style-name="Table25.A3" office:value-type="string">
            <text:p text:style-name="P21">Posix-JSDL</text:p>
          </table:table-cell>
          <table:table-cell table:style-name="Table25.B3" office:value-type="string">
            <text:p text:style-name="P5"><text:change-start text:change-id="ct-1434470744"/><text:variable-get text:name="Same" office:value-type="string">''</text:variable-get><text:change-end text:change-id="ct-1434470744"/></text:p>
          </table:table-cell>
          <table:table-cell table:style-name="Table25.B3" office:value-type="string">
            <text:p text:style-name="P5"/>
          </table:table-cell>
        </table:table-row>
        <table:table-row>
          <table:table-cell table:style-name="Table25.A3" office:value-type="string">
            <text:p text:style-name="P21">HPCP-JSDL</text:p>
          </table:table-cell>
          <table:table-cell table:style-name="Table25.B3" office:value-type="string">
            <text:p text:style-name="P5"><text:change-start text:change-id="ct-1437448764"/><text:variable-get text:name="Same" office:value-type="string">''</text:variable-get><text:change-end text:change-id="ct-1437448764"/></text:p>
          </table:table-cell>
          <table:table-cell table:style-name="Table25.B3" office:value-type="string">
            <text:p text:style-name="P5"/>
          </table:table-cell>
        </table:table-row>
        <table:table-row>
          <table:table-cell table:style-name="Table25.A3" office:value-type="string">
            <text:p text:style-name="P21">ARC-JSDL</text:p>
          </table:table-cell>
          <table:table-cell table:style-name="Table25.B3" office:value-type="string">
            <text:p text:style-name="P5"><text:change-start text:change-id="ct-1410079728"/>Resources/Platform<text:change-end text:change-id="ct-1410079728"/></text:p>
          </table:table-cell>
          <table:table-cell table:style-name="Table25.B3" office:value-type="string">
            <text:p text:style-name="P5"/>
          </table:table-cell>
        </table:table-row>
      </table:table>
      <text:list xml:id="list765290898" text:continue-numbering="true" text:style-name="List_20_1">
        <text:list-item>
          <text:list>
            <text:list-item>
              <text:list>
                <text:list-item>
                  <text:p text:style-name="P3"><text:change text:change-id="ct-1435367200"/>NetworkInfo</text:p>
                </text:list-item>
              </text:list>
            </text:list-item>
          </text:list>
        </text:list-item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21"/>
          </table:table-cell>
          <table:table-cell table:style-name="Table26.B1" office:value-type="string">
            <text:p text:style-name="P5">In</text:p>
          </table:table-cell>
          <table:table-cell table:style-name="Table26.B1" office:value-type="string">
            <text:p text:style-name="P5">Out</text:p>
          </table:table-cell>
        </table:table-row>
        <table:table-row>
          <table:table-cell table:style-name="Table26.A2" office:value-type="string">
            <text:p text:style-name="P21">XRSL</text:p>
          </table:table-cell>
          <table:table-cell table:style-name="Table26.B2" office:value-type="string">
            <text:p text:style-name="P5"><text:change-start text:change-id="ct-1399780616"/><text:variable-get text:name="NMA" office:value-type="string">No matching attribute</text:variable-get><text:change-end text:change-id="ct-1399780616"/></text:p>
          </table:table-cell>
          <table:table-cell table:style-name="Table26.B2" office:value-type="string">
            <text:p text:style-name="P5"><text:change-start text:change-id="ct-1399780504"/><text:variable-get text:name="NM" office:value-type="string">Not mapped</text:variable-get><text:change-end text:change-id="ct-1399780504"/></text:p>
          </table:table-cell>
        </table:table-row>
        <table:table-row>
          <table:table-cell table:style-name="Table26.A3" office:value-type="string">
            <text:p text:style-name="P21">JDL</text:p>
          </table:table-cell>
          <table:table-cell table:style-name="Table26.B3" office:value-type="string">
            <text:p text:style-name="P5"><text:change-start text:change-id="ct-1399780392"/><text:variable-get text:name="Same" office:value-type="string">''</text:variable-get><text:change-end text:change-id="ct-1399780392"/></text:p>
          </table:table-cell>
          <table:table-cell table:style-name="Table26.B3" office:value-type="string">
            <text:p text:style-name="P5"><text:change-start text:change-id="ct-1399780280"/><text:variable-get text:name="Same" office:value-type="string">''</text:variable-get><text:change-end text:change-id="ct-1399780280"/></text:p>
          </table:table-cell>
        </table:table-row>
        <table:table-row>
          <table:table-cell table:style-name="Table26.A3" office:value-type="string">
            <text:p text:style-name="P21">JSDL</text:p>
          </table:table-cell>
          <table:table-cell table:style-name="Table26.B3" office:value-type="string">
            <text:p text:style-name="P5"><text:change-start text:change-id="ct-1437448092"/>R<text:change-end text:change-id="ct-1437448092"/><text:change-start text:change-id="ct-1437448204"/>esources/</text:p>
            <text:p text:style-name="P5">IndividualNetworkBandwidth<text:change-end text:change-id="ct-1437448204"/></text:p>
          </table:table-cell>
          <table:table-cell table:style-name="Table26.B3" office:value-type="string">
            <text:p text:style-name="P5"/>
          </table:table-cell>
        </table:table-row>
        <table:table-row>
          <table:table-cell table:style-name="Table26.A3" office:value-type="string">
            <text:p text:style-name="P21">Posix-JSDL</text:p>
          </table:table-cell>
          <table:table-cell table:style-name="Table26.B3" office:value-type="string">
            <text:p text:style-name="P5"><text:change-start text:change-id="ct-1437447084"/><text:variable-get text:name="Same" office:value-type="string">''</text:variable-get><text:change-end text:change-id="ct-1437447084"/></text:p>
          </table:table-cell>
          <table:table-cell table:style-name="Table26.B3" office:value-type="string">
            <text:p text:style-name="P5"/>
          </table:table-cell>
        </table:table-row>
        <table:table-row>
          <table:table-cell table:style-name="Table26.A3" office:value-type="string">
            <text:p text:style-name="P21">HPCP-JSDL</text:p>
          </table:table-cell>
          <table:table-cell table:style-name="Table26.B3" office:value-type="string">
            <text:p text:style-name="P5"><text:change-start text:change-id="ct-1410080288"/><text:variable-get text:name="Same" office:value-type="string">''</text:variable-get><text:change-end text:change-id="ct-1410080288"/></text:p>
          </table:table-cell>
          <table:table-cell table:style-name="Table26.B3" office:value-type="string">
            <text:p text:style-name="P5"/>
          </table:table-cell>
        </table:table-row>
        <table:table-row>
          <table:table-cell table:style-name="Table26.A3" office:value-type="string">
            <text:p text:style-name="P21">ARC-JSDL</text:p>
          </table:table-cell>
          <table:table-cell table:style-name="Table26.B3" office:value-type="string">
            <text:p text:style-name="P5"><text:change-start text:change-id="ct-1437446748"/>Resources/NetworkInfo<text:change-end text:change-id="ct-1437446748"/></text:p>
          </table:table-cell>
          <table:table-cell table:style-name="Table26.B3" office:value-type="string">
            <text:p text:style-name="P5"/>
          </table:table-cell>
        </table:table-row>
      </table:table>
      <text:list xml:id="list2038764667" text:continue-numbering="true" text:style-name="List_20_1">
        <text:list-item>
          <text:list>
            <text:list-item>
              <text:list>
                <text:list-item>
                  <text:p text:style-name="P3"><text:change text:change-id="ct-1435095636"/>NodeAccess</text:p>
                </text:list-item>
              </text:list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21"/>
          </table:table-cell>
          <table:table-cell table:style-name="Table27.B1" office:value-type="string">
            <text:p text:style-name="P5">In</text:p>
          </table:table-cell>
          <table:table-cell table:style-name="Table27.B1" office:value-type="string">
            <text:p text:style-name="P5">Out</text:p>
          </table:table-cell>
        </table:table-row>
        <table:table-row>
          <table:table-cell table:style-name="Table27.A2" office:value-type="string">
            <text:p text:style-name="P21">XRSL</text:p>
          </table:table-cell>
          <table:table-cell table:style-name="Table27.B2" office:value-type="string">
            <text:p text:style-name="P5"><text:change-start text:change-id="ct-1399780056"/>nodeAccess<text:change-end text:change-id="ct-1399780056"/></text:p>
          </table:table-cell>
          <table:table-cell table:style-name="Table27.B2" office:value-type="string">
            <text:p text:style-name="P5"><text:change-start text:change-id="ct-1399779944"/>nodeAccess<text:change-end text:change-id="ct-1399779944"/></text:p>
          </table:table-cell>
        </table:table-row>
        <table:table-row>
          <table:table-cell table:style-name="Table27.A3" office:value-type="string">
            <text:p text:style-name="P21">JDL</text:p>
          </table:table-cell>
          <table:table-cell table:style-name="Table27.B3" office:value-type="string">
            <text:p text:style-name="P5"><text:change-start text:change-id="ct-1399779832"/><text:variable-get text:name="NMA" office:value-type="string">No matching attribute</text:variable-get><text:change-end text:change-id="ct-1399779832"/></text:p>
          </table:table-cell>
          <table:table-cell table:style-name="Table27.B3" office:value-type="string">
            <text:p text:style-name="P5"><text:change-start text:change-id="ct-1399779720"/><text:variable-get text:name="NM" office:value-type="string">Not mapped</text:variable-get><text:change-end text:change-id="ct-1399779720"/></text:p>
          </table:table-cell>
        </table:table-row>
        <table:table-row>
          <table:table-cell table:style-name="Table27.A3" office:value-type="string">
            <text:p text:style-name="P21">JSDL</text:p>
          </table:table-cell>
          <table:table-cell table:style-name="Table27.B3" office:value-type="string">
            <text:p text:style-name="P5"><text:change-start text:change-id="ct-1436498700"/><text:variable-get text:name="Same" office:value-type="string">''</text:variable-get><text:change-end text:change-id="ct-1436498700"/></text:p>
          </table:table-cell>
          <table:table-cell table:style-name="Table27.B3" office:value-type="string">
            <text:p text:style-name="P5"><text:change-start text:change-id="ct-1435366864"/><text:variable-get text:name="Same" office:value-type="string">''</text:variable-get><text:change-end text:change-id="ct-1435366864"/></text:p>
          </table:table-cell>
        </table:table-row>
        <table:table-row>
          <table:table-cell table:style-name="Table27.A3" office:value-type="string">
            <text:p text:style-name="P21">Posix-JSDL</text:p>
          </table:table-cell>
          <table:table-cell table:style-name="Table27.B3" office:value-type="string">
            <text:p text:style-name="P5"><text:change-start text:change-id="ct-1436229160"/><text:variable-get text:name="Same" office:value-type="string">''</text:variable-get><text:change-end text:change-id="ct-1436229160"/></text:p>
          </table:table-cell>
          <table:table-cell table:style-name="Table27.B3" office:value-type="string">
            <text:p text:style-name="P5"><text:change-start text:change-id="ct-1437449884"/><text:variable-get text:name="Same" office:value-type="string">''</text:variable-get><text:change-end text:change-id="ct-1437449884"/></text:p>
          </table:table-cell>
        </table:table-row>
        <table:table-row>
          <table:table-cell table:style-name="Table27.A3" office:value-type="string">
            <text:p text:style-name="P21">HPCP-JSDL</text:p>
          </table:table-cell>
          <table:table-cell table:style-name="Table27.B3" office:value-type="string">
            <text:p text:style-name="P5"><text:change-start text:change-id="ct-1436229496"/><text:variable-get text:name="Same" office:value-type="string">''</text:variable-get><text:change-end text:change-id="ct-1436229496"/></text:p>
          </table:table-cell>
          <table:table-cell table:style-name="Table27.B3" office:value-type="string">
            <text:p text:style-name="P5"><text:change-start text:change-id="ct-1436160592"/><text:variable-get text:name="Same" office:value-type="string">''</text:variable-get><text:change-end text:change-id="ct-1436160592"/></text:p>
          </table:table-cell>
        </table:table-row>
        <table:table-row>
          <table:table-cell table:style-name="Table27.A3" office:value-type="string">
            <text:p text:style-name="P21">ARC-JSDL</text:p>
          </table:table-cell>
          <table:table-cell table:style-name="Table27.B3" office:value-type="string">
            <text:p text:style-name="P5"><text:change-start text:change-id="ct-1437448316"/>Resources/NodeAccess<text:change-end text:change-id="ct-1437448316"/></text:p>
          </table:table-cell>
          <table:table-cell table:style-name="Table27.B3" office:value-type="string">
            <text:p text:style-name="P5"/>
          </table:table-cell>
        </table:table-row>
      </table:table>
      <text:list xml:id="list1106041522" text:continue-numbering="true" text:style-name="List_20_1">
        <text:list-item>
          <text:list>
            <text:list-item>
              <text:list>
                <text:list-item>
                  <text:p text:style-name="P3"><text:change text:change-id="ct-1435086024"/>IndividualPhysicalMemory</text:p>
                </text:list-item>
              </text:list>
            </text:list-item>
          </text:list>
        </text:list-item>
      </text:list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21"/>
          </table:table-cell>
          <table:table-cell table:style-name="Table28.B1" office:value-type="string">
            <text:p text:style-name="P5">In</text:p>
          </table:table-cell>
          <table:table-cell table:style-name="Table28.B1" office:value-type="string">
            <text:p text:style-name="P5">Out</text:p>
          </table:table-cell>
        </table:table-row>
        <table:table-row>
          <table:table-cell table:style-name="Table28.A2" office:value-type="string">
            <text:p text:style-name="P21">XRSL</text:p>
          </table:table-cell>
          <table:table-cell table:style-name="Table28.B2" office:value-type="string">
            <text:p text:style-name="P5"><text:change-start text:change-id="ct-1399779496"/>memory<text:change-end text:change-id="ct-1399779496"/></text:p>
          </table:table-cell>
          <table:table-cell table:style-name="Table28.B2" office:value-type="string">
            <text:p text:style-name="P5"><text:change-start text:change-id="ct-1400569844"/>memory<text:change-end text:change-id="ct-1400569844"/></text:p>
          </table:table-cell>
        </table:table-row>
        <table:table-row>
          <table:table-cell table:style-name="Table28.A3" office:value-type="string">
            <text:p text:style-name="P21">JDL</text:p>
          </table:table-cell>
          <table:table-cell table:style-name="Table28.B3" office:value-type="string">
            <text:p text:style-name="P5"><text:change-start text:change-id="ct-1400569732"/><text:variable-get text:name="NMA" office:value-type="string">No matching attribute</text:variable-get><text:change-end text:change-id="ct-1400569732"/></text:p>
          </table:table-cell>
          <table:table-cell table:style-name="Table28.B3" office:value-type="string">
            <text:p text:style-name="P5"><text:change-start text:change-id="ct-1400569620"/><text:variable-get text:name="NM" office:value-type="string">Not mapped</text:variable-get><text:change-end text:change-id="ct-1400569620"/></text:p>
          </table:table-cell>
        </table:table-row>
        <table:table-row>
          <table:table-cell table:style-name="Table28.A3" office:value-type="string">
            <text:p text:style-name="P21">JSDL</text:p>
          </table:table-cell>
          <table:table-cell table:style-name="Table28.B3" office:value-type="string">
            <text:p text:style-name="P5"><text:change-start text:change-id="ct-1437449772"/><text:variable-get text:name="Same" office:value-type="string">''</text:variable-get><text:change-end text:change-id="ct-1437449772"/></text:p>
          </table:table-cell>
          <table:table-cell table:style-name="Table28.B3" office:value-type="string">
            <text:p text:style-name="P5"><text:change-start text:change-id="ct-1437449324"/><text:variable-get text:name="Same" office:value-type="string">''</text:variable-get><text:change-end text:change-id="ct-1437449324"/></text:p>
          </table:table-cell>
        </table:table-row>
        <table:table-row>
          <table:table-cell table:style-name="Table28.A3" office:value-type="string">
            <text:p text:style-name="P21">Posix-JSDL</text:p>
          </table:table-cell>
          <table:table-cell table:style-name="Table28.B3" office:value-type="string">
            <text:p text:style-name="P5"><text:change-start text:change-id="ct-1437449212"/>Application/POSIXApplication/</text:p>
            <text:p text:style-name="P5">MemoryLimit<text:change-end text:change-id="ct-1437449212"/></text:p>
          </table:table-cell>
          <table:table-cell table:style-name="Table28.B3" office:value-type="string">
            <text:p text:style-name="P5"/>
          </table:table-cell>
        </table:table-row>
        <table:table-row>
          <table:table-cell table:style-name="Table28.A3" office:value-type="string">
            <text:p text:style-name="P21">HPCP-JSDL</text:p>
          </table:table-cell>
          <table:table-cell table:style-name="Table28.B3" office:value-type="string">
            <text:p text:style-name="P5"><text:change-start text:change-id="ct-1437446524"/><text:variable-get text:name="NMA" office:value-type="string">No matching attribute</text:variable-get><text:change-end text:change-id="ct-1437446524"/></text:p>
          </table:table-cell>
          <table:table-cell table:style-name="Table28.B3" office:value-type="string">
            <text:p text:style-name="P5"><text:change-start text:change-id="ct-1436229272"/><text:variable-get text:name="NM" office:value-type="string">Not mapped</text:variable-get><text:change-end text:change-id="ct-1436229272"/></text:p>
          </table:table-cell>
        </table:table-row>
        <table:table-row>
          <table:table-cell table:style-name="Table28.A3" office:value-type="string">
            <text:p text:style-name="P21">ARC-JSDL</text:p>
          </table:table-cell>
          <table:table-cell table:style-name="Table28.B3" office:value-type="string">
            <text:p text:style-name="P5"><text:change-start text:change-id="ct-1436228824"/>Resources/IndividualPhysicalMemo<text:change-end text:change-id="ct-1436228824"/><text:change-start text:change-id="ct-1437446300"/>ry<text:change-end text:change-id="ct-1437446300"/></text:p>
          </table:table-cell>
          <table:table-cell table:style-name="Table28.B3" office:value-type="string">
            <text:p text:style-name="P5"/>
          </table:table-cell>
        </table:table-row>
      </table:table>
      <text:list xml:id="list1059743575" text:continue-numbering="true" text:style-name="List_20_1">
        <text:list-item>
          <text:list>
            <text:list-item>
              <text:list>
                <text:list-item>
                  <text:p text:style-name="P3"><text:change text:change-id="ct-1435084904"/><text:soft-page-break/>IndividualVirtualMemory</text:p>
                </text:list-item>
              </text:list>
            </text:list-item>
          </text:list>
        </text:list-item>
      </text:list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21"/>
          </table:table-cell>
          <table:table-cell table:style-name="Table29.B1" office:value-type="string">
            <text:p text:style-name="P5">In</text:p>
          </table:table-cell>
          <table:table-cell table:style-name="Table29.B1" office:value-type="string">
            <text:p text:style-name="P5">Out</text:p>
          </table:table-cell>
        </table:table-row>
        <table:table-row>
          <table:table-cell table:style-name="Table29.A2" office:value-type="string">
            <text:p text:style-name="P21">XRSL</text:p>
          </table:table-cell>
          <table:table-cell table:style-name="Table29.B2" office:value-type="string">
            <text:p text:style-name="P5"><text:change-start text:change-id="ct-1400569396"/><text:variable-get text:name="NMA" office:value-type="string">No matching attribute</text:variable-get><text:change-end text:change-id="ct-1400569396"/></text:p>
          </table:table-cell>
          <table:table-cell table:style-name="Table29.B2" office:value-type="string">
            <text:p text:style-name="P22"><text:change-start text:change-id="ct-1400569284"/><text:variable-get text:name="NM" office:value-type="string">Not mapped</text:variable-get><text:change-end text:change-id="ct-1400569284"/></text:p>
          </table:table-cell>
        </table:table-row>
        <table:table-row>
          <table:table-cell table:style-name="Table29.A3" office:value-type="string">
            <text:p text:style-name="P21">JDL</text:p>
          </table:table-cell>
          <table:table-cell table:style-name="Table29.B3" office:value-type="string">
            <text:p text:style-name="P5"><text:change-start text:change-id="ct-1400569172"/><text:variable-get text:name="Same" office:value-type="string">''</text:variable-get><text:change-end text:change-id="ct-1400569172"/></text:p>
          </table:table-cell>
          <table:table-cell table:style-name="Table29.B3" office:value-type="string">
            <text:p text:style-name="P5"><text:change-start text:change-id="ct-1400569060"/><text:variable-get text:name="Same" office:value-type="string">''</text:variable-get><text:change-end text:change-id="ct-1400569060"/></text:p>
          </table:table-cell>
        </table:table-row>
        <table:table-row>
          <table:table-cell table:style-name="Table29.A3" office:value-type="string">
            <text:p text:style-name="P21">JSDL</text:p>
          </table:table-cell>
          <table:table-cell table:style-name="Table29.B3" office:value-type="string">
            <text:p text:style-name="P5"><text:change-start text:change-id="ct-1436227144"/><text:variable-get text:name="Same" office:value-type="string">''</text:variable-get><text:change-end text:change-id="ct-1436227144"/></text:p>
          </table:table-cell>
          <table:table-cell table:style-name="Table29.B3" office:value-type="string">
            <text:p text:style-name="P5"><text:change-start text:change-id="ct-1436226696"/><text:variable-get text:name="Same" office:value-type="string">''</text:variable-get><text:change-end text:change-id="ct-1436226696"/></text:p>
          </table:table-cell>
        </table:table-row>
        <table:table-row>
          <table:table-cell table:style-name="Table29.A3" office:value-type="string">
            <text:p text:style-name="P21">Posix-JSDL</text:p>
          </table:table-cell>
          <table:table-cell table:style-name="Table29.B3" office:value-type="string">
            <text:p text:style-name="P5"><text:change-start text:change-id="ct-1436226024"/>Application/POSIXApplication/</text:p>
            <text:p text:style-name="P5"><text:change-end text:change-id="ct-1436226024"/><text:change-start text:change-id="ct-1436227368"/>VirtualMemoryLimit<text:change-end text:change-id="ct-1436227368"/></text:p>
          </table:table-cell>
          <table:table-cell table:style-name="Table29.B3" office:value-type="string">
            <text:p text:style-name="P5"/>
          </table:table-cell>
        </table:table-row>
        <table:table-row>
          <table:table-cell table:style-name="Table29.A3" office:value-type="string">
            <text:p text:style-name="P21">HPCP-JSDL</text:p>
          </table:table-cell>
          <table:table-cell table:style-name="Table29.B3" office:value-type="string">
            <text:p text:style-name="P5"><text:change-start text:change-id="ct-1436229608"/><text:variable-get text:name="NMA" office:value-type="string">No matching attribute</text:variable-get><text:change-end text:change-id="ct-1436229608"/></text:p>
          </table:table-cell>
          <table:table-cell table:style-name="Table29.B3" office:value-type="string">
            <text:p text:style-name="P22"><text:change-start text:change-id="ct-1436228600"/><text:variable-get text:name="NM" office:value-type="string">Not mapped</text:variable-get><text:change-end text:change-id="ct-1436228600"/></text:p>
          </table:table-cell>
        </table:table-row>
        <table:table-row>
          <table:table-cell table:style-name="Table29.A3" office:value-type="string">
            <text:p text:style-name="P21">ARC-JSDL</text:p>
          </table:table-cell>
          <table:table-cell table:style-name="Table29.B3" office:value-type="string">
            <text:p text:style-name="P5"><text:change-start text:change-id="ct-1436228712"/>Resources/IndividualVirtualMemory<text:change-end text:change-id="ct-1436228712"/></text:p>
          </table:table-cell>
          <table:table-cell table:style-name="Table29.B3" office:value-type="string">
            <text:p text:style-name="P5"/>
          </table:table-cell>
        </table:table-row>
      </table:table>
      <text:list xml:id="list234813499" text:continue-numbering="true" text:style-name="List_20_1">
        <text:list-item>
          <text:list>
            <text:list-item>
              <text:list>
                <text:list-item>
                  <text:p text:style-name="P3"><text:change text:change-id="ct-1435366976"/>DiskSpaceRequiremen<text:change text:change-id="ct-1400568836"/><text:change-start text:change-id="ct-1400568724"/>t<text:change-end text:change-id="ct-1400568724"/><text:change text:change-id="ct-1400568612"/></text:p>
                  <text:list>
                    <text:list-item>
                      <text:p text:style-name="P3">DiskSpace</text:p>
                    </text:list-item>
                  </text:list>
                </text:list-item>
              </text:list>
            </text:list-item>
          </text:list>
        </text:list-item>
      </text:list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21"/>
          </table:table-cell>
          <table:table-cell table:style-name="Table31.B1" office:value-type="string">
            <text:p text:style-name="P5">In</text:p>
          </table:table-cell>
          <table:table-cell table:style-name="Table31.B1" office:value-type="string">
            <text:p text:style-name="P5">Out</text:p>
          </table:table-cell>
        </table:table-row>
        <table:table-row>
          <table:table-cell table:style-name="Table31.A2" office:value-type="string">
            <text:p text:style-name="P21">XRSL</text:p>
          </table:table-cell>
          <table:table-cell table:style-name="Table31.B2" office:value-type="string">
            <text:p text:style-name="P5"><text:change-start text:change-id="ct-1400568500"/>disk<text:change-end text:change-id="ct-1400568500"/></text:p>
          </table:table-cell>
          <table:table-cell table:style-name="Table31.B2" office:value-type="string">
            <text:p text:style-name="P5"><text:change-start text:change-id="ct-1400568388"/>disk<text:change-end text:change-id="ct-1400568388"/></text:p>
          </table:table-cell>
        </table:table-row>
        <table:table-row table:style-name="Table31.3">
          <table:table-cell table:style-name="Table31.A3" office:value-type="string">
            <text:p text:style-name="P21">JDL</text:p>
          </table:table-cell>
          <table:table-cell table:style-name="Table31.B3" office:value-type="string">
            <text:p text:style-name="P5"><text:change-start text:change-id="ct-1400568276"/><text:variable-get text:name="NMA" office:value-type="string">No matching attribute</text:variable-get><text:change-end text:change-id="ct-1400568276"/></text:p>
          </table:table-cell>
          <table:table-cell table:style-name="Table31.B3" office:value-type="string">
            <text:p text:style-name="P5"><text:change-start text:change-id="ct-1400568164"/><text:variable-get text:name="NM" office:value-type="string">Not mapped</text:variable-get><text:change-end text:change-id="ct-1400568164"/></text:p>
          </table:table-cell>
        </table:table-row>
        <table:table-row>
          <table:table-cell table:style-name="Table31.A3" office:value-type="string">
            <text:p text:style-name="P21">JSDL</text:p>
          </table:table-cell>
          <table:table-cell table:style-name="Table31.B3" office:value-type="string">
            <text:p text:style-name="P5"><text:change-start text:change-id="ct-1437446636"/>Application/FileSystem/DiskSpace<text:change-end text:change-id="ct-1437446636"/></text:p>
          </table:table-cell>
          <table:table-cell table:style-name="Table31.B3" office:value-type="string">
            <text:p text:style-name="P5"/>
          </table:table-cell>
        </table:table-row>
        <table:table-row>
          <table:table-cell table:style-name="Table31.A3" office:value-type="string">
            <text:p text:style-name="P21">Posix-JSDL</text:p>
          </table:table-cell>
          <table:table-cell table:style-name="Table31.B3" office:value-type="string">
            <text:p text:style-name="P5"><text:change-start text:change-id="ct-1437446860"/><text:variable-get text:name="Same" office:value-type="string">''</text:variable-get><text:change-end text:change-id="ct-1437446860"/></text:p>
          </table:table-cell>
          <table:table-cell table:style-name="Table31.B3" office:value-type="string">
            <text:p text:style-name="P5"/>
          </table:table-cell>
        </table:table-row>
        <table:table-row>
          <table:table-cell table:style-name="Table31.A3" office:value-type="string">
            <text:p text:style-name="P21">HPCP-JSDL</text:p>
          </table:table-cell>
          <table:table-cell table:style-name="Table31.B3" office:value-type="string">
            <text:p text:style-name="P5"><text:change-start text:change-id="ct-1435366304"/><text:variable-get text:name="Same" office:value-type="string">''</text:variable-get><text:change-end text:change-id="ct-1435366304"/></text:p>
          </table:table-cell>
          <table:table-cell table:style-name="Table31.B3" office:value-type="string">
            <text:p text:style-name="P5"/>
          </table:table-cell>
        </table:table-row>
        <table:table-row>
          <table:table-cell table:style-name="Table31.A3" office:value-type="string">
            <text:p text:style-name="P21">ARC-JSDL</text:p>
          </table:table-cell>
          <table:table-cell table:style-name="Table31.B3" office:value-type="string">
            <text:p text:style-name="P5"><text:change-start text:change-id="ct-1436226808"/>Resources/DiskSpaceRe<text:change-end text:change-id="ct-1436226808"/><text:change-start text:change-id="ct-1436228040"/>quirement/</text:p>
            <text:p text:style-name="P5">DiskSpace<text:change-end text:change-id="ct-1436228040"/></text:p>
          </table:table-cell>
          <table:table-cell table:style-name="Table31.B3" office:value-type="string">
            <text:p text:style-name="P5"/>
          </table:table-cell>
        </table:table-row>
      </table:table>
      <text:list xml:id="list155035931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3"><text:change text:change-id="ct-1435367088"/>CacheDiskSpace</text:p>
                    </text:list-item>
                  </text:list>
                </text:list-item>
              </text:list>
            </text:list-item>
          </text:list>
        </text:list-item>
      </text:list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21"/>
          </table:table-cell>
          <table:table-cell table:style-name="Table32.B1" office:value-type="string">
            <text:p text:style-name="P5">In</text:p>
          </table:table-cell>
          <table:table-cell table:style-name="Table32.B1" office:value-type="string">
            <text:p text:style-name="P5">Out</text:p>
          </table:table-cell>
        </table:table-row>
        <table:table-row>
          <table:table-cell table:style-name="Table32.A2" office:value-type="string">
            <text:p text:style-name="P21">XRSL</text:p>
          </table:table-cell>
          <table:table-cell table:style-name="Table32.B2" office:value-type="string">
            <text:p text:style-name="P5"><text:change-start text:change-id="ct-1436229048"/><text:variable-get text:name="NMA" office:value-type="string">No matching attribute</text:variable-get><text:change-end text:change-id="ct-1436229048"/></text:p>
          </table:table-cell>
          <table:table-cell table:style-name="Table32.B2" office:value-type="string">
            <text:p text:style-name="P5"><text:change-start text:change-id="ct-1436227480"/><text:variable-get text:name="NM" office:value-type="string">Not mapped</text:variable-get><text:change-end text:change-id="ct-1436227480"/></text:p>
          </table:table-cell>
        </table:table-row>
        <table:table-row>
          <table:table-cell table:style-name="Table32.A3" office:value-type="string">
            <text:p text:style-name="P21">JDL</text:p>
          </table:table-cell>
          <table:table-cell table:style-name="Table32.B3" office:value-type="string">
            <text:p text:style-name="P5"><text:change-start text:change-id="ct-1436227032"/><text:variable-get text:name="Same" office:value-type="string">''</text:variable-get><text:change-end text:change-id="ct-1436227032"/></text:p>
          </table:table-cell>
          <table:table-cell table:style-name="Table32.B3" office:value-type="string">
            <text:p text:style-name="P5"><text:change-start text:change-id="ct-1436228936"/><text:variable-get text:name="Same" office:value-type="string">''</text:variable-get><text:change-end text:change-id="ct-1436228936"/></text:p>
          </table:table-cell>
        </table:table-row>
        <table:table-row>
          <table:table-cell table:style-name="Table32.A3" office:value-type="string">
            <text:p text:style-name="P21">JSDL</text:p>
          </table:table-cell>
          <table:table-cell table:style-name="Table32.B3" office:value-type="string">
            <text:p text:style-name="P5"><text:change-start text:change-id="ct-1437446412"/><text:variable-get text:name="Same" office:value-type="string">''</text:variable-get><text:change-end text:change-id="ct-1437446412"/></text:p>
          </table:table-cell>
          <table:table-cell table:style-name="Table32.B3" office:value-type="string">
            <text:p text:style-name="P5"><text:change-start text:change-id="ct-1436227592"/><text:variable-get text:name="Same" office:value-type="string">''</text:variable-get><text:change-end text:change-id="ct-1436227592"/></text:p>
          </table:table-cell>
        </table:table-row>
        <table:table-row>
          <table:table-cell table:style-name="Table32.A3" office:value-type="string">
            <text:p text:style-name="P21">Posix-JSDL</text:p>
          </table:table-cell>
          <table:table-cell table:style-name="Table32.B3" office:value-type="string">
            <text:p text:style-name="P5"><text:change-start text:change-id="ct-1436228264"/><text:variable-get text:name="Same" office:value-type="string">''</text:variable-get><text:change-end text:change-id="ct-1436228264"/></text:p>
          </table:table-cell>
          <table:table-cell table:style-name="Table32.B3" office:value-type="string">
            <text:p text:style-name="P5"><text:change-start text:change-id="ct-1436227816"/><text:variable-get text:name="Same" office:value-type="string">''</text:variable-get><text:change-end text:change-id="ct-1436227816"/></text:p>
          </table:table-cell>
        </table:table-row>
        <table:table-row>
          <table:table-cell table:style-name="Table32.A3" office:value-type="string">
            <text:p text:style-name="P21">HPCP-JSDL</text:p>
          </table:table-cell>
          <table:table-cell table:style-name="Table32.B3" office:value-type="string">
            <text:p text:style-name="P5"><text:change-start text:change-id="ct-1436226136"/><text:variable-get text:name="Same" office:value-type="string">''</text:variable-get><text:change-end text:change-id="ct-1436226136"/></text:p>
          </table:table-cell>
          <table:table-cell table:style-name="Table32.B3" office:value-type="string">
            <text:p text:style-name="P5"><text:change-start text:change-id="ct-1436226248"/><text:variable-get text:name="Same" office:value-type="string">''</text:variable-get><text:change-end text:change-id="ct-1436226248"/></text:p>
          </table:table-cell>
        </table:table-row>
        <table:table-row>
          <table:table-cell table:style-name="Table32.A3" office:value-type="string">
            <text:p text:style-name="P21">ARC-JSDL</text:p>
          </table:table-cell>
          <table:table-cell table:style-name="Table32.B3" office:value-type="string">
            <text:p text:style-name="P5"><text:change-start text:change-id="ct-1436226584"/>Resources/CacheDiskSpace<text:change-end text:change-id="ct-1436226584"/></text:p>
          </table:table-cell>
          <table:table-cell table:style-name="Table32.B3" office:value-type="string">
            <text:p text:style-name="P5"><text:change-start text:change-id="ct-1436228488"/>Resources/CacheDiskSpace<text:change-end text:change-id="ct-1436228488"/></text:p>
          </table:table-cell>
        </table:table-row>
      </table:table>
      <text:list xml:id="list205738043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3"><text:change text:change-id="ct-1435142708"/><text:soft-page-break/>SessionDiskSpace</text:p>
                    </text:list-item>
                  </text:list>
                </text:list-item>
              </text:list>
            </text:list-item>
          </text:list>
        </text:list-item>
      </text:list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21"/>
          </table:table-cell>
          <table:table-cell table:style-name="Table33.B1" office:value-type="string">
            <text:p text:style-name="P5">In</text:p>
          </table:table-cell>
          <table:table-cell table:style-name="Table33.B1" office:value-type="string">
            <text:p text:style-name="P5">Out</text:p>
          </table:table-cell>
        </table:table-row>
        <table:table-row>
          <table:table-cell table:style-name="Table33.A2" office:value-type="string">
            <text:p text:style-name="P21">XRSL</text:p>
          </table:table-cell>
          <table:table-cell table:style-name="Table33.B2" office:value-type="string">
            <text:p text:style-name="P5"><text:change-start text:change-id="ct-1436226472"/><text:variable-get text:name="NMA" office:value-type="string">No matching attribute</text:variable-get><text:change-end text:change-id="ct-1436226472"/></text:p>
          </table:table-cell>
          <table:table-cell table:style-name="Table33.B2" office:value-type="string">
            <text:p text:style-name="P5"><text:change-start text:change-id="ct-1436225912"/><text:variable-get text:name="NM" office:value-type="string">Not mapped</text:variable-get><text:change-end text:change-id="ct-1436225912"/></text:p>
          </table:table-cell>
        </table:table-row>
        <table:table-row>
          <table:table-cell table:style-name="Table33.A3" office:value-type="string">
            <text:p text:style-name="P21">JDL</text:p>
          </table:table-cell>
          <table:table-cell table:style-name="Table33.B3" office:value-type="string">
            <text:p text:style-name="P5"><text:change-start text:change-id="ct-1436226360"/><text:variable-get text:name="Same" office:value-type="string">''</text:variable-get><text:change-end text:change-id="ct-1436226360"/></text:p>
          </table:table-cell>
          <table:table-cell table:style-name="Table33.B3" office:value-type="string">
            <text:p text:style-name="P5"><text:change-start text:change-id="ct-1435144164"/><text:variable-get text:name="Same" office:value-type="string">''</text:variable-get><text:change-end text:change-id="ct-1435144164"/></text:p>
          </table:table-cell>
        </table:table-row>
        <table:table-row>
          <table:table-cell table:style-name="Table33.A3" office:value-type="string">
            <text:p text:style-name="P21">JSDL</text:p>
          </table:table-cell>
          <table:table-cell table:style-name="Table33.B3" office:value-type="string">
            <text:p text:style-name="P5"><text:change-start text:change-id="ct-1436225688"/><text:variable-get text:name="Same" office:value-type="string">''</text:variable-get><text:change-end text:change-id="ct-1436225688"/></text:p>
          </table:table-cell>
          <table:table-cell table:style-name="Table33.B3" office:value-type="string">
            <text:p text:style-name="P5"><text:change-start text:change-id="ct-1436227256"/><text:variable-get text:name="Same" office:value-type="string">''</text:variable-get><text:change-end text:change-id="ct-1436227256"/></text:p>
          </table:table-cell>
        </table:table-row>
        <table:table-row>
          <table:table-cell table:style-name="Table33.A3" office:value-type="string">
            <text:p text:style-name="P21">Posix-JSDL</text:p>
          </table:table-cell>
          <table:table-cell table:style-name="Table33.B3" office:value-type="string">
            <text:p text:style-name="P5"><text:change-start text:change-id="ct-1436225800"/><text:variable-get text:name="Same" office:value-type="string">''</text:variable-get><text:change-end text:change-id="ct-1436225800"/></text:p>
          </table:table-cell>
          <table:table-cell table:style-name="Table33.B3" office:value-type="string">
            <text:p text:style-name="P5"><text:change-start text:change-id="ct-1435366752"/><text:variable-get text:name="Same" office:value-type="string">''</text:variable-get><text:change-end text:change-id="ct-1435366752"/></text:p>
          </table:table-cell>
        </table:table-row>
        <table:table-row>
          <table:table-cell table:style-name="Table33.A3" office:value-type="string">
            <text:p text:style-name="P21">HPCP-JSDL</text:p>
          </table:table-cell>
          <table:table-cell table:style-name="Table33.B3" office:value-type="string">
            <text:p text:style-name="P5"><text:change-start text:change-id="ct-1436227928"/><text:variable-get text:name="Same" office:value-type="string">''</text:variable-get><text:change-end text:change-id="ct-1436227928"/></text:p>
          </table:table-cell>
          <table:table-cell table:style-name="Table33.B3" office:value-type="string">
            <text:p text:style-name="P5"><text:change-start text:change-id="ct-1435143716"/><text:variable-get text:name="Same" office:value-type="string">''</text:variable-get><text:change-end text:change-id="ct-1435143716"/></text:p>
          </table:table-cell>
        </table:table-row>
        <table:table-row>
          <table:table-cell table:style-name="Table33.A3" office:value-type="string">
            <text:p text:style-name="P21">ARC-JSDL</text:p>
          </table:table-cell>
          <table:table-cell table:style-name="Table33.B3" office:value-type="string">
            <text:p text:style-name="P5"><text:change-start text:change-id="ct-1435367536"/>R<text:change-end text:change-id="ct-1435367536"/><text:change-start text:change-id="ct-1435143380"/>esources/SessionDiskSpace<text:change-end text:change-id="ct-1435143380"/></text:p>
          </table:table-cell>
          <table:table-cell table:style-name="Table33.B3" office:value-type="string">
            <text:p text:style-name="P5"><text:change-start text:change-id="ct-1435143268"/>Resources/SessionDiskSpace<text:change-end text:change-id="ct-1435143268"/></text:p>
          </table:table-cell>
        </table:table-row>
      </table:table>
      <text:list xml:id="list539855572" text:continue-numbering="true" text:style-name="List_20_1">
        <text:list-item>
          <text:list>
            <text:list-item>
              <text:list>
                <text:list-item>
                  <text:p text:style-name="P3"><text:change text:change-id="ct-1435085128"/>SessionLifetime</text:p>
                </text:list-item>
              </text:list>
            </text:list-item>
          </text:list>
        </text:list-item>
      </text:list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21"/>
          </table:table-cell>
          <table:table-cell table:style-name="Table34.B1" office:value-type="string">
            <text:p text:style-name="P5">In</text:p>
          </table:table-cell>
          <table:table-cell table:style-name="Table34.B1" office:value-type="string">
            <text:p text:style-name="P5">Out</text:p>
          </table:table-cell>
        </table:table-row>
        <table:table-row>
          <table:table-cell table:style-name="Table34.A2" office:value-type="string">
            <text:p text:style-name="P21">XRSL</text:p>
          </table:table-cell>
          <table:table-cell table:style-name="Table34.B2" office:value-type="string">
            <text:p text:style-name="P5"><text:change-start text:change-id="ct-1400567716"/>lifeTime<text:change-end text:change-id="ct-1400567716"/></text:p>
          </table:table-cell>
          <table:table-cell table:style-name="Table34.B2" office:value-type="string">
            <text:p text:style-name="P5"><text:change-start text:change-id="ct-1400567604"/>lifeTime<text:change-end text:change-id="ct-1400567604"/></text:p>
          </table:table-cell>
        </table:table-row>
        <table:table-row>
          <table:table-cell table:style-name="Table34.A3" office:value-type="string">
            <text:p text:style-name="P21">JDL</text:p>
          </table:table-cell>
          <table:table-cell table:style-name="Table34.B3" office:value-type="string">
            <text:p text:style-name="P5"><text:change-start text:change-id="ct-1400567492"/><text:variable-get text:name="NMA" office:value-type="string">No matching attribute</text:variable-get><text:change-end text:change-id="ct-1400567492"/></text:p>
          </table:table-cell>
          <table:table-cell table:style-name="Table34.B3" office:value-type="string">
            <text:p text:style-name="P5"><text:change-start text:change-id="ct-1400567380"/><text:variable-get text:name="NM" office:value-type="string">Not mapped</text:variable-get><text:change-end text:change-id="ct-1400567380"/></text:p>
          </table:table-cell>
        </table:table-row>
        <table:table-row>
          <table:table-cell table:style-name="Table34.A3" office:value-type="string">
            <text:p text:style-name="P21">JSDL</text:p>
          </table:table-cell>
          <table:table-cell table:style-name="Table34.B3" office:value-type="string">
            <text:p text:style-name="P5"><text:change-start text:change-id="ct-1435366416"/><text:variable-get text:name="Same" office:value-type="string">''</text:variable-get><text:change-end text:change-id="ct-1435366416"/></text:p>
          </table:table-cell>
          <table:table-cell table:style-name="Table34.B3" office:value-type="string">
            <text:p text:style-name="P5"><text:change-start text:change-id="ct-1436227704"/><text:variable-get text:name="Same" office:value-type="string">''</text:variable-get><text:change-end text:change-id="ct-1436227704"/></text:p>
          </table:table-cell>
        </table:table-row>
        <table:table-row>
          <table:table-cell table:style-name="Table34.A3" office:value-type="string">
            <text:p text:style-name="P21">Posix-JSDL</text:p>
          </table:table-cell>
          <table:table-cell table:style-name="Table34.B3" office:value-type="string">
            <text:p text:style-name="P5"><text:change-start text:change-id="ct-1435143604"/><text:variable-get text:name="Same" office:value-type="string">''</text:variable-get><text:change-end text:change-id="ct-1435143604"/></text:p>
          </table:table-cell>
          <table:table-cell table:style-name="Table34.B3" office:value-type="string">
            <text:p text:style-name="P5"><text:change-start text:change-id="ct-1435143044"/><text:variable-get text:name="Same" office:value-type="string">''</text:variable-get><text:change-end text:change-id="ct-1435143044"/></text:p>
          </table:table-cell>
        </table:table-row>
        <table:table-row>
          <table:table-cell table:style-name="Table34.A3" office:value-type="string">
            <text:p text:style-name="P21">HPCP-JSDL</text:p>
          </table:table-cell>
          <table:table-cell table:style-name="Table34.B3" office:value-type="string">
            <text:p text:style-name="P5"><text:change-start text:change-id="ct-1435142932"/><text:variable-get text:name="Same" office:value-type="string">''</text:variable-get><text:change-end text:change-id="ct-1435142932"/></text:p>
          </table:table-cell>
          <table:table-cell table:style-name="Table34.B3" office:value-type="string">
            <text:p text:style-name="P5"><text:change-start text:change-id="ct-1435142820"/><text:variable-get text:name="Same" office:value-type="string">''</text:variable-get><text:change-end text:change-id="ct-1435142820"/></text:p>
          </table:table-cell>
        </table:table-row>
        <table:table-row>
          <table:table-cell table:style-name="Table34.A3" office:value-type="string">
            <text:p text:style-name="P21">ARC-JSDL</text:p>
          </table:table-cell>
          <table:table-cell table:style-name="Table34.B3" office:value-type="string">
            <text:p text:style-name="P5"><text:change-start text:change-id="ct-1435143940"/>Resources/SessionLifeTime<text:change-end text:change-id="ct-1435143940"/></text:p>
          </table:table-cell>
          <table:table-cell table:style-name="Table34.B3" office:value-type="string">
            <text:p text:style-name="P5"><text:change-start text:change-id="ct-1436228152"/>Resources/SessionLifeTime<text:change-end text:change-id="ct-1436228152"/></text:p>
          </table:table-cell>
        </table:table-row>
      </table:table>
      <text:list xml:id="list167580079" text:continue-numbering="true" text:style-name="List_20_1">
        <text:list-item>
          <text:list>
            <text:list-item>
              <text:list>
                <text:list-item>
                  <text:p text:style-name="P3"><text:change text:change-id="ct-1435084680"/>SessionAccessMode</text:p>
                </text:list-item>
              </text:list>
            </text:list-item>
          </text:list>
        </text:list-item>
      </text:list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21"/>
          </table:table-cell>
          <table:table-cell table:style-name="Table35.B1" office:value-type="string">
            <text:p text:style-name="P5">In</text:p>
          </table:table-cell>
          <table:table-cell table:style-name="Table35.B1" office:value-type="string">
            <text:p text:style-name="P5">Out</text:p>
          </table:table-cell>
        </table:table-row>
        <table:table-row>
          <table:table-cell table:style-name="Table35.A2" office:value-type="string">
            <text:p text:style-name="P21">XRSL</text:p>
          </table:table-cell>
          <table:table-cell table:style-name="Table35.B2" office:value-type="string">
            <text:p text:style-name="P5"><text:change-start text:change-id="ct-1435143828"/><text:variable-get text:name="NMA" office:value-type="string">No matching attribute</text:variable-get><text:change-end text:change-id="ct-1435143828"/></text:p>
          </table:table-cell>
          <table:table-cell table:style-name="Table35.B2" office:value-type="string">
            <text:p text:style-name="P5"><text:change-start text:change-id="ct-1435140692"/><text:variable-get text:name="NM" office:value-type="string">Not mapped</text:variable-get><text:change-end text:change-id="ct-1435140692"/></text:p>
          </table:table-cell>
        </table:table-row>
        <table:table-row>
          <table:table-cell table:style-name="Table35.A3" office:value-type="string">
            <text:p text:style-name="P21">JDL</text:p>
          </table:table-cell>
          <table:table-cell table:style-name="Table35.B3" office:value-type="string">
            <text:p text:style-name="P5"><text:change-start text:change-id="ct-1410276660"/><text:variable-get text:name="Same" office:value-type="string">''</text:variable-get><text:change-end text:change-id="ct-1410276660"/></text:p>
          </table:table-cell>
          <table:table-cell table:style-name="Table35.B3" office:value-type="string">
            <text:p text:style-name="P5"><text:change-start text:change-id="ct-1435141476"/><text:variable-get text:name="Same" office:value-type="string">''</text:variable-get><text:change-end text:change-id="ct-1435141476"/></text:p>
          </table:table-cell>
        </table:table-row>
        <table:table-row>
          <table:table-cell table:style-name="Table35.A3" office:value-type="string">
            <text:p text:style-name="P21">JSDL</text:p>
          </table:table-cell>
          <table:table-cell table:style-name="Table35.B3" office:value-type="string">
            <text:p text:style-name="P5"><text:change-start text:change-id="ct-1435141700"/><text:variable-get text:name="Same" office:value-type="string">''</text:variable-get><text:change-end text:change-id="ct-1435141700"/></text:p>
          </table:table-cell>
          <table:table-cell table:style-name="Table35.B3" office:value-type="string">
            <text:p text:style-name="P5"><text:change-start text:change-id="ct-1435142372"/><text:variable-get text:name="Same" office:value-type="string">''</text:variable-get><text:change-end text:change-id="ct-1435142372"/></text:p>
          </table:table-cell>
        </table:table-row>
        <table:table-row>
          <table:table-cell table:style-name="Table35.A3" office:value-type="string">
            <text:p text:style-name="P21">Posix-JSDL</text:p>
          </table:table-cell>
          <table:table-cell table:style-name="Table35.B3" office:value-type="string">
            <text:p text:style-name="P5"><text:change-start text:change-id="ct-1435366080"/><text:variable-get text:name="Same" office:value-type="string">''</text:variable-get><text:change-end text:change-id="ct-1435366080"/></text:p>
          </table:table-cell>
          <table:table-cell table:style-name="Table35.B3" office:value-type="string">
            <text:p text:style-name="P5"><text:change-start text:change-id="ct-1436226920"/><text:variable-get text:name="Same" office:value-type="string">''</text:variable-get><text:change-end text:change-id="ct-1436226920"/></text:p>
          </table:table-cell>
        </table:table-row>
        <table:table-row>
          <table:table-cell table:style-name="Table35.A3" office:value-type="string">
            <text:p text:style-name="P21">HPCP-JSDL</text:p>
          </table:table-cell>
          <table:table-cell table:style-name="Table35.B3" office:value-type="string">
            <text:p text:style-name="P5"><text:change-start text:change-id="ct-1435143492"/><text:variable-get text:name="Same" office:value-type="string">''</text:variable-get><text:change-end text:change-id="ct-1435143492"/></text:p>
          </table:table-cell>
          <table:table-cell table:style-name="Table35.B3" office:value-type="string">
            <text:p text:style-name="P5"><text:change-start text:change-id="ct-1435143156"/><text:variable-get text:name="Same" office:value-type="string">''</text:variable-get><text:change-end text:change-id="ct-1435143156"/></text:p>
          </table:table-cell>
        </table:table-row>
        <table:table-row>
          <table:table-cell table:style-name="Table35.A3" office:value-type="string">
            <text:p text:style-name="P21">ARC-JSDL</text:p>
          </table:table-cell>
          <table:table-cell table:style-name="Table35.B3" office:value-type="string">
            <text:p text:style-name="P5"><text:change-start text:change-id="ct-1435141812"/><text:variable-get text:name="Same" office:value-type="string">''</text:variable-get><text:change-end text:change-id="ct-1435141812"/></text:p>
          </table:table-cell>
          <table:table-cell table:style-name="Table35.B3" office:value-type="string">
            <text:p text:style-name="P5"><text:change-start text:change-id="ct-1435140580"/><text:variable-get text:name="Same" office:value-type="string">''</text:variable-get><text:change-end text:change-id="ct-1435140580"/></text:p>
          </table:table-cell>
        </table:table-row>
      </table:table>
      <text:list xml:id="list2143147205" text:continue-numbering="true" text:style-name="List_20_1">
        <text:list-item>
          <text:list>
            <text:list-item>
              <text:list>
                <text:list-item>
                  <text:p text:style-name="P3"><text:change text:change-id="ct-1295707672"/>IndividualCPUTime</text:p>
                </text:list-item>
              </text:list>
            </text:list-item>
          </text:list>
        </text:list-item>
      </text:list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21"/>
          </table:table-cell>
          <table:table-cell table:style-name="Table36.B1" office:value-type="string">
            <text:p text:style-name="P5">In</text:p>
          </table:table-cell>
          <table:table-cell table:style-name="Table36.B1" office:value-type="string">
            <text:p text:style-name="P5">Out</text:p>
          </table:table-cell>
        </table:table-row>
        <table:table-row>
          <table:table-cell table:style-name="Table36.A2" office:value-type="string">
            <text:p text:style-name="P21">XRSL</text:p>
          </table:table-cell>
          <table:table-cell table:style-name="Table36.B2" office:value-type="string">
            <text:p text:style-name="P5"><text:change-start text:change-id="ct-1437447532"/><text:variable-get text:name="NMA" office:value-type="string">No matching attribute</text:variable-get><text:change-end text:change-id="ct-1437447532"/></text:p>
          </table:table-cell>
          <table:table-cell table:style-name="Table36.B2" office:value-type="string">
            <text:p text:style-name="P5"><text:change-start text:change-id="ct-1436927096"/><text:variable-get text:name="NM" office:value-type="string">Not mapped</text:variable-get><text:change-end text:change-id="ct-1436927096"/></text:p>
          </table:table-cell>
        </table:table-row>
        <table:table-row>
          <table:table-cell table:style-name="Table36.A3" office:value-type="string">
            <text:p text:style-name="P21">JDL</text:p>
          </table:table-cell>
          <table:table-cell table:style-name="Table36.B3" office:value-type="string">
            <text:p text:style-name="P5"><text:change-start text:change-id="ct-1371341956"/><text:variable-get text:name="Same" office:value-type="string">''</text:variable-get><text:change-end text:change-id="ct-1371341956"/></text:p>
          </table:table-cell>
          <table:table-cell table:style-name="Table36.B3" office:value-type="string">
            <text:p text:style-name="P5"><text:change-start text:change-id="ct-1436228376"/><text:variable-get text:name="Same" office:value-type="string">''</text:variable-get><text:change-end text:change-id="ct-1436228376"/></text:p>
          </table:table-cell>
        </table:table-row>
        <table:table-row>
          <table:table-cell table:style-name="Table36.A3" office:value-type="string">
            <text:p text:style-name="P21">JSDL</text:p>
          </table:table-cell>
          <table:table-cell table:style-name="Table36.B3" office:value-type="string">
            <text:p text:style-name="P5"><text:change-start text:change-id="ct-1436163504"/>Resources/IndividualCPUTime*<text:change-end text:change-id="ct-1436163504"/></text:p>
          </table:table-cell>
          <table:table-cell table:style-name="Table36.B3" office:value-type="string">
            <text:p text:style-name="P5"/>
          </table:table-cell>
        </table:table-row>
        <table:table-row>
          <table:table-cell table:style-name="Table36.A3" office:value-type="string">
            <text:p text:style-name="P21">Posix-JSDL</text:p>
          </table:table-cell>
          <table:table-cell table:style-name="Table36.B3" office:value-type="string">
            <text:p text:style-name="P5"><text:change-start text:change-id="ct-1437447308"/><text:variable-get text:name="Same" office:value-type="string">''</text:variable-get><text:change-end text:change-id="ct-1437447308"/></text:p>
          </table:table-cell>
          <table:table-cell table:style-name="Table36.B3" office:value-type="string">
            <text:p text:style-name="P5"><text:change-start text:change-id="ct-1437450108"/><text:variable-get text:name="Same" office:value-type="string">''</text:variable-get><text:change-end text:change-id="ct-1437450108"/></text:p>
          </table:table-cell>
        </table:table-row>
        <table:table-row table:style-name="Table36.6">
          <table:table-cell table:style-name="Table36.A3" office:value-type="string">
            <text:p text:style-name="P21">HPCP-JSDL</text:p>
          </table:table-cell>
          <table:table-cell table:style-name="Table36.B3" office:value-type="string">
            <text:p text:style-name="P5"><text:change-start text:change-id="ct-1410080736"/><text:variable-get text:name="Same" office:value-type="string">''</text:variable-get><text:change-end text:change-id="ct-1410080736"/></text:p>
          </table:table-cell>
          <table:table-cell table:style-name="Table36.B3" office:value-type="string">
            <text:p text:style-name="P5"><text:change-start text:change-id="ct-1437447980"/><text:variable-get text:name="Same" office:value-type="string">''</text:variable-get><text:change-end text:change-id="ct-1437447980"/></text:p>
          </table:table-cell>
        </table:table-row>
        <table:table-row>
          <table:table-cell table:style-name="Table36.A3" office:value-type="string">
            <text:p text:style-name="P21">ARC-JSDL</text:p>
          </table:table-cell>
          <table:table-cell table:style-name="Table36.B3" office:value-type="string">
            <text:p text:style-name="P5"><text:change-start text:change-id="ct-1295707784"/>Resources/IndividualCPUTime<text:change-end text:change-id="ct-1295707784"/></text:p>
          </table:table-cell>
          <table:table-cell table:style-name="Table36.B3" office:value-type="string">
            <text:p text:style-name="P5"/>
          </table:table-cell>
        </table:table-row>
      </table:table>
      <text:p text:style-name="Standard"><text:change-start text:change-id="ct-1435140804"/>* <text:span text:style-name="T1">The JSDL element is mapped to the Range part of</text:span><text:change-end text:change-id="ct-1435140804"/><text:change-start text:change-id="ct-1435367648"/><text:span text:style-name="T1"> </text:span><text:change-end text:change-id="ct-1435367648"/><text:change-start text:change-id="ct-1437448988"/><text:span text:style-name="T1">IndividualCPUTime</text:span><text:change-end text:change-id="ct-1437448988"/><text:change-start text:change-id="ct-1435367984"/><text:span text:style-name="T1">.</text:span><text:change-end text:change-id="ct-1435367984"/></text:p>
      <text:list xml:id="list665273886" text:continue-numbering="true" text:style-name="List_20_1">
        <text:list-item>
          <text:list>
            <text:list-item>
              <text:list>
                <text:list-item>
                  <text:p text:style-name="P3"><text:soft-page-break/>TotalCPUTime</text:p>
                </text:list-item>
              </text:list>
            </text:list-item>
          </text:list>
        </text:list-item>
      </text:list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21"/>
          </table:table-cell>
          <table:table-cell table:style-name="Table37.B1" office:value-type="string">
            <text:p text:style-name="P5">In</text:p>
          </table:table-cell>
          <table:table-cell table:style-name="Table37.B1" office:value-type="string">
            <text:p text:style-name="P5">Out</text:p>
          </table:table-cell>
        </table:table-row>
        <table:table-row>
          <table:table-cell table:style-name="Table37.A2" office:value-type="string">
            <text:p text:style-name="P21">XRSL</text:p>
          </table:table-cell>
          <table:table-cell table:style-name="Table37.B2" office:value-type="string">
            <text:p text:style-name="P5"><text:change-start text:change-id="ct-1400566932"/>cpuTime<text:change-end text:change-id="ct-1400566932"/></text:p>
          </table:table-cell>
          <table:table-cell table:style-name="Table37.B2" office:value-type="string">
            <text:p text:style-name="P5"><text:change-start text:change-id="ct-1400566820"/>cpuTime<text:change-end text:change-id="ct-1400566820"/></text:p>
          </table:table-cell>
        </table:table-row>
        <table:table-row>
          <table:table-cell table:style-name="Table37.A3" office:value-type="string">
            <text:p text:style-name="P21">JDL</text:p>
          </table:table-cell>
          <table:table-cell table:style-name="Table37.B3" office:value-type="string">
            <text:p text:style-name="P5"><text:change-start text:change-id="ct-1400566708"/><text:variable-get text:name="NMA" office:value-type="string">No matching attribute</text:variable-get><text:change-end text:change-id="ct-1400566708"/></text:p>
          </table:table-cell>
          <table:table-cell table:style-name="Table37.B3" office:value-type="string">
            <text:p text:style-name="P5"><text:change-start text:change-id="ct-1400566596"/><text:variable-get text:name="NM" office:value-type="string">Not mapped</text:variable-get><text:change-end text:change-id="ct-1400566596"/></text:p>
          </table:table-cell>
        </table:table-row>
        <table:table-row>
          <table:table-cell table:style-name="Table37.A3" office:value-type="string">
            <text:p text:style-name="P21">JSDL</text:p>
          </table:table-cell>
          <table:table-cell table:style-name="Table37.B3" office:value-type="string">
            <text:p text:style-name="P5"><text:change-start text:change-id="ct-1435367872"/>Resources/TotalCPUTime<text:change-end text:change-id="ct-1435367872"/><text:change-start text:change-id="ct-1435367424"/>*<text:change-end text:change-id="ct-1435367424"/></text:p>
          </table:table-cell>
          <table:table-cell table:style-name="Table37.B3" office:value-type="string">
            <text:p text:style-name="P5"/>
          </table:table-cell>
        </table:table-row>
        <table:table-row>
          <table:table-cell table:style-name="Table37.A3" office:value-type="string">
            <text:p text:style-name="P21">Posix-JSDL</text:p>
          </table:table-cell>
          <table:table-cell table:style-name="Table37.B3" office:value-type="string">
            <text:p text:style-name="P5"><text:change-start text:change-id="ct-1435367312"/>Application/POSIXApplication/</text:p>
            <text:p text:style-name="P5">CPUTimeLimit*<text:change-end text:change-id="ct-1435367312"/></text:p>
          </table:table-cell>
          <table:table-cell table:style-name="Table37.B3" office:value-type="string">
            <text:p text:style-name="P5"/>
          </table:table-cell>
        </table:table-row>
        <table:table-row>
          <table:table-cell table:style-name="Table37.A3" office:value-type="string">
            <text:p text:style-name="P21">HPCP-JSDL</text:p>
          </table:table-cell>
          <table:table-cell table:style-name="Table37.B3" office:value-type="string">
            <text:p text:style-name="P5"/>
          </table:table-cell>
          <table:table-cell table:style-name="Table37.B3" office:value-type="string">
            <text:p text:style-name="P5"/>
          </table:table-cell>
        </table:table-row>
        <table:table-row>
          <table:table-cell table:style-name="Table37.A3" office:value-type="string">
            <text:p text:style-name="P21">ARC-JSDL</text:p>
          </table:table-cell>
          <table:table-cell table:style-name="Table37.B3" office:value-type="string">
            <text:p text:style-name="P5"><text:change-start text:change-id="ct-1437448540"/>Resources/TotalCPUTime<text:change-end text:change-id="ct-1437448540"/></text:p>
          </table:table-cell>
          <table:table-cell table:style-name="Table37.B3" office:value-type="string">
            <text:p text:style-name="P5"/>
          </table:table-cell>
        </table:table-row>
      </table:table>
      <text:p text:style-name="Standard"><text:change-start text:change-id="ct-1438732896"/>* <text:span text:style-name="T1">The JSDL </text:span><text:change-end text:change-id="ct-1438732896"/><text:change-start text:change-id="ct-1410080176"/><text:span text:style-name="T1">and POSIX-JSDL elements is mapped to the Range part of</text:span><text:change-end text:change-id="ct-1410080176"/><text:change-start text:change-id="ct-1437447644"/><text:span text:style-name="T1"> TotalCPUTime.</text:span><text:change-end text:change-id="ct-1437447644"/></text:p>
      <text:list xml:id="list248183781" text:continue-numbering="true" text:style-name="List_20_1">
        <text:list-item>
          <text:list>
            <text:list-item>
              <text:list>
                <text:list-item>
                  <text:p text:style-name="P3">IndividualWallTime</text:p>
                </text:list-item>
              </text:list>
            </text:list-item>
          </text:list>
        </text:list-item>
      </text:list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P21"/>
          </table:table-cell>
          <table:table-cell table:style-name="Table38.B1" office:value-type="string">
            <text:p text:style-name="P5">In</text:p>
          </table:table-cell>
          <table:table-cell table:style-name="Table38.B1" office:value-type="string">
            <text:p text:style-name="P5">Out</text:p>
          </table:table-cell>
        </table:table-row>
        <table:table-row>
          <table:table-cell table:style-name="Table38.A2" office:value-type="string">
            <text:p text:style-name="P21">XRSL</text:p>
          </table:table-cell>
          <table:table-cell table:style-name="Table38.B2" office:value-type="string">
            <text:p text:style-name="P5"><text:change-start text:change-id="ct-1410007636"/><text:variable-get text:name="NMA" office:value-type="string">No matching attribute</text:variable-get><text:change-end text:change-id="ct-1410007636"/></text:p>
          </table:table-cell>
          <table:table-cell table:style-name="Table38.B2" office:value-type="string">
            <text:p text:style-name="P5"><text:change-start text:change-id="ct-1435368432"/><text:variable-get text:name="NM" office:value-type="string">Not mapped</text:variable-get><text:change-end text:change-id="ct-1435368432"/></text:p>
          </table:table-cell>
        </table:table-row>
        <table:table-row>
          <table:table-cell table:style-name="Table38.A3" office:value-type="string">
            <text:p text:style-name="P21">JDL</text:p>
          </table:table-cell>
          <table:table-cell table:style-name="Table38.B3" office:value-type="string">
            <text:p text:style-name="P5"><text:change-start text:change-id="ct-1435368320"/><text:variable-get text:name="Same" office:value-type="string">''</text:variable-get><text:change-end text:change-id="ct-1435368320"/></text:p>
          </table:table-cell>
          <table:table-cell table:style-name="Table38.B3" office:value-type="string">
            <text:p text:style-name="P5"><text:change-start text:change-id="ct-1435368096"/><text:variable-get text:name="Same" office:value-type="string">''</text:variable-get><text:change-end text:change-id="ct-1435368096"/></text:p>
          </table:table-cell>
        </table:table-row>
        <table:table-row>
          <table:table-cell table:style-name="Table38.A3" office:value-type="string">
            <text:p text:style-name="P21">JSDL</text:p>
          </table:table-cell>
          <table:table-cell table:style-name="Table38.B3" office:value-type="string">
            <text:p text:style-name="P5"><text:change-start text:change-id="ct-1435368880"/><text:variable-get text:name="Same" office:value-type="string">''</text:variable-get><text:change-end text:change-id="ct-1435368880"/></text:p>
          </table:table-cell>
          <table:table-cell table:style-name="Table38.B3" office:value-type="string">
            <text:p text:style-name="P5"><text:change-start text:change-id="ct-1435369216"/><text:variable-get text:name="Same" office:value-type="string">''</text:variable-get><text:change-end text:change-id="ct-1435369216"/></text:p>
          </table:table-cell>
        </table:table-row>
        <table:table-row>
          <table:table-cell table:style-name="Table38.A3" office:value-type="string">
            <text:p text:style-name="P21">Posix-JSDL</text:p>
          </table:table-cell>
          <table:table-cell table:style-name="Table38.B3" office:value-type="string">
            <text:p text:style-name="P5"><text:change-start text:change-id="ct-1435369328"/><text:variable-get text:name="Same" office:value-type="string">''</text:variable-get><text:change-end text:change-id="ct-1435369328"/></text:p>
          </table:table-cell>
          <table:table-cell table:style-name="Table38.B3" office:value-type="string">
            <text:p text:style-name="P5"><text:change-start text:change-id="ct-1435091084"/><text:variable-get text:name="Same" office:value-type="string">''</text:variable-get><text:change-end text:change-id="ct-1435091084"/></text:p>
          </table:table-cell>
        </table:table-row>
        <table:table-row>
          <table:table-cell table:style-name="Table38.A3" office:value-type="string">
            <text:p text:style-name="P21">HPCP-JSDL</text:p>
          </table:table-cell>
          <table:table-cell table:style-name="Table38.B3" office:value-type="string">
            <text:p text:style-name="P5"><text:change-start text:change-id="ct-1435091196"/><text:variable-get text:name="Same" office:value-type="string">''</text:variable-get><text:change-end text:change-id="ct-1435091196"/></text:p>
          </table:table-cell>
          <table:table-cell table:style-name="Table38.B3" office:value-type="string">
            <text:p text:style-name="P5"><text:change-start text:change-id="ct-1435091308"/><text:variable-get text:name="Same" office:value-type="string">''</text:variable-get><text:change-end text:change-id="ct-1435091308"/></text:p>
          </table:table-cell>
        </table:table-row>
        <table:table-row>
          <table:table-cell table:style-name="Table38.A3" office:value-type="string">
            <text:p text:style-name="P21">ARC-JSDL</text:p>
          </table:table-cell>
          <table:table-cell table:style-name="Table38.B3" office:value-type="string">
            <text:p text:style-name="P5"><text:change-start text:change-id="ct-1435366192"/>Resources/IndividualWallTime<text:change-end text:change-id="ct-1435366192"/></text:p>
          </table:table-cell>
          <table:table-cell table:style-name="Table38.B3" office:value-type="string">
            <text:p text:style-name="P5"/>
          </table:table-cell>
        </table:table-row>
      </table:table>
      <text:list xml:id="list2140783688" text:continue-numbering="true" text:style-name="List_20_1">
        <text:list-item>
          <text:list>
            <text:list-item>
              <text:list>
                <text:list-item>
                  <text:p text:style-name="P3"><text:change text:change-id="ct-1435083896"/>TotalWallTime</text:p>
                </text:list-item>
              </text:list>
            </text:list-item>
          </text:list>
        </text:list-item>
      </text:list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P21"/>
          </table:table-cell>
          <table:table-cell table:style-name="Table39.B1" office:value-type="string">
            <text:p text:style-name="P5">In</text:p>
          </table:table-cell>
          <table:table-cell table:style-name="Table39.B1" office:value-type="string">
            <text:p text:style-name="P5">Out</text:p>
          </table:table-cell>
        </table:table-row>
        <table:table-row>
          <table:table-cell table:style-name="Table39.A2" office:value-type="string">
            <text:p text:style-name="P21">XRSL</text:p>
          </table:table-cell>
          <table:table-cell table:style-name="Table39.B2" office:value-type="string">
            <text:p text:style-name="P5"><text:change-start text:change-id="ct-1400566260"/>wallTime<text:change-end text:change-id="ct-1400566260"/></text:p>
          </table:table-cell>
          <table:table-cell table:style-name="Table39.B2" office:value-type="string">
            <text:p text:style-name="P5"><text:change-start text:change-id="ct-1400566148"/>wallTime<text:change-end text:change-id="ct-1400566148"/></text:p>
          </table:table-cell>
        </table:table-row>
        <table:table-row>
          <table:table-cell table:style-name="Table39.A3" office:value-type="string">
            <text:p text:style-name="P21">JDL</text:p>
          </table:table-cell>
          <table:table-cell table:style-name="Table39.B3" office:value-type="string">
            <text:p text:style-name="P5"><text:change-start text:change-id="ct-1400566036"/><text:variable-get text:name="NMA" office:value-type="string">No matching attribute</text:variable-get><text:change-end text:change-id="ct-1400566036"/></text:p>
          </table:table-cell>
          <table:table-cell table:style-name="Table39.B3" office:value-type="string">
            <text:p text:style-name="P5"><text:change-start text:change-id="ct-1400565924"/><text:variable-get text:name="NM" office:value-type="string">Not mapped</text:variable-get><text:change-end text:change-id="ct-1400565924"/></text:p>
          </table:table-cell>
        </table:table-row>
        <table:table-row>
          <table:table-cell table:style-name="Table39.A3" office:value-type="string">
            <text:p text:style-name="P21">JSDL</text:p>
          </table:table-cell>
          <table:table-cell table:style-name="Table39.B3" office:value-type="string">
            <text:p text:style-name="P5"><text:change-start text:change-id="ct-1435369440"/><text:variable-get text:name="Same" office:value-type="string">''</text:variable-get><text:change-end text:change-id="ct-1435369440"/></text:p>
          </table:table-cell>
          <table:table-cell table:style-name="Table39.B3" office:value-type="string">
            <text:p text:style-name="P5"><text:change-start text:change-id="ct-1435091644"/><text:variable-get text:name="Same" office:value-type="string">''</text:variable-get><text:change-end text:change-id="ct-1435091644"/></text:p>
          </table:table-cell>
        </table:table-row>
        <table:table-row>
          <table:table-cell table:style-name="Table39.A3" office:value-type="string">
            <text:p text:style-name="P21">Posix-JSDL</text:p>
          </table:table-cell>
          <table:table-cell table:style-name="Table39.B3" office:value-type="string">
            <text:p text:style-name="P5"><text:change-start text:change-id="ct-1435368992"/>Application<text:change-end text:change-id="ct-1435368992"/><text:change-start text:change-id="ct-1435142148"/>/POSIXApplication/</text:p>
            <text:p text:style-name="P5">WallTimeLimit<text:change-end text:change-id="ct-1435142148"/></text:p>
          </table:table-cell>
          <table:table-cell table:style-name="Table39.B3" office:value-type="string">
            <text:p text:style-name="P5"/>
          </table:table-cell>
        </table:table-row>
        <table:table-row>
          <table:table-cell table:style-name="Table39.A3" office:value-type="string">
            <text:p text:style-name="P21">HPCP-JSDL</text:p>
          </table:table-cell>
          <table:table-cell table:style-name="Table39.B3" office:value-type="string">
            <text:p text:style-name="P5"><text:change-start text:change-id="ct-1435369104"/><text:variable-get text:name="NMA" office:value-type="string">No matching attribute</text:variable-get><text:change-end text:change-id="ct-1435369104"/></text:p>
          </table:table-cell>
          <table:table-cell table:style-name="Table39.B3" office:value-type="string">
            <text:p text:style-name="P5"><text:change-start text:change-id="ct-1435091756"/><text:variable-get text:name="NM" office:value-type="string">Not mapped</text:variable-get><text:change-end text:change-id="ct-1435091756"/></text:p>
          </table:table-cell>
        </table:table-row>
        <table:table-row>
          <table:table-cell table:style-name="Table39.A3" office:value-type="string">
            <text:p text:style-name="P21">ARC-JSDL</text:p>
          </table:table-cell>
          <table:table-cell table:style-name="Table39.B3" office:value-type="string">
            <text:p text:style-name="P5"><text:change-start text:change-id="ct-1435091420"/>Resources/<text:change-end text:change-id="ct-1435091420"/><text:change-start text:change-id="ct-1410007860"/>TotalWallTime<text:change-end text:change-id="ct-1410007860"/></text:p>
          </table:table-cell>
          <table:table-cell table:style-name="Table39.B3" office:value-type="string">
            <text:p text:style-name="P5"/>
          </table:table-cell>
        </table:table-row>
      </table:table>
      <text:list xml:id="list897300008" text:continue-numbering="true" text:style-name="List_20_1">
        <text:list-item>
          <text:list>
            <text:list-item>
              <text:list>
                <text:list-item>
                  <text:p text:style-name="P3"><text:change text:change-id="ct-1435084568"/>Homogeneous</text:p>
                </text:list-item>
              </text:list>
            </text:list-item>
          </text:list>
        </text:list-item>
      </text:list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P21"/>
          </table:table-cell>
          <table:table-cell table:style-name="Table40.B1" office:value-type="string">
            <text:p text:style-name="P5">In</text:p>
          </table:table-cell>
          <table:table-cell table:style-name="Table40.B1" office:value-type="string">
            <text:p text:style-name="P5">Out</text:p>
          </table:table-cell>
        </table:table-row>
        <table:table-row>
          <table:table-cell table:style-name="Table40.A2" office:value-type="string">
            <text:p text:style-name="P21">XRSL</text:p>
          </table:table-cell>
          <table:table-cell table:style-name="Table40.B2" office:value-type="string">
            <text:p text:style-name="P5"><text:change-start text:change-id="ct-1437447756"/><text:variable-get text:name="NMA" office:value-type="string">No matching attribute</text:variable-get><text:change-end text:change-id="ct-1437447756"/></text:p>
          </table:table-cell>
          <table:table-cell table:style-name="Table40.B2" office:value-type="string">
            <text:p text:style-name="P5"><text:change-start text:change-id="ct-1435084120"/><text:variable-get text:name="NM" office:value-type="string">Not mapped</text:variable-get><text:change-end text:change-id="ct-1435084120"/></text:p>
          </table:table-cell>
        </table:table-row>
        <table:table-row>
          <table:table-cell table:style-name="Table40.A3" office:value-type="string">
            <text:p text:style-name="P21">JDL</text:p>
          </table:table-cell>
          <table:table-cell table:style-name="Table40.B3" office:value-type="string">
            <text:p text:style-name="P5"><text:change-start text:change-id="ct-1437449548"/><text:variable-get text:name="Same" office:value-type="string">''</text:variable-get><text:change-end text:change-id="ct-1437449548"/></text:p>
          </table:table-cell>
          <table:table-cell table:style-name="Table40.B3" office:value-type="string">
            <text:p text:style-name="P5"><text:change-start text:change-id="ct-1435368208"/><text:variable-get text:name="Same" office:value-type="string">''</text:variable-get><text:change-end text:change-id="ct-1435368208"/></text:p>
          </table:table-cell>
        </table:table-row>
        <table:table-row>
          <table:table-cell table:style-name="Table40.A3" office:value-type="string">
            <text:p text:style-name="P21">JSDL</text:p>
          </table:table-cell>
          <table:table-cell table:style-name="Table40.B3" office:value-type="string">
            <text:p text:style-name="P5"><text:change-start text:change-id="ct-1435368656"/><text:variable-get text:name="Same" office:value-type="string">''</text:variable-get><text:change-end text:change-id="ct-1435368656"/></text:p>
          </table:table-cell>
          <table:table-cell table:style-name="Table40.B3" office:value-type="string">
            <text:p text:style-name="P5"><text:change-start text:change-id="ct-1435142036"/><text:variable-get text:name="Same" office:value-type="string">''</text:variable-get><text:change-end text:change-id="ct-1435142036"/></text:p>
          </table:table-cell>
        </table:table-row>
        <table:table-row>
          <table:table-cell table:style-name="Table40.A3" office:value-type="string">
            <text:p text:style-name="P21">Posix-JSDL</text:p>
          </table:table-cell>
          <table:table-cell table:style-name="Table40.B3" office:value-type="string">
            <text:p text:style-name="P5"><text:change-start text:change-id="ct-1438732672"/><text:variable-get text:name="Same" office:value-type="string">''</text:variable-get><text:change-end text:change-id="ct-1438732672"/></text:p>
          </table:table-cell>
          <table:table-cell table:style-name="Table40.B3" office:value-type="string">
            <text:p text:style-name="P5"><text:change-start text:change-id="ct-1435091868"/><text:variable-get text:name="Same" office:value-type="string">''</text:variable-get><text:change-end text:change-id="ct-1435091868"/></text:p>
          </table:table-cell>
        </table:table-row>
        <table:table-row>
          <table:table-cell table:style-name="Table40.A3" office:value-type="string">
            <text:p text:style-name="P21">HPCP-JSDL</text:p>
          </table:table-cell>
          <table:table-cell table:style-name="Table40.B3" office:value-type="string">
            <text:p text:style-name="P5"><text:change-start text:change-id="ct-1435141924"/><text:variable-get text:name="Same" office:value-type="string">''</text:variable-get><text:change-end text:change-id="ct-1435141924"/></text:p>
          </table:table-cell>
          <table:table-cell table:style-name="Table40.B3" office:value-type="string">
            <text:p text:style-name="P5"><text:change-start text:change-id="ct-1435141588"/><text:variable-get text:name="Same" office:value-type="string">''</text:variable-get><text:change-end text:change-id="ct-1435141588"/></text:p>
          </table:table-cell>
        </table:table-row>
        <table:table-row>
          <table:table-cell table:style-name="Table40.A3" office:value-type="string">
            <text:p text:style-name="P21">ARC-JSDL</text:p>
          </table:table-cell>
          <table:table-cell table:style-name="Table40.B3" office:value-type="string">
            <text:p text:style-name="P5"><text:change-start text:change-id="ct-1435141364"/><text:variable-get text:name="Same" office:value-type="string">''</text:variable-get><text:change-end text:change-id="ct-1435141364"/></text:p>
          </table:table-cell>
          <table:table-cell table:style-name="Table40.B3" office:value-type="string">
            <text:p text:style-name="P5"><text:change-start text:change-id="ct-1435368544"/><text:variable-get text:name="Same" office:value-type="string">''</text:variable-get><text:change-end text:change-id="ct-1435368544"/></text:p>
          </table:table-cell>
        </table:table-row>
      </table:table>
      <text:list xml:id="list1003225988" text:continue-numbering="true" text:style-name="List_20_1">
        <text:list-item>
          <text:list>
            <text:list-item>
              <text:list>
                <text:list-item>
                  <text:p text:style-name="P3"><text:change text:change-id="ct-1437448876"/><text:soft-page-break/>Benchmark<text:change text:change-id="ct-1400729360"/></text:p>
                  <text:list>
                    <text:list-item>
                      <text:p text:style-name="P3">Type</text:p>
                    </text:list-item>
                  </text:list>
                </text:list-item>
              </text:list>
            </text:list-item>
          </text:list>
        </text:list-item>
      </text:list>
      <table:table table:name="Table42" table:style-name="Table42">
        <table:table-column table:style-name="Table42.A"/>
        <table:table-column table:style-name="Table42.B"/>
        <table:table-column table:style-name="Table42.C"/>
        <table:table-row>
          <table:table-cell table:style-name="Table42.A1" office:value-type="string">
            <text:p text:style-name="P21"/>
          </table:table-cell>
          <table:table-cell table:style-name="Table42.B1" office:value-type="string">
            <text:p text:style-name="P5">In</text:p>
          </table:table-cell>
          <table:table-cell table:style-name="Table42.B1" office:value-type="string">
            <text:p text:style-name="P5">Out</text:p>
          </table:table-cell>
        </table:table-row>
        <table:table-row>
          <table:table-cell table:style-name="Table42.A2" office:value-type="string">
            <text:p text:style-name="P21">XRSL</text:p>
          </table:table-cell>
          <table:table-cell table:style-name="Table42.B2" office:value-type="string">
            <text:p text:style-name="P5"><text:change-start text:change-id="ct-1435086136"/><text:variable-get text:name="NMA" office:value-type="string">No matching attribute</text:variable-get><text:change-end text:change-id="ct-1435086136"/></text:p>
          </table:table-cell>
          <table:table-cell table:style-name="Table42.B2" office:value-type="string">
            <text:p text:style-name="P5"><text:change-start text:change-id="ct-1435085352"/><text:variable-get text:name="NM" office:value-type="string">Not mapped</text:variable-get><text:change-end text:change-id="ct-1435085352"/></text:p>
          </table:table-cell>
        </table:table-row>
        <table:table-row>
          <table:table-cell table:style-name="Table42.A3" office:value-type="string">
            <text:p text:style-name="P21">JDL</text:p>
          </table:table-cell>
          <table:table-cell table:style-name="Table42.B3" office:value-type="string">
            <text:p text:style-name="P5"><text:change-start text:change-id="ct-1435084792"/><text:variable-get text:name="Same" office:value-type="string">''</text:variable-get><text:change-end text:change-id="ct-1435084792"/></text:p>
          </table:table-cell>
          <table:table-cell table:style-name="Table42.B3" office:value-type="string">
            <text:p text:style-name="P5"><text:change-start text:change-id="ct-1435083336"/><text:variable-get text:name="Same" office:value-type="string">''</text:variable-get><text:change-end text:change-id="ct-1435083336"/></text:p>
          </table:table-cell>
        </table:table-row>
        <table:table-row>
          <table:table-cell table:style-name="Table42.A3" office:value-type="string">
            <text:p text:style-name="P21">JSDL</text:p>
          </table:table-cell>
          <table:table-cell table:style-name="Table42.B3" office:value-type="string">
            <text:p text:style-name="P5"><text:change-start text:change-id="ct-1437446972"/><text:variable-get text:name="Same" office:value-type="string">''</text:variable-get><text:change-end text:change-id="ct-1437446972"/></text:p>
          </table:table-cell>
          <table:table-cell table:style-name="Table42.B3" office:value-type="string">
            <text:p text:style-name="P5"><text:change-start text:change-id="ct-1435141252"/><text:variable-get text:name="Same" office:value-type="string">''</text:variable-get><text:change-end text:change-id="ct-1435141252"/></text:p>
          </table:table-cell>
        </table:table-row>
        <table:table-row>
          <table:table-cell table:style-name="Table42.A3" office:value-type="string">
            <text:p text:style-name="P21">Posix-JSDL</text:p>
          </table:table-cell>
          <table:table-cell table:style-name="Table42.B3" office:value-type="string">
            <text:p text:style-name="P5"><text:change-start text:change-id="ct-1436498252"/><text:variable-get text:name="Same" office:value-type="string">''</text:variable-get><text:change-end text:change-id="ct-1436498252"/></text:p>
          </table:table-cell>
          <table:table-cell table:style-name="Table42.B3" office:value-type="string">
            <text:p text:style-name="P5"><text:change-start text:change-id="ct-1435142596"/><text:variable-get text:name="Same" office:value-type="string">''</text:variable-get><text:change-end text:change-id="ct-1435142596"/></text:p>
          </table:table-cell>
        </table:table-row>
        <table:table-row>
          <table:table-cell table:style-name="Table42.A3" office:value-type="string">
            <text:p text:style-name="P21">HPCP-JSDL</text:p>
          </table:table-cell>
          <table:table-cell table:style-name="Table42.B3" office:value-type="string">
            <text:p text:style-name="P5"><text:change-start text:change-id="ct-1410079840"/><text:variable-get text:name="Same" office:value-type="string">''</text:variable-get><text:change-end text:change-id="ct-1410079840"/></text:p>
          </table:table-cell>
          <table:table-cell table:style-name="Table42.B3" office:value-type="string">
            <text:p text:style-name="P5"><text:change-start text:change-id="ct-1435368768"/><text:variable-get text:name="Same" office:value-type="string">''</text:variable-get><text:change-end text:change-id="ct-1435368768"/></text:p>
          </table:table-cell>
        </table:table-row>
        <table:table-row>
          <table:table-cell table:style-name="Table42.A3" office:value-type="string">
            <text:p text:style-name="P21">ARC-JSDL</text:p>
          </table:table-cell>
          <table:table-cell table:style-name="Table42.B3" office:value-type="string">
            <text:p text:style-name="P5"><text:change-start text:change-id="ct-1435140356"/><text:variable-get text:name="Same" office:value-type="string">''</text:variable-get><text:change-end text:change-id="ct-1435140356"/></text:p>
          </table:table-cell>
          <table:table-cell table:style-name="Table42.B3" office:value-type="string">
            <text:p text:style-name="P5"><text:change-start text:change-id="ct-1435085688"/><text:variable-get text:name="Same" office:value-type="string">''</text:variable-get><text:change-end text:change-id="ct-1435085688"/></text:p>
          </table:table-cell>
        </table:table-row>
      </table:table>
      <text:list xml:id="list9656838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3"><text:change text:change-id="ct-1436229384"/>Value</text:p>
                    </text:list-item>
                  </text:list>
                </text:list-item>
              </text:list>
            </text:list-item>
          </text:list>
        </text:list-item>
      </text:list>
      <table:table table:name="Table43" table:style-name="Table43">
        <table:table-column table:style-name="Table43.A"/>
        <table:table-column table:style-name="Table43.B"/>
        <table:table-column table:style-name="Table43.C"/>
        <table:table-row>
          <table:table-cell table:style-name="Table43.A1" office:value-type="string">
            <text:p text:style-name="P21"/>
          </table:table-cell>
          <table:table-cell table:style-name="Table43.B1" office:value-type="string">
            <text:p text:style-name="P5">In</text:p>
          </table:table-cell>
          <table:table-cell table:style-name="Table43.B1" office:value-type="string">
            <text:p text:style-name="P5">Out</text:p>
          </table:table-cell>
        </table:table-row>
        <table:table-row>
          <table:table-cell table:style-name="Table43.A2" office:value-type="string">
            <text:p text:style-name="P21">XRSL</text:p>
          </table:table-cell>
          <table:table-cell table:style-name="Table43.B2" office:value-type="string">
            <text:p text:style-name="P5"><text:change-start text:change-id="ct-1437931732"/><text:variable-get text:name="NMA" office:value-type="string">No matching attribute</text:variable-get><text:change-end text:change-id="ct-1437931732"/></text:p>
          </table:table-cell>
          <table:table-cell table:style-name="Table43.B2" office:value-type="string">
            <text:p text:style-name="P5"><text:change-start text:change-id="ct-1437447420"/><text:variable-get text:name="NM" office:value-type="string">Not mapped</text:variable-get><text:change-end text:change-id="ct-1437447420"/></text:p>
          </table:table-cell>
        </table:table-row>
        <table:table-row>
          <table:table-cell table:style-name="Table43.A3" office:value-type="string">
            <text:p text:style-name="P21">JDL</text:p>
          </table:table-cell>
          <table:table-cell table:style-name="Table43.B3" office:value-type="string">
            <text:p text:style-name="P5"><text:change-start text:change-id="ct-1437932964"/><text:variable-get text:name="Same" office:value-type="string">''</text:variable-get><text:change-end text:change-id="ct-1437932964"/></text:p>
          </table:table-cell>
          <table:table-cell table:style-name="Table43.B3" office:value-type="string">
            <text:p text:style-name="P5"><text:change-start text:change-id="ct-1437932628"/><text:variable-get text:name="Same" office:value-type="string">''</text:variable-get><text:change-end text:change-id="ct-1437932628"/></text:p>
          </table:table-cell>
        </table:table-row>
        <table:table-row>
          <table:table-cell table:style-name="Table43.A3" office:value-type="string">
            <text:p text:style-name="P21">JSDL</text:p>
          </table:table-cell>
          <table:table-cell table:style-name="Table43.B3" office:value-type="string">
            <text:p text:style-name="P5"><text:change-start text:change-id="ct-1435086472"/><text:variable-get text:name="Same" office:value-type="string">''</text:variable-get><text:change-end text:change-id="ct-1435086472"/></text:p>
          </table:table-cell>
          <table:table-cell table:style-name="Table43.B3" office:value-type="string">
            <text:p text:style-name="P5"><text:change-start text:change-id="ct-1437932516"/><text:variable-get text:name="Same" office:value-type="string">''</text:variable-get><text:change-end text:change-id="ct-1437932516"/></text:p>
          </table:table-cell>
        </table:table-row>
        <table:table-row>
          <table:table-cell table:style-name="Table43.A3" office:value-type="string">
            <text:p text:style-name="P21">Posix-JSDL</text:p>
          </table:table-cell>
          <table:table-cell table:style-name="Table43.B3" office:value-type="string">
            <text:p text:style-name="P5"><text:change-start text:change-id="ct-1437932740"/><text:variable-get text:name="Same" office:value-type="string">''</text:variable-get><text:change-end text:change-id="ct-1437932740"/></text:p>
          </table:table-cell>
          <table:table-cell table:style-name="Table43.B3" office:value-type="string">
            <text:p text:style-name="P5"><text:change-start text:change-id="ct-1437932404"/><text:variable-get text:name="Same" office:value-type="string">''</text:variable-get><text:change-end text:change-id="ct-1437932404"/></text:p>
          </table:table-cell>
        </table:table-row>
        <table:table-row>
          <table:table-cell table:style-name="Table43.A3" office:value-type="string">
            <text:p text:style-name="P21">HPCP-JSDL</text:p>
          </table:table-cell>
          <table:table-cell table:style-name="Table43.B3" office:value-type="string">
            <text:p text:style-name="P5"><text:change-start text:change-id="ct-1437932292"/><text:variable-get text:name="Same" office:value-type="string">''</text:variable-get><text:change-end text:change-id="ct-1437932292"/></text:p>
          </table:table-cell>
          <table:table-cell table:style-name="Table43.B3" office:value-type="string">
            <text:p text:style-name="P5"><text:change-start text:change-id="ct-1437932180"/><text:variable-get text:name="Same" office:value-type="string">''</text:variable-get><text:change-end text:change-id="ct-1437932180"/></text:p>
          </table:table-cell>
        </table:table-row>
        <table:table-row>
          <table:table-cell table:style-name="Table43.A3" office:value-type="string">
            <text:p text:style-name="P21">ARC-JSDL</text:p>
          </table:table-cell>
          <table:table-cell table:style-name="Table43.B3" office:value-type="string">
            <text:p text:style-name="P5"><text:change-start text:change-id="ct-1437932068"/><text:variable-get text:name="Same" office:value-type="string">''</text:variable-get><text:change-end text:change-id="ct-1437932068"/></text:p>
          </table:table-cell>
          <table:table-cell table:style-name="Table43.B3" office:value-type="string">
            <text:p text:style-name="P5"><text:change-start text:change-id="ct-1437931956"/><text:variable-get text:name="Same" office:value-type="string">''</text:variable-get><text:change-end text:change-id="ct-1437931956"/></text:p>
          </table:table-cell>
        </table:table-row>
      </table:table>
      <text:list xml:id="list323119696" text:continue-numbering="true" text:style-name="List_20_1">
        <text:list-item>
          <text:list>
            <text:list-item>
              <text:list>
                <text:list-item>
                  <text:p text:style-name="P3"><text:change text:change-id="ct-1435140916"/>CEType</text:p>
                </text:list-item>
              </text:list>
            </text:list-item>
          </text:list>
        </text:list-item>
      </text:list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p text:style-name="P21"/>
          </table:table-cell>
          <table:table-cell table:style-name="Table44.B1" office:value-type="string">
            <text:p text:style-name="P5">In</text:p>
          </table:table-cell>
          <table:table-cell table:style-name="Table44.B1" office:value-type="string">
            <text:p text:style-name="P5">Out</text:p>
          </table:table-cell>
        </table:table-row>
        <table:table-row>
          <table:table-cell table:style-name="Table44.A2" office:value-type="string">
            <text:p text:style-name="P21">XRSL</text:p>
          </table:table-cell>
          <table:table-cell table:style-name="Table44.B2" office:value-type="string">
            <text:p text:style-name="P5"><text:change-start text:change-id="ct-1400729024"/>middleware<text:change-end text:change-id="ct-1400729024"/></text:p>
          </table:table-cell>
          <table:table-cell table:style-name="Table44.B2" office:value-type="string">
            <text:p text:style-name="P5"><text:change-start text:change-id="ct-1400728912"/>middleware<text:change-end text:change-id="ct-1400728912"/></text:p>
          </table:table-cell>
        </table:table-row>
        <table:table-row>
          <table:table-cell table:style-name="Table44.A3" office:value-type="string">
            <text:p text:style-name="P21">JDL</text:p>
          </table:table-cell>
          <table:table-cell table:style-name="Table44.B3" office:value-type="string">
            <text:p text:style-name="P5"><text:change-start text:change-id="ct-1400728800"/><text:variable-get text:name="NMA" office:value-type="string">No matching attribute</text:variable-get><text:change-end text:change-id="ct-1400728800"/></text:p>
          </table:table-cell>
          <table:table-cell table:style-name="Table44.B3" office:value-type="string">
            <text:p text:style-name="P5"><text:change-start text:change-id="ct-1400728688"/><text:variable-get text:name="NM" office:value-type="string">Not mapped</text:variable-get><text:change-end text:change-id="ct-1400728688"/></text:p>
          </table:table-cell>
        </table:table-row>
        <table:table-row>
          <table:table-cell table:style-name="Table44.A3" office:value-type="string">
            <text:p text:style-name="P21">JSDL</text:p>
          </table:table-cell>
          <table:table-cell table:style-name="Table44.B3" office:value-type="string">
            <text:p text:style-name="P5"><text:change-start text:change-id="ct-1435086696"/><text:variable-get text:name="Same" office:value-type="string">''</text:variable-get><text:change-end text:change-id="ct-1435086696"/></text:p>
          </table:table-cell>
          <table:table-cell table:style-name="Table44.B3" office:value-type="string">
            <text:p text:style-name="P5"><text:change-start text:change-id="ct-1435085016"/><text:variable-get text:name="Same" office:value-type="string">''</text:variable-get><text:change-end text:change-id="ct-1435085016"/></text:p>
          </table:table-cell>
        </table:table-row>
        <table:table-row>
          <table:table-cell table:style-name="Table44.A3" office:value-type="string">
            <text:p text:style-name="P21">Posix-JSDL</text:p>
          </table:table-cell>
          <table:table-cell table:style-name="Table44.B3" office:value-type="string">
            <text:p text:style-name="P5"><text:change-start text:change-id="ct-1437931396"/><text:variable-get text:name="Same" office:value-type="string">''</text:variable-get><text:change-end text:change-id="ct-1437931396"/></text:p>
          </table:table-cell>
          <table:table-cell table:style-name="Table44.B3" office:value-type="string">
            <text:p text:style-name="P5"><text:change-start text:change-id="ct-1437930276"/><text:variable-get text:name="Same" office:value-type="string">''</text:variable-get><text:change-end text:change-id="ct-1437930276"/></text:p>
          </table:table-cell>
        </table:table-row>
        <table:table-row>
          <table:table-cell table:style-name="Table44.A3" office:value-type="string">
            <text:p text:style-name="P21">HPCP-JSDL</text:p>
          </table:table-cell>
          <table:table-cell table:style-name="Table44.B3" office:value-type="string">
            <text:p text:style-name="P5"><text:change-start text:change-id="ct-1435083672"/><text:variable-get text:name="Same" office:value-type="string">''</text:variable-get><text:change-end text:change-id="ct-1435083672"/></text:p>
          </table:table-cell>
          <table:table-cell table:style-name="Table44.B3" office:value-type="string">
            <text:p text:style-name="P5"><text:change-start text:change-id="ct-1437930836"/><text:variable-get text:name="Same" office:value-type="string">''</text:variable-get><text:change-end text:change-id="ct-1437930836"/></text:p>
          </table:table-cell>
        </table:table-row>
        <table:table-row>
          <table:table-cell table:style-name="Table44.A3" office:value-type="string">
            <text:p text:style-name="P21">ARC-JSDL</text:p>
          </table:table-cell>
          <table:table-cell table:style-name="Table44.B3" office:value-type="string">
            <text:p text:style-name="P5"><text:change-start text:change-id="ct-1400728576"/>Application/CEType<text:change-end text:change-id="ct-1400728576"/></text:p>
          </table:table-cell>
          <table:table-cell table:style-name="Table44.B3" office:value-type="string">
            <text:p text:style-name="P5"><text:change-start text:change-id="ct-1400728464"/>Application/CEType<text:change-end text:change-id="ct-1400728464"/></text:p>
          </table:table-cell>
        </table:table-row>
      </table:table>
      <text:list xml:id="list909583290" text:continue-numbering="true" text:style-name="List_20_1">
        <text:list-item>
          <text:list>
            <text:list-item>
              <text:list>
                <text:list-item>
                  <text:p text:style-name="P3"><text:change text:change-id="ct-1410080512"/><text:soft-page-break/>SlotRequirement</text:p>
                  <text:list>
                    <text:list-item>
                      <text:p text:style-name="P11">NumberOfSlots</text:p>
                    </text:list-item>
                  </text:list>
                </text:list-item>
              </text:list>
            </text:list-item>
          </text:list>
        </text:list-item>
      </text:list>
      <table:table table:name="Table45" table:style-name="Table45">
        <table:table-column table:style-name="Table45.A"/>
        <table:table-column table:style-name="Table45.B"/>
        <table:table-column table:style-name="Table45.C"/>
        <table:table-row>
          <table:table-cell table:style-name="Table45.A1" office:value-type="string">
            <text:p text:style-name="P21"/>
          </table:table-cell>
          <table:table-cell table:style-name="Table45.B1" office:value-type="string">
            <text:p text:style-name="P5">In</text:p>
          </table:table-cell>
          <table:table-cell table:style-name="Table45.B1" office:value-type="string">
            <text:p text:style-name="P5">Out</text:p>
          </table:table-cell>
        </table:table-row>
        <table:table-row>
          <table:table-cell table:style-name="Table45.A2" office:value-type="string">
            <text:p text:style-name="P21">XRSL</text:p>
          </table:table-cell>
          <table:table-cell table:style-name="Table45.B2" office:value-type="string">
            <text:p text:style-name="P5"><text:change-start text:change-id="ct-1437930612"/><text:variable-get text:name="NMA" office:value-type="string">No matching attribute</text:variable-get><text:change-end text:change-id="ct-1437930612"/></text:p>
          </table:table-cell>
          <table:table-cell table:style-name="Table45.B2" office:value-type="string">
            <text:p text:style-name="P5"><text:change-start text:change-id="ct-1435085912"/><text:variable-get text:name="NM" office:value-type="string">Not mapped</text:variable-get><text:change-end text:change-id="ct-1435085912"/></text:p>
          </table:table-cell>
        </table:table-row>
        <table:table-row>
          <table:table-cell table:style-name="Table45.A3" office:value-type="string">
            <text:p text:style-name="P21">JDL</text:p>
          </table:table-cell>
          <table:table-cell table:style-name="Table45.B3" office:value-type="string">
            <text:p text:style-name="P5"><text:change-start text:change-id="ct-1443039552"/><text:variable-get text:name="Same" office:value-type="string">''</text:variable-get><text:change-end text:change-id="ct-1443039552"/></text:p>
          </table:table-cell>
          <table:table-cell table:style-name="Table45.B3" office:value-type="string">
            <text:p text:style-name="P5"><text:change-start text:change-id="ct-1437931284"/><text:variable-get text:name="Same" office:value-type="string">''</text:variable-get><text:change-end text:change-id="ct-1437931284"/></text:p>
          </table:table-cell>
        </table:table-row>
        <table:table-row>
          <table:table-cell table:style-name="Table45.A3" office:value-type="string">
            <text:p text:style-name="P21">JSDL</text:p>
          </table:table-cell>
          <table:table-cell table:style-name="Table45.B3" office:value-type="string">
            <text:p text:style-name="P5"><text:change-start text:change-id="ct-1435142484"/><text:variable-get text:name="Same" office:value-type="string">''</text:variable-get><text:change-end text:change-id="ct-1435142484"/></text:p>
          </table:table-cell>
          <table:table-cell table:style-name="Table45.B3" office:value-type="string">
            <text:p text:style-name="P5"><text:change-start text:change-id="ct-1437930724"/><text:variable-get text:name="Same" office:value-type="string">''</text:variable-get><text:change-end text:change-id="ct-1437930724"/></text:p>
          </table:table-cell>
        </table:table-row>
        <table:table-row>
          <table:table-cell table:style-name="Table45.A3" office:value-type="string">
            <text:p text:style-name="P21">Posix-JSDL</text:p>
          </table:table-cell>
          <table:table-cell table:style-name="Table45.B3" office:value-type="string">
            <text:p text:style-name="P5"><text:change-start text:change-id="ct-1437931172"/>Application/POSIXApplication/</text:p>
            <text:p text:style-name="P5"><text:change-end text:change-id="ct-1437931172"/><text:change-start text:change-id="ct-1437930948"/>ProcessCountLimit<text:change-end text:change-id="ct-1437930948"/></text:p>
          </table:table-cell>
          <table:table-cell table:style-name="Table45.B3" office:value-type="string">
            <text:p text:style-name="P5"/>
          </table:table-cell>
        </table:table-row>
        <table:table-row>
          <table:table-cell table:style-name="Table45.A3" office:value-type="string">
            <text:p text:style-name="P21">HPCP-JSDL</text:p>
          </table:table-cell>
          <table:table-cell table:style-name="Table45.B3" office:value-type="string">
            <text:p text:style-name="P5"><text:change-start text:change-id="ct-1437932852"/><text:variable-get text:name="NMA" office:value-type="string">No matching attribute</text:variable-get><text:change-end text:change-id="ct-1437932852"/></text:p>
          </table:table-cell>
          <table:table-cell table:style-name="Table45.B3" office:value-type="string">
            <text:p text:style-name="P5"><text:change-start text:change-id="ct-1443039664"/><text:variable-get text:name="NM" office:value-type="string">Not mapped</text:variable-get><text:change-end text:change-id="ct-1443039664"/></text:p>
          </table:table-cell>
        </table:table-row>
        <table:table-row>
          <table:table-cell table:style-name="Table45.A3" office:value-type="string">
            <text:p text:style-name="P21">ARC-JSDL</text:p>
          </table:table-cell>
          <table:table-cell table:style-name="Table45.B3" office:value-type="string">
            <text:p text:style-name="P5"><text:change-start text:change-id="ct-1443040896"/>Resources/SlotRequirement/<text:change-end text:change-id="ct-1443040896"/><text:change-start text:change-id="ct-1437930388"/></text:p>
            <text:p text:style-name="P5">Number<text:change-end text:change-id="ct-1437930388"/><text:change-start text:change-id="ct-1437931508"/>OfSlots<text:change-end text:change-id="ct-1437931508"/></text:p>
          </table:table-cell>
          <table:table-cell table:style-name="Table45.B3" office:value-type="string">
            <text:p text:style-name="P5"/>
          </table:table-cell>
        </table:table-row>
      </table:table>
      <text:p text:style-name="Text_20_body"/>
      <text:list xml:id="list101616207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ProcessPerHost</text:p>
                    </text:list-item>
                  </text:list>
                </text:list-item>
              </text:list>
            </text:list-item>
          </text:list>
        </text:list-item>
      </text:list>
      <table:table table:name="Table46" table:style-name="Table46">
        <table:table-column table:style-name="Table46.A"/>
        <table:table-column table:style-name="Table46.B"/>
        <table:table-column table:style-name="Table46.C"/>
        <table:table-row>
          <table:table-cell table:style-name="Table46.A1" office:value-type="string">
            <text:p text:style-name="P21"/>
          </table:table-cell>
          <table:table-cell table:style-name="Table46.B1" office:value-type="string">
            <text:p text:style-name="P5">In</text:p>
          </table:table-cell>
          <table:table-cell table:style-name="Table46.B1" office:value-type="string">
            <text:p text:style-name="P5">Out</text:p>
          </table:table-cell>
        </table:table-row>
        <table:table-row>
          <table:table-cell table:style-name="Table46.A2" office:value-type="string">
            <text:p text:style-name="P21">XRSL</text:p>
          </table:table-cell>
          <table:table-cell table:style-name="Table46.B2" office:value-type="string">
            <text:p text:style-name="P5"><text:change-start text:change-id="ct-1400728128"/>count<text:change-end text:change-id="ct-1400728128"/></text:p>
          </table:table-cell>
          <table:table-cell table:style-name="Table46.B2" office:value-type="string">
            <text:p text:style-name="P5"><text:change-start text:change-id="ct-1400728016"/>count<text:change-end text:change-id="ct-1400728016"/></text:p>
          </table:table-cell>
        </table:table-row>
        <table:table-row>
          <table:table-cell table:style-name="Table46.A3" office:value-type="string">
            <text:p text:style-name="P21">JDL</text:p>
          </table:table-cell>
          <table:table-cell table:style-name="Table46.B3" office:value-type="string">
            <text:p text:style-name="P5"><text:change-start text:change-id="ct-1435367760"/><text:variable-get text:name="NMA" office:value-type="string">No matching attribute</text:variable-get><text:change-end text:change-id="ct-1435367760"/></text:p>
          </table:table-cell>
          <table:table-cell table:style-name="Table46.B3" office:value-type="string">
            <text:p text:style-name="P5"><text:change-start text:change-id="ct-1435086248"/><text:variable-get text:name="NM" office:value-type="string">Not mapped</text:variable-get><text:change-end text:change-id="ct-1435086248"/></text:p>
          </table:table-cell>
        </table:table-row>
        <table:table-row>
          <table:table-cell table:style-name="Table46.A3" office:value-type="string">
            <text:p text:style-name="P21">JSDL</text:p>
          </table:table-cell>
          <table:table-cell table:style-name="Table46.B3" office:value-type="string">
            <text:p text:style-name="P5"><text:change-start text:change-id="ct-1443039104"/>R<text:change-end text:change-id="ct-1443039104"/><text:change-start text:change-id="ct-1443038320"/>esources/TotalCPUCount<text:change-end text:change-id="ct-1443038320"/></text:p>
          </table:table-cell>
          <table:table-cell table:style-name="Table46.B3" office:value-type="string">
            <text:p text:style-name="P5"/>
          </table:table-cell>
        </table:table-row>
        <table:table-row>
          <table:table-cell table:style-name="Table46.A3" office:value-type="string">
            <text:p text:style-name="P21">Posix-JSDL</text:p>
          </table:table-cell>
          <table:table-cell table:style-name="Table46.B3" office:value-type="string">
            <text:p text:style-name="P5"><text:change-start text:change-id="ct-1435091532"/><text:variable-get text:name="Same" office:value-type="string">''</text:variable-get><text:change-end text:change-id="ct-1435091532"/></text:p>
          </table:table-cell>
          <table:table-cell table:style-name="Table46.B3" office:value-type="string">
            <text:p text:style-name="P5"><text:change-start text:change-id="ct-1435140244"/><text:variable-get text:name="Same" office:value-type="string">''</text:variable-get><text:change-end text:change-id="ct-1435140244"/></text:p>
          </table:table-cell>
        </table:table-row>
        <table:table-row>
          <table:table-cell table:style-name="Table46.A3" office:value-type="string">
            <text:p text:style-name="P21">HPCP-JSDL</text:p>
          </table:table-cell>
          <table:table-cell table:style-name="Table46.B3" office:value-type="string">
            <text:p text:style-name="P5"><text:change-start text:change-id="ct-1443039440"/><text:variable-get text:name="Same" office:value-type="string">''</text:variable-get><text:change-end text:change-id="ct-1443039440"/></text:p>
          </table:table-cell>
          <table:table-cell table:style-name="Table46.B3" office:value-type="string">
            <text:p text:style-name="P5"><text:change-start text:change-id="ct-1443040000"/><text:variable-get text:name="Same" office:value-type="string">''</text:variable-get><text:change-end text:change-id="ct-1443040000"/></text:p>
          </table:table-cell>
        </table:table-row>
        <table:table-row>
          <table:table-cell table:style-name="Table46.A3" office:value-type="string">
            <text:p text:style-name="P21">ARC-JSDL</text:p>
          </table:table-cell>
          <table:table-cell table:style-name="Table46.B3" office:value-type="string">
            <text:p text:style-name="P5"><text:change-start text:change-id="ct-1437933076"/>Resources/SlotRequirement<text:change-end text:change-id="ct-1437933076"/><text:change-start text:change-id="ct-1437929828"/>/</text:p>
            <text:p text:style-name="P5">ProcessPerHost<text:change-end text:change-id="ct-1437929828"/></text:p>
          </table:table-cell>
          <table:table-cell table:style-name="Table46.B3" office:value-type="string">
            <text:p text:style-name="P5"/>
          </table:table-cell>
        </table:table-row>
      </table:table>
      <text:p text:style-name="Text_20_body"/>
      <text:list xml:id="list104475807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ThreadsPerProcesses</text:p>
                    </text:list-item>
                  </text:list>
                </text:list-item>
              </text:list>
            </text:list-item>
          </text:list>
        </text:list-item>
      </text:list>
      <table:table table:name="Table47" table:style-name="Table47">
        <table:table-column table:style-name="Table47.A"/>
        <table:table-column table:style-name="Table47.B"/>
        <table:table-column table:style-name="Table47.C"/>
        <table:table-row>
          <table:table-cell table:style-name="Table47.A1" office:value-type="string">
            <text:p text:style-name="P21"/>
          </table:table-cell>
          <table:table-cell table:style-name="Table47.B1" office:value-type="string">
            <text:p text:style-name="P5">In</text:p>
          </table:table-cell>
          <table:table-cell table:style-name="Table47.B1" office:value-type="string">
            <text:p text:style-name="P5">Out</text:p>
          </table:table-cell>
        </table:table-row>
        <table:table-row>
          <table:table-cell table:style-name="Table47.A2" office:value-type="string">
            <text:p text:style-name="P21">XRSL</text:p>
          </table:table-cell>
          <table:table-cell table:style-name="Table47.B2" office:value-type="string">
            <text:p text:style-name="P5"><text:change-start text:change-id="ct-1443041232"/><text:variable-get text:name="NMA" office:value-type="string">No matching attribute</text:variable-get><text:change-end text:change-id="ct-1443041232"/></text:p>
          </table:table-cell>
          <table:table-cell table:style-name="Table47.B2" office:value-type="string">
            <text:p text:style-name="P5"><text:change-start text:change-id="ct-1443041008"/><text:variable-get text:name="NM" office:value-type="string">Not mapped</text:variable-get><text:change-end text:change-id="ct-1443041008"/></text:p>
          </table:table-cell>
        </table:table-row>
        <table:table-row>
          <table:table-cell table:style-name="Table47.A3" office:value-type="string">
            <text:p text:style-name="P21">JDL</text:p>
          </table:table-cell>
          <table:table-cell table:style-name="Table47.B3" office:value-type="string">
            <text:p text:style-name="P5"><text:change-start text:change-id="ct-1435083560"/><text:variable-get text:name="Same" office:value-type="string">''</text:variable-get><text:change-end text:change-id="ct-1435083560"/></text:p>
          </table:table-cell>
          <table:table-cell table:style-name="Table47.B3" office:value-type="string">
            <text:p text:style-name="P5"><text:change-start text:change-id="ct-1435140468"/><text:variable-get text:name="Same" office:value-type="string">''</text:variable-get><text:change-end text:change-id="ct-1435140468"/></text:p>
          </table:table-cell>
        </table:table-row>
        <table:table-row>
          <table:table-cell table:style-name="Table47.A3" office:value-type="string">
            <text:p text:style-name="P21">JSDL</text:p>
          </table:table-cell>
          <table:table-cell table:style-name="Table47.B3" office:value-type="string">
            <text:p text:style-name="P5"><text:change-start text:change-id="ct-1443040448"/><text:variable-get text:name="Same" office:value-type="string">''</text:variable-get><text:change-end text:change-id="ct-1443040448"/></text:p>
          </table:table-cell>
          <table:table-cell table:style-name="Table47.B3" office:value-type="string">
            <text:p text:style-name="P5"><text:change-start text:change-id="ct-1435085464"/><text:variable-get text:name="Same" office:value-type="string">''</text:variable-get><text:change-end text:change-id="ct-1435085464"/></text:p>
          </table:table-cell>
        </table:table-row>
        <table:table-row>
          <table:table-cell table:style-name="Table47.A3" office:value-type="string">
            <text:p text:style-name="P21">Posix-JSDL</text:p>
          </table:table-cell>
          <table:table-cell table:style-name="Table47.B3" office:value-type="string">
            <text:p text:style-name="P5"><text:change-start text:change-id="ct-1443040224"/>Application/POSIXApp<text:change-end text:change-id="ct-1443040224"/><text:change-start text:change-id="ct-1443039776"/>lication/</text:p>
            <text:p text:style-name="P5">ThreadCountLimit<text:change-end text:change-id="ct-1443039776"/></text:p>
          </table:table-cell>
          <table:table-cell table:style-name="Table47.B3" office:value-type="string">
            <text:p text:style-name="P5"/>
          </table:table-cell>
        </table:table-row>
        <table:table-row>
          <table:table-cell table:style-name="Table47.A3" office:value-type="string">
            <text:p text:style-name="P21">HPCP-JSDL</text:p>
          </table:table-cell>
          <table:table-cell table:style-name="Table47.B3" office:value-type="string">
            <text:p text:style-name="P5"><text:change-start text:change-id="ct-1443038880"/><text:variable-get text:name="NMA" office:value-type="string">No matching attribute</text:variable-get><text:change-end text:change-id="ct-1443038880"/></text:p>
          </table:table-cell>
          <table:table-cell table:style-name="Table47.B3" office:value-type="string">
            <text:p text:style-name="P5"><text:change-start text:change-id="ct-1443041120"/><text:variable-get text:name="NM" office:value-type="string">Not mapped</text:variable-get><text:change-end text:change-id="ct-1443041120"/></text:p>
          </table:table-cell>
        </table:table-row>
        <table:table-row>
          <table:table-cell table:style-name="Table47.A3" office:value-type="string">
            <text:p text:style-name="P21">ARC-JSDL</text:p>
          </table:table-cell>
          <table:table-cell table:style-name="Table47.B3" office:value-type="string">
            <text:p text:style-name="P5"><text:change-start text:change-id="ct-1443039216"/>Resources/SlotRequirement/</text:p>
            <text:p text:style-name="P5">ThreadsPerProcesses<text:change-end text:change-id="ct-1443039216"/></text:p>
          </table:table-cell>
          <table:table-cell table:style-name="Table47.B3" office:value-type="string">
            <text:p text:style-name="P5"/>
          </table:table-cell>
        </table:table-row>
      </table:table>
      <text:p text:style-name="Text_20_body"/>
      <text:list xml:id="list15984639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soft-page-break/>SPMDVariation</text:p>
                    </text:list-item>
                  </text:list>
                </text:list-item>
              </text:list>
            </text:list-item>
          </text:list>
        </text:list-item>
      </text:list>
      <table:table table:name="Table48" table:style-name="Table48">
        <table:table-column table:style-name="Table48.A"/>
        <table:table-column table:style-name="Table48.B"/>
        <table:table-column table:style-name="Table48.C"/>
        <table:table-row>
          <table:table-cell table:style-name="Table48.A1" office:value-type="string">
            <text:p text:style-name="P21"/>
          </table:table-cell>
          <table:table-cell table:style-name="Table48.B1" office:value-type="string">
            <text:p text:style-name="P5">In</text:p>
          </table:table-cell>
          <table:table-cell table:style-name="Table48.B1" office:value-type="string">
            <text:p text:style-name="P5">Out</text:p>
          </table:table-cell>
        </table:table-row>
        <table:table-row>
          <table:table-cell table:style-name="Table48.A2" office:value-type="string">
            <text:p text:style-name="P21">XRSL</text:p>
          </table:table-cell>
          <table:table-cell table:style-name="Table48.B2" office:value-type="string">
            <text:p text:style-name="P5"><text:change-start text:change-id="ct-1443038544"/><text:variable-get text:name="NMA" office:value-type="string">No matching attribute</text:variable-get><text:change-end text:change-id="ct-1443038544"/></text:p>
          </table:table-cell>
          <table:table-cell table:style-name="Table48.B2" office:value-type="string">
            <text:p text:style-name="P5"><text:change-start text:change-id="ct-1443038992"/><text:variable-get text:name="NM" office:value-type="string">Not mapped</text:variable-get><text:change-end text:change-id="ct-1443038992"/></text:p>
          </table:table-cell>
        </table:table-row>
        <table:table-row>
          <table:table-cell table:style-name="Table48.A3" office:value-type="string">
            <text:p text:style-name="P21">JDL</text:p>
          </table:table-cell>
          <table:table-cell table:style-name="Table48.B3" office:value-type="string">
            <text:p text:style-name="P5"><text:change-start text:change-id="ct-1443302744"/><text:variable-get text:name="Same" office:value-type="string">''</text:variable-get><text:change-end text:change-id="ct-1443302744"/></text:p>
          </table:table-cell>
          <table:table-cell table:style-name="Table48.B3" office:value-type="string">
            <text:p text:style-name="P5"><text:change-start text:change-id="ct-1437930052"/><text:variable-get text:name="Same" office:value-type="string">''</text:variable-get><text:change-end text:change-id="ct-1437930052"/></text:p>
          </table:table-cell>
        </table:table-row>
        <table:table-row>
          <table:table-cell table:style-name="Table48.A3" office:value-type="string">
            <text:p text:style-name="P21">JSDL</text:p>
          </table:table-cell>
          <table:table-cell table:style-name="Table48.B3" office:value-type="string">
            <text:p text:style-name="P5"><text:change-start text:change-id="ct-1437930500"/><text:variable-get text:name="Same" office:value-type="string">''</text:variable-get><text:change-end text:change-id="ct-1437930500"/></text:p>
          </table:table-cell>
          <table:table-cell table:style-name="Table48.B3" office:value-type="string">
            <text:p text:style-name="P5"><text:change-start text:change-id="ct-1443038096"/><text:variable-get text:name="Same" office:value-type="string">''</text:variable-get><text:change-end text:change-id="ct-1443038096"/></text:p>
          </table:table-cell>
        </table:table-row>
        <table:table-row>
          <table:table-cell table:style-name="Table48.A3" office:value-type="string">
            <text:p text:style-name="P21">Posix-JSDL</text:p>
          </table:table-cell>
          <table:table-cell table:style-name="Table48.B3" office:value-type="string">
            <text:p text:style-name="P5"><text:change-start text:change-id="ct-1443040112"/><text:variable-get text:name="Same" office:value-type="string">''</text:variable-get><text:change-end text:change-id="ct-1443040112"/></text:p>
          </table:table-cell>
          <table:table-cell table:style-name="Table48.B3" office:value-type="string">
            <text:p text:style-name="P5"><text:change-start text:change-id="ct-1443039328"/><text:variable-get text:name="Same" office:value-type="string">''</text:variable-get><text:change-end text:change-id="ct-1443039328"/></text:p>
          </table:table-cell>
        </table:table-row>
        <table:table-row>
          <table:table-cell table:style-name="Table48.A3" office:value-type="string">
            <text:p text:style-name="P21">HPCP-JSDL</text:p>
          </table:table-cell>
          <table:table-cell table:style-name="Table48.B3" office:value-type="string">
            <text:p text:style-name="P5"><text:change-start text:change-id="ct-1443040336"/><text:variable-get text:name="Same" office:value-type="string">''</text:variable-get><text:change-end text:change-id="ct-1443040336"/></text:p>
          </table:table-cell>
          <table:table-cell table:style-name="Table48.B3" office:value-type="string">
            <text:p text:style-name="P5"><text:change-start text:change-id="ct-1443038656"/><text:variable-get text:name="Same" office:value-type="string">''</text:variable-get><text:change-end text:change-id="ct-1443038656"/></text:p>
          </table:table-cell>
        </table:table-row>
        <table:table-row>
          <table:table-cell table:style-name="Table48.A3" office:value-type="string">
            <text:p text:style-name="P21">ARC-JSDL</text:p>
          </table:table-cell>
          <table:table-cell table:style-name="Table48.B3" office:value-type="string">
            <text:p text:style-name="P5"><text:change-start text:change-id="ct-1443037536"/>Resources/SlotRequirement/</text:p>
            <text:p text:style-name="P5">SPMDVariation<text:change-end text:change-id="ct-1443037536"/></text:p>
          </table:table-cell>
          <table:table-cell table:style-name="Table48.B3" office:value-type="string">
            <text:p text:style-name="P5"/>
          </table:table-cell>
        </table:table-row>
      </table:table>
      <text:list xml:id="list1485877953" text:continue-numbering="true" text:style-name="List_20_1">
        <text:list-item>
          <text:list>
            <text:list-item>
              <text:list>
                <text:list-item>
                  <text:p text:style-name="P3"><text:change text:change-id="ct-1437929940"/>CandidateTarget</text:p>
                  <text:list>
                    <text:list-item>
                      <text:p text:style-name="P11">EndPointURL</text:p>
                    </text:list-item>
                  </text:list>
                </text:list-item>
              </text:list>
            </text:list-item>
          </text:list>
        </text:list-item>
      </text:list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office:value-type="string">
            <text:p text:style-name="P21"/>
          </table:table-cell>
          <table:table-cell table:style-name="Table49.B1" office:value-type="string">
            <text:p text:style-name="P5">In</text:p>
          </table:table-cell>
          <table:table-cell table:style-name="Table49.B1" office:value-type="string">
            <text:p text:style-name="P5">Out</text:p>
          </table:table-cell>
        </table:table-row>
        <table:table-row>
          <table:table-cell table:style-name="Table49.A2" office:value-type="string">
            <text:p text:style-name="P21">XRSL</text:p>
          </table:table-cell>
          <table:table-cell table:style-name="Table49.B2" office:value-type="string">
            <text:p text:style-name="P5"><text:change-start text:change-id="ct-1400727568"/>cluster<text:change-end text:change-id="ct-1400727568"/></text:p>
          </table:table-cell>
          <table:table-cell table:style-name="Table49.B2" office:value-type="string">
            <text:p text:style-name="P5"><text:change-start text:change-id="ct-1400727456"/><text:variable-get text:name="NM" office:value-type="string">Not mapped</text:variable-get><text:change-end text:change-id="ct-1400727456"/></text:p>
          </table:table-cell>
        </table:table-row>
        <table:table-row>
          <table:table-cell table:style-name="Table49.A3" office:value-type="string">
            <text:p text:style-name="P21">JDL</text:p>
          </table:table-cell>
          <table:table-cell table:style-name="Table49.B3" office:value-type="string">
            <text:p text:style-name="P5"><text:change-start text:change-id="ct-1400727344"/><text:variable-get text:name="NMA" office:value-type="string">No matching attribute</text:variable-get><text:change-end text:change-id="ct-1400727344"/></text:p>
          </table:table-cell>
          <table:table-cell table:style-name="Table49.B3" office:value-type="string">
            <text:p text:style-name="P5"><text:change-start text:change-id="ct-1400727232"/><text:variable-get text:name="Same" office:value-type="string">''</text:variable-get><text:change-end text:change-id="ct-1400727232"/></text:p>
          </table:table-cell>
        </table:table-row>
        <table:table-row>
          <table:table-cell table:style-name="Table49.A3" office:value-type="string">
            <text:p text:style-name="P21">JSDL</text:p>
          </table:table-cell>
          <table:table-cell table:style-name="Table49.B3" office:value-type="string">
            <text:p text:style-name="P5"><text:change text:change-id="ct-1400727120"/><text:change-start text:change-id="ct-1443302408"/>Resources/CandidateHosts<text:change-end text:change-id="ct-1443302408"/><text:change-start text:change-id="ct-1437930164"/>/HostName<text:change-end text:change-id="ct-1437930164"/></text:p>
          </table:table-cell>
          <table:table-cell table:style-name="Table49.B3" office:value-type="string">
            <text:p text:style-name="P5"><text:change text:change-id="ct-1400727008"/></text:p>
          </table:table-cell>
        </table:table-row>
        <table:table-row>
          <table:table-cell table:style-name="Table49.A3" office:value-type="string">
            <text:p text:style-name="P21">Posix-JSDL</text:p>
          </table:table-cell>
          <table:table-cell table:style-name="Table49.B3" office:value-type="string">
            <text:p text:style-name="P5"><text:change-start text:change-id="ct-1400726896"/><text:variable-get text:name="Same" office:value-type="string">''</text:variable-get><text:change-end text:change-id="ct-1400726896"/></text:p>
          </table:table-cell>
          <table:table-cell table:style-name="Table49.B3" office:value-type="string">
            <text:p text:style-name="P5"><text:change-start text:change-id="ct-1400726784"/><text:variable-get text:name="Same" office:value-type="string">''</text:variable-get><text:change-end text:change-id="ct-1400726784"/></text:p>
          </table:table-cell>
        </table:table-row>
        <table:table-row>
          <table:table-cell table:style-name="Table49.A3" office:value-type="string">
            <text:p text:style-name="P21">HPCP-JSDL</text:p>
          </table:table-cell>
          <table:table-cell table:style-name="Table49.B3" office:value-type="string">
            <text:p text:style-name="P5"><text:change-start text:change-id="ct-1400726672"/><text:variable-get text:name="Same" office:value-type="string">''</text:variable-get><text:change-end text:change-id="ct-1400726672"/></text:p>
          </table:table-cell>
          <table:table-cell table:style-name="Table49.B3" office:value-type="string">
            <text:p text:style-name="P5"><text:change-start text:change-id="ct-1400726560"/><text:variable-get text:name="Same" office:value-type="string">''</text:variable-get><text:change-end text:change-id="ct-1400726560"/></text:p>
          </table:table-cell>
        </table:table-row>
        <table:table-row>
          <table:table-cell table:style-name="Table49.A3" office:value-type="string">
            <text:p text:style-name="P21">ARC-JSDL</text:p>
          </table:table-cell>
          <table:table-cell table:style-name="Table49.B3" office:value-type="string">
            <text:p text:style-name="P5"><text:change text:change-id="ct-1437931620"/><text:change-start text:change-id="ct-1437931060"/>Resources<text:change-end text:change-id="ct-1437931060"/><text:change-start text:change-id="ct-1400726448"/>/CandidateTarget/</text:p>
            <text:p text:style-name="P5"><text:change-end text:change-id="ct-1400726448"/><text:change-start text:change-id="ct-1400726336"/>EndPointURL<text:change-end text:change-id="ct-1400726336"/></text:p>
          </table:table-cell>
          <table:table-cell table:style-name="Table49.B3" office:value-type="string">
            <text:p text:style-name="P5"><text:change text:change-id="ct-1435086584"/><text:change-start text:change-id="ct-1443040672"/>Resources<text:change-end text:change-id="ct-1443040672"/><text:change-start text:change-id="ct-1400726224"/>/CandidateTarget/</text:p>
            <text:p text:style-name="P5">EndPointURL<text:change-end text:change-id="ct-1400726224"/></text:p>
          </table:table-cell>
        </table:table-row>
      </table:table>
      <text:list xml:id="list114239214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change text:change-id="ct-1437933524"/>QueueName</text:p>
                    </text:list-item>
                  </text:list>
                </text:list-item>
              </text:list>
            </text:list-item>
          </text:list>
        </text:list-item>
      </text:list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office:value-type="string">
            <text:p text:style-name="P21"/>
          </table:table-cell>
          <table:table-cell table:style-name="Table50.B1" office:value-type="string">
            <text:p text:style-name="P5">In</text:p>
          </table:table-cell>
          <table:table-cell table:style-name="Table50.B1" office:value-type="string">
            <text:p text:style-name="P5">Out</text:p>
          </table:table-cell>
        </table:table-row>
        <table:table-row>
          <table:table-cell table:style-name="Table50.A2" office:value-type="string">
            <text:p text:style-name="P21">XRSL</text:p>
          </table:table-cell>
          <table:table-cell table:style-name="Table50.B2" office:value-type="string">
            <text:p text:style-name="P5"><text:change-start text:change-id="ct-1400726000"/>queue<text:change-end text:change-id="ct-1400726000"/></text:p>
          </table:table-cell>
          <table:table-cell table:style-name="Table50.B2" office:value-type="string">
            <text:p text:style-name="P5"><text:change-start text:change-id="ct-1400725888"/>queue<text:change-end text:change-id="ct-1400725888"/></text:p>
          </table:table-cell>
        </table:table-row>
        <table:table-row>
          <table:table-cell table:style-name="Table50.A3" office:value-type="string">
            <text:p text:style-name="P21">JDL</text:p>
          </table:table-cell>
          <table:table-cell table:style-name="Table50.B3" office:value-type="string">
            <text:p text:style-name="P5"><text:change-start text:change-id="ct-1400725776"/>QueueName<text:change-end text:change-id="ct-1400725776"/></text:p>
          </table:table-cell>
          <table:table-cell table:style-name="Table50.B3" office:value-type="string">
            <text:p text:style-name="P5"><text:change-start text:change-id="ct-1400725664"/>QueueName<text:change-end text:change-id="ct-1400725664"/></text:p>
          </table:table-cell>
        </table:table-row>
        <table:table-row>
          <table:table-cell table:style-name="Table50.A3" office:value-type="string">
            <text:p text:style-name="P21">JSDL</text:p>
          </table:table-cell>
          <table:table-cell table:style-name="Table50.B3" office:value-type="string">
            <text:p text:style-name="P5"><text:change-start text:change-id="ct-1435083224"/><text:variable-get text:name="NMA" office:value-type="string">No matching attribute</text:variable-get><text:change-end text:change-id="ct-1435083224"/></text:p>
          </table:table-cell>
          <table:table-cell table:style-name="Table50.B3" office:value-type="string">
            <text:p text:style-name="P5"><text:change-start text:change-id="ct-1437929716"/><text:variable-get text:name="NM" office:value-type="string">Not mapped</text:variable-get><text:change-end text:change-id="ct-1437929716"/></text:p>
          </table:table-cell>
        </table:table-row>
        <table:table-row>
          <table:table-cell table:style-name="Table50.A3" office:value-type="string">
            <text:p text:style-name="P21">Posix-JSDL</text:p>
          </table:table-cell>
          <table:table-cell table:style-name="Table50.B3" office:value-type="string">
            <text:p text:style-name="P5"><text:change-start text:change-id="ct-1443039888"/><text:variable-get text:name="Same" office:value-type="string">''</text:variable-get><text:change-end text:change-id="ct-1443039888"/></text:p>
          </table:table-cell>
          <table:table-cell table:style-name="Table50.B3" office:value-type="string">
            <text:p text:style-name="P5"><text:change-start text:change-id="ct-1443037648"/><text:variable-get text:name="Same" office:value-type="string">''</text:variable-get><text:change-end text:change-id="ct-1443037648"/></text:p>
          </table:table-cell>
        </table:table-row>
        <table:table-row>
          <table:table-cell table:style-name="Table50.A3" office:value-type="string">
            <text:p text:style-name="P21">HPCP-JSDL</text:p>
          </table:table-cell>
          <table:table-cell table:style-name="Table50.B3" office:value-type="string">
            <text:p text:style-name="P5"><text:change-start text:change-id="ct-1435085800"/><text:variable-get text:name="Same" office:value-type="string">''</text:variable-get><text:change-end text:change-id="ct-1435085800"/></text:p>
          </table:table-cell>
          <table:table-cell table:style-name="Table50.B3" office:value-type="string">
            <text:p text:style-name="P5"><text:change-start text:change-id="ct-1435086808"/><text:variable-get text:name="Same" office:value-type="string">''</text:variable-get><text:change-end text:change-id="ct-1435086808"/></text:p>
          </table:table-cell>
        </table:table-row>
        <table:table-row>
          <table:table-cell table:style-name="Table50.A3" office:value-type="string">
            <text:p text:style-name="P21">ARC-JSDL</text:p>
          </table:table-cell>
          <table:table-cell table:style-name="Table50.B3" office:value-type="string">
            <text:p text:style-name="P5"><text:change text:change-id="ct-1437931844"/><text:change-start text:change-id="ct-1435083448"/>Resources<text:change-end text:change-id="ct-1435083448"/><text:change-start text:change-id="ct-1400766444"/>/CandidateTarget/</text:p>
            <text:p text:style-name="P5">QueueName<text:change-end text:change-id="ct-1400766444"/></text:p>
          </table:table-cell>
          <table:table-cell table:style-name="Table50.B3" office:value-type="string">
            <text:p text:style-name="P5"><text:change text:change-id="ct-1443302856"/><text:change-start text:change-id="ct-1443037984"/>Resources<text:change-end text:change-id="ct-1443037984"/><text:change-start text:change-id="ct-1400766332"/>/CandidateTarget/</text:p>
            <text:p text:style-name="P5">QueueNam<text:change-end text:change-id="ct-1400766332"/><text:change-start text:change-id="ct-1400766220"/>e<text:change-end text:change-id="ct-1400766220"/></text:p>
          </table:table-cell>
        </table:table-row>
      </table:table>
      <text:list xml:id="list1221524493" text:continue-numbering="true" text:style-name="List_20_1">
        <text:list-item>
          <text:list>
            <text:list-item>
              <text:list>
                <text:list-item>
                  <text:p text:style-name="P3"><text:change text:change-id="ct-1443037760"/><text:soft-page-break/>RunTimeEnvironment</text:p>
                </text:list-item>
              </text:list>
            </text:list-item>
          </text:list>
        </text:list-item>
      </text:list>
      <table:table table:name="Table51" table:style-name="Table51">
        <table:table-column table:style-name="Table51.A"/>
        <table:table-column table:style-name="Table51.B"/>
        <table:table-column table:style-name="Table51.C"/>
        <table:table-row>
          <table:table-cell table:style-name="Table51.A1" office:value-type="string">
            <text:p text:style-name="P21"/>
          </table:table-cell>
          <table:table-cell table:style-name="Table51.B1" office:value-type="string">
            <text:p text:style-name="P5">In</text:p>
          </table:table-cell>
          <table:table-cell table:style-name="Table51.B1" office:value-type="string">
            <text:p text:style-name="P5">Out</text:p>
          </table:table-cell>
        </table:table-row>
        <table:table-row>
          <table:table-cell table:style-name="Table51.A2" office:value-type="string">
            <text:p text:style-name="P21">XRSL</text:p>
          </table:table-cell>
          <table:table-cell table:style-name="Table51.B2" office:value-type="string">
            <text:p text:style-name="P5"><text:change-start text:change-id="ct-1400765996"/>runTimeEnvironment<text:change-end text:change-id="ct-1400765996"/></text:p>
          </table:table-cell>
          <table:table-cell table:style-name="Table51.B2" office:value-type="string">
            <text:p text:style-name="P5"><text:change-start text:change-id="ct-1400765884"/>runTimeEnvironment<text:change-end text:change-id="ct-1400765884"/></text:p>
          </table:table-cell>
        </table:table-row>
        <table:table-row>
          <table:table-cell table:style-name="Table51.A3" office:value-type="string">
            <text:p text:style-name="P21">JDL</text:p>
          </table:table-cell>
          <table:table-cell table:style-name="Table51.B3" office:value-type="string">
            <text:p text:style-name="P39"><text:change-start text:change-id="ct-1443301176"/><text:variable-get text:name="NMA" office:value-type="string">No matching attribute</text:variable-get><text:change-end text:change-id="ct-1443301176"/></text:p>
          </table:table-cell>
          <table:table-cell table:style-name="Table51.B3" office:value-type="string">
            <text:p text:style-name="P5"><text:change-start text:change-id="ct-1443301064"/><text:variable-get text:name="NM" office:value-type="string">Not mapped</text:variable-get><text:change-end text:change-id="ct-1443301064"/></text:p>
          </table:table-cell>
        </table:table-row>
        <table:table-row>
          <table:table-cell table:style-name="Table51.A3" office:value-type="string">
            <text:p text:style-name="P21">JSDL</text:p>
          </table:table-cell>
          <table:table-cell table:style-name="Table51.B3" office:value-type="string">
            <text:p text:style-name="P5"><text:change-start text:change-id="ct-1443942276"/><text:variable-get text:name="Same" office:value-type="string">''</text:variable-get><text:change-end text:change-id="ct-1443942276"/></text:p>
          </table:table-cell>
          <table:table-cell table:style-name="Table51.B3" office:value-type="string">
            <text:p text:style-name="P5"><text:change-start text:change-id="ct-1435142260"/><text:variable-get text:name="Same" office:value-type="string">''</text:variable-get><text:change-end text:change-id="ct-1435142260"/></text:p>
          </table:table-cell>
        </table:table-row>
        <table:table-row>
          <table:table-cell table:style-name="Table51.A3" office:value-type="string">
            <text:p text:style-name="P21">Posix-JSDL</text:p>
          </table:table-cell>
          <table:table-cell table:style-name="Table51.B3" office:value-type="string">
            <text:p text:style-name="P5"><text:change-start text:change-id="ct-1443301848"/><text:variable-get text:name="Same" office:value-type="string">''</text:variable-get><text:change-end text:change-id="ct-1443301848"/></text:p>
          </table:table-cell>
          <table:table-cell table:style-name="Table51.B3" office:value-type="string">
            <text:p text:style-name="P5"><text:change-start text:change-id="ct-1443300616"/><text:variable-get text:name="Same" office:value-type="string">''</text:variable-get><text:change-end text:change-id="ct-1443300616"/></text:p>
          </table:table-cell>
        </table:table-row>
        <table:table-row>
          <table:table-cell table:style-name="Table51.A3" office:value-type="string">
            <text:p text:style-name="P21">HPCP-JSDL</text:p>
          </table:table-cell>
          <table:table-cell table:style-name="Table51.B3" office:value-type="string">
            <text:p text:style-name="P5"><text:change-start text:change-id="ct-1443301288"/><text:variable-get text:name="Same" office:value-type="string">''</text:variable-get><text:change-end text:change-id="ct-1443301288"/></text:p>
          </table:table-cell>
          <table:table-cell table:style-name="Table51.B3" office:value-type="string">
            <text:p text:style-name="P5"><text:change-start text:change-id="ct-1443300840"/><text:variable-get text:name="Same" office:value-type="string">''</text:variable-get><text:change-end text:change-id="ct-1443300840"/></text:p>
          </table:table-cell>
        </table:table-row>
        <table:table-row>
          <table:table-cell table:style-name="Table51.A3" office:value-type="string">
            <text:p text:style-name="P21">ARC-JSDL</text:p>
          </table:table-cell>
          <table:table-cell table:style-name="Table51.B3" office:value-type="string">
            <text:p text:style-name="P5"><text:change-start text:change-id="ct-1400765772"/>Application/RunTimeEnvironment<text:change-end text:change-id="ct-1400765772"/></text:p>
          </table:table-cell>
          <table:table-cell table:style-name="Table51.B3" office:value-type="string">
            <text:p text:style-name="P5"><text:change-start text:change-id="ct-1400765660"/>Application/RunTimeEnvironment<text:change-end text:change-id="ct-1400765660"/></text:p>
          </table:table-cell>
        </table:table-row>
      </table:table>
      <text:p text:style-name="Standard"/>
      <text:list xml:id="list314399779" text:continue-numbering="true" text:style-name="List_20_1">
        <text:list-item>
          <text:list>
            <text:list-item>
              <text:p text:style-name="P6">DataStaging</text:p>
              <text:list>
                <text:list-item>
                  <text:p text:style-name="P3">File</text:p>
                  <text:list>
                    <text:list-item>
                      <text:p text:style-name="P11">Name</text:p>
                    </text:list-item>
                  </text:list>
                </text:list-item>
              </text:list>
            </text:list-item>
          </text:list>
        </text:list-item>
      </text:list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P21"/>
          </table:table-cell>
          <table:table-cell table:style-name="Table52.B1" office:value-type="string">
            <text:p text:style-name="P5">In</text:p>
          </table:table-cell>
          <table:table-cell table:style-name="Table52.B1" office:value-type="string">
            <text:p text:style-name="P5">Out</text:p>
          </table:table-cell>
        </table:table-row>
        <table:table-row>
          <table:table-cell table:style-name="Table52.A2" office:value-type="string">
            <text:p text:style-name="P21">XRSL</text:p>
          </table:table-cell>
          <table:table-cell table:style-name="Table52.B2" office:value-type="string">
            <text:p text:style-name="P5"/>
          </table:table-cell>
          <table:table-cell table:style-name="Table52.B2" office:value-type="string">
            <text:p text:style-name="P5"/>
          </table:table-cell>
        </table:table-row>
        <table:table-row>
          <table:table-cell table:style-name="Table52.A3" office:value-type="string">
            <text:p text:style-name="P21">JDL</text:p>
          </table:table-cell>
          <table:table-cell table:style-name="Table52.B3" office:value-type="string">
            <text:p text:style-name="P5"/>
          </table:table-cell>
          <table:table-cell table:style-name="Table52.B3" office:value-type="string">
            <text:p text:style-name="P5"/>
          </table:table-cell>
        </table:table-row>
        <table:table-row>
          <table:table-cell table:style-name="Table52.A3" office:value-type="string">
            <text:p text:style-name="P21">JSDL</text:p>
          </table:table-cell>
          <table:table-cell table:style-name="Table52.B3" office:value-type="string">
            <text:p text:style-name="P5"/>
          </table:table-cell>
          <table:table-cell table:style-name="Table52.B3" office:value-type="string">
            <text:p text:style-name="P5"/>
          </table:table-cell>
        </table:table-row>
        <table:table-row>
          <table:table-cell table:style-name="Table52.A3" office:value-type="string">
            <text:p text:style-name="P21">Posix-JSDL</text:p>
          </table:table-cell>
          <table:table-cell table:style-name="Table52.B3" office:value-type="string">
            <text:p text:style-name="P5"/>
          </table:table-cell>
          <table:table-cell table:style-name="Table52.B3" office:value-type="string">
            <text:p text:style-name="P5"/>
          </table:table-cell>
        </table:table-row>
        <table:table-row>
          <table:table-cell table:style-name="Table52.A3" office:value-type="string">
            <text:p text:style-name="P21">HPCP-JSDL</text:p>
          </table:table-cell>
          <table:table-cell table:style-name="Table52.B3" office:value-type="string">
            <text:p text:style-name="P5"/>
          </table:table-cell>
          <table:table-cell table:style-name="Table52.B3" office:value-type="string">
            <text:p text:style-name="P5"/>
          </table:table-cell>
        </table:table-row>
        <table:table-row>
          <table:table-cell table:style-name="Table52.A3" office:value-type="string">
            <text:p text:style-name="P21">ARC-JSDL</text:p>
          </table:table-cell>
          <table:table-cell table:style-name="Table52.B3" office:value-type="string">
            <text:p text:style-name="P5"/>
          </table:table-cell>
          <table:table-cell table:style-name="Table52.B3" office:value-type="string">
            <text:p text:style-name="P5"/>
          </table:table-cell>
        </table:table-row>
      </table:table>
      <text:list xml:id="list76381738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change text:change-id="ct-1443303192"/>Source</text:p>
                      <text:list>
                        <text:list-item>
                          <text:p text:style-name="P12">UR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3" table:style-name="Table53">
        <table:table-column table:style-name="Table53.A"/>
        <table:table-column table:style-name="Table53.B"/>
        <table:table-column table:style-name="Table53.C"/>
        <table:table-row>
          <table:table-cell table:style-name="Table53.A1" office:value-type="string">
            <text:p text:style-name="P21"/>
          </table:table-cell>
          <table:table-cell table:style-name="Table53.B1" office:value-type="string">
            <text:p text:style-name="P5">In</text:p>
          </table:table-cell>
          <table:table-cell table:style-name="Table53.B1" office:value-type="string">
            <text:p text:style-name="P5">Out</text:p>
          </table:table-cell>
        </table:table-row>
        <table:table-row>
          <table:table-cell table:style-name="Table53.A2" office:value-type="string">
            <text:p text:style-name="P21">XRSL</text:p>
          </table:table-cell>
          <table:table-cell table:style-name="Table53.B2" office:value-type="string">
            <text:p text:style-name="P5"/>
          </table:table-cell>
          <table:table-cell table:style-name="Table53.B2" office:value-type="string">
            <text:p text:style-name="P5"/>
          </table:table-cell>
        </table:table-row>
        <table:table-row>
          <table:table-cell table:style-name="Table53.A3" office:value-type="string">
            <text:p text:style-name="P21">JDL</text:p>
          </table:table-cell>
          <table:table-cell table:style-name="Table53.B3" office:value-type="string">
            <text:p text:style-name="P5"/>
          </table:table-cell>
          <table:table-cell table:style-name="Table53.B3" office:value-type="string">
            <text:p text:style-name="P5"/>
          </table:table-cell>
        </table:table-row>
        <table:table-row>
          <table:table-cell table:style-name="Table53.A3" office:value-type="string">
            <text:p text:style-name="P21">JSDL</text:p>
          </table:table-cell>
          <table:table-cell table:style-name="Table53.B3" office:value-type="string">
            <text:p text:style-name="P5"/>
          </table:table-cell>
          <table:table-cell table:style-name="Table53.B3" office:value-type="string">
            <text:p text:style-name="P5"/>
          </table:table-cell>
        </table:table-row>
        <table:table-row>
          <table:table-cell table:style-name="Table53.A3" office:value-type="string">
            <text:p text:style-name="P21">Posix-JSDL</text:p>
          </table:table-cell>
          <table:table-cell table:style-name="Table53.B3" office:value-type="string">
            <text:p text:style-name="P5"/>
          </table:table-cell>
          <table:table-cell table:style-name="Table53.B3" office:value-type="string">
            <text:p text:style-name="P5"/>
          </table:table-cell>
        </table:table-row>
        <table:table-row>
          <table:table-cell table:style-name="Table53.A3" office:value-type="string">
            <text:p text:style-name="P21">HPCP-JSDL</text:p>
          </table:table-cell>
          <table:table-cell table:style-name="Table53.B3" office:value-type="string">
            <text:p text:style-name="P5"/>
          </table:table-cell>
          <table:table-cell table:style-name="Table53.B3" office:value-type="string">
            <text:p text:style-name="P5"/>
          </table:table-cell>
        </table:table-row>
        <table:table-row>
          <table:table-cell table:style-name="Table53.A3" office:value-type="string">
            <text:p text:style-name="P21">ARC-JSDL</text:p>
          </table:table-cell>
          <table:table-cell table:style-name="Table53.B3" office:value-type="string">
            <text:p text:style-name="P5"/>
          </table:table-cell>
          <table:table-cell table:style-name="Table53.B3" office:value-type="string">
            <text:p text:style-name="P5"/>
          </table:table-cell>
        </table:table-row>
      </table:table>
      <text:list xml:id="list196378547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change text:change-id="ct-1443037424"/><text:change text:change-id="ct-1435083112"/><text:change text:change-id="ct-1443037872"/><text:change-start text:change-id="ct-1410080624"/><text:soft-page-break/>DataIndexingService<text:change-end text:change-id="ct-1410080624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4" table:style-name="Table54">
        <table:table-column table:style-name="Table54.A"/>
        <table:table-column table:style-name="Table54.B"/>
        <table:table-column table:style-name="Table54.C"/>
        <table:table-row>
          <table:table-cell table:style-name="Table54.A1" office:value-type="string">
            <text:p text:style-name="P21"/>
          </table:table-cell>
          <table:table-cell table:style-name="Table54.B1" office:value-type="string">
            <text:p text:style-name="P5"><text:change-start text:change-id="ct-1437448428"/>In<text:change-end text:change-id="ct-1437448428"/></text:p>
          </table:table-cell>
          <table:table-cell table:style-name="Table54.B1" office:value-type="string">
            <text:p text:style-name="P5"><text:change-start text:change-id="ct-1438732560"/>Out<text:change-end text:change-id="ct-1438732560"/></text:p>
          </table:table-cell>
        </table:table-row>
        <table:table-row>
          <table:table-cell table:style-name="Table54.A2" office:value-type="string">
            <text:p text:style-name="P21"><text:change-start text:change-id="ct-1398174160"/>XRSL<text:change-end text:change-id="ct-1398174160"/></text:p>
          </table:table-cell>
          <table:table-cell table:style-name="Table54.B2" office:value-type="string">
            <text:p text:style-name="P5"/>
          </table:table-cell>
          <table:table-cell table:style-name="Table54.B2" office:value-type="string">
            <text:p text:style-name="P5"/>
          </table:table-cell>
        </table:table-row>
        <table:table-row>
          <table:table-cell table:style-name="Table54.A3" office:value-type="string">
            <text:p text:style-name="P21"><text:change-start text:change-id="ct-1443302520"/>JDL<text:change-end text:change-id="ct-1443302520"/></text:p>
          </table:table-cell>
          <table:table-cell table:style-name="Table54.B3" office:value-type="string">
            <text:p text:style-name="P5"/>
          </table:table-cell>
          <table:table-cell table:style-name="Table54.B3" office:value-type="string">
            <text:p text:style-name="P5"/>
          </table:table-cell>
        </table:table-row>
        <table:table-row>
          <table:table-cell table:style-name="Table54.A3" office:value-type="string">
            <text:p text:style-name="P21"><text:change-start text:change-id="ct-1443302296"/>JSDL<text:change-end text:change-id="ct-1443302296"/></text:p>
          </table:table-cell>
          <table:table-cell table:style-name="Table54.B3" office:value-type="string">
            <text:p text:style-name="P5"/>
          </table:table-cell>
          <table:table-cell table:style-name="Table54.B3" office:value-type="string">
            <text:p text:style-name="P5"/>
          </table:table-cell>
        </table:table-row>
        <table:table-row>
          <table:table-cell table:style-name="Table54.A3" office:value-type="string">
            <text:p text:style-name="P21"><text:change-start text:change-id="ct-1443301512"/>Posix-JSDL<text:change-end text:change-id="ct-1443301512"/></text:p>
          </table:table-cell>
          <table:table-cell table:style-name="Table54.B3" office:value-type="string">
            <text:p text:style-name="P5"/>
          </table:table-cell>
          <table:table-cell table:style-name="Table54.B3" office:value-type="string">
            <text:p text:style-name="P5"/>
          </table:table-cell>
        </table:table-row>
        <table:table-row>
          <table:table-cell table:style-name="Table54.A3" office:value-type="string">
            <text:p text:style-name="P21"><text:change-start text:change-id="ct-1443941604"/>HPCP-JSDL<text:change-end text:change-id="ct-1443941604"/></text:p>
          </table:table-cell>
          <table:table-cell table:style-name="Table54.B3" office:value-type="string">
            <text:p text:style-name="P5"/>
          </table:table-cell>
          <table:table-cell table:style-name="Table54.B3" office:value-type="string">
            <text:p text:style-name="P5"/>
          </table:table-cell>
        </table:table-row>
        <table:table-row>
          <table:table-cell table:style-name="Table54.A3" office:value-type="string">
            <text:p text:style-name="P21"><text:change-start text:change-id="ct-1443299720"/>ARC-JSDL<text:change-end text:change-id="ct-1443299720"/></text:p>
          </table:table-cell>
          <table:table-cell table:style-name="Table54.B3" office:value-type="string">
            <text:p text:style-name="P5"/>
          </table:table-cell>
          <table:table-cell table:style-name="Table54.B3" office:value-type="string">
            <text:p text:style-name="P5"/>
          </table:table-cell>
        </table:table-row>
      </table:table>
      <text:list xml:id="list112672275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change text:change-id="ct-1437933188"/>Thread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5" table:style-name="Table55">
        <table:table-column table:style-name="Table55.A"/>
        <table:table-column table:style-name="Table55.B"/>
        <table:table-column table:style-name="Table55.C"/>
        <table:table-row>
          <table:table-cell table:style-name="Table55.A1" office:value-type="string">
            <text:p text:style-name="P21"/>
          </table:table-cell>
          <table:table-cell table:style-name="Table55.B1" office:value-type="string">
            <text:p text:style-name="P5">In</text:p>
          </table:table-cell>
          <table:table-cell table:style-name="Table55.B1" office:value-type="string">
            <text:p text:style-name="P5">Out</text:p>
          </table:table-cell>
        </table:table-row>
        <table:table-row>
          <table:table-cell table:style-name="Table55.A2" office:value-type="string">
            <text:p text:style-name="P21">XRSL</text:p>
          </table:table-cell>
          <table:table-cell table:style-name="Table55.B2" office:value-type="string">
            <text:p text:style-name="P5"/>
          </table:table-cell>
          <table:table-cell table:style-name="Table55.B2" office:value-type="string">
            <text:p text:style-name="P5"/>
          </table:table-cell>
        </table:table-row>
        <table:table-row>
          <table:table-cell table:style-name="Table55.A3" office:value-type="string">
            <text:p text:style-name="P21">JDL</text:p>
          </table:table-cell>
          <table:table-cell table:style-name="Table55.B3" office:value-type="string">
            <text:p text:style-name="P5"/>
          </table:table-cell>
          <table:table-cell table:style-name="Table55.B3" office:value-type="string">
            <text:p text:style-name="P5"/>
          </table:table-cell>
        </table:table-row>
        <table:table-row>
          <table:table-cell table:style-name="Table55.A3" office:value-type="string">
            <text:p text:style-name="P21">JSDL</text:p>
          </table:table-cell>
          <table:table-cell table:style-name="Table55.B3" office:value-type="string">
            <text:p text:style-name="P5"/>
          </table:table-cell>
          <table:table-cell table:style-name="Table55.B3" office:value-type="string">
            <text:p text:style-name="P5"/>
          </table:table-cell>
        </table:table-row>
        <table:table-row>
          <table:table-cell table:style-name="Table55.A3" office:value-type="string">
            <text:p text:style-name="P21">Posix-JSDL</text:p>
          </table:table-cell>
          <table:table-cell table:style-name="Table55.B3" office:value-type="string">
            <text:p text:style-name="P5"/>
          </table:table-cell>
          <table:table-cell table:style-name="Table55.B3" office:value-type="string">
            <text:p text:style-name="P5"/>
          </table:table-cell>
        </table:table-row>
        <table:table-row>
          <table:table-cell table:style-name="Table55.A3" office:value-type="string">
            <text:p text:style-name="P21">HPCP-JSDL</text:p>
          </table:table-cell>
          <table:table-cell table:style-name="Table55.B3" office:value-type="string">
            <text:p text:style-name="P5"/>
          </table:table-cell>
          <table:table-cell table:style-name="Table55.B3" office:value-type="string">
            <text:p text:style-name="P5"/>
          </table:table-cell>
        </table:table-row>
        <table:table-row>
          <table:table-cell table:style-name="Table55.A3" office:value-type="string">
            <text:p text:style-name="P21">ARC-JSDL</text:p>
          </table:table-cell>
          <table:table-cell table:style-name="Table55.B3" office:value-type="string">
            <text:p text:style-name="P5"/>
          </table:table-cell>
          <table:table-cell table:style-name="Table55.B3" office:value-type="string">
            <text:p text:style-name="P5"/>
          </table:table-cell>
        </table:table-row>
      </table:table>
      <text:list xml:id="list20650935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change text:change-id="ct-1435082888"/>Target</text:p>
                      <text:list>
                        <text:list-item>
                          <text:p text:style-name="P11">UR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6" table:style-name="Table56">
        <table:table-column table:style-name="Table56.A"/>
        <table:table-column table:style-name="Table56.B"/>
        <table:table-column table:style-name="Table56.C"/>
        <table:table-row>
          <table:table-cell table:style-name="Table56.A1" office:value-type="string">
            <text:p text:style-name="P21"/>
          </table:table-cell>
          <table:table-cell table:style-name="Table56.B1" office:value-type="string">
            <text:p text:style-name="P5">In</text:p>
          </table:table-cell>
          <table:table-cell table:style-name="Table56.B1" office:value-type="string">
            <text:p text:style-name="P5">Out</text:p>
          </table:table-cell>
        </table:table-row>
        <table:table-row>
          <table:table-cell table:style-name="Table56.A2" office:value-type="string">
            <text:p text:style-name="P21">XRSL</text:p>
          </table:table-cell>
          <table:table-cell table:style-name="Table56.B2" office:value-type="string">
            <text:p text:style-name="P5"/>
          </table:table-cell>
          <table:table-cell table:style-name="Table56.B2" office:value-type="string">
            <text:p text:style-name="P5"/>
          </table:table-cell>
        </table:table-row>
        <table:table-row>
          <table:table-cell table:style-name="Table56.A3" office:value-type="string">
            <text:p text:style-name="P21">JDL</text:p>
          </table:table-cell>
          <table:table-cell table:style-name="Table56.B3" office:value-type="string">
            <text:p text:style-name="P5"/>
          </table:table-cell>
          <table:table-cell table:style-name="Table56.B3" office:value-type="string">
            <text:p text:style-name="P5"/>
          </table:table-cell>
        </table:table-row>
        <table:table-row>
          <table:table-cell table:style-name="Table56.A3" office:value-type="string">
            <text:p text:style-name="P21">JSDL</text:p>
          </table:table-cell>
          <table:table-cell table:style-name="Table56.B3" office:value-type="string">
            <text:p text:style-name="P5"/>
          </table:table-cell>
          <table:table-cell table:style-name="Table56.B3" office:value-type="string">
            <text:p text:style-name="P5"/>
          </table:table-cell>
        </table:table-row>
        <table:table-row>
          <table:table-cell table:style-name="Table56.A3" office:value-type="string">
            <text:p text:style-name="P21">Posix-JSDL</text:p>
          </table:table-cell>
          <table:table-cell table:style-name="Table56.B3" office:value-type="string">
            <text:p text:style-name="P5"/>
          </table:table-cell>
          <table:table-cell table:style-name="Table56.B3" office:value-type="string">
            <text:p text:style-name="P5"/>
          </table:table-cell>
        </table:table-row>
        <table:table-row>
          <table:table-cell table:style-name="Table56.A3" office:value-type="string">
            <text:p text:style-name="P21">HPCP-JSDL</text:p>
          </table:table-cell>
          <table:table-cell table:style-name="Table56.B3" office:value-type="string">
            <text:p text:style-name="P5"/>
          </table:table-cell>
          <table:table-cell table:style-name="Table56.B3" office:value-type="string">
            <text:p text:style-name="P5"/>
          </table:table-cell>
        </table:table-row>
        <table:table-row>
          <table:table-cell table:style-name="Table56.A3" office:value-type="string">
            <text:p text:style-name="P21">ARC-JSDL</text:p>
          </table:table-cell>
          <table:table-cell table:style-name="Table56.B3" office:value-type="string">
            <text:p text:style-name="P5"/>
          </table:table-cell>
          <table:table-cell table:style-name="Table56.B3" office:value-type="string">
            <text:p text:style-name="P5"/>
          </table:table-cell>
        </table:table-row>
      </table:table>
      <text:list xml:id="list12897826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change text:change-id="ct-1443940708"/>Thread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p text:style-name="P21"/>
          </table:table-cell>
          <table:table-cell table:style-name="Table57.B1" office:value-type="string">
            <text:p text:style-name="P5">In</text:p>
          </table:table-cell>
          <table:table-cell table:style-name="Table57.B1" office:value-type="string">
            <text:p text:style-name="P5">Out</text:p>
          </table:table-cell>
        </table:table-row>
        <table:table-row>
          <table:table-cell table:style-name="Table57.A2" office:value-type="string">
            <text:p text:style-name="P21">XRSL</text:p>
          </table:table-cell>
          <table:table-cell table:style-name="Table57.B2" office:value-type="string">
            <text:p text:style-name="P5"/>
          </table:table-cell>
          <table:table-cell table:style-name="Table57.B2" office:value-type="string">
            <text:p text:style-name="P5"/>
          </table:table-cell>
        </table:table-row>
        <table:table-row>
          <table:table-cell table:style-name="Table57.A3" office:value-type="string">
            <text:p text:style-name="P21">JDL</text:p>
          </table:table-cell>
          <table:table-cell table:style-name="Table57.B3" office:value-type="string">
            <text:p text:style-name="P5"/>
          </table:table-cell>
          <table:table-cell table:style-name="Table57.B3" office:value-type="string">
            <text:p text:style-name="P5"/>
          </table:table-cell>
        </table:table-row>
        <table:table-row>
          <table:table-cell table:style-name="Table57.A3" office:value-type="string">
            <text:p text:style-name="P21">JSDL</text:p>
          </table:table-cell>
          <table:table-cell table:style-name="Table57.B3" office:value-type="string">
            <text:p text:style-name="P5"/>
          </table:table-cell>
          <table:table-cell table:style-name="Table57.B3" office:value-type="string">
            <text:p text:style-name="P5"/>
          </table:table-cell>
        </table:table-row>
        <table:table-row>
          <table:table-cell table:style-name="Table57.A3" office:value-type="string">
            <text:p text:style-name="P21">Posix-JSDL</text:p>
          </table:table-cell>
          <table:table-cell table:style-name="Table57.B3" office:value-type="string">
            <text:p text:style-name="P5"/>
          </table:table-cell>
          <table:table-cell table:style-name="Table57.B3" office:value-type="string">
            <text:p text:style-name="P5"/>
          </table:table-cell>
        </table:table-row>
        <table:table-row>
          <table:table-cell table:style-name="Table57.A3" office:value-type="string">
            <text:p text:style-name="P21">HPCP-JSDL</text:p>
          </table:table-cell>
          <table:table-cell table:style-name="Table57.B3" office:value-type="string">
            <text:p text:style-name="P5"/>
          </table:table-cell>
          <table:table-cell table:style-name="Table57.B3" office:value-type="string">
            <text:p text:style-name="P5"/>
          </table:table-cell>
        </table:table-row>
        <table:table-row>
          <table:table-cell table:style-name="Table57.A3" office:value-type="string">
            <text:p text:style-name="P21">ARC-JSDL</text:p>
          </table:table-cell>
          <table:table-cell table:style-name="Table57.B3" office:value-type="string">
            <text:p text:style-name="P5"/>
          </table:table-cell>
          <table:table-cell table:style-name="Table57.B3" office:value-type="string">
            <text:p text:style-name="P5"/>
          </table:table-cell>
        </table:table-row>
      </table:table>
      <text:p text:style-name="Standard"/>
      <text:list xml:id="list1323288057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oft-page-break/>Mandator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8" table:style-name="Table58">
        <table:table-column table:style-name="Table58.A"/>
        <table:table-column table:style-name="Table58.B"/>
        <table:table-column table:style-name="Table58.C"/>
        <table:table-row>
          <table:table-cell table:style-name="Table58.A1" office:value-type="string">
            <text:p text:style-name="P21"/>
          </table:table-cell>
          <table:table-cell table:style-name="Table58.B1" office:value-type="string">
            <text:p text:style-name="P5">In</text:p>
          </table:table-cell>
          <table:table-cell table:style-name="Table58.B1" office:value-type="string">
            <text:p text:style-name="P5">Out</text:p>
          </table:table-cell>
        </table:table-row>
        <table:table-row>
          <table:table-cell table:style-name="Table58.A2" office:value-type="string">
            <text:p text:style-name="P21">XRSL</text:p>
          </table:table-cell>
          <table:table-cell table:style-name="Table58.B2" office:value-type="string">
            <text:p text:style-name="P5"/>
          </table:table-cell>
          <table:table-cell table:style-name="Table58.B2" office:value-type="string">
            <text:p text:style-name="P5"/>
          </table:table-cell>
        </table:table-row>
        <table:table-row>
          <table:table-cell table:style-name="Table58.A3" office:value-type="string">
            <text:p text:style-name="P21">JDL</text:p>
          </table:table-cell>
          <table:table-cell table:style-name="Table58.B3" office:value-type="string">
            <text:p text:style-name="P5"/>
          </table:table-cell>
          <table:table-cell table:style-name="Table58.B3" office:value-type="string">
            <text:p text:style-name="P5"/>
          </table:table-cell>
        </table:table-row>
        <table:table-row>
          <table:table-cell table:style-name="Table58.A3" office:value-type="string">
            <text:p text:style-name="P21">JSDL</text:p>
          </table:table-cell>
          <table:table-cell table:style-name="Table58.B3" office:value-type="string">
            <text:p text:style-name="P5"/>
          </table:table-cell>
          <table:table-cell table:style-name="Table58.B3" office:value-type="string">
            <text:p text:style-name="P5"/>
          </table:table-cell>
        </table:table-row>
        <table:table-row>
          <table:table-cell table:style-name="Table58.A3" office:value-type="string">
            <text:p text:style-name="P21">Posix-JSDL</text:p>
          </table:table-cell>
          <table:table-cell table:style-name="Table58.B3" office:value-type="string">
            <text:p text:style-name="P5"/>
          </table:table-cell>
          <table:table-cell table:style-name="Table58.B3" office:value-type="string">
            <text:p text:style-name="P5"/>
          </table:table-cell>
        </table:table-row>
        <table:table-row>
          <table:table-cell table:style-name="Table58.A3" office:value-type="string">
            <text:p text:style-name="P21">HPCP-JSDL</text:p>
          </table:table-cell>
          <table:table-cell table:style-name="Table58.B3" office:value-type="string">
            <text:p text:style-name="P5"/>
          </table:table-cell>
          <table:table-cell table:style-name="Table58.B3" office:value-type="string">
            <text:p text:style-name="P5"/>
          </table:table-cell>
        </table:table-row>
        <table:table-row>
          <table:table-cell table:style-name="Table58.A3" office:value-type="string">
            <text:p text:style-name="P21">ARC-JSDL</text:p>
          </table:table-cell>
          <table:table-cell table:style-name="Table58.B3" office:value-type="string">
            <text:p text:style-name="P5"/>
          </table:table-cell>
          <table:table-cell table:style-name="Table58.B3" office:value-type="string">
            <text:p text:style-name="P5"/>
          </table:table-cell>
        </table:table-row>
      </table:table>
      <text:list xml:id="list93537895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change text:change-id="ct-1443940484"/>DataIndexingServic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59" table:style-name="Table59">
        <table:table-column table:style-name="Table59.A"/>
        <table:table-column table:style-name="Table59.B"/>
        <table:table-column table:style-name="Table59.C"/>
        <table:table-row>
          <table:table-cell table:style-name="Table59.A1" office:value-type="string">
            <text:p text:style-name="P21"/>
          </table:table-cell>
          <table:table-cell table:style-name="Table59.B1" office:value-type="string">
            <text:p text:style-name="P5">In</text:p>
          </table:table-cell>
          <table:table-cell table:style-name="Table59.B1" office:value-type="string">
            <text:p text:style-name="P5">Out</text:p>
          </table:table-cell>
        </table:table-row>
        <table:table-row>
          <table:table-cell table:style-name="Table59.A2" office:value-type="string">
            <text:p text:style-name="P21">XRSL</text:p>
          </table:table-cell>
          <table:table-cell table:style-name="Table59.B2" office:value-type="string">
            <text:p text:style-name="P5"/>
          </table:table-cell>
          <table:table-cell table:style-name="Table59.B2" office:value-type="string">
            <text:p text:style-name="P5"/>
          </table:table-cell>
        </table:table-row>
        <table:table-row>
          <table:table-cell table:style-name="Table59.A3" office:value-type="string">
            <text:p text:style-name="P21">JDL</text:p>
          </table:table-cell>
          <table:table-cell table:style-name="Table59.B3" office:value-type="string">
            <text:p text:style-name="P5"/>
          </table:table-cell>
          <table:table-cell table:style-name="Table59.B3" office:value-type="string">
            <text:p text:style-name="P5"/>
          </table:table-cell>
        </table:table-row>
        <table:table-row>
          <table:table-cell table:style-name="Table59.A3" office:value-type="string">
            <text:p text:style-name="P21">JSDL</text:p>
          </table:table-cell>
          <table:table-cell table:style-name="Table59.B3" office:value-type="string">
            <text:p text:style-name="P5"/>
          </table:table-cell>
          <table:table-cell table:style-name="Table59.B3" office:value-type="string">
            <text:p text:style-name="P5"/>
          </table:table-cell>
        </table:table-row>
        <table:table-row>
          <table:table-cell table:style-name="Table59.A3" office:value-type="string">
            <text:p text:style-name="P21">Posix-JSDL</text:p>
          </table:table-cell>
          <table:table-cell table:style-name="Table59.B3" office:value-type="string">
            <text:p text:style-name="P5"/>
          </table:table-cell>
          <table:table-cell table:style-name="Table59.B3" office:value-type="string">
            <text:p text:style-name="P5"/>
          </table:table-cell>
        </table:table-row>
        <table:table-row>
          <table:table-cell table:style-name="Table59.A3" office:value-type="string">
            <text:p text:style-name="P21">HPCP-JSDL</text:p>
          </table:table-cell>
          <table:table-cell table:style-name="Table59.B3" office:value-type="string">
            <text:p text:style-name="P5"/>
          </table:table-cell>
          <table:table-cell table:style-name="Table59.B3" office:value-type="string">
            <text:p text:style-name="P5"/>
          </table:table-cell>
        </table:table-row>
        <table:table-row>
          <table:table-cell table:style-name="Table59.A3" office:value-type="string">
            <text:p text:style-name="P21">ARC-JSDL</text:p>
          </table:table-cell>
          <table:table-cell table:style-name="Table59.B3" office:value-type="string">
            <text:p text:style-name="P5"/>
          </table:table-cell>
          <table:table-cell table:style-name="Table59.B3" office:value-type="string">
            <text:p text:style-name="P5"/>
          </table:table-cell>
        </table:table-row>
      </table:table>
      <text:list xml:id="list2131321627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change text:change-id="ct-1435086360"/>NeededReplic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row>
          <table:table-cell table:style-name="Table60.A1" office:value-type="string">
            <text:p text:style-name="P21"/>
          </table:table-cell>
          <table:table-cell table:style-name="Table60.B1" office:value-type="string">
            <text:p text:style-name="P5">In</text:p>
          </table:table-cell>
          <table:table-cell table:style-name="Table60.B1" office:value-type="string">
            <text:p text:style-name="P5">Out</text:p>
          </table:table-cell>
        </table:table-row>
        <table:table-row>
          <table:table-cell table:style-name="Table60.A2" office:value-type="string">
            <text:p text:style-name="P21">XRSL</text:p>
          </table:table-cell>
          <table:table-cell table:style-name="Table60.B2" office:value-type="string">
            <text:p text:style-name="P5"/>
          </table:table-cell>
          <table:table-cell table:style-name="Table60.B2" office:value-type="string">
            <text:p text:style-name="P5"/>
          </table:table-cell>
        </table:table-row>
        <table:table-row>
          <table:table-cell table:style-name="Table60.A3" office:value-type="string">
            <text:p text:style-name="P21">JDL</text:p>
          </table:table-cell>
          <table:table-cell table:style-name="Table60.B3" office:value-type="string">
            <text:p text:style-name="P5"/>
          </table:table-cell>
          <table:table-cell table:style-name="Table60.B3" office:value-type="string">
            <text:p text:style-name="P5"/>
          </table:table-cell>
        </table:table-row>
        <table:table-row>
          <table:table-cell table:style-name="Table60.A3" office:value-type="string">
            <text:p text:style-name="P21">JSDL</text:p>
          </table:table-cell>
          <table:table-cell table:style-name="Table60.B3" office:value-type="string">
            <text:p text:style-name="P5"/>
          </table:table-cell>
          <table:table-cell table:style-name="Table60.B3" office:value-type="string">
            <text:p text:style-name="P5"/>
          </table:table-cell>
        </table:table-row>
        <table:table-row>
          <table:table-cell table:style-name="Table60.A3" office:value-type="string">
            <text:p text:style-name="P21">Posix-JSDL</text:p>
          </table:table-cell>
          <table:table-cell table:style-name="Table60.B3" office:value-type="string">
            <text:p text:style-name="P5"/>
          </table:table-cell>
          <table:table-cell table:style-name="Table60.B3" office:value-type="string">
            <text:p text:style-name="P5"/>
          </table:table-cell>
        </table:table-row>
        <table:table-row>
          <table:table-cell table:style-name="Table60.A3" office:value-type="string">
            <text:p text:style-name="P21">HPCP-JSDL</text:p>
          </table:table-cell>
          <table:table-cell table:style-name="Table60.B3" office:value-type="string">
            <text:p text:style-name="P5"/>
          </table:table-cell>
          <table:table-cell table:style-name="Table60.B3" office:value-type="string">
            <text:p text:style-name="P5"/>
          </table:table-cell>
        </table:table-row>
        <table:table-row>
          <table:table-cell table:style-name="Table60.A3" office:value-type="string">
            <text:p text:style-name="P21">ARC-JSDL</text:p>
          </table:table-cell>
          <table:table-cell table:style-name="Table60.B3" office:value-type="string">
            <text:p text:style-name="P5"/>
          </table:table-cell>
          <table:table-cell table:style-name="Table60.B3" office:value-type="string">
            <text:p text:style-name="P5"/>
          </table:table-cell>
        </table:table-row>
      </table:table>
      <text:list xml:id="list24542463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change text:change-id="ct-1443301960"/>KeepData</text:p>
                    </text:list-item>
                  </text:list>
                </text:list-item>
              </text:list>
            </text:list-item>
          </text:list>
        </text:list-item>
      </text:list>
      <table:table table:name="Table61" table:style-name="Table61">
        <table:table-column table:style-name="Table61.A"/>
        <table:table-column table:style-name="Table61.B"/>
        <table:table-column table:style-name="Table61.C"/>
        <table:table-row>
          <table:table-cell table:style-name="Table61.A1" office:value-type="string">
            <text:p text:style-name="P21"/>
          </table:table-cell>
          <table:table-cell table:style-name="Table61.B1" office:value-type="string">
            <text:p text:style-name="P5">In</text:p>
          </table:table-cell>
          <table:table-cell table:style-name="Table61.B1" office:value-type="string">
            <text:p text:style-name="P5">Out</text:p>
          </table:table-cell>
        </table:table-row>
        <table:table-row>
          <table:table-cell table:style-name="Table61.A2" office:value-type="string">
            <text:p text:style-name="P21">XRSL</text:p>
          </table:table-cell>
          <table:table-cell table:style-name="Table61.B2" office:value-type="string">
            <text:p text:style-name="P5"/>
          </table:table-cell>
          <table:table-cell table:style-name="Table61.B2" office:value-type="string">
            <text:p text:style-name="P5"/>
          </table:table-cell>
        </table:table-row>
        <table:table-row>
          <table:table-cell table:style-name="Table61.A3" office:value-type="string">
            <text:p text:style-name="P21">JDL</text:p>
          </table:table-cell>
          <table:table-cell table:style-name="Table61.B3" office:value-type="string">
            <text:p text:style-name="P5"/>
          </table:table-cell>
          <table:table-cell table:style-name="Table61.B3" office:value-type="string">
            <text:p text:style-name="P5"/>
          </table:table-cell>
        </table:table-row>
        <table:table-row>
          <table:table-cell table:style-name="Table61.A3" office:value-type="string">
            <text:p text:style-name="P21">JSDL</text:p>
          </table:table-cell>
          <table:table-cell table:style-name="Table61.B3" office:value-type="string">
            <text:p text:style-name="P5"/>
          </table:table-cell>
          <table:table-cell table:style-name="Table61.B3" office:value-type="string">
            <text:p text:style-name="P5"/>
          </table:table-cell>
        </table:table-row>
        <table:table-row>
          <table:table-cell table:style-name="Table61.A3" office:value-type="string">
            <text:p text:style-name="P21">Posix-JSDL</text:p>
          </table:table-cell>
          <table:table-cell table:style-name="Table61.B3" office:value-type="string">
            <text:p text:style-name="P5"/>
          </table:table-cell>
          <table:table-cell table:style-name="Table61.B3" office:value-type="string">
            <text:p text:style-name="P5"/>
          </table:table-cell>
        </table:table-row>
        <table:table-row>
          <table:table-cell table:style-name="Table61.A3" office:value-type="string">
            <text:p text:style-name="P21">HPCP-JSDL</text:p>
          </table:table-cell>
          <table:table-cell table:style-name="Table61.B3" office:value-type="string">
            <text:p text:style-name="P5"/>
          </table:table-cell>
          <table:table-cell table:style-name="Table61.B3" office:value-type="string">
            <text:p text:style-name="P5"/>
          </table:table-cell>
        </table:table-row>
        <table:table-row>
          <table:table-cell table:style-name="Table61.A3" office:value-type="string">
            <text:p text:style-name="P21">ARC-JSDL</text:p>
          </table:table-cell>
          <table:table-cell table:style-name="Table61.B3" office:value-type="string">
            <text:p text:style-name="P5"/>
          </table:table-cell>
          <table:table-cell table:style-name="Table61.B3" office:value-type="string">
            <text:p text:style-name="P5"/>
          </table:table-cell>
        </table:table-row>
      </table:table>
      <text:list xml:id="list195870123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change text:change-id="ct-1435144052"/><text:soft-page-break/>IsExecutable</text:p>
                    </text:list-item>
                  </text:list>
                </text:list-item>
              </text:list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row>
          <table:table-cell table:style-name="Table62.A1" office:value-type="string">
            <text:p text:style-name="P21"/>
          </table:table-cell>
          <table:table-cell table:style-name="Table62.B1" office:value-type="string">
            <text:p text:style-name="P5">In</text:p>
          </table:table-cell>
          <table:table-cell table:style-name="Table62.B1" office:value-type="string">
            <text:p text:style-name="P5">Out</text:p>
          </table:table-cell>
        </table:table-row>
        <table:table-row>
          <table:table-cell table:style-name="Table62.A2" office:value-type="string">
            <text:p text:style-name="P21">XRSL</text:p>
          </table:table-cell>
          <table:table-cell table:style-name="Table62.B2" office:value-type="string">
            <text:p text:style-name="P5"/>
          </table:table-cell>
          <table:table-cell table:style-name="Table62.B2" office:value-type="string">
            <text:p text:style-name="P5"/>
          </table:table-cell>
        </table:table-row>
        <table:table-row>
          <table:table-cell table:style-name="Table62.A3" office:value-type="string">
            <text:p text:style-name="P21">JDL</text:p>
          </table:table-cell>
          <table:table-cell table:style-name="Table62.B3" office:value-type="string">
            <text:p text:style-name="P5"/>
          </table:table-cell>
          <table:table-cell table:style-name="Table62.B3" office:value-type="string">
            <text:p text:style-name="P5"/>
          </table:table-cell>
        </table:table-row>
        <table:table-row>
          <table:table-cell table:style-name="Table62.A3" office:value-type="string">
            <text:p text:style-name="P21">JSDL</text:p>
          </table:table-cell>
          <table:table-cell table:style-name="Table62.B3" office:value-type="string">
            <text:p text:style-name="P5"/>
          </table:table-cell>
          <table:table-cell table:style-name="Table62.B3" office:value-type="string">
            <text:p text:style-name="P5"/>
          </table:table-cell>
        </table:table-row>
        <table:table-row>
          <table:table-cell table:style-name="Table62.A3" office:value-type="string">
            <text:p text:style-name="P21">Posix-JSDL</text:p>
          </table:table-cell>
          <table:table-cell table:style-name="Table62.B3" office:value-type="string">
            <text:p text:style-name="P5"/>
          </table:table-cell>
          <table:table-cell table:style-name="Table62.B3" office:value-type="string">
            <text:p text:style-name="P5"/>
          </table:table-cell>
        </table:table-row>
        <table:table-row>
          <table:table-cell table:style-name="Table62.A3" office:value-type="string">
            <text:p text:style-name="P21">HPCP-JSDL</text:p>
          </table:table-cell>
          <table:table-cell table:style-name="Table62.B3" office:value-type="string">
            <text:p text:style-name="P5"/>
          </table:table-cell>
          <table:table-cell table:style-name="Table62.B3" office:value-type="string">
            <text:p text:style-name="P5"/>
          </table:table-cell>
        </table:table-row>
        <table:table-row>
          <table:table-cell table:style-name="Table62.A3" office:value-type="string">
            <text:p text:style-name="P21">ARC-JSDL</text:p>
          </table:table-cell>
          <table:table-cell table:style-name="Table62.B3" office:value-type="string">
            <text:p text:style-name="P5"/>
          </table:table-cell>
          <table:table-cell table:style-name="Table62.B3" office:value-type="string">
            <text:p text:style-name="P5"/>
          </table:table-cell>
        </table:table-row>
      </table:table>
      <text:list xml:id="list18223017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1"><text:change text:change-id="ct-1435085240"/>DownloadToCache</text:p>
                    </text:list-item>
                  </text:list>
                </text:list-item>
              </text:list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row>
          <table:table-cell table:style-name="Table63.A1" office:value-type="string">
            <text:p text:style-name="P21"/>
          </table:table-cell>
          <table:table-cell table:style-name="Table63.B1" office:value-type="string">
            <text:p text:style-name="P5">In</text:p>
          </table:table-cell>
          <table:table-cell table:style-name="Table63.B1" office:value-type="string">
            <text:p text:style-name="P5">Out</text:p>
          </table:table-cell>
        </table:table-row>
        <table:table-row>
          <table:table-cell table:style-name="Table63.A2" office:value-type="string">
            <text:p text:style-name="P21">XRSL</text:p>
          </table:table-cell>
          <table:table-cell table:style-name="Table63.B2" office:value-type="string">
            <text:p text:style-name="P5"/>
          </table:table-cell>
          <table:table-cell table:style-name="Table63.B2" office:value-type="string">
            <text:p text:style-name="P5"/>
          </table:table-cell>
        </table:table-row>
        <table:table-row>
          <table:table-cell table:style-name="Table63.A3" office:value-type="string">
            <text:p text:style-name="P21">JDL</text:p>
          </table:table-cell>
          <table:table-cell table:style-name="Table63.B3" office:value-type="string">
            <text:p text:style-name="P5"/>
          </table:table-cell>
          <table:table-cell table:style-name="Table63.B3" office:value-type="string">
            <text:p text:style-name="P5"/>
          </table:table-cell>
        </table:table-row>
        <table:table-row>
          <table:table-cell table:style-name="Table63.A3" office:value-type="string">
            <text:p text:style-name="P21">JSDL</text:p>
          </table:table-cell>
          <table:table-cell table:style-name="Table63.B3" office:value-type="string">
            <text:p text:style-name="P5"/>
          </table:table-cell>
          <table:table-cell table:style-name="Table63.B3" office:value-type="string">
            <text:p text:style-name="P5"/>
          </table:table-cell>
        </table:table-row>
        <table:table-row>
          <table:table-cell table:style-name="Table63.A3" office:value-type="string">
            <text:p text:style-name="P21">Posix-JSDL</text:p>
          </table:table-cell>
          <table:table-cell table:style-name="Table63.B3" office:value-type="string">
            <text:p text:style-name="P5"/>
          </table:table-cell>
          <table:table-cell table:style-name="Table63.B3" office:value-type="string">
            <text:p text:style-name="P5"/>
          </table:table-cell>
        </table:table-row>
        <table:table-row>
          <table:table-cell table:style-name="Table63.A3" office:value-type="string">
            <text:p text:style-name="P21">HPCP-JSDL</text:p>
          </table:table-cell>
          <table:table-cell table:style-name="Table63.B3" office:value-type="string">
            <text:p text:style-name="P5"/>
          </table:table-cell>
          <table:table-cell table:style-name="Table63.B3" office:value-type="string">
            <text:p text:style-name="P5"/>
          </table:table-cell>
        </table:table-row>
        <table:table-row>
          <table:table-cell table:style-name="Table63.A3" office:value-type="string">
            <text:p text:style-name="P21">ARC-JSDL</text:p>
          </table:table-cell>
          <table:table-cell table:style-name="Table63.B3" office:value-type="string">
            <text:p text:style-name="P5"/>
          </table:table-cell>
          <table:table-cell table:style-name="Table63.B3" office:value-type="string">
            <text:p text:style-name="P5"/>
          </table:table-cell>
        </table:table-row>
      </table:table>
      <text:list xml:id="list1759362644" text:continue-numbering="true" text:style-name="List_20_1">
        <text:list-item>
          <text:list>
            <text:list-item>
              <text:list>
                <text:list-item>
                  <text:p text:style-name="P3"><text:change text:change-id="ct-1410163496"/>Directory</text:p>
                </text:list-item>
              </text:list>
            </text:list-item>
            <text:list-item>
              <text:p text:style-name="P6">JobMetaData</text:p>
              <text:list>
                <text:list-item>
                  <text:p text:style-name="P3">Author</text:p>
                </text:list-item>
              </text:list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row>
          <table:table-cell table:style-name="Table64.A1" office:value-type="string">
            <text:p text:style-name="P21"/>
          </table:table-cell>
          <table:table-cell table:style-name="Table64.B1" office:value-type="string">
            <text:p text:style-name="P5">In</text:p>
          </table:table-cell>
          <table:table-cell table:style-name="Table64.B1" office:value-type="string">
            <text:p text:style-name="P5">Out</text:p>
          </table:table-cell>
        </table:table-row>
        <table:table-row>
          <table:table-cell table:style-name="Table64.A2" office:value-type="string">
            <text:p text:style-name="P21">XRSL</text:p>
          </table:table-cell>
          <table:table-cell table:style-name="Table64.B2" office:value-type="string">
            <text:p text:style-name="P5"/>
          </table:table-cell>
          <table:table-cell table:style-name="Table64.B2" office:value-type="string">
            <text:p text:style-name="P5"/>
          </table:table-cell>
        </table:table-row>
        <table:table-row>
          <table:table-cell table:style-name="Table64.A3" office:value-type="string">
            <text:p text:style-name="P21">JDL</text:p>
          </table:table-cell>
          <table:table-cell table:style-name="Table64.B3" office:value-type="string">
            <text:p text:style-name="P5"/>
          </table:table-cell>
          <table:table-cell table:style-name="Table64.B3" office:value-type="string">
            <text:p text:style-name="P5"/>
          </table:table-cell>
        </table:table-row>
        <table:table-row>
          <table:table-cell table:style-name="Table64.A3" office:value-type="string">
            <text:p text:style-name="P21">JSDL</text:p>
          </table:table-cell>
          <table:table-cell table:style-name="Table64.B3" office:value-type="string">
            <text:p text:style-name="P5"/>
          </table:table-cell>
          <table:table-cell table:style-name="Table64.B3" office:value-type="string">
            <text:p text:style-name="P5"/>
          </table:table-cell>
        </table:table-row>
        <table:table-row>
          <table:table-cell table:style-name="Table64.A3" office:value-type="string">
            <text:p text:style-name="P21">Posix-JSDL</text:p>
          </table:table-cell>
          <table:table-cell table:style-name="Table64.B3" office:value-type="string">
            <text:p text:style-name="P5"/>
          </table:table-cell>
          <table:table-cell table:style-name="Table64.B3" office:value-type="string">
            <text:p text:style-name="P5"/>
          </table:table-cell>
        </table:table-row>
        <table:table-row>
          <table:table-cell table:style-name="Table64.A3" office:value-type="string">
            <text:p text:style-name="P21">HPCP-JSDL</text:p>
          </table:table-cell>
          <table:table-cell table:style-name="Table64.B3" office:value-type="string">
            <text:p text:style-name="P5"/>
          </table:table-cell>
          <table:table-cell table:style-name="Table64.B3" office:value-type="string">
            <text:p text:style-name="P5"/>
          </table:table-cell>
        </table:table-row>
        <table:table-row>
          <table:table-cell table:style-name="Table64.A3" office:value-type="string">
            <text:p text:style-name="P21">ARC-JSDL</text:p>
          </table:table-cell>
          <table:table-cell table:style-name="Table64.B3" office:value-type="string">
            <text:p text:style-name="P5"/>
          </table:table-cell>
          <table:table-cell table:style-name="Table64.B3" office:value-type="string">
            <text:p text:style-name="P5"/>
          </table:table-cell>
        </table:table-row>
      </table:table>
      <text:list xml:id="list1832176712" text:continue-numbering="true" text:style-name="List_20_1">
        <text:list-item>
          <text:list>
            <text:list-item>
              <text:list>
                <text:list-item>
                  <text:p text:style-name="P3"><text:change text:change-id="ct-1443301400"/><text:soft-page-break/>DocumentExpiration</text:p>
                </text:list-item>
              </text:list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row>
          <table:table-cell table:style-name="Table65.A1" office:value-type="string">
            <text:p text:style-name="P21"/>
          </table:table-cell>
          <table:table-cell table:style-name="Table65.B1" office:value-type="string">
            <text:p text:style-name="P5">In</text:p>
          </table:table-cell>
          <table:table-cell table:style-name="Table65.B1" office:value-type="string">
            <text:p text:style-name="P5">Out</text:p>
          </table:table-cell>
        </table:table-row>
        <table:table-row>
          <table:table-cell table:style-name="Table65.A2" office:value-type="string">
            <text:p text:style-name="P21">XRSL</text:p>
          </table:table-cell>
          <table:table-cell table:style-name="Table65.B2" office:value-type="string">
            <text:p text:style-name="P5"/>
          </table:table-cell>
          <table:table-cell table:style-name="Table65.B2" office:value-type="string">
            <text:p text:style-name="P5"/>
          </table:table-cell>
        </table:table-row>
        <table:table-row>
          <table:table-cell table:style-name="Table65.A3" office:value-type="string">
            <text:p text:style-name="P21">JDL</text:p>
          </table:table-cell>
          <table:table-cell table:style-name="Table65.B3" office:value-type="string">
            <text:p text:style-name="P5"/>
          </table:table-cell>
          <table:table-cell table:style-name="Table65.B3" office:value-type="string">
            <text:p text:style-name="P5"/>
          </table:table-cell>
        </table:table-row>
        <table:table-row>
          <table:table-cell table:style-name="Table65.A3" office:value-type="string">
            <text:p text:style-name="P21">JSDL</text:p>
          </table:table-cell>
          <table:table-cell table:style-name="Table65.B3" office:value-type="string">
            <text:p text:style-name="P5"/>
          </table:table-cell>
          <table:table-cell table:style-name="Table65.B3" office:value-type="string">
            <text:p text:style-name="P5"/>
          </table:table-cell>
        </table:table-row>
        <table:table-row>
          <table:table-cell table:style-name="Table65.A3" office:value-type="string">
            <text:p text:style-name="P21">Posix-JSDL</text:p>
          </table:table-cell>
          <table:table-cell table:style-name="Table65.B3" office:value-type="string">
            <text:p text:style-name="P5"/>
          </table:table-cell>
          <table:table-cell table:style-name="Table65.B3" office:value-type="string">
            <text:p text:style-name="P5"/>
          </table:table-cell>
        </table:table-row>
        <table:table-row>
          <table:table-cell table:style-name="Table65.A3" office:value-type="string">
            <text:p text:style-name="P21">HPCP-JSDL</text:p>
          </table:table-cell>
          <table:table-cell table:style-name="Table65.B3" office:value-type="string">
            <text:p text:style-name="P5"/>
          </table:table-cell>
          <table:table-cell table:style-name="Table65.B3" office:value-type="string">
            <text:p text:style-name="P5"/>
          </table:table-cell>
        </table:table-row>
        <table:table-row>
          <table:table-cell table:style-name="Table65.A3" office:value-type="string">
            <text:p text:style-name="P21">ARC-JSDL</text:p>
          </table:table-cell>
          <table:table-cell table:style-name="Table65.B3" office:value-type="string">
            <text:p text:style-name="P5"/>
          </table:table-cell>
          <table:table-cell table:style-name="Table65.B3" office:value-type="string">
            <text:p text:style-name="P5"/>
          </table:table-cell>
        </table:table-row>
      </table:table>
      <text:list xml:id="list685664449" text:continue-numbering="true" text:style-name="List_20_1">
        <text:list-item>
          <text:list>
            <text:list-item>
              <text:list>
                <text:list-item>
                  <text:p text:style-name="P3"><text:change text:change-id="ct-1435083000"/>Rank</text:p>
                </text:list-item>
              </text:list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row>
          <table:table-cell table:style-name="Table66.A1" office:value-type="string">
            <text:p text:style-name="P21"/>
          </table:table-cell>
          <table:table-cell table:style-name="Table66.B1" office:value-type="string">
            <text:p text:style-name="P5">In</text:p>
          </table:table-cell>
          <table:table-cell table:style-name="Table66.B1" office:value-type="string">
            <text:p text:style-name="P5">Out</text:p>
          </table:table-cell>
        </table:table-row>
        <table:table-row>
          <table:table-cell table:style-name="Table66.A2" office:value-type="string">
            <text:p text:style-name="P21">XRSL</text:p>
          </table:table-cell>
          <table:table-cell table:style-name="Table66.B2" office:value-type="string">
            <text:p text:style-name="P5"/>
          </table:table-cell>
          <table:table-cell table:style-name="Table66.B2" office:value-type="string">
            <text:p text:style-name="P5"/>
          </table:table-cell>
        </table:table-row>
        <table:table-row>
          <table:table-cell table:style-name="Table66.A3" office:value-type="string">
            <text:p text:style-name="P21">JDL</text:p>
          </table:table-cell>
          <table:table-cell table:style-name="Table66.B3" office:value-type="string">
            <text:p text:style-name="P5"/>
          </table:table-cell>
          <table:table-cell table:style-name="Table66.B3" office:value-type="string">
            <text:p text:style-name="P5"/>
          </table:table-cell>
        </table:table-row>
        <table:table-row>
          <table:table-cell table:style-name="Table66.A3" office:value-type="string">
            <text:p text:style-name="P21">JSDL</text:p>
          </table:table-cell>
          <table:table-cell table:style-name="Table66.B3" office:value-type="string">
            <text:p text:style-name="P5"/>
          </table:table-cell>
          <table:table-cell table:style-name="Table66.B3" office:value-type="string">
            <text:p text:style-name="P5"/>
          </table:table-cell>
        </table:table-row>
        <table:table-row>
          <table:table-cell table:style-name="Table66.A3" office:value-type="string">
            <text:p text:style-name="P21">Posix-JSDL</text:p>
          </table:table-cell>
          <table:table-cell table:style-name="Table66.B3" office:value-type="string">
            <text:p text:style-name="P5"/>
          </table:table-cell>
          <table:table-cell table:style-name="Table66.B3" office:value-type="string">
            <text:p text:style-name="P5"/>
          </table:table-cell>
        </table:table-row>
        <table:table-row>
          <table:table-cell table:style-name="Table66.A3" office:value-type="string">
            <text:p text:style-name="P21">HPCP-JSDL</text:p>
          </table:table-cell>
          <table:table-cell table:style-name="Table66.B3" office:value-type="string">
            <text:p text:style-name="P5"/>
          </table:table-cell>
          <table:table-cell table:style-name="Table66.B3" office:value-type="string">
            <text:p text:style-name="P5"/>
          </table:table-cell>
        </table:table-row>
        <table:table-row>
          <table:table-cell table:style-name="Table66.A3" office:value-type="string">
            <text:p text:style-name="P21">ARC-JSDL</text:p>
          </table:table-cell>
          <table:table-cell table:style-name="Table66.B3" office:value-type="string">
            <text:p text:style-name="P5"/>
          </table:table-cell>
          <table:table-cell table:style-name="Table66.B3" office:value-type="string">
            <text:p text:style-name="P5"/>
          </table:table-cell>
        </table:table-row>
      </table:table>
      <text:list xml:id="list1890521422" text:continue-numbering="true" text:style-name="List_20_1">
        <text:list-item>
          <text:list>
            <text:list-item>
              <text:list>
                <text:list-item>
                  <text:p text:style-name="P3"><text:change text:change-id="ct-1444119460"/>FuzzyRank</text:p>
                </text:list-item>
              </text:list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row>
          <table:table-cell table:style-name="Table67.A1" office:value-type="string">
            <text:p text:style-name="P21"/>
          </table:table-cell>
          <table:table-cell table:style-name="Table67.B1" office:value-type="string">
            <text:p text:style-name="P5">In</text:p>
          </table:table-cell>
          <table:table-cell table:style-name="Table67.B1" office:value-type="string">
            <text:p text:style-name="P5">Out</text:p>
          </table:table-cell>
        </table:table-row>
        <table:table-row>
          <table:table-cell table:style-name="Table67.A2" office:value-type="string">
            <text:p text:style-name="P21">XRSL</text:p>
          </table:table-cell>
          <table:table-cell table:style-name="Table67.B2" office:value-type="string">
            <text:p text:style-name="P5"/>
          </table:table-cell>
          <table:table-cell table:style-name="Table67.B2" office:value-type="string">
            <text:p text:style-name="P5"/>
          </table:table-cell>
        </table:table-row>
        <table:table-row>
          <table:table-cell table:style-name="Table67.A3" office:value-type="string">
            <text:p text:style-name="P21">JDL</text:p>
          </table:table-cell>
          <table:table-cell table:style-name="Table67.B3" office:value-type="string">
            <text:p text:style-name="P5"/>
          </table:table-cell>
          <table:table-cell table:style-name="Table67.B3" office:value-type="string">
            <text:p text:style-name="P5"/>
          </table:table-cell>
        </table:table-row>
        <table:table-row>
          <table:table-cell table:style-name="Table67.A3" office:value-type="string">
            <text:p text:style-name="P21">JSDL</text:p>
          </table:table-cell>
          <table:table-cell table:style-name="Table67.B3" office:value-type="string">
            <text:p text:style-name="P5"/>
          </table:table-cell>
          <table:table-cell table:style-name="Table67.B3" office:value-type="string">
            <text:p text:style-name="P5"/>
          </table:table-cell>
        </table:table-row>
        <table:table-row>
          <table:table-cell table:style-name="Table67.A3" office:value-type="string">
            <text:p text:style-name="P21">Posix-JSDL</text:p>
          </table:table-cell>
          <table:table-cell table:style-name="Table67.B3" office:value-type="string">
            <text:p text:style-name="P5"/>
          </table:table-cell>
          <table:table-cell table:style-name="Table67.B3" office:value-type="string">
            <text:p text:style-name="P5"/>
          </table:table-cell>
        </table:table-row>
        <table:table-row>
          <table:table-cell table:style-name="Table67.A3" office:value-type="string">
            <text:p text:style-name="P21">HPCP-JSDL</text:p>
          </table:table-cell>
          <table:table-cell table:style-name="Table67.B3" office:value-type="string">
            <text:p text:style-name="P5"/>
          </table:table-cell>
          <table:table-cell table:style-name="Table67.B3" office:value-type="string">
            <text:p text:style-name="P5"/>
          </table:table-cell>
        </table:table-row>
        <table:table-row>
          <table:table-cell table:style-name="Table67.A3" office:value-type="string">
            <text:p text:style-name="P21">ARC-JSDL</text:p>
          </table:table-cell>
          <table:table-cell table:style-name="Table67.B3" office:value-type="string">
            <text:p text:style-name="P5"/>
          </table:table-cell>
          <table:table-cell table:style-name="Table67.B3" office:value-type="string">
            <text:p text:style-name="P5"/>
          </table:table-cell>
        </table:table-row>
      </table:table>
      <text:list xml:id="list1791418968" text:continue-numbering="true" text:style-name="List_20_1">
        <text:list-item>
          <text:p text:style-name="P30">XRSL mapping</text:p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Table_20_Contents">XRSL input </text:p>
          </table:table-cell>
          <table:table-cell table:style-name="Table68.B1" office:value-type="string">
            <text:p text:style-name="Table_20_Contents">Internal representaion</text:p>
          </table:table-cell>
          <table:table-cell table:style-name="Table68.B1" office:value-type="string">
            <text:p text:style-name="Table_20_Contents">XRSL output</text:p>
          </table:table-cell>
        </table:table-row>
        <table:table-row table:style-name="Table68.2">
          <table:table-cell table:style-name="Table68.A2" office:value-type="string">
            <text:p text:style-name="Table_20_Contents">executable</text:p>
          </table:table-cell>
          <table:table-cell table:style-name="Table68.B2" office:value-type="string">
            <text:p text:style-name="Table_20_Contents">Application.Executable.Name</text:p>
          </table:table-cell>
          <table:table-cell table:style-name="Table68.B2" office:value-type="string">
            <text:p text:style-name="Table_20_Contents">exectubale</text:p>
          </table:table-cell>
        </table:table-row>
        <table:table-row table:style-name="Table68.2">
          <table:table-cell table:style-name="Table68.A3" office:value-type="string">
            <text:p text:style-name="Table_20_Contents">arguments</text:p>
          </table:table-cell>
          <table:table-cell table:style-name="Table68.B3" office:value-type="string">
            <text:p text:style-name="Table_20_Contents">Application.Executable.Arguments</text:p>
          </table:table-cell>
          <table:table-cell table:style-name="Table68.B3" office:value-type="string">
            <text:p text:style-name="Table_20_Contents">arguments</text:p>
          </table:table-cell>
        </table:table-row>
        <table:table-row table:style-name="Table68.2">
          <table:table-cell table:style-name="Table68.A4" office:value-type="string">
            <text:p text:style-name="Table_20_Contents">inputFiles</text:p>
          </table:table-cell>
          <table:table-cell table:style-name="Table68.B4" office:value-type="string">
            <text:p text:style-name="Table_20_Contents">DataStaging.File.Name</text:p>
            <text:p text:style-name="Table_20_Contents">DataStaging.File.Source</text:p>
          </table:table-cell>
          <table:table-cell table:style-name="Table68.B4" office:value-type="string">
            <text:p text:style-name="Table_20_Contents">inputFiles</text:p>
          </table:table-cell>
        </table:table-row>
        <table:table-row table:style-name="Table68.2">
          <table:table-cell table:style-name="Table68.A3" office:value-type="string">
            <text:p text:style-name="Table_20_Contents">executables</text:p>
          </table:table-cell>
          <table:table-cell table:style-name="Table68.B3" office:value-type="string">
            <text:p text:style-name="Table_20_Contents">DataStaging.File.IsExecutable</text:p>
          </table:table-cell>
          <table:table-cell table:style-name="Table68.B3" office:value-type="string">
            <text:p text:style-name="Table_20_Contents">executables</text:p>
          </table:table-cell>
        </table:table-row>
        <table:table-row table:style-name="Table68.2">
          <table:table-cell table:style-name="Table68.A4" office:value-type="string">
            <text:p text:style-name="Table_20_Contents">cache</text:p>
          </table:table-cell>
          <table:table-cell table:style-name="Table68.B4" office:value-type="string">
            <text:p text:style-name="Table_20_Contents">TODO</text:p>
          </table:table-cell>
          <table:table-cell table:style-name="Table68.B4" office:value-type="string">
            <text:p text:style-name="Table_20_Contents">TODO</text:p>
          </table:table-cell>
        </table:table-row>
        <table:table-row table:style-name="Table68.2">
          <table:table-cell table:style-name="Table68.A3" office:value-type="string">
            <text:p text:style-name="Table_20_Contents">outputFiles</text:p>
          </table:table-cell>
          <table:table-cell table:style-name="Table68.B3" office:value-type="string">
            <text:p text:style-name="Table_20_Contents">DataStaging.File.Name</text:p>
            <text:p text:style-name="Table_20_Contents">DataStaging.File.Target</text:p>
          </table:table-cell>
          <table:table-cell table:style-name="Table68.B3" office:value-type="string">
            <text:p text:style-name="Table_20_Contents">outputFiles</text:p>
          </table:table-cell>
        </table:table-row>
        <table:table-row table:style-name="Table68.2">
          <table:table-cell table:style-name="Table68.A4" office:value-type="string">
            <text:p text:style-name="Table_20_Contents">cpuTime</text:p>
          </table:table-cell>
          <table:table-cell table:style-name="Table68.B4" office:value-type="string">
            <text:p text:style-name="Table_20_Contents">Resources.TotalCPUTime</text:p>
          </table:table-cell>
          <table:table-cell table:style-name="Table68.B4" office:value-type="string">
            <text:p text:style-name="Table_20_Contents">cpuTime</text:p>
          </table:table-cell>
        </table:table-row>
        <text:soft-page-break/>
        <table:table-row table:style-name="Table68.2">
          <table:table-cell table:style-name="Table68.A3" office:value-type="string">
            <text:p text:style-name="Table_20_Contents">wallTime</text:p>
          </table:table-cell>
          <table:table-cell table:style-name="Table68.B3" office:value-type="string">
            <text:p text:style-name="Table_20_Contents">Resources.TotalWallTime</text:p>
          </table:table-cell>
          <table:table-cell table:style-name="Table68.B3" office:value-type="string">
            <text:p text:style-name="Table_20_Contents">wallTime</text:p>
          </table:table-cell>
        </table:table-row>
        <table:table-row table:style-name="Table68.2">
          <table:table-cell table:style-name="Table68.A4" office:value-type="string">
            <text:p text:style-name="Table_20_Contents">gridTime</text:p>
          </table:table-cell>
          <table:table-cell table:style-name="Table68.B4" office:value-type="string">
            <text:p text:style-name="Table_20_Contents"><text:variable-get text:name="NM" office:value-type="string">Not mapped</text:variable-get></text:p>
          </table:table-cell>
          <table:table-cell table:style-name="Table68.B4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3" office:value-type="string">
            <text:p text:style-name="Table_20_Contents">benchmarks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memory</text:p>
          </table:table-cell>
          <table:table-cell table:style-name="Table68.B4" office:value-type="string">
            <text:p text:style-name="Table_20_Contents">Resources.IndividualPhysicalMemory</text:p>
          </table:table-cell>
          <table:table-cell table:style-name="Table68.B4" office:value-type="string">
            <text:p text:style-name="Table_20_Contents">memory</text:p>
          </table:table-cell>
        </table:table-row>
        <table:table-row table:style-name="Table68.2">
          <table:table-cell table:style-name="Table68.A3" office:value-type="string">
            <text:p text:style-name="Table_20_Contents">disk</text:p>
          </table:table-cell>
          <table:table-cell table:style-name="Table68.B3" office:value-type="string">
            <text:p text:style-name="Table_20_Contents">Resources.DiskSpaceRequirement.DiskSpace</text:p>
          </table:table-cell>
          <table:table-cell table:style-name="Table68.B3" office:value-type="string">
            <text:p text:style-name="Table_20_Contents">disk</text:p>
          </table:table-cell>
        </table:table-row>
        <table:table-row table:style-name="Table68.2">
          <table:table-cell table:style-name="Table68.A4" office:value-type="string">
            <text:p text:style-name="Table_20_Contents">runTimeEnvironment</text:p>
          </table:table-cell>
          <table:table-cell table:style-name="Table68.B4" office:value-type="string">
            <text:p text:style-name="Table_20_Contents">Resources.RunTimeEnvironment</text:p>
          </table:table-cell>
          <table:table-cell table:style-name="Table68.B4" office:value-type="string">
            <text:p text:style-name="Table_20_Contents">runTimeEnvironment</text:p>
          </table:table-cell>
        </table:table-row>
        <table:table-row table:style-name="Table68.2">
          <table:table-cell table:style-name="Table68.A3" office:value-type="string">
            <text:p text:style-name="Table_20_Contents">middleware</text:p>
          </table:table-cell>
          <table:table-cell table:style-name="Table68.B3" office:value-type="string">
            <text:p text:style-name="Table_20_Contents">Resources.CEType</text:p>
          </table:table-cell>
          <table:table-cell table:style-name="Table68.B3" office:value-type="string">
            <text:p text:style-name="Table_20_Contents">middleware</text:p>
          </table:table-cell>
        </table:table-row>
        <table:table-row table:style-name="Table68.2">
          <table:table-cell table:style-name="Table68.A4" office:value-type="string">
            <text:p text:style-name="Table_20_Contents">opsys</text:p>
          </table:table-cell>
          <table:table-cell table:style-name="Table68.B4" office:value-type="string">
            <text:p text:style-name="Table_20_Contents">Resources.OperatingSystem</text:p>
          </table:table-cell>
          <table:table-cell table:style-name="Table68.B4" office:value-type="string">
            <text:p text:style-name="Table_20_Contents">opsys</text:p>
          </table:table-cell>
        </table:table-row>
        <table:table-row table:style-name="Table68.2">
          <table:table-cell table:style-name="Table68.A3" office:value-type="string">
            <text:p text:style-name="Table_20_Contents">stdin</text:p>
          </table:table-cell>
          <table:table-cell table:style-name="Table68.B3" office:value-type="string">
            <text:p text:style-name="Table_20_Contents">Application.Input</text:p>
          </table:table-cell>
          <table:table-cell table:style-name="Table68.B3" office:value-type="string">
            <text:p text:style-name="Table_20_Contents">stdin</text:p>
          </table:table-cell>
        </table:table-row>
        <table:table-row table:style-name="Table68.2">
          <table:table-cell table:style-name="Table68.A4" office:value-type="string">
            <text:p text:style-name="Table_20_Contents">stdout</text:p>
          </table:table-cell>
          <table:table-cell table:style-name="Table68.B4" office:value-type="string">
            <text:p text:style-name="Table_20_Contents">Application.Output</text:p>
          </table:table-cell>
          <table:table-cell table:style-name="Table68.B4" office:value-type="string">
            <text:p text:style-name="Table_20_Contents">stdout</text:p>
            <text:p text:style-name="Table_20_Contents">outputFiles</text:p>
          </table:table-cell>
        </table:table-row>
        <table:table-row table:style-name="Table68.2">
          <table:table-cell table:style-name="Table68.A3" office:value-type="string">
            <text:p text:style-name="Table_20_Contents">stderr</text:p>
          </table:table-cell>
          <table:table-cell table:style-name="Table68.B3" office:value-type="string">
            <text:p text:style-name="Table_20_Contents">Application.Error</text:p>
          </table:table-cell>
          <table:table-cell table:style-name="Table68.B3" office:value-type="string">
            <text:p text:style-name="Table_20_Contents">stderr</text:p>
            <text:p text:style-name="Table_20_Contents">outputFiles</text:p>
          </table:table-cell>
        </table:table-row>
        <table:table-row table:style-name="Table68.2">
          <table:table-cell table:style-name="Table68.A4" office:value-type="string">
            <text:p text:style-name="Table_20_Contents">join</text:p>
          </table:table-cell>
          <table:table-cell table:style-name="Table68.B4" office:value-type="string">
            <text:p text:style-name="Table_20_Contents">Application.Join</text:p>
          </table:table-cell>
          <table:table-cell table:style-name="Table68.B4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3" office:value-type="string">
            <text:p text:style-name="Table_20_Contents">gmlog</text:p>
          </table:table-cell>
          <table:table-cell table:style-name="Table68.B3" office:value-type="string">
            <text:p text:style-name="Table_20_Contents">Application.LogDir</text:p>
          </table:table-cell>
          <table:table-cell table:style-name="Table68.B3" office:value-type="string">
            <text:p text:style-name="Table_20_Contents">gmlog</text:p>
          </table:table-cell>
        </table:table-row>
        <table:table-row table:style-name="Table68.2">
          <table:table-cell table:style-name="Table68.A4" office:value-type="string">
            <text:p text:style-name="Table_20_Contents">jobName</text:p>
          </table:table-cell>
          <table:table-cell table:style-name="Table68.B4" office:value-type="string">
            <text:p text:style-name="Table_20_Contents">Identification.JobName</text:p>
          </table:table-cell>
          <table:table-cell table:style-name="Table68.B4" office:value-type="string">
            <text:p text:style-name="Table_20_Contents">jobName</text:p>
          </table:table-cell>
        </table:table-row>
        <table:table-row table:style-name="Table68.2">
          <table:table-cell table:style-name="Table68.A3" office:value-type="string">
            <text:p text:style-name="Table_20_Contents">ftpThreads</text:p>
          </table:table-cell>
          <table:table-cell table:style-name="Table68.B3" office:value-type="string">
            <text:p text:style-name="Table_20_Contents">DataStaging.File.Source.Threads</text:p>
            <text:p text:style-name="Table_20_Contents">DataStaging.File.Target.Threads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acl</text:p>
          </table:table-cell>
          <table:table-cell table:style-name="Table68.B4" office:value-type="string">
            <text:p text:style-name="Table_20_Contents">Application.AccessControl</text:p>
          </table:table-cell>
          <table:table-cell table:style-name="Table68.B4" office:value-type="string">
            <text:p text:style-name="Table_20_Contents">acl</text:p>
          </table:table-cell>
        </table:table-row>
        <table:table-row table:style-name="Table68.2">
          <table:table-cell table:style-name="Table68.A3" office:value-type="string">
            <text:p text:style-name="Table_20_Contents">cluster</text:p>
          </table:table-cell>
          <table:table-cell table:style-name="Table68.B3" office:value-type="string">
            <text:p text:style-name="Table_20_Contents">Resources.CandidateTarget.EndPointURL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queue</text:p>
          </table:table-cell>
          <table:table-cell table:style-name="Table68.B4" office:value-type="string">
            <text:p text:style-name="Table_20_Contents">Resources.CandidateTarget.QueueName</text:p>
          </table:table-cell>
          <table:table-cell table:style-name="Table68.B4" office:value-type="string">
            <text:p text:style-name="Table_20_Contents">queue</text:p>
          </table:table-cell>
        </table:table-row>
        <table:table-row table:style-name="Table68.2">
          <table:table-cell table:style-name="Table68.A3" office:value-type="string">
            <text:p text:style-name="Table_20_Contents">startTime</text:p>
          </table:table-cell>
          <table:table-cell table:style-name="Table68.B3" office:value-type="string">
            <text:p text:style-name="Table_20_Contents">Application.ProcessingStartTime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lifeTime</text:p>
          </table:table-cell>
          <table:table-cell table:style-name="Table68.B4" office:value-type="string">
            <text:p text:style-name="Table_20_Contents">Resources.SessionLifeTime</text:p>
          </table:table-cell>
          <table:table-cell table:style-name="Table68.B4" office:value-type="string">
            <text:p text:style-name="Table_20_Contents">lifeTime</text:p>
          </table:table-cell>
        </table:table-row>
        <table:table-row table:style-name="Table68.2">
          <table:table-cell table:style-name="Table68.A3" office:value-type="string">
            <text:p text:style-name="Table_20_Contents">notify</text:p>
          </table:table-cell>
          <table:table-cell table:style-name="Table68.B3" office:value-type="string">
            <text:p text:style-name="Table_20_Contents">Application.Notification</text:p>
          </table:table-cell>
          <table:table-cell table:style-name="Table68.B3" office:value-type="string">
            <text:p text:style-name="Table_20_Contents">notify</text:p>
          </table:table-cell>
        </table:table-row>
        <table:table-row table:style-name="Table68.2">
          <table:table-cell table:style-name="Table68.A4" office:value-type="string">
            <text:p text:style-name="Table_20_Contents">replicaCollection</text:p>
          </table:table-cell>
          <table:table-cell table:style-name="Table68.B4" office:value-type="string">
            <text:p text:style-name="Table_20_Contents">DataStaging.File.DataIndexingService</text:p>
          </table:table-cell>
          <table:table-cell table:style-name="Table68.B4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3" office:value-type="string">
            <text:p text:style-name="Table_20_Contents">rerun</text:p>
          </table:table-cell>
          <table:table-cell table:style-name="Table68.B3" office:value-type="string">
            <text:p text:style-name="Table_20_Contents">Application.Rerun</text:p>
          </table:table-cell>
          <table:table-cell table:style-name="Table68.B3" office:value-type="string">
            <text:p text:style-name="Table_20_Contents">rerun</text:p>
          </table:table-cell>
        </table:table-row>
        <table:table-row table:style-name="Table68.2">
          <table:table-cell table:style-name="Table68.A4" office:value-type="string">
            <text:p text:style-name="Table_20_Contents">architecture</text:p>
          </table:table-cell>
          <table:table-cell table:style-name="Table68.B4" office:value-type="string">
            <text:p text:style-name="Table_20_Contents">Resources.Platform</text:p>
          </table:table-cell>
          <table:table-cell table:style-name="Table68.B4" office:value-type="string">
            <text:p text:style-name="Table_20_Contents">architecture</text:p>
          </table:table-cell>
        </table:table-row>
        <table:table-row table:style-name="Table68.2">
          <table:table-cell table:style-name="Table68.A3" office:value-type="string">
            <text:p text:style-name="Table_20_Contents">nodeAccess</text:p>
          </table:table-cell>
          <table:table-cell table:style-name="Table68.B3" office:value-type="string">
            <text:p text:style-name="Table_20_Contents">Resources.NodeAccess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dryRun</text:p>
          </table:table-cell>
          <table:table-cell table:style-name="Table68.B4" office:value-type="string">
            <text:p text:style-name="Table_20_Contents"><text:variable-get text:name="NM" office:value-type="string">Not mapped</text:variable-get></text:p>
          </table:table-cell>
          <table:table-cell table:style-name="Table68.B4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3" office:value-type="string">
            <text:p text:style-name="Table_20_Contents">rsl_substitution</text:p>
          </table:table-cell>
          <table:table-cell table:style-name="Table68.B3" office:value-type="string">
            <text:p text:style-name="Table_20_Contents">Processed internally by the parser</text:p>
          </table:table-cell>
          <table:table-cell table:style-name="Table68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8.2">
          <table:table-cell table:style-name="Table68.A4" office:value-type="string">
            <text:p text:style-name="Table_20_Contents">environment</text:p>
          </table:table-cell>
          <table:table-cell table:style-name="Table68.B4" office:value-type="string">
            <text:p text:style-name="Table_20_Contents">Application.Environment</text:p>
          </table:table-cell>
          <table:table-cell table:style-name="Table68.B4" office:value-type="string">
            <text:p text:style-name="Table_20_Contents">environment</text:p>
          </table:table-cell>
        </table:table-row>
        <table:table-row table:style-name="Table68.2">
          <table:table-cell table:style-name="Table68.A3" office:value-type="string">
            <text:p text:style-name="Table_20_Contents">count</text:p>
          </table:table-cell>
          <table:table-cell table:style-name="Table68.B3" office:value-type="string">
            <text:p text:style-name="Table_20_Contents">Resources.SlotRequirement.ProcessPerHost</text:p>
          </table:table-cell>
          <table:table-cell table:style-name="Table68.B3" office:value-type="string">
            <text:p text:style-name="Table_20_Contents">count</text:p>
          </table:table-cell>
        </table:table-row>
        <table:table-row table:style-name="Table68.2">
          <table:table-cell table:style-name="Table68.A4" office:value-type="string">
            <text:p text:style-name="Table_20_Contents">jobreport</text:p>
          </table:table-cell>
          <table:table-cell table:style-name="Table68.B4" office:value-type="string">
            <text:p text:style-name="Table_20_Contents">Application.RemoteLogging</text:p>
          </table:table-cell>
          <table:table-cell table:style-name="Table68.B4" office:value-type="string">
            <text:p text:style-name="Table_20_Contents">jobreport</text:p>
          </table:table-cell>
        </table:table-row>
        <table:table-row table:style-name="Table68.2">
          <table:table-cell table:style-name="Table68.A3" office:value-type="string">
            <text:p text:style-name="Table_20_Contents">credentialserver</text:p>
          </table:table-cell>
          <table:table-cell table:style-name="Table68.B3" office:value-type="string">
            <text:p text:style-name="Table_20_Contents">Application.CredentialService</text:p>
          </table:table-cell>
          <table:table-cell table:style-name="Table68.B3" office:value-type="string">
            <text:p text:style-name="Table_20_Contents">credentialserver</text:p>
          </table:table-cell>
        </table:table-row>
      </table:table>
      <text:list xml:id="list1314517035" text:continue-numbering="true" text:style-name="List_20_1">
        <text:list-item>
          <text:p text:style-name="P30">JDL mapping</text:p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Table_20_Contents">JDL input </text:p>
          </table:table-cell>
          <table:table-cell table:style-name="Table69.B1" office:value-type="string">
            <text:p text:style-name="Table_20_Contents">Internal representaion</text:p>
          </table:table-cell>
          <table:table-cell table:style-name="Table69.B1" office:value-type="string">
            <text:p text:style-name="Table_20_Contents">JDL output</text:p>
          </table:table-cell>
        </table:table-row>
        <table:table-row table:style-name="Table69.2">
          <table:table-cell table:style-name="Table69.A2" office:value-type="string">
            <text:p text:style-name="Table_20_Contents">JobType</text:p>
          </table:table-cell>
          <table:table-cell table:style-name="Table69.B2" office:value-type="string">
            <text:p text:style-name="Table_20_Contents"><text:variable-get text:name="NM" office:value-type="string">Not mapped</text:variable-get></text:p>
          </table:table-cell>
          <table:table-cell table:style-name="Table69.B2" office:value-type="string">
            <text:p text:style-name="Table_20_Contents"><text:variable-get text:name="NM" office:value-type="string">Not mapped</text:variable-get></text:p>
          </table:table-cell>
        </table:table-row>
        <text:soft-page-break/>
        <table:table-row table:style-name="Table69.2">
          <table:table-cell table:style-name="Table69.A3" office:value-type="string">
            <text:p text:style-name="Table_20_Contents">Executable</text:p>
          </table:table-cell>
          <table:table-cell table:style-name="Table69.B3" office:value-type="string">
            <text:p text:style-name="Table_20_Contents">Application.Executable.Name</text:p>
          </table:table-cell>
          <table:table-cell table:style-name="Table69.B3" office:value-type="string">
            <text:p text:style-name="Table_20_Contents">Executable</text:p>
            <text:p text:style-name="Table_20_Contents">InputSandbox</text:p>
          </table:table-cell>
        </table:table-row>
        <table:table-row table:style-name="Table69.2">
          <table:table-cell table:style-name="Table69.A4" office:value-type="string">
            <text:p text:style-name="Table_20_Contents">Arguments</text:p>
          </table:table-cell>
          <table:table-cell table:style-name="Table69.B4" office:value-type="string">
            <text:p text:style-name="Table_20_Contents">Application.Executable.Arguments</text:p>
          </table:table-cell>
          <table:table-cell table:style-name="Table69.B4" office:value-type="string">
            <text:p text:style-name="Table_20_Contents">Arguments</text:p>
          </table:table-cell>
        </table:table-row>
        <table:table-row table:style-name="Table69.2">
          <table:table-cell table:style-name="Table69.A3" office:value-type="string">
            <text:p text:style-name="Table_20_Contents">StdInput</text:p>
          </table:table-cell>
          <table:table-cell table:style-name="Table69.B3" office:value-type="string">
            <text:p text:style-name="Table_20_Contents">Application.Input</text:p>
          </table:table-cell>
          <table:table-cell table:style-name="Table69.B3" office:value-type="string">
            <text:p text:style-name="Table_20_Contents">StdInput</text:p>
            <text:p text:style-name="Table_20_Contents">InputSandbox</text:p>
          </table:table-cell>
        </table:table-row>
        <table:table-row table:style-name="Table69.2">
          <table:table-cell table:style-name="Table69.A4" office:value-type="string">
            <text:p text:style-name="Table_20_Contents">StdOutput</text:p>
          </table:table-cell>
          <table:table-cell table:style-name="Table69.B4" office:value-type="string">
            <text:p text:style-name="Table_20_Contents">Application.Output</text:p>
          </table:table-cell>
          <table:table-cell table:style-name="Table69.B4" office:value-type="string">
            <text:p text:style-name="Table_20_Contents">StdOutput</text:p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3" office:value-type="string">
            <text:p text:style-name="Table_20_Contents">StdError</text:p>
          </table:table-cell>
          <table:table-cell table:style-name="Table69.B3" office:value-type="string">
            <text:p text:style-name="Table_20_Contents">Application.Error</text:p>
          </table:table-cell>
          <table:table-cell table:style-name="Table69.B3" office:value-type="string">
            <text:p text:style-name="Table_20_Contents">StdError</text:p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4" office:value-type="string">
            <text:p text:style-name="Table_20_Contents">InputSandbox</text:p>
          </table:table-cell>
          <table:table-cell table:style-name="Table69.B4" office:value-type="string">
            <text:p text:style-name="Table_20_Contents">DataStaging.File.Name</text:p>
            <text:p text:style-name="Table_20_Contents">DataStaging.File.Source</text:p>
          </table:table-cell>
          <table:table-cell table:style-name="Table69.B4" office:value-type="string">
            <text:p text:style-name="Table_20_Contents">InputSandbox</text:p>
          </table:table-cell>
        </table:table-row>
        <table:table-row table:style-name="Table69.2">
          <table:table-cell table:style-name="Table69.A3" office:value-type="string">
            <text:p text:style-name="Table_20_Contents">InputSandboxBaseURI</text:p>
          </table:table-cell>
          <table:table-cell table:style-name="Table69.B3" office:value-type="string">
            <text:p text:style-name="Table_20_Contents">DataStaging.File.Source.URI</text:p>
          </table:table-cell>
          <table:table-cell table:style-name="Table69.B3" office:value-type="string">
            <text:p text:style-name="Table_20_Contents">InputSandbox</text:p>
          </table:table-cell>
        </table:table-row>
        <table:table-row table:style-name="Table69.2">
          <table:table-cell table:style-name="Table69.A4" office:value-type="string">
            <text:p text:style-name="Table_20_Contents">OutputSandbox</text:p>
          </table:table-cell>
          <table:table-cell table:style-name="Table69.B4" office:value-type="string">
            <text:p text:style-name="Table_20_Contents">DataStaging.File.Name</text:p>
            <text:p text:style-name="Table_20_Contents">DataStaging.File.Target.URI</text:p>
          </table:table-cell>
          <table:table-cell table:style-name="Table69.B4" office:value-type="string"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3" office:value-type="string">
            <text:p text:style-name="Table_20_Contents">OutputSandboxDestURI</text:p>
          </table:table-cell>
          <table:table-cell table:style-name="Table69.B3" office:value-type="string">
            <text:p text:style-name="Table_20_Contents">DataStaging.File.Target</text:p>
            <text:p text:style-name="Table_20_Contents">DataStaging.File.KeepData</text:p>
          </table:table-cell>
          <table:table-cell table:style-name="Table69.B3" office:value-type="string"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4" office:value-type="string">
            <text:p text:style-name="Table_20_Contents">OutputSandboxBaseDestURI</text:p>
          </table:table-cell>
          <table:table-cell table:style-name="Table69.B4" office:value-type="string">
            <text:p text:style-name="Table_20_Contents">DataStaging.File.Target.URI</text:p>
          </table:table-cell>
          <table:table-cell table:style-name="Table69.B4" office:value-type="string">
            <text:p text:style-name="Table_20_Contents">OutputSandbox</text:p>
            <text:p text:style-name="Table_20_Contents">OutputSandboxDestURI</text:p>
          </table:table-cell>
        </table:table-row>
        <table:table-row table:style-name="Table69.2">
          <table:table-cell table:style-name="Table69.A3" office:value-type="string">
            <text:p text:style-name="Table_20_Contents">Prologue</text:p>
          </table:table-cell>
          <table:table-cell table:style-name="Table69.B3" office:value-type="string">
            <text:p text:style-name="Table_20_Contents">Application.Prologue.Name</text:p>
          </table:table-cell>
          <table:table-cell table:style-name="Table69.B3" office:value-type="string">
            <text:p text:style-name="Table_20_Contents">Prologue</text:p>
          </table:table-cell>
        </table:table-row>
        <table:table-row table:style-name="Table69.2">
          <table:table-cell table:style-name="Table69.A4" office:value-type="string">
            <text:p text:style-name="Table_20_Contents">PrologueArguments</text:p>
          </table:table-cell>
          <table:table-cell table:style-name="Table69.B4" office:value-type="string">
            <text:p text:style-name="Table_20_Contents">Application.Prologue.Arguments</text:p>
          </table:table-cell>
          <table:table-cell table:style-name="Table69.B4" office:value-type="string">
            <text:p text:style-name="Table_20_Contents">PrologueArguments</text:p>
          </table:table-cell>
        </table:table-row>
        <table:table-row table:style-name="Table69.2">
          <table:table-cell table:style-name="Table69.A3" office:value-type="string">
            <text:p text:style-name="Table_20_Contents">Epilogue</text:p>
          </table:table-cell>
          <table:table-cell table:style-name="Table69.B3" office:value-type="string">
            <text:p text:style-name="Table_20_Contents">Application.Epilogue.Name</text:p>
          </table:table-cell>
          <table:table-cell table:style-name="Table69.B3" office:value-type="string">
            <text:p text:style-name="Table_20_Contents">Epilogue</text:p>
          </table:table-cell>
        </table:table-row>
        <table:table-row table:style-name="Table69.2">
          <table:table-cell table:style-name="Table69.A4" office:value-type="string">
            <text:p text:style-name="Table_20_Contents">EpilogueArguments</text:p>
          </table:table-cell>
          <table:table-cell table:style-name="Table69.B4" office:value-type="string">
            <text:p text:style-name="Table_20_Contents">Application.Epilogue.Arguments</text:p>
          </table:table-cell>
          <table:table-cell table:style-name="Table69.B4" office:value-type="string">
            <text:p text:style-name="Table_20_Contents">EpilogueArguments</text:p>
          </table:table-cell>
        </table:table-row>
        <table:table-row table:style-name="Table69.2">
          <table:table-cell table:style-name="Table69.A3" office:value-type="string">
            <text:p text:style-name="Table_20_Contents">AllowZippedISB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AllowZippedISB</text:p>
          </table:table-cell>
        </table:table-row>
        <table:table-row table:style-name="Table69.2">
          <table:table-cell table:style-name="Table69.A4" office:value-type="string">
            <text:p text:style-name="Table_20_Contents">ZippedISB</text:p>
          </table:table-cell>
          <table:table-cell table:style-name="Table69.B4" office:value-type="string">
            <text:p text:style-name="Table_20_Contents">Stored internally, not processed</text:p>
          </table:table-cell>
          <table:table-cell table:style-name="Table69.B4" office:value-type="string">
            <text:p text:style-name="Table_20_Contents">ZippedISB</text:p>
          </table:table-cell>
        </table:table-row>
        <table:table-row table:style-name="Table69.2">
          <table:table-cell table:style-name="Table69.A3" office:value-type="string">
            <text:p text:style-name="Table_20_Contents">ExpiryTime</text:p>
          </table:table-cell>
          <table:table-cell table:style-name="Table69.B3" office:value-type="string">
            <text:p text:style-name="Table_20_Contents">Application.ExpiryTime</text:p>
          </table:table-cell>
          <table:table-cell table:style-name="Table69.B3" office:value-type="string">
            <text:p text:style-name="Table_20_Contents">ExpiryTime</text:p>
          </table:table-cell>
        </table:table-row>
        <table:table-row table:style-name="Table69.2">
          <table:table-cell table:style-name="Table69.A4" office:value-type="string">
            <text:p text:style-name="Table_20_Contents">Environment</text:p>
          </table:table-cell>
          <table:table-cell table:style-name="Table69.B4" office:value-type="string">
            <text:p text:style-name="Table_20_Contents">Application.Environment</text:p>
          </table:table-cell>
          <table:table-cell table:style-name="Table69.B4" office:value-type="string">
            <text:p text:style-name="Table_20_Contents">Environment</text:p>
          </table:table-cell>
        </table:table-row>
        <table:table-row table:style-name="Table69.2">
          <table:table-cell table:style-name="Table69.A3" office:value-type="string">
            <text:p text:style-name="Table_20_Contents">PerusalFileEnable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PerusalFileEnable</text:p>
          </table:table-cell>
        </table:table-row>
        <table:table-row table:style-name="Table69.2">
          <table:table-cell table:style-name="Table69.A4" office:value-type="string">
            <text:p text:style-name="Table_20_Contents">PerusalTimeInterval</text:p>
          </table:table-cell>
          <table:table-cell table:style-name="Table69.B4" office:value-type="string">
            <text:p text:style-name="Table_20_Contents">Stored internally, not processed</text:p>
          </table:table-cell>
          <table:table-cell table:style-name="Table69.B4" office:value-type="string">
            <text:p text:style-name="Table_20_Contents">PerusalTimeInterval</text:p>
          </table:table-cell>
        </table:table-row>
        <table:table-row table:style-name="Table69.2">
          <table:table-cell table:style-name="Table69.A3" office:value-type="string">
            <text:p text:style-name="Table_20_Contents">PerusalFilesDestURI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PerusalFilesDestURI</text:p>
          </table:table-cell>
        </table:table-row>
        <table:table-row table:style-name="Table69.2">
          <table:table-cell table:style-name="Table69.A4" office:value-type="string">
            <text:p text:style-name="Table_20_Contents">InputData (Deprecated)</text:p>
          </table:table-cell>
          <table:table-cell table:style-name="Table69.B4" office:value-type="string">
            <text:p text:style-name="Table_20_Contents"><text:variable-get text:name="NM" office:value-type="string">Not mapped</text:variable-get></text:p>
          </table:table-cell>
          <table:table-cell table:style-name="Table69.B4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3" office:value-type="string">
            <text:p text:style-name="Table_20_Contents">OutputData (Deprecated)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4" office:value-type="string">
            <text:p text:style-name="Table_20_Contents">StorageIndex (Deprecated)</text:p>
          </table:table-cell>
          <table:table-cell table:style-name="Table69.B4" office:value-type="string">
            <text:p text:style-name="Table_20_Contents"><text:variable-get text:name="NM" office:value-type="string">Not mapped</text:variable-get></text:p>
          </table:table-cell>
          <table:table-cell table:style-name="Table69.B4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3" office:value-type="string">
            <text:p text:style-name="Table_20_Contents">DataCatalog (Deprecated)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28" office:value-type="string">
            <text:p text:style-name="Table_20_Contents">DataRequirements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DataRequirements</text:p>
          </table:table-cell>
        </table:table-row>
        <table:table-row table:style-name="Table69.2">
          <table:table-cell table:style-name="Table69.A3" office:value-type="string">
            <text:p text:style-name="Table_20_Contents">DataAccessProtocol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DataAccessProtocol</text:p>
          </table:table-cell>
        </table:table-row>
        <table:table-row table:style-name="Table69.2">
          <table:table-cell table:style-name="Table69.A28" office:value-type="string">
            <text:p text:style-name="Table_20_Contents">OutputSE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OutputSE</text:p>
          </table:table-cell>
        </table:table-row>
        <text:soft-page-break/>
        <table:table-row table:style-name="Table69.2">
          <table:table-cell table:style-name="Table69.A3" office:value-type="string">
            <text:p text:style-name="Table_20_Contents">VirtualOrganisation</text:p>
          </table:table-cell>
          <table:table-cell table:style-name="Table69.B3" office:value-type="string">
            <text:p text:style-name="Table_20_Contents">Identification.JobVOName</text:p>
          </table:table-cell>
          <table:table-cell table:style-name="Table69.B3" office:value-type="string">
            <text:p text:style-name="Table_20_Contents">VirtualOrganisation</text:p>
          </table:table-cell>
        </table:table-row>
        <table:table-row table:style-name="Table69.2">
          <table:table-cell table:style-name="Table69.A28" office:value-type="string">
            <text:p text:style-name="Table_20_Contents">RetryCount</text:p>
          </table:table-cell>
          <table:table-cell table:style-name="Table69.B28" office:value-type="string">
            <text:p text:style-name="Table_20_Contents">Application.Rerun</text:p>
          </table:table-cell>
          <table:table-cell table:style-name="Table69.B28" office:value-type="string">
            <text:p text:style-name="Table_20_Contents">RetryCount</text:p>
            <text:p text:style-name="Table_20_Contents">ShallowRetryCount</text:p>
          </table:table-cell>
        </table:table-row>
        <table:table-row table:style-name="Table69.2">
          <table:table-cell table:style-name="Table69.A3" office:value-type="string">
            <text:p text:style-name="Table_20_Contents">ShallowRetryCount</text:p>
          </table:table-cell>
          <table:table-cell table:style-name="Table69.B3" office:value-type="string">
            <text:p text:style-name="Table_20_Contents">Application.Rerun</text:p>
          </table:table-cell>
          <table:table-cell table:style-name="Table69.B3" office:value-type="string">
            <text:p text:style-name="Table_20_Contents">RetryCount</text:p>
            <text:p text:style-name="Table_20_Contents">ShallowRetryCount</text:p>
          </table:table-cell>
        </table:table-row>
        <table:table-row table:style-name="Table69.2">
          <table:table-cell table:style-name="Table69.A28" office:value-type="string">
            <text:p text:style-name="Table_20_Contents">LBAddress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LBAddress</text:p>
          </table:table-cell>
        </table:table-row>
        <table:table-row table:style-name="Table69.2">
          <table:table-cell table:style-name="Table69.A3" office:value-type="string">
            <text:p text:style-name="Table_20_Contents">MyProxyServer</text:p>
          </table:table-cell>
          <table:table-cell table:style-name="Table69.B3" office:value-type="string">
            <text:p text:style-name="Table_20_Contents">Application.CredentialService</text:p>
          </table:table-cell>
          <table:table-cell table:style-name="Table69.B3" office:value-type="string">
            <text:p text:style-name="Table_20_Contents">MyProxyServer</text:p>
          </table:table-cell>
        </table:table-row>
        <table:table-row table:style-name="Table69.2">
          <table:table-cell table:style-name="Table69.A28" office:value-type="string">
            <text:p text:style-name="Table_20_Contents">HLRLocation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HLRLocation</text:p>
          </table:table-cell>
        </table:table-row>
        <table:table-row table:style-name="Table69.2">
          <table:table-cell table:style-name="Table69.A3" office:value-type="string">
            <text:p text:style-name="Table_20_Contents">JobProvenance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JobProvenance</text:p>
          </table:table-cell>
        </table:table-row>
        <table:table-row table:style-name="Table69.2">
          <table:table-cell table:style-name="Table69.A28" office:value-type="string">
            <text:p text:style-name="Table_20_Contents">NodeNumber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NodeNumber</text:p>
          </table:table-cell>
        </table:table-row>
        <table:table-row table:style-name="Table69.39">
          <table:table-cell table:style-name="Table69.A3" office:value-type="string">
            <text:p text:style-name="Table_20_Contents">JobSteps (Deprecated)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28" office:value-type="string">
            <text:p text:style-name="Table_20_Contents">CurrentStep (Deprecated)</text:p>
          </table:table-cell>
          <table:table-cell table:style-name="Table69.B28" office:value-type="string">
            <text:p text:style-name="Table_20_Contents"><text:variable-get text:name="NM" office:value-type="string">Not mapped</text:variable-get></text:p>
          </table:table-cell>
          <table:table-cell table:style-name="Table69.B28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3" office:value-type="string">
            <text:p text:style-name="Table_20_Contents">JobState (Deprecated)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  <table:table-cell table:style-name="Table69.B3" office:value-type="string">
            <text:p text:style-name="Table_20_Contents"><text:variable-get text:name="NM" office:value-type="string">Not mapped</text:variable-get></text:p>
          </table:table-cell>
        </table:table-row>
        <table:table-row table:style-name="Table69.2">
          <table:table-cell table:style-name="Table69.A28" office:value-type="string">
            <text:p text:style-name="Table_20_Contents">ListenerPort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ListenerPort</text:p>
          </table:table-cell>
        </table:table-row>
        <table:table-row table:style-name="Table69.2">
          <table:table-cell table:style-name="Table69.A3" office:value-type="string">
            <text:p text:style-name="Table_20_Contents">ListenerHost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ListenerHost</text:p>
          </table:table-cell>
        </table:table-row>
        <table:table-row table:style-name="Table69.2">
          <table:table-cell table:style-name="Table69.A28" office:value-type="string">
            <text:p text:style-name="Table_20_Contents">ListenerPipeName</text:p>
          </table:table-cell>
          <table:table-cell table:style-name="Table69.B28" office:value-type="string">
            <text:p text:style-name="Table_20_Contents">Stored internally, not processed</text:p>
          </table:table-cell>
          <table:table-cell table:style-name="Table69.B28" office:value-type="string">
            <text:p text:style-name="Table_20_Contents">ListenerPipeName</text:p>
          </table:table-cell>
        </table:table-row>
        <table:table-row table:style-name="Table69.2">
          <table:table-cell table:style-name="Table69.A3" office:value-type="string">
            <text:p text:style-name="Table_20_Contents">Requirements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Requirements</text:p>
          </table:table-cell>
        </table:table-row>
        <table:table-row table:style-name="Table69.2">
          <table:table-cell table:style-name="Table69.A28" office:value-type="string">
            <text:p text:style-name="Table_20_Contents">Rank</text:p>
          </table:table-cell>
          <table:table-cell table:style-name="Table69.B28" office:value-type="string">
            <text:p text:style-name="Table_20_Contents">JobMeta.Rank</text:p>
          </table:table-cell>
          <table:table-cell table:style-name="Table69.B28" office:value-type="string">
            <text:p text:style-name="Table_20_Contents">Rank</text:p>
          </table:table-cell>
        </table:table-row>
        <table:table-row table:style-name="Table69.2">
          <table:table-cell table:style-name="Table69.A3" office:value-type="string">
            <text:p text:style-name="Table_20_Contents">FuzzyRank</text:p>
          </table:table-cell>
          <table:table-cell table:style-name="Table69.B3" office:value-type="string">
            <text:p text:style-name="Table_20_Contents">JobMeta.FuzzyRank</text:p>
          </table:table-cell>
          <table:table-cell table:style-name="Table69.B3" office:value-type="string">
            <text:p text:style-name="Table_20_Contents">FuzzyRank</text:p>
          </table:table-cell>
        </table:table-row>
        <table:table-row table:style-name="Table69.2">
          <table:table-cell table:style-name="Table69.A28" office:value-type="string">
            <text:p text:style-name="Table_20_Contents">UserTags</text:p>
          </table:table-cell>
          <table:table-cell table:style-name="Table69.B28" office:value-type="string">
            <text:p text:style-name="Table_20_Contents">Identification.UserTag</text:p>
          </table:table-cell>
          <table:table-cell table:style-name="Table69.B28" office:value-type="string">
            <text:p text:style-name="Table_20_Contents">UserTags</text:p>
          </table:table-cell>
        </table:table-row>
        <table:table-row table:style-name="Table69.2">
          <table:table-cell table:style-name="Table69.A3" office:value-type="string">
            <text:p text:style-name="Table_20_Contents">BatchSystem</text:p>
          </table:table-cell>
          <table:table-cell table:style-name="Table69.B3" office:value-type="string">
            <text:p text:style-name="Table_20_Contents">Stored internally, not processed</text:p>
          </table:table-cell>
          <table:table-cell table:style-name="Table69.B3" office:value-type="string">
            <text:p text:style-name="Table_20_Contents">BatchSystem</text:p>
          </table:table-cell>
        </table:table-row>
        <table:table-row table:style-name="Table69.2">
          <table:table-cell table:style-name="Table69.A28" office:value-type="string">
            <text:p text:style-name="Table_20_Contents">QueueName</text:p>
          </table:table-cell>
          <table:table-cell table:style-name="Table69.B28" office:value-type="string">
            <text:p text:style-name="Table_20_Contents">Resources.CandidateTarget.QueueName</text:p>
          </table:table-cell>
          <table:table-cell table:style-name="Table69.B28" office:value-type="string">
            <text:p text:style-name="Table_20_Contents">QueueName</text:p>
          </table:table-cell>
        </table:table-row>
      </table:table>
      <text:list xml:id="list2102283903" text:continue-numbering="true" text:style-name="List_20_1">
        <text:list-item>
          <text:p text:style-name="P30"><text:change-start text:change-id="ct-1443939924"/>JSDL mapping<text:change-end text:change-id="ct-1443939924"/></text:p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row table:style-name="Tabel1.1">
          <table:table-cell table:style-name="Tabel1.A1" office:value-type="string">
            <text:p text:style-name="Table_20_Contents"><text:change-start text:change-id="ct-1444121924"/>JSDL input <text:change-end text:change-id="ct-1444121924"/></text:p>
          </table:table-cell>
          <table:table-cell table:style-name="Tabel1.B1" office:value-type="string">
            <text:p text:style-name="Table_20_Contents"><text:change-start text:change-id="ct-1444121700"/>Internal representaion<text:change-end text:change-id="ct-1444121700"/></text:p>
          </table:table-cell>
          <table:table-cell table:style-name="Tabel1.B1" office:value-type="string">
            <text:p text:style-name="Table_20_Contents"><text:change-start text:change-id="ct-1443037312"/>JSDL output<text:change-end text:change-id="ct-1443037312"/></text:p>
          </table:table-cell>
        </table:table-row>
        <table:table-row table:style-name="Tabel1.2">
          <table:table-cell table:style-name="Tabel1.A2" office:value-type="string">
            <text:p text:style-name="P40"><text:change-start text:change-id="ct-1444121588"/>JobIdentification<text:change-end text:change-id="ct-1444121588"/></text:p>
          </table:table-cell>
          <table:table-cell table:style-name="Tabel1.B2" office:value-type="string">
            <text:p text:style-name="Table_20_Contents"><text:change-start text:change-id="ct-1445986268"/>--<text:change-end text:change-id="ct-1445986268"/></text:p>
          </table:table-cell>
          <table:table-cell table:style-name="Tabel1.B2" office:value-type="string">
            <text:p text:style-name="Table_20_Contents"><text:change-start text:change-id="ct-1444121140"/>--<text:change-end text:change-id="ct-1444121140"/></text:p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4121028"/>JobName<text:change-end text:change-id="ct-1444121028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45985596"/>JobAnnotation<text:change-end text:change-id="ct-1445985596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4121364"/>JobProject<text:change-end text:change-id="ct-1444121364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P40"><text:change-start text:change-id="ct-1444119012"/>Application<text:change-end text:change-id="ct-1444119012"/></text:p>
          </table:table-cell>
          <table:table-cell table:style-name="Tabel1.B4" office:value-type="string">
            <text:p text:style-name="Table_20_Contents"><text:change-start text:change-id="ct-1444122036"/>--<text:change-end text:change-id="ct-1444122036"/></text:p>
          </table:table-cell>
          <table:table-cell table:style-name="Tabel1.B4" office:value-type="string">
            <text:p text:style-name="Table_20_Contents"><text:change-start text:change-id="ct-1444122596"/>--<text:change-end text:change-id="ct-1444122596"/></text:p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4119236"/>ApplicationName<text:change-end text:change-id="ct-1444119236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43895200"/>ApplicationVersion<text:change-end text:change-id="ct-1443895200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P40"><text:change-start text:change-id="ct-1444118788"/>Resources<text:change-end text:change-id="ct-1444118788"/></text:p>
          </table:table-cell>
          <table:table-cell table:style-name="Tabel1.B3" office:value-type="string">
            <text:p text:style-name="Table_20_Contents"><text:change-start text:change-id="ct-1443891548"/>--<text:change-end text:change-id="ct-1443891548"/></text:p>
          </table:table-cell>
          <table:table-cell table:style-name="Tabel1.B3" office:value-type="string">
            <text:p text:style-name="Table_20_Contents"><text:change-start text:change-id="ct-1443885432"/>--<text:change-end text:change-id="ct-1443885432"/></text:p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44120580"/>CandidateHosts/HostName<text:change-end text:change-id="ct-1444120580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4118900"/>FileSystem<text:change-end text:change-id="ct-1444118900"/><text:change-start text:change-id="ct-1445985708"/>/FileSystemType<text:change-end text:change-id="ct-1445985708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43940260"/>FileSystem/Description<text:change-end text:change-id="ct-1443940260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3941716"/>FileSystem/MountPoint<text:change-end text:change-id="ct-1443941716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ext:soft-page-break/>
        <table:table-row table:style-name="Tabel1.2">
          <table:table-cell table:style-name="Tabel1.A4" office:value-type="string">
            <text:p text:style-name="Table_20_Contents"><text:change-start text:change-id="ct-1445985932"/>FileSystem/DiskSpace<text:change-end text:change-id="ct-1445985932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3941828"/>ExclusiveExecution<text:change-end text:change-id="ct-1443941828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43941268"/>OperatingSystem<text:change-end text:change-id="ct-1443941268"/><text:change-start text:change-id="ct-1443938468"/>/</text:p>
            <text:p text:style-name="Table_20_Contents">OperatingSystemType<text:change-end text:change-id="ct-1443938468"/><text:change-start text:change-id="ct-1443941492"/>/</text:p>
            <text:p text:style-name="Table_20_Contents">OperatingSystemName<text:change-end text:change-id="ct-1443941492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3940596"/>OperatingSystem/</text:p>
            <text:p text:style-name="Table_20_Contents">OperatingSystemVersion<text:change-end text:change-id="ct-1443940596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43938580"/>CPUArchitecture/</text:p>
            <text:p text:style-name="Table_20_Contents">CPUArchitectureName<text:change-end text:change-id="ct-1443938580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3939588"/>Indi<text:change-end text:change-id="ct-1443939588"/><text:change-start text:change-id="ct-1443299608"/>vidualCPUSpeed<text:change-end text:change-id="ct-1443299608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43301624"/>IndividualCPUTime<text:change-end text:change-id="ct-1443301624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3300504"/>IndividualCPUCount<text:change-end text:change-id="ct-1443300504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43300952"/>IndividualNetworkBandwidth<text:change-end text:change-id="ct-1443300952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3300392"/>IndividualPhysicalMemory<text:change-end text:change-id="ct-1443300392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43302968"/>IndividualVirtualMemory<text:change-end text:change-id="ct-1443302968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3300280"/>IndividualDiskSpace<text:change-end text:change-id="ct-1443300280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4" office:value-type="string">
            <text:p text:style-name="Table_20_Contents"><text:change-start text:change-id="ct-1437933300"/>TotalCPUTime<text:change-end text:change-id="ct-1437933300"/></text:p>
          </table:table-cell>
          <table:table-cell table:style-name="Tabel1.B4" office:value-type="string">
            <text:p text:style-name="Table_20_Contents"/>
          </table:table-cell>
          <table:table-cell table:style-name="Tabel1.B4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3300056"/>TotalCPUCount<text:change-end text:change-id="ct-1443300056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8">
          <table:table-cell table:style-name="Tabel1.A28" office:value-type="string">
            <text:p text:style-name="Table_20_Contents"><text:change-start text:change-id="ct-1443896208"/>TotalPhysicalMemory<text:change-end text:change-id="ct-1443896208"/></text:p>
          </table:table-cell>
          <table:table-cell table:style-name="Tabel1.B28" office:value-type="string">
            <text:p text:style-name="Table_20_Contents"/>
          </table:table-cell>
          <table:table-cell table:style-name="Tabel1.B28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3300728"/>TotalVirtualMemory<text:change-end text:change-id="ct-1443300728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28" office:value-type="string">
            <text:p text:style-name="Table_20_Contents"><text:change-start text:change-id="ct-1444932584"/>TotalDiskSpace<text:change-end text:change-id="ct-1444932584"/></text:p>
          </table:table-cell>
          <table:table-cell table:style-name="Tabel1.B28" office:value-type="string">
            <text:p text:style-name="Table_20_Contents"/>
          </table:table-cell>
          <table:table-cell table:style-name="Tabel1.B28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3886104"/>TotalResourceCount<text:change-end text:change-id="ct-1443886104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28" office:value-type="string">
            <text:p text:style-name="P40"><text:change-start text:change-id="ct-1445986044"/>DataStaging<text:change-end text:change-id="ct-1445986044"/></text:p>
          </table:table-cell>
          <table:table-cell table:style-name="Tabel1.B28" office:value-type="string">
            <text:p text:style-name="Table_20_Contents"><text:change-start text:change-id="ct-1443300168"/>--<text:change-end text:change-id="ct-1443300168"/></text:p>
          </table:table-cell>
          <table:table-cell table:style-name="Tabel1.B28" office:value-type="string">
            <text:p text:style-name="Table_20_Contents"><text:change-start text:change-id="ct-1443299496"/>--<text:change-end text:change-id="ct-1443299496"/></text:p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3893228"/>FileName<text:change-end text:change-id="ct-1443893228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28" office:value-type="string">
            <text:p text:style-name="Table_20_Contents"><text:change-start text:change-id="ct-1443889644"/>FileSystemName<text:change-end text:change-id="ct-1443889644"/></text:p>
          </table:table-cell>
          <table:table-cell table:style-name="Tabel1.B28" office:value-type="string">
            <text:p text:style-name="Table_20_Contents"/>
          </table:table-cell>
          <table:table-cell table:style-name="Tabel1.B28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3893116"/>Creation<text:change-end text:change-id="ct-1443893116"/><text:change-start text:change-id="ct-1443892892"/>Flag<text:change-end text:change-id="ct-1443892892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28" office:value-type="string">
            <text:p text:style-name="Table_20_Contents"><text:change-start text:change-id="ct-1443892444"/>DeleteOnTermination<text:change-end text:change-id="ct-1443892444"/></text:p>
          </table:table-cell>
          <table:table-cell table:style-name="Tabel1.B28" office:value-type="string">
            <text:p text:style-name="Table_20_Contents"/>
          </table:table-cell>
          <table:table-cell table:style-name="Tabel1.B28" office:value-type="string">
            <text:p text:style-name="Table_20_Contents"/>
          </table:table-cell>
        </table:table-row>
        <table:table-row table:style-name="Tabel1.2">
          <table:table-cell table:style-name="Tabel1.A3" office:value-type="string">
            <text:p text:style-name="Table_20_Contents"><text:change-start text:change-id="ct-1443892668"/>Source/URI<text:change-end text:change-id="ct-1443892668"/></text:p>
          </table:table-cell>
          <table:table-cell table:style-name="Tabel1.B3" office:value-type="string">
            <text:p text:style-name="Table_20_Contents"/>
          </table:table-cell>
          <table:table-cell table:style-name="Tabel1.B3" office:value-type="string">
            <text:p text:style-name="Table_20_Contents"/>
          </table:table-cell>
        </table:table-row>
        <table:table-row table:style-name="Tabel1.2">
          <table:table-cell table:style-name="Tabel1.A28" office:value-type="string">
            <text:p text:style-name="Table_20_Contents"><text:change-start text:change-id="ct-1443892556"/>Target/URI<text:change-end text:change-id="ct-1443892556"/></text:p>
          </table:table-cell>
          <table:table-cell table:style-name="Tabel1.B28" office:value-type="string">
            <text:p text:style-name="Table_20_Contents"/>
          </table:table-cell>
          <table:table-cell table:style-name="Tabel1.B28" office:value-type="string">
            <text:p text:style-name="Table_20_Contents"/>
          </table:table-cell>
        </table:table-row>
      </table:table>
      <text:list xml:id="list1748297707" text:continue-numbering="true" text:style-name="List_20_1">
        <text:list-item>
          <text:p text:style-name="P30"><text:change-start text:change-id="ct-1443942388"/>POSIX-JSDL mapping<text:change-end text:change-id="ct-1443942388"/></text:p>
        </text:list-item>
      </text:list>
      <table:table table:name="Tabel2" table:style-name="Tabel2">
        <table:table-column table:style-name="Tabel2.A"/>
        <table:table-column table:style-name="Tabel2.B"/>
        <table:table-column table:style-name="Tabel2.C"/>
        <table:table-row table:style-name="Tabel2.1">
          <table:table-cell table:style-name="Tabel2.A1" office:value-type="string">
            <text:p text:style-name="Table_20_Contents"><text:change-start text:change-id="ct-1444122260"/>POSIX-<text:change-end text:change-id="ct-1444122260"/><text:change-start text:change-id="ct-1444122372"/>JSDL input <text:change-end text:change-id="ct-1444122372"/></text:p>
          </table:table-cell>
          <table:table-cell table:style-name="Tabel2.B1" office:value-type="string">
            <text:p text:style-name="Table_20_Contents"><text:change-start text:change-id="ct-1443891772"/>Internal representaion<text:change-end text:change-id="ct-1443891772"/></text:p>
          </table:table-cell>
          <table:table-cell table:style-name="Tabel2.B1" office:value-type="string">
            <text:p text:style-name="Table_20_Contents"><text:change-start text:change-id="ct-1444120468"/>POSIX-<text:change-end text:change-id="ct-1444120468"/><text:change-start text:change-id="ct-1443890428"/>JSDL output<text:change-end text:change-id="ct-1443890428"/></text:p>
          </table:table-cell>
        </table:table-row>
        <table:table-row table:style-name="Tabel2.2">
          <table:table-cell table:style-name="Tabel2.A2" office:value-type="string">
            <text:p text:style-name="P41"><text:change-start text:change-id="ct-1443892108"/>Executable<text:change-end text:change-id="ct-1443892108"/></text:p>
          </table:table-cell>
          <table:table-cell table:style-name="Tabel2.B2" office:value-type="string">
            <text:p text:style-name="Table_20_Contents"/>
          </table:table-cell>
          <table:table-cell table:style-name="Tabel2.B2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43891436"/>Argument<text:change-end text:change-id="ct-1443891436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43891212"/>Input<text:change-end text:change-id="ct-1443891212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43299832"/>Output<text:change-end text:change-id="ct-1443299832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P41"><text:change-start text:change-id="ct-1443891100"/>Error<text:change-end text:change-id="ct-1443891100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43303304"/>WorkingDirectory<text:change-end text:change-id="ct-1443303304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ext:soft-page-break/>
        <table:table-row table:style-name="Tabel2.2">
          <table:table-cell table:style-name="Tabel2.A4" office:value-type="string">
            <text:p text:style-name="Table_20_Contents"><text:change-start text:change-id="ct-1443890988"/>Environment<text:change-end text:change-id="ct-1443890988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P41"><text:change-start text:change-id="ct-1435085576"/>WallTimeLimit<text:change-end text:change-id="ct-1435085576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43890876"/>FileSizeLimit<text:change-end text:change-id="ct-1443890876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43302632"/>CoreDumpLimit<text:change-end text:change-id="ct-1443302632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45985372"/>DataSegment<text:change-end text:change-id="ct-1445985372"/><text:change-start text:change-id="ct-1445985260"/>Limit<text:change-end text:change-id="ct-1445985260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43891324"/>LockedMemoryLimit<text:change-end text:change-id="ct-1443891324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44932696"/>OpenDescriptorsLimit<text:change-end text:change-id="ct-1444932696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43038208"/>PipeSizeLimit<text:change-end text:change-id="ct-1443038208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45984812"/>StackSizeLimit<text:change-end text:change-id="ct-1445984812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43303080"/>CPUTimeLimit<text:change-end text:change-id="ct-1443303080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45984588"/>ProcessCountLimit<text:change-end text:change-id="ct-1445984588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45984924"/>VirtualMemoryLimit<text:change-end text:change-id="ct-1445984924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45984476"/>ThreadCountLimit<text:change-end text:change-id="ct-1445984476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  <table:table-row table:style-name="Tabel2.2">
          <table:table-cell table:style-name="Tabel2.A3" office:value-type="string">
            <text:p text:style-name="Table_20_Contents"><text:change-start text:change-id="ct-1445984364"/>UserName<text:change-end text:change-id="ct-1445984364"/></text:p>
          </table:table-cell>
          <table:table-cell table:style-name="Tabel2.B3" office:value-type="string">
            <text:p text:style-name="Table_20_Contents"/>
          </table:table-cell>
          <table:table-cell table:style-name="Tabel2.B3" office:value-type="string">
            <text:p text:style-name="Table_20_Contents"/>
          </table:table-cell>
        </table:table-row>
        <table:table-row table:style-name="Tabel2.2">
          <table:table-cell table:style-name="Tabel2.A4" office:value-type="string">
            <text:p text:style-name="Table_20_Contents"><text:change-start text:change-id="ct-1443302184"/>GroupName<text:change-end text:change-id="ct-1443302184"/></text:p>
          </table:table-cell>
          <table:table-cell table:style-name="Tabel2.B4" office:value-type="string">
            <text:p text:style-name="Table_20_Contents"/>
          </table:table-cell>
          <table:table-cell table:style-name="Tabel2.B4" office:value-type="string">
            <text:p text:style-name="Table_20_Contents"/>
          </table:table-cell>
        </table:table-row>
      </table:table>
      <text:list xml:id="list2175395742" text:continue-numbering="true" text:style-name="List_20_1">
        <text:list-item>
          <text:p text:style-name="P30"><text:change-start text:change-id="ct-1445985484"/>HPCProfile-JSDL mapping<text:change-end text:change-id="ct-1445985484"/></text:p>
        </text:list-item>
      </text:list>
      <table:table table:name="Tabel3" table:style-name="Tabel3">
        <table:table-column table:style-name="Tabel3.A"/>
        <table:table-column table:style-name="Tabel3.B"/>
        <table:table-column table:style-name="Tabel3.C"/>
        <table:table-row table:style-name="Tabel3.1">
          <table:table-cell table:style-name="Tabel3.A1" office:value-type="string">
            <text:p text:style-name="Table_20_Contents"><text:change-start text:change-id="ct-1444122148"/>HPCProfile-JSDL input <text:change-end text:change-id="ct-1444122148"/></text:p>
          </table:table-cell>
          <table:table-cell table:style-name="Tabel3.B1" office:value-type="string">
            <text:p text:style-name="Table_20_Contents"><text:change-start text:change-id="ct-1443940148"/>Internal representaion<text:change-end text:change-id="ct-1443940148"/></text:p>
          </table:table-cell>
          <table:table-cell table:style-name="Tabel3.B1" office:value-type="string">
            <text:p text:style-name="Table_20_Contents"><text:change-start text:change-id="ct-1443941044"/>HPCProfile-JSDL output<text:change-end text:change-id="ct-1443941044"/></text:p>
          </table:table-cell>
        </table:table-row>
        <table:table-row table:style-name="Tabel3.2">
          <table:table-cell table:style-name="Tabel3.A2" office:value-type="string">
            <text:p text:style-name="P41"><text:change-start text:change-id="ct-1445984252"/>Executable<text:change-end text:change-id="ct-1445984252"/></text:p>
          </table:table-cell>
          <table:table-cell table:style-name="Tabel3.B2" office:value-type="string">
            <text:p text:style-name="Table_20_Contents"/>
          </table:table-cell>
          <table:table-cell table:style-name="Tabel3.B2" office:value-type="string">
            <text:p text:style-name="Table_20_Contents"/>
          </table:table-cell>
        </table:table-row>
        <table:table-row table:style-name="Tabel3.2">
          <table:table-cell table:style-name="Tabel3.A3" office:value-type="string">
            <text:p text:style-name="Table_20_Contents"><text:change-start text:change-id="ct-1445982572"/>Argument<text:change-end text:change-id="ct-1445982572"/></text:p>
          </table:table-cell>
          <table:table-cell table:style-name="Tabel3.B3" office:value-type="string">
            <text:p text:style-name="Table_20_Contents"/>
          </table:table-cell>
          <table:table-cell table:style-name="Tabel3.B3" office:value-type="string">
            <text:p text:style-name="Table_20_Contents"/>
          </table:table-cell>
        </table:table-row>
        <table:table-row table:style-name="Tabel3.2">
          <table:table-cell table:style-name="Tabel3.A4" office:value-type="string">
            <text:p text:style-name="Table_20_Contents"><text:change-start text:change-id="ct-1443038432"/>Input<text:change-end text:change-id="ct-1443038432"/></text:p>
          </table:table-cell>
          <table:table-cell table:style-name="Tabel3.B4" office:value-type="string">
            <text:p text:style-name="Table_20_Contents"/>
          </table:table-cell>
          <table:table-cell table:style-name="Tabel3.B4" office:value-type="string">
            <text:p text:style-name="Table_20_Contents"/>
          </table:table-cell>
        </table:table-row>
        <table:table-row table:style-name="Tabel3.2">
          <table:table-cell table:style-name="Tabel3.A3" office:value-type="string">
            <text:p text:style-name="Table_20_Contents"><text:change-start text:change-id="ct-1400765324"/>Output<text:change-end text:change-id="ct-1400765324"/></text:p>
          </table:table-cell>
          <table:table-cell table:style-name="Tabel3.B3" office:value-type="string">
            <text:p text:style-name="Table_20_Contents"/>
          </table:table-cell>
          <table:table-cell table:style-name="Tabel3.B3" office:value-type="string">
            <text:p text:style-name="Table_20_Contents"/>
          </table:table-cell>
        </table:table-row>
        <table:table-row table:style-name="Tabel3.2">
          <table:table-cell table:style-name="Tabel3.A4" office:value-type="string">
            <text:p text:style-name="P41"><text:change-start text:change-id="ct-1443885544"/>Error<text:change-end text:change-id="ct-1443885544"/></text:p>
          </table:table-cell>
          <table:table-cell table:style-name="Tabel3.B4" office:value-type="string">
            <text:p text:style-name="Table_20_Contents"/>
          </table:table-cell>
          <table:table-cell table:style-name="Tabel3.B4" office:value-type="string">
            <text:p text:style-name="Table_20_Contents"/>
          </table:table-cell>
        </table:table-row>
        <table:table-row table:style-name="Tabel3.2">
          <table:table-cell table:style-name="Tabel3.A3" office:value-type="string">
            <text:p text:style-name="Table_20_Contents"><text:change-start text:change-id="ct-1443887112"/>WorkingDirectory<text:change-end text:change-id="ct-1443887112"/></text:p>
          </table:table-cell>
          <table:table-cell table:style-name="Tabel3.B3" office:value-type="string">
            <text:p text:style-name="Table_20_Contents"/>
          </table:table-cell>
          <table:table-cell table:style-name="Tabel3.B3" office:value-type="string">
            <text:p text:style-name="Table_20_Contents"/>
          </table:table-cell>
        </table:table-row>
        <table:table-row table:style-name="Tabel3.2">
          <table:table-cell table:style-name="Tabel3.A4" office:value-type="string">
            <text:p text:style-name="Table_20_Contents"><text:change-start text:change-id="ct-1443887896"/>Environment<text:change-end text:change-id="ct-1443887896"/></text:p>
          </table:table-cell>
          <table:table-cell table:style-name="Tabel3.B4" office:value-type="string">
            <text:p text:style-name="Table_20_Contents"/>
          </table:table-cell>
          <table:table-cell table:style-name="Tabel3.B4" office:value-type="string">
            <text:p text:style-name="Table_20_Contents"/>
          </table:table-cell>
        </table:table-row>
        <table:table-row table:style-name="Tabel3.2">
          <table:table-cell table:style-name="Tabel3.A3" office:value-type="string">
            <text:p text:style-name="Table_20_Contents"><text:change-start text:change-id="ct-1443886216"/>UserName<text:change-end text:change-id="ct-1443886216"/></text:p>
          </table:table-cell>
          <table:table-cell table:style-name="Tabel3.B3" office:value-type="string">
            <text:p text:style-name="Table_20_Contents"/>
          </table:table-cell>
          <table:table-cell table:style-name="Tabel3.B3" office:value-type="string">
            <text:p text:style-name="Table_20_Contents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New" svg:font-family="'Courier New'" style:font-family-generic="modern"/>
    <style:font-face style:name="Nimbus Mono L" svg:font-family="'Nimbus Mono L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list-style-name="" style:class="text" style:master-page-name="">
      <style:paragraph-properties fo:margin-top="0.423cm" fo:margin-bottom="0.212cm" style:page-number="auto" fo:keep-with-next="always">
        <style:tab-stops/>
      </style:paragraph-properties>
      <style:text-properties style:font-name="Arial" fo:font-size="14pt" style:font-name-asian="Arial1" style:font-size-asian="14pt" style:font-name-complex="Arial1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 text:number-lines="true" text:line-number="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de" style:family="paragraph" style:parent-style-name="Standard">
      <style:paragraph-properties fo:margin-left="0.212cm" fo:margin-right="0cm" fo:margin-top="0.212cm" fo:margin-bottom="0cm" fo:text-align="start" style:justify-single-word="false" fo:text-indent="0cm" style:auto-text-indent="false" fo:background-color="#f2f2f2">
        <style:background-image/>
      </style:paragraph-properties>
      <style:text-properties style:font-name="Courier New" style:font-name-complex="Courier New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Endnote_20_anchor" style:display-name="Endnote anchor" style:family="text">
      <style:text-properties style:text-position="super 58%"/>
    </style:style>
    <style:style style:name="DataType" style:family="text" style:parent-style-name="Emphasis">
      <style:text-properties style:font-name="Nimbus Mono L" fo:font-style="normal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00" style:text-underline-style="none" style:font-size-asian="10.5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prefix=" " style:num-suffix=" " style:num-format="1">
        <style:list-level-properties text:min-label-width="0.508cm"/>
      </text:list-level-style-number>
      <text:list-level-style-number text:level="2" style:num-prefix=" " style:num-suffix=" " style:num-format="1" text:display-levels="2">
        <style:list-level-properties text:min-label-width="0.508cm"/>
      </text:list-level-style-number>
      <text:list-level-style-number text:level="3" style:num-prefix=" " style:num-suffix=" " style:num-format="1" text:display-levels="3">
        <style:list-level-properties text:min-label-width="0.508cm"/>
      </text:list-level-style-number>
      <text:list-level-style-number text:level="4" style:num-prefix=" " style:num-suffix=" " style:num-format="1" text:display-levels="4">
        <style:list-level-properties text:min-label-width="0.508cm"/>
      </text:list-level-style-number>
      <text:list-level-style-number text:level="5" style:num-prefix=" " style:num-suffix=" " style:num-format="1" text:display-levels="5">
        <style:list-level-properties text:min-label-width="0.508cm"/>
      </text:list-level-style-number>
      <text:list-level-style-number text:level="6" style:num-prefix=" " style:num-suffix=" " style:num-format="1" text:display-levels="6">
        <style:list-level-properties text:min-label-width="0.508cm"/>
      </text:list-level-style-number>
      <text:list-level-style-number text:level="7" style:num-prefix=" " style:num-suffix=" " style:num-format="1" text:display-levels="7">
        <style:list-level-properties text:min-label-width="0.508cm"/>
      </text:list-level-style-number>
      <text:list-level-style-number text:level="8" style:num-prefix=" " style:num-suffix=" " style:num-format="1" text:display-levels="8">
        <style:list-level-properties text:min-label-width="0.508cm"/>
      </text:list-level-style-number>
      <text:list-level-style-number text:level="9" style:num-prefix=" " style:num-suffix=" " style:num-format="1" text:display-levels="9">
        <style:list-level-properties text:min-label-width="0.508cm"/>
      </text:list-level-style-number>
      <text:list-level-style-number text:level="10" style:num-prefix=" " style:num-suffix=" " style:num-format="1" text:display-levels="10">
        <style:list-level-properties text:min-label-width="0.508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min-label-width="0.381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min-label-width="0.381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min-label-width="0.381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min-label-width="0.381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min-label-width="0.381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min-label-width="0.381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min-label-width="0.381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min-label-width="0.381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min-label-width="0.381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min-label-width="0.38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number text:level="1" text:style-name="Numbering_20_Symbols" style:num-prefix=" " style:num-suffix=" " style:num-format="1">
        <style:list-level-properties text:min-label-width="0.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01cm" text:min-label-width="0.4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99cm" text:min-label-width="0.4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2cm" text:min-label-width="0.4cm"/>
      </text:list-level-style-number>
      <text:list-level-style-number text:level="5" text:style-name="Numbering_20_Symbols" style:num-prefix=" " style:num-suffix=" " style:num-format="1" text:display-levels="5">
        <style:list-level-properties text:space-before="1.6cm" text:min-label-width="0.4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001cm" text:min-label-width="0.4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399cm" text:min-label-width="0.4cm"/>
      </text:list-level-style-number>
      <text:list-level-style-number text:level="8" text:style-name="Numbering_20_Symbols" style:num-prefix=" " style:num-suffix=" " style:num-format="1" text:display-levels="8">
        <style:list-level-properties text:space-before="2.8cm" text:min-label-width="0.4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2cm" text:min-label-width="0.4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3.601cm" text:min-label-width="0.4cm"/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16T14:28:29</meta:creation-date>
    <dc:date>2009-09-01T16:33:03</dc:date>
    <meta:editing-cycles>110</meta:editing-cycles>
    <meta:editing-duration>PT30H06M56S</meta:editing-duration>
    <meta:print-date>2009-08-27T11:46:33</meta:print-date>
    <meta:document-statistic meta:table-count="72" meta:image-count="0" meta:object-count="0" meta:page-count="27" meta:paragraph-count="1713" meta:word-count="2548" meta:character-count="20388"/>
    <meta:user-defined meta:name="Info 1"/>
    <meta:user-defined meta:name="Info 2"/>
    <meta:user-defined meta:name="Info 3"/>
    <meta:user-defined meta:name="Info 4"/>
  </office:meta>
</office:document-meta>
</file>